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eta.xml" manifest:media-type="text/xml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styles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 style:data-style-name="N61"/>
    <style:style style:name="ce5" style:family="table-cell" style:parent-style-name="Default" style:data-style-name="N37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ngle 9.9" table:style-name="ta1">
        <table:shapes>
          <draw:frame draw:z-index="0" draw:style-name="gr1" draw:text-style-name="P1" svg:width="5.7346in" svg:height="3.2256in" svg:x="10.3429in" svg:y="34.4882in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6.4602in" svg:height="3.3417in" svg:x="11.2598in" svg:y="7.6484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6.2988in" svg:height="3.5429in" svg:x="10.3539in" svg:y="37.6937in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6.2634in" svg:height="3.3409in" svg:x="11.1693in" svg:y="11.3559in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4" draw:style-name="gr1" draw:text-style-name="P1" svg:width="6.2988in" svg:height="3.5429in" svg:x="26.402in" svg:y="0.2587in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5" draw:style-name="gr1" draw:text-style-name="P1" svg:width="6.6709in" svg:height="4.0646in" svg:x="10.8598in" svg:y="27.2835in">
            <draw:object draw:notify-on-update-of-ranges="'single 9.9'.S1:'single 9.9'.S1 'single 9.9'.S2:'single 9.9'.S200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6" draw:style-name="gr1" draw:text-style-name="P1" svg:width="6.2988in" svg:height="3.5429in" svg:x="18.5217in" svg:y="0.4531in">
            <draw:object draw:notify-on-update-of-ranges="'single 9.9'.I1:'single 9.9'.I4 'single 9.9'.I5:'single 9.9'.I200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7" draw:style-name="gr1" draw:text-style-name="P1" svg:width="6.4602in" svg:height="3.3417in" svg:x="19.1406in" svg:y="14.2197in">
            <draw:object draw:notify-on-update-of-ranges="'single 9.9'.J2:'single 9.9'.J200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8" draw:style-name="gr1" draw:text-style-name="P1" svg:width="6.2988in" svg:height="3.5429in" svg:x="11.5673in" svg:y="0.485in">
            <draw:object draw:notify-on-update-of-ranges="'single 9.9'.D1:'single 9.9'.D4 'single 9.9'.D5:'single 9.9'.D208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9" draw:style-name="gr1" draw:text-style-name="P1" svg:width="6.2988in" svg:height="3.5429in" svg:x="11.213in" svg:y="19.9941in">
            <draw:object draw:notify-on-update-of-ranges="'single 9.9'.Q1:'single 9.9'.Q1 'single 9.9'.Q2:'single 9.9'.Q2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0" draw:style-name="gr1" draw:text-style-name="P1" svg:width="6.2988in" svg:height="3.5429in" svg:x="11.039in" svg:y="15.3843in">
            <draw:object draw:notify-on-update-of-ranges="'single 9.9'.P1:'single 9.9'.P1 'single 9.9'.P2:'single 9.9'.P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1" draw:style-name="gr1" draw:text-style-name="P1" svg:width="6.2988in" svg:height="3.5429in" svg:x="32.8551in" svg:y="0.7287in">
            <draw:object draw:notify-on-update-of-ranges="'single 9.9'.AT2:'single 9.9'.AT229 'single 9.9'.AU1:'single 9.9'.AU1 'single 9.9'.AU2:'single 9.9'.AU2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2" draw:style-name="gr1" draw:text-style-name="P1" svg:width="6.2988in" svg:height="3.5429in" svg:x="32.4492in" svg:y="4.7087in">
            <draw:object draw:notify-on-update-of-ranges="'single 9.9'.AT2:'single 9.9'.AT229 'single 9.9'.AV1:'single 9.9'.AV1 'single 9.9'.AV2:'single 9.9'.AV2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3" draw:style-name="gr1" draw:text-style-name="P1" svg:width="6.2988in" svg:height="3.5429in" svg:x="32.5016in" svg:y="8.4736in">
            <draw:object draw:notify-on-update-of-ranges="'single 9.9'.AT5:'single 9.9'.AT229 'single 9.9'.AW5:'single 9.9'.AW2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4" draw:style-name="gr1" draw:text-style-name="P1" svg:width="6.2988in" svg:height="3.5429in" svg:x="21.2303in" svg:y="4.3953in">
            <draw:object draw:notify-on-update-of-ranges="'single 9.9'.W2:'single 9.9'.W2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5" draw:style-name="gr1" draw:text-style-name="P1" svg:width="6.2988in" svg:height="3.5429in" svg:x="11.0059in" svg:y="23.8516in">
            <draw:object draw:notify-on-update-of-ranges="'single 9.9'.R2:'single 9.9'.R2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6" draw:style-name="gr1" draw:text-style-name="P1" svg:width="6.2988in" svg:height="3.5429in" svg:x="11.2827in" svg:y="4.1913in">
            <draw:object draw:notify-on-update-of-ranges="'single 9.9'.N1:'single 9.9'.N1 'single 9.9'.N2:'single 9.9'.N2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ce2" office:value-type="string" calcext:value-type="string">
            <text:p>P</text:p>
          </table:table-cell>
          <table:table-cell office:value-type="string" calcext:value-type="string">
            <text:p>predP</text:p>
          </table:table-cell>
          <table:table-cell office:value-type="string" calcext:value-type="string">
            <text:p>predPtrend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trend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predD</text:p>
          </table:table-cell>
          <table:table-cell office:value-type="string" calcext:value-type="string">
            <text:p>predDtrend</text:p>
          </table:table-cell>
          <table:table-cell office:value-type="string" calcext:value-type="string">
            <text:p>dres</text:p>
          </table:table-cell>
          <table:table-cell office:value-type="string" calcext:value-type="string">
            <text:p>drestrend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theta</text:p>
          </table:table-cell>
          <table:table-cell table:style-name="Default" office:value-type="string" calcext:value-type="string">
            <text:p>thete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trend</text:p>
          </table:table-cell>
          <table:table-cell office:value-type="string" calcext:value-type="string">
            <text:p>diota</text:p>
          </table:table-cell>
          <table:table-cell office:value-type="string" calcext:value-type="string">
            <text:p>drho</text:p>
          </table:table-cell>
          <table:table-cell office:value-type="string" calcext:value-type="string">
            <text:p>contrast</text:p>
          </table:table-cell>
          <table:table-cell table:number-columns-repeated="22"/>
          <table:table-cell table:style-name="Default"/>
          <table:table-cell office:value-type="string" calcext:value-type="string">
            <text:p>spektrální radius</text:p>
          </table:table-cell>
          <table:table-cell office:value-type="string" calcext:value-type="string">
            <text:p>kappa</text:p>
          </table:table-cell>
          <table:table-cell table:style-name="Default" office:value-type="string" calcext:value-type="string">
            <text:p>theta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10.3741" calcext:value-type="float">
            <text:p>10.3741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2.03476" calcext:value-type="float">
            <text:p>2.03476</text:p>
          </table:table-cell>
          <table:table-cell office:value-type="float" office:value="0.0661491" calcext:value-type="float">
            <text:p>0.0661491</text:p>
          </table:table-cell>
          <table:table-cell office:value-type="float" office:value="-0.954581" calcext:value-type="float">
            <text:p>-0.954581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office:value-type="date" office:date-value="2020-02-24" calcext:value-type="date">
            <text:p>24/0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9.52676" calcext:value-type="float">
            <text:p>9.52676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1.95051" calcext:value-type="float">
            <text:p>1.95051</text:p>
          </table:table-cell>
          <table:table-cell office:value-type="float" office:value="0.0691022" calcext:value-type="float">
            <text:p>0.0691022</text:p>
          </table:table-cell>
          <table:table-cell office:value-type="float" office:value="-0.954482" calcext:value-type="float">
            <text:p>-0.954482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2]+1" office:value-type="date" office:date-value="2020-02-25" calcext:value-type="date">
            <text:p>25/02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-na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8.67938" calcext:value-type="float">
            <text:p>8.67938</text:p>
          </table:table-cell>
          <table:table-cell office:value-type="float" office:value="0.442393" calcext:value-type="float">
            <text:p>0.442393</text:p>
          </table:table-cell>
          <table:table-cell office:value-type="float" office:value="0.238211" calcext:value-type="float">
            <text:p>2.38E-01</text:p>
          </table:table-cell>
          <table:table-cell table:number-columns-repeated="2" office:value-type="float" office:value="1.89498" calcext:value-type="float">
            <text:p>1.89498</text:p>
          </table:table-cell>
          <table:table-cell office:value-type="float" office:value="0.0724402" calcext:value-type="float">
            <text:p>0.0724402</text:p>
          </table:table-cell>
          <table:table-cell office:value-type="float" office:value="-0.952912" calcext:value-type="float">
            <text:p>-0.952912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3]+1" office:value-type="date" office:date-value="2020-02-26" calcext:value-type="date">
            <text:p>26/02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224173" calcext:value-type="float">
            <text:p>2.24E-01</text:p>
          </table:table-cell>
          <table:table-cell office:value-type="float" office:value="0" calcext:value-type="float">
            <text:p>0</text:p>
          </table:table-cell>
          <table:table-cell office:value-type="float" office:value="0.495213" calcext:value-type="float">
            <text:p>0.49521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7.83199" calcext:value-type="float">
            <text:p>7.83199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252377" calcext:value-type="float">
            <text:p>2.52E-01</text:p>
          </table:table-cell>
          <table:table-cell table:number-columns-repeated="2" office:value-type="float" office:value="1.81724" calcext:value-type="float">
            <text:p>1.81724</text:p>
          </table:table-cell>
          <table:table-cell office:value-type="float" office:value="0.0763423" calcext:value-type="float">
            <text:p>0.0763423</text:p>
          </table:table-cell>
          <table:table-cell office:value-type="float" office:value="-0.952117" calcext:value-type="float">
            <text:p>-0.952117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4]+1" office:value-type="date" office:date-value="2020-02-27" calcext:value-type="date">
            <text:p>27/02/20</text:p>
          </table:table-cell>
          <table:table-cell table:formula="of:=AVERAGE([.S2:.S8])" office:value-type="float" office:value="1.85701571428571" calcext:value-type="float">
            <text:p>1.85701571428571</text:p>
          </table:table-cell>
          <table:table-cell table:formula="of:=[.P5]" office:value-type="float" office:value="7.83199" calcext:value-type="float">
            <text:p>7.83199</text:p>
          </table:table-cell>
          <table:table-cell table:formula="of:=AVERAGE([.R2:.R8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2591" calcext:value-type="float">
            <text:p>0.652591</text:p>
          </table:table-cell>
          <table:table-cell office:value-type="float" office:value="3" calcext:value-type="float">
            <text:p>3</text:p>
          </table:table-cell>
          <table:table-cell office:value-type="float" office:value="-1.55675" calcext:value-type="float">
            <text:p>-1.5567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.98461" calcext:value-type="float">
            <text:p>6.98E+00</text:p>
          </table:table-cell>
          <table:table-cell office:value-type="float" office:value="0.334641" calcext:value-type="float">
            <text:p>0.334641</text:p>
          </table:table-cell>
          <table:table-cell office:value-type="float" office:value="0.180191" calcext:value-type="float">
            <text:p>1.80E-01</text:p>
          </table:table-cell>
          <table:table-cell office:value-type="float" office:value="1.82605" calcext:value-type="float">
            <text:p>1.82605</text:p>
          </table:table-cell>
          <table:table-cell table:style-name="ce1" office:value-type="float" office:value="1.82605" calcext:value-type="float">
            <text:p>1.83E+00</text:p>
          </table:table-cell>
          <table:table-cell office:value-type="float" office:value="0.0807778" calcext:value-type="float">
            <text:p>0.0807778</text:p>
          </table:table-cell>
          <table:table-cell table:style-name="ce1" office:value-type="float" office:value="-0.94618" calcext:value-type="float">
            <text:p>-9.46E-01</text:p>
          </table:table-cell>
          <table:table-cell office:value-type="float" office:value="0.0452091" calcext:value-type="float">
            <text:p>0.0452091</text:p>
          </table:table-cell>
          <table:table-cell table:number-columns-repeated="22"/>
          <table:table-cell table:formula="of:=[.AT5]+1" office:value-type="date" office:date-value="2020-02-28" calcext:value-type="date">
            <text:p>28/02/20</text:p>
          </table:table-cell>
          <table:table-cell table:formula="of:=AVERAGE([.S3:.S9])" office:value-type="float" office:value="1.78904428571429" calcext:value-type="float">
            <text:p>1.78904428571429</text:p>
          </table:table-cell>
          <table:table-cell table:style-name="ce1" table:formula="of:=[.P6]" office:value-type="float" office:value="6.98461" calcext:value-type="float">
            <text:p>6.98E+00</text:p>
          </table:table-cell>
          <table:table-cell table:formula="of:=AVERAGE([.R3:.R9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48236" calcext:value-type="float">
            <text:p>2.48236</text:p>
          </table:table-cell>
          <table:table-cell office:value-type="float" office:value="8" calcext:value-type="float">
            <text:p>8</text:p>
          </table:table-cell>
          <table:table-cell office:value-type="float" office:value="-2.31645" calcext:value-type="float">
            <text:p>-2.3164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0118282" calcext:value-type="float">
            <text:p>1.18E-05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118282" calcext:value-type="float">
            <text:p>1.18E-05</text:p>
          </table:table-cell>
          <table:table-cell office:value-type="float" office:value="0" calcext:value-type="float">
            <text:p>0</text:p>
          </table:table-cell>
          <table:table-cell office:value-type="float" office:value="6.13723" calcext:value-type="float">
            <text:p>6.13723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0.159315" calcext:value-type="float">
            <text:p>1.59E-01</text:p>
          </table:table-cell>
          <table:table-cell office:value-type="float" office:value="1.77724" calcext:value-type="float">
            <text:p>1.77724</text:p>
          </table:table-cell>
          <table:table-cell table:style-name="ce1" office:value-type="float" office:value="1.77724" calcext:value-type="float">
            <text:p>1.78E+00</text:p>
          </table:table-cell>
          <table:table-cell office:value-type="float" office:value="0.0862117" calcext:value-type="float">
            <text:p>0.0862117</text:p>
          </table:table-cell>
          <table:table-cell table:style-name="ce1" office:value-type="float" office:value="-0.942426" calcext:value-type="float">
            <text:p>-9.42E-01</text:p>
          </table:table-cell>
          <table:table-cell office:value-type="float" office:value="1.02017" calcext:value-type="float">
            <text:p>1.02017</text:p>
          </table:table-cell>
          <table:table-cell table:number-columns-repeated="22"/>
          <table:table-cell table:formula="of:=[.AT6]+1" office:value-type="date" office:date-value="2020-02-29" calcext:value-type="date">
            <text:p>29/02/20</text:p>
          </table:table-cell>
          <table:table-cell table:formula="of:=AVERAGE([.S4:.S10])" office:value-type="float" office:value="1.71621" calcext:value-type="float">
            <text:p>1.71621</text:p>
          </table:table-cell>
          <table:table-cell table:formula="of:=[.P7]" office:value-type="float" office:value="6.13723" calcext:value-type="float">
            <text:p>6.13723</text:p>
          </table:table-cell>
          <table:table-cell table:formula="of:=AVERAGE([.R4:.R10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88565" calcext:value-type="float">
            <text:p>6.88565</text:p>
          </table:table-cell>
          <table:table-cell office:value-type="float" office:value="10" calcext:value-type="float">
            <text:p>10</text:p>
          </table:table-cell>
          <table:table-cell office:value-type="float" office:value="-0.779111" calcext:value-type="float">
            <text:p>-0.77911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0771896" calcext:value-type="float">
            <text:p>7.72E-05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771896" calcext:value-type="float">
            <text:p>7.72E-05</text:p>
          </table:table-cell>
          <table:table-cell office:value-type="float" office:value="0" calcext:value-type="float">
            <text:p>0</text:p>
          </table:table-cell>
          <table:table-cell office:value-type="float" office:value="5.28985" calcext:value-type="float">
            <text:p>5.28985</text:p>
          </table:table-cell>
          <table:table-cell office:value-type="float" office:value="0.301352" calcext:value-type="float">
            <text:p>0.301352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1.69833" calcext:value-type="float">
            <text:p>1.69833</text:p>
          </table:table-cell>
          <table:table-cell office:value-type="float" office:value="0.0929879" calcext:value-type="float">
            <text:p>0.0929879</text:p>
          </table:table-cell>
          <table:table-cell office:value-type="float" office:value="-0.939821" calcext:value-type="float">
            <text:p>-0.939821</text:p>
          </table:table-cell>
          <table:table-cell office:value-type="float" office:value="0.129895" calcext:value-type="float">
            <text:p>0.129895</text:p>
          </table:table-cell>
          <table:table-cell table:number-columns-repeated="22"/>
          <table:table-cell table:formula="of:=[.AT7]+1" office:value-type="date" office:date-value="2020-03-01" calcext:value-type="date">
            <text:p>01/03/20</text:p>
          </table:table-cell>
          <table:table-cell table:formula="of:=AVERAGE([.S5:.S11])" office:value-type="float" office:value="1.63725142857143" calcext:value-type="float">
            <text:p>1.63725142857143</text:p>
          </table:table-cell>
          <table:table-cell table:formula="of:=[.P8]" office:value-type="float" office:value="5.28985" calcext:value-type="float">
            <text:p>5.28985</text:p>
          </table:table-cell>
          <table:table-cell table:formula="of:=AVERAGE([.R5:.R11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585" calcext:value-type="float">
            <text:p>13.585</text:p>
          </table:table-cell>
          <table:table-cell office:value-type="float" office:value="13" calcext:value-type="float">
            <text:p>13</text:p>
          </table:table-cell>
          <table:table-cell office:value-type="float" office:value="0.0880791" calcext:value-type="float">
            <text:p>0.088079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291762" calcext:value-type="float">
            <text:p>2.92E-04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291762" calcext:value-type="float">
            <text:p>2.92E-04</text:p>
          </table:table-cell>
          <table:table-cell office:value-type="float" office:value="0" calcext:value-type="float">
            <text:p>0</text:p>
          </table:table-cell>
          <table:table-cell office:value-type="float" office:value="4.44247" calcext:value-type="float">
            <text:p>4.44247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1.55896" calcext:value-type="float">
            <text:p>1.55896</text:p>
          </table:table-cell>
          <table:table-cell office:value-type="float" office:value="0.101827" calcext:value-type="float">
            <text:p>0.101827</text:p>
          </table:table-cell>
          <table:table-cell office:value-type="float" office:value="-0.941039" calcext:value-type="float">
            <text:p>-0.941039</text:p>
          </table:table-cell>
          <table:table-cell office:value-type="float" office:value="-1.36829" calcext:value-type="float">
            <text:p>-1.36829</text:p>
          </table:table-cell>
          <table:table-cell table:number-columns-repeated="22"/>
          <table:table-cell table:formula="of:=[.AT8]+1" office:value-type="date" office:date-value="2020-03-02" calcext:value-type="date">
            <text:p>02/03/20</text:p>
          </table:table-cell>
          <table:table-cell table:formula="of:=AVERAGE([.S6:.S12])" office:value-type="float" office:value="1.54997285714286" calcext:value-type="float">
            <text:p>1.54997285714286</text:p>
          </table:table-cell>
          <table:table-cell table:formula="of:=[.P9]" office:value-type="float" office:value="4.44247" calcext:value-type="float">
            <text:p>4.44247</text:p>
          </table:table-cell>
          <table:table-cell table:formula="of:=AVERAGE([.R6:.R12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7842" calcext:value-type="float">
            <text:p>25.7842</text:p>
          </table:table-cell>
          <table:table-cell office:value-type="float" office:value="15" calcext:value-type="float">
            <text:p>15</text:p>
          </table:table-cell>
          <table:table-cell office:value-type="float" office:value="1.03172" calcext:value-type="float">
            <text:p>1.0317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805378" calcext:value-type="float">
            <text:p>8.05E-04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805378" calcext:value-type="float">
            <text:p>8.05E-04</text:p>
          </table:table-cell>
          <table:table-cell office:value-type="float" office:value="0" calcext:value-type="float">
            <text:p>0</text:p>
          </table:table-cell>
          <table:table-cell office:value-type="float" office:value="3.59509" calcext:value-type="float">
            <text:p>3.59509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1.44067" calcext:value-type="float">
            <text:p>1.44067</text:p>
          </table:table-cell>
          <table:table-cell office:value-type="float" office:value="0.113574" calcext:value-type="float">
            <text:p>0.113574</text:p>
          </table:table-cell>
          <table:table-cell office:value-type="float" office:value="-0.939895" calcext:value-type="float">
            <text:p>-0.939895</text:p>
          </table:table-cell>
          <table:table-cell office:value-type="float" office:value="-2.77245" calcext:value-type="float">
            <text:p>-2.77245</text:p>
          </table:table-cell>
          <table:table-cell table:number-columns-repeated="22"/>
          <table:table-cell table:formula="of:=[.AT9]+1" office:value-type="date" office:date-value="2020-03-03" calcext:value-type="date">
            <text:p>03/03/20</text:p>
          </table:table-cell>
          <table:table-cell table:formula="of:=AVERAGE([.S7:.S13])" office:value-type="float" office:value="1.45044428571429" calcext:value-type="float">
            <text:p>1.45044428571429</text:p>
          </table:table-cell>
          <table:table-cell table:formula="of:=[.P10]" office:value-type="float" office:value="3.59509" calcext:value-type="float">
            <text:p>3.59509</text:p>
          </table:table-cell>
          <table:table-cell table:formula="of:=AVERAGE([.R7:.R13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.3667" calcext:value-type="float">
            <text:p>42.3667</text:p>
          </table:table-cell>
          <table:table-cell office:value-type="float" office:value="19" calcext:value-type="float">
            <text:p>19</text:p>
          </table:table-cell>
          <table:table-cell office:value-type="float" office:value="1.55376" calcext:value-type="float">
            <text:p>1.5537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164009" calcext:value-type="float">
            <text:p>1.64E-03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164009" calcext:value-type="float">
            <text:p>1.64E-03</text:p>
          </table:table-cell>
          <table:table-cell office:value-type="float" office:value="0" calcext:value-type="float">
            <text:p>0</text:p>
          </table:table-cell>
          <table:table-cell office:value-type="float" office:value="2.74771" calcext:value-type="float">
            <text:p>2.74771</text:p>
          </table:table-cell>
          <table:table-cell office:value-type="float" office:value="0.442393" calcext:value-type="float">
            <text:p>0.442393</text:p>
          </table:table-cell>
          <table:table-cell office:value-type="float" office:value="0.238211" calcext:value-type="float">
            <text:p>2.38E-01</text:p>
          </table:table-cell>
          <table:table-cell table:number-columns-repeated="2" office:value-type="float" office:value="1.34227" calcext:value-type="float">
            <text:p>1.34227</text:p>
          </table:table-cell>
          <table:table-cell office:value-type="float" office:value="0.130379" calcext:value-type="float">
            <text:p>0.130379</text:p>
          </table:table-cell>
          <table:table-cell office:value-type="float" office:value="-0.935509" calcext:value-type="float">
            <text:p>-0.935509</text:p>
          </table:table-cell>
          <table:table-cell office:value-type="float" office:value="-3.10615" calcext:value-type="float">
            <text:p>-3.10615</text:p>
          </table:table-cell>
          <table:table-cell table:number-columns-repeated="22"/>
          <table:table-cell table:formula="of:=[.AT10]+1" office:value-type="date" office:date-value="2020-03-04" calcext:value-type="date">
            <text:p>04/03/20</text:p>
          </table:table-cell>
          <table:table-cell table:formula="of:=AVERAGE([.S8:.S14])" office:value-type="float" office:value="1.36123" calcext:value-type="float">
            <text:p>1.36123</text:p>
          </table:table-cell>
          <table:table-cell table:formula="of:=[.P11]" office:value-type="float" office:value="2.74771" calcext:value-type="float">
            <text:p>2.74771</text:p>
          </table:table-cell>
          <table:table-cell table:formula="of:=AVERAGE([.R8:.R14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.6537" calcext:value-type="float">
            <text:p>54.6537</text:p>
          </table:table-cell>
          <table:table-cell office:value-type="float" office:value="27" calcext:value-type="float">
            <text:p>27</text:p>
          </table:table-cell>
          <table:table-cell office:value-type="float" office:value="1.47493" calcext:value-type="float">
            <text:p>1.4749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255306" calcext:value-type="float">
            <text:p>0.00255306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255306" calcext:value-type="float">
            <text:p>0.00255306</text:p>
          </table:table-cell>
          <table:table-cell office:value-type="float" office:value="0" calcext:value-type="float">
            <text:p>0</text:p>
          </table:table-cell>
          <table:table-cell office:value-type="float" office:value="1.90033" calcext:value-type="float">
            <text:p>1.90033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252377" calcext:value-type="float">
            <text:p>2.52E-01</text:p>
          </table:table-cell>
          <table:table-cell table:number-columns-repeated="2" office:value-type="float" office:value="1.20629" calcext:value-type="float">
            <text:p>1.20629</text:p>
          </table:table-cell>
          <table:table-cell office:value-type="float" office:value="0.157798" calcext:value-type="float">
            <text:p>0.157798</text:p>
          </table:table-cell>
          <table:table-cell office:value-type="float" office:value="-0.932043" calcext:value-type="float">
            <text:p>-0.932043</text:p>
          </table:table-cell>
          <table:table-cell office:value-type="float" office:value="-3.5715" calcext:value-type="float">
            <text:p>-3.5715</text:p>
          </table:table-cell>
          <table:table-cell table:number-columns-repeated="22"/>
          <table:table-cell table:formula="of:=[.AT11]+1" office:value-type="date" office:date-value="2020-03-05" calcext:value-type="date">
            <text:p>05/03/20</text:p>
          </table:table-cell>
          <table:table-cell table:formula="of:=AVERAGE([.S9:.S15])" office:value-type="float" office:value="1.28296285714286" calcext:value-type="float">
            <text:p>1.28296285714286</text:p>
          </table:table-cell>
          <table:table-cell table:formula="of:=[.P12]" office:value-type="float" office:value="1.90033" calcext:value-type="float">
            <text:p>1.90033</text:p>
          </table:table-cell>
          <table:table-cell table:formula="of:=AVERAGE([.R9:.R15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.2526" calcext:value-type="float">
            <text:p>63.2526</text:p>
          </table:table-cell>
          <table:table-cell office:value-type="float" office:value="30" calcext:value-type="float">
            <text:p>30</text:p>
          </table:table-cell>
          <table:table-cell office:value-type="float" office:value="1.61272" calcext:value-type="float">
            <text:p>1.6127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347585" calcext:value-type="float">
            <text:p>0.00347585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347585" calcext:value-type="float">
            <text:p>0.00347585</text:p>
          </table:table-cell>
          <table:table-cell office:value-type="float" office:value="0" calcext:value-type="float">
            <text:p>0</text:p>
          </table:table-cell>
          <table:table-cell office:value-type="float" office:value="1.05294" calcext:value-type="float">
            <text:p>1.05294</text:p>
          </table:table-cell>
          <table:table-cell office:value-type="float" office:value="0.334641" calcext:value-type="float">
            <text:p>0.334641</text:p>
          </table:table-cell>
          <table:table-cell office:value-type="float" office:value="0.180191" calcext:value-type="float">
            <text:p>1.80E-01</text:p>
          </table:table-cell>
          <table:table-cell table:number-columns-repeated="2" office:value-type="float" office:value="1.12935" calcext:value-type="float">
            <text:p>1.12935</text:p>
          </table:table-cell>
          <table:table-cell office:value-type="float" office:value="0.213732" calcext:value-type="float">
            <text:p>0.213732</text:p>
          </table:table-cell>
          <table:table-cell office:value-type="float" office:value="-0.912223" calcext:value-type="float">
            <text:p>-0.912223</text:p>
          </table:table-cell>
          <table:table-cell office:value-type="float" office:value="-2.79582" calcext:value-type="float">
            <text:p>-2.79582</text:p>
          </table:table-cell>
          <table:table-cell table:number-columns-repeated="22"/>
          <table:table-cell table:formula="of:=[.AT12]+1" office:value-type="date" office:date-value="2020-03-06" calcext:value-type="date">
            <text:p>06/03/20</text:p>
          </table:table-cell>
          <table:table-cell table:formula="of:=AVERAGE([.S10:.S16])" office:value-type="float" office:value="1.21641857142857" calcext:value-type="float">
            <text:p>1.21641857142857</text:p>
          </table:table-cell>
          <table:table-cell table:formula="of:=[.P13]" office:value-type="float" office:value="1.05294" calcext:value-type="float">
            <text:p>1.05294</text:p>
          </table:table-cell>
          <table:table-cell table:formula="of:=AVERAGE([.R10:.R16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.2386" calcext:value-type="float">
            <text:p>60.2386</text:p>
          </table:table-cell>
          <table:table-cell office:value-type="float" office:value="41" calcext:value-type="float">
            <text:p>41</text:p>
          </table:table-cell>
          <table:table-cell office:value-type="float" office:value="1.00632" calcext:value-type="float">
            <text:p>1.0063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41575" calcext:value-type="float">
            <text:p>0.0041575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41575" calcext:value-type="float">
            <text:p>0.0041575</text:p>
          </table:table-cell>
          <table:table-cell office:value-type="float" office:value="0" calcext:value-type="float">
            <text:p>0</text:p>
          </table:table-cell>
          <table:table-cell office:value-type="float" office:value="1.05719" calcext:value-type="float">
            <text:p>1.05719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0.159315" calcext:value-type="float">
            <text:p>1.59E-01</text:p>
          </table:table-cell>
          <table:table-cell table:number-columns-repeated="2" office:value-type="float" office:value="1.15274" calcext:value-type="float">
            <text:p>1.15274</text:p>
          </table:table-cell>
          <table:table-cell office:value-type="float" office:value="0.212996" calcext:value-type="float">
            <text:p>0.212996</text:p>
          </table:table-cell>
          <table:table-cell office:value-type="float" office:value="-0.907875" calcext:value-type="float">
            <text:p>-0.907875</text:p>
          </table:table-cell>
          <table:table-cell office:value-type="float" office:value="-2.69159" calcext:value-type="float">
            <text:p>-2.69159</text:p>
          </table:table-cell>
          <table:table-cell table:number-columns-repeated="22"/>
          <table:table-cell table:formula="of:=[.AT13]+1" office:value-type="date" office:date-value="2020-03-07" calcext:value-type="date">
            <text:p>07/03/20</text:p>
          </table:table-cell>
          <table:table-cell table:formula="of:=AVERAGE([.S11:.S17])" office:value-type="float" office:value="1.16294285714286" calcext:value-type="float">
            <text:p>1.16294285714286</text:p>
          </table:table-cell>
          <table:table-cell table:formula="of:=[.P14]" office:value-type="float" office:value="1.05719" calcext:value-type="float">
            <text:p>1.05719</text:p>
          </table:table-cell>
          <table:table-cell table:formula="of:=AVERAGE([.R11:.R17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.6612" calcext:value-type="float">
            <text:p>65.6612</text:p>
          </table:table-cell>
          <table:table-cell office:value-type="float" office:value="51" calcext:value-type="float">
            <text:p>51</text:p>
          </table:table-cell>
          <table:table-cell office:value-type="float" office:value="0.813408" calcext:value-type="float">
            <text:p>0.81340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555753" calcext:value-type="float">
            <text:p>0.00555753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555753" calcext:value-type="float">
            <text:p>0.00555753</text:p>
          </table:table-cell>
          <table:table-cell office:value-type="float" office:value="0" calcext:value-type="float">
            <text:p>0</text:p>
          </table:table-cell>
          <table:table-cell office:value-type="float" office:value="1.06143" calcext:value-type="float">
            <text:p>1.06143</text:p>
          </table:table-cell>
          <table:table-cell office:value-type="float" office:value="0.301352" calcext:value-type="float">
            <text:p>0.301352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1.15046" calcext:value-type="float">
            <text:p>1.15046</text:p>
          </table:table-cell>
          <table:table-cell office:value-type="float" office:value="0.212595" calcext:value-type="float">
            <text:p>0.212595</text:p>
          </table:table-cell>
          <table:table-cell office:value-type="float" office:value="-0.908588" calcext:value-type="float">
            <text:p>-0.908588</text:p>
          </table:table-cell>
          <table:table-cell office:value-type="float" office:value="-2.65254" calcext:value-type="float">
            <text:p>-2.65254</text:p>
          </table:table-cell>
          <table:table-cell table:number-columns-repeated="22"/>
          <table:table-cell table:formula="of:=[.AT14]+1" office:value-type="date" office:date-value="2020-03-08" calcext:value-type="date">
            <text:p>08/03/20</text:p>
          </table:table-cell>
          <table:table-cell table:formula="of:=AVERAGE([.S12:.S18])" office:value-type="float" office:value="1.12429857142857" calcext:value-type="float">
            <text:p>1.12429857142857</text:p>
          </table:table-cell>
          <table:table-cell table:formula="of:=[.P15]" office:value-type="float" office:value="1.06143" calcext:value-type="float">
            <text:p>1.06143</text:p>
          </table:table-cell>
          <table:table-cell table:formula="of:=AVERAGE([.R12:.R18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.5041" calcext:value-type="float">
            <text:p>76.5041</text:p>
          </table:table-cell>
          <table:table-cell office:value-type="float" office:value="68" calcext:value-type="float">
            <text:p>68</text:p>
          </table:table-cell>
          <table:table-cell office:value-type="float" office:value="0.459194" calcext:value-type="float">
            <text:p>0.4591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780799" calcext:value-type="float">
            <text:p>0.00780799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780799" calcext:value-type="float">
            <text:p>0.00780799</text:p>
          </table:table-cell>
          <table:table-cell office:value-type="float" office:value="0" calcext:value-type="float">
            <text:p>0</text:p>
          </table:table-cell>
          <table:table-cell office:value-type="float" office:value="1.06567" calcext:value-type="float">
            <text:p>1.06567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1.09315" calcext:value-type="float">
            <text:p>1.09315</text:p>
          </table:table-cell>
          <table:table-cell office:value-type="float" office:value="0.212809" calcext:value-type="float">
            <text:p>0.212809</text:p>
          </table:table-cell>
          <table:table-cell office:value-type="float" office:value="-0.919396" calcext:value-type="float">
            <text:p>-0.919396</text:p>
          </table:table-cell>
          <table:table-cell office:value-type="float" office:value="-2.82945" calcext:value-type="float">
            <text:p>-2.82945</text:p>
          </table:table-cell>
          <table:table-cell table:number-columns-repeated="22"/>
          <table:table-cell table:formula="of:=[.AT15]+1" office:value-type="date" office:date-value="2020-03-09" calcext:value-type="date">
            <text:p>09/03/20</text:p>
          </table:table-cell>
          <table:table-cell table:formula="of:=AVERAGE([.S13:.S19])" office:value-type="float" office:value="1.10305428571429" calcext:value-type="float">
            <text:p>1.10305428571429</text:p>
          </table:table-cell>
          <table:table-cell table:formula="of:=[.P16]" office:value-type="float" office:value="1.06567" calcext:value-type="float">
            <text:p>1.06567</text:p>
          </table:table-cell>
          <table:table-cell table:formula="of:=AVERAGE([.R13:.R19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.714" calcext:value-type="float">
            <text:p>98.714</text:p>
          </table:table-cell>
          <table:table-cell office:value-type="float" office:value="99" calcext:value-type="float">
            <text:p>99</text:p>
          </table:table-cell>
          <table:table-cell office:value-type="float" office:value="-0.013956" calcext:value-type="float">
            <text:p>-0.01395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113873" calcext:value-type="float">
            <text:p>0.0113873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113873" calcext:value-type="float">
            <text:p>0.0113873</text:p>
          </table:table-cell>
          <table:table-cell office:value-type="float" office:value="0" calcext:value-type="float">
            <text:p>0</text:p>
          </table:table-cell>
          <table:table-cell office:value-type="float" office:value="1.06991" calcext:value-type="float">
            <text:p>1.06991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1.06634" calcext:value-type="float">
            <text:p>1.06634</text:p>
          </table:table-cell>
          <table:table-cell office:value-type="float" office:value="0.212603" calcext:value-type="float">
            <text:p>0.212603</text:p>
          </table:table-cell>
          <table:table-cell office:value-type="float" office:value="-0.923971" calcext:value-type="float">
            <text:p>-0.923971</text:p>
          </table:table-cell>
          <table:table-cell office:value-type="float" office:value="-3.21366" calcext:value-type="float">
            <text:p>-3.21366</text:p>
          </table:table-cell>
          <table:table-cell table:number-columns-repeated="22"/>
          <table:table-cell table:formula="of:=[.AT16]+1" office:value-type="date" office:date-value="2020-03-10" calcext:value-type="date">
            <text:p>10/03/20</text:p>
          </table:table-cell>
          <table:table-cell table:formula="of:=AVERAGE([.S14:.S20])" office:value-type="float" office:value="1.10395428571429" calcext:value-type="float">
            <text:p>1.10395428571429</text:p>
          </table:table-cell>
          <table:table-cell table:formula="of:=[.P17]" office:value-type="float" office:value="1.06991" calcext:value-type="float">
            <text:p>1.06991</text:p>
          </table:table-cell>
          <table:table-cell table:formula="of:=AVERAGE([.R14:.R20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35.541" calcext:value-type="float">
            <text:p>135.541</text:p>
          </table:table-cell>
          <table:table-cell office:value-type="float" office:value="0.4205" calcext:value-type="float">
            <text:p>0.4205</text:p>
          </table:table-cell>
          <table:table-cell office:value-type="float" office:value="9.54109" calcext:value-type="float">
            <text:p>9.5410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 office:value-type="float" office:value="0.0169942" calcext:value-type="float">
            <text:p>0.0169942</text:p>
          </table:table-cell>
          <table:table-cell office:value-type="float" office:value="1.07415" calcext:value-type="float">
            <text:p>1.07415</text:p>
          </table:table-cell>
          <table:table-cell office:value-type="float" office:value="0.442393" calcext:value-type="float">
            <text:p>0.442393</text:p>
          </table:table-cell>
          <table:table-cell office:value-type="float" office:value="0.238211" calcext:value-type="float">
            <text:p>2.38E-01</text:p>
          </table:table-cell>
          <table:table-cell table:number-columns-repeated="2" office:value-type="float" office:value="1.07176" calcext:value-type="float">
            <text:p>1.07176</text:p>
          </table:table-cell>
          <table:table-cell office:value-type="float" office:value="0.21213" calcext:value-type="float">
            <text:p>0.21213</text:p>
          </table:table-cell>
          <table:table-cell office:value-type="float" office:value="-0.923298" calcext:value-type="float">
            <text:p>-0.923298</text:p>
          </table:table-cell>
          <table:table-cell office:value-type="float" office:value="-3.42485" calcext:value-type="float">
            <text:p>-3.42485</text:p>
          </table:table-cell>
          <table:table-cell table:number-columns-repeated="22"/>
          <table:table-cell table:formula="of:=[.AT17]+1" office:value-type="date" office:date-value="2020-03-11" calcext:value-type="date">
            <text:p>11/03/20</text:p>
          </table:table-cell>
          <table:table-cell table:formula="of:=AVERAGE([.S15:.S21])" office:value-type="float" office:value="1.10485142857143" calcext:value-type="float">
            <text:p>1.10485142857143</text:p>
          </table:table-cell>
          <table:table-cell table:formula="of:=[.P18]" office:value-type="float" office:value="1.07415" calcext:value-type="float">
            <text:p>1.07415</text:p>
          </table:table-cell>
          <table:table-cell table:formula="of:=AVERAGE([.R15:.R21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4.022" calcext:value-type="float">
            <text:p>174.022</text:p>
          </table:table-cell>
          <table:table-cell office:value-type="float" office:value="180.756" calcext:value-type="float">
            <text:p>180.756</text:p>
          </table:table-cell>
          <table:table-cell office:value-type="float" office:value="0.375123" calcext:value-type="float">
            <text:p>0.375123</text:p>
          </table:table-cell>
          <table:table-cell office:value-type="float" office:value="15.7559" calcext:value-type="float">
            <text:p>15.755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238225" calcext:value-type="float">
            <text:p>0.0238225</text:p>
          </table:table-cell>
          <table:table-cell office:value-type="float" office:value="0.03611" calcext:value-type="float">
            <text:p>0.03611</text:p>
          </table:table-cell>
          <table:table-cell office:value-type="float" office:value="0.0238225" calcext:value-type="float">
            <text:p>0.0238225</text:p>
          </table:table-cell>
          <table:table-cell office:value-type="float" office:value="0.03611" calcext:value-type="float">
            <text:p>0.03611</text:p>
          </table:table-cell>
          <table:table-cell office:value-type="float" office:value="1.0784" calcext:value-type="float">
            <text:p>1.0784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252377" calcext:value-type="float">
            <text:p>2.52E-01</text:p>
          </table:table-cell>
          <table:table-cell table:number-columns-repeated="2" office:value-type="float" office:value="1.05758" calcext:value-type="float">
            <text:p>1.05758</text:p>
          </table:table-cell>
          <table:table-cell office:value-type="float" office:value="0.211807" calcext:value-type="float">
            <text:p>0.211807</text:p>
          </table:table-cell>
          <table:table-cell office:value-type="float" office:value="-0.925683" calcext:value-type="float">
            <text:p>-0.925683</text:p>
          </table:table-cell>
          <table:table-cell office:value-type="float" office:value="-3.96657" calcext:value-type="float">
            <text:p>-3.96657</text:p>
          </table:table-cell>
          <table:table-cell table:number-columns-repeated="22"/>
          <table:table-cell table:formula="of:=[.AT18]+1" office:value-type="date" office:date-value="2020-03-12" calcext:value-type="date">
            <text:p>12/03/20</text:p>
          </table:table-cell>
          <table:table-cell table:formula="of:=AVERAGE([.S16:.S22])" office:value-type="float" office:value="1.10574571428571" calcext:value-type="float">
            <text:p>1.10574571428571</text:p>
          </table:table-cell>
          <table:table-cell table:formula="of:=[.P19]" office:value-type="float" office:value="1.0784" calcext:value-type="float">
            <text:p>1.0784</text:p>
          </table:table-cell>
          <table:table-cell table:formula="of:=AVERAGE([.R16:.R22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21.393" calcext:value-type="float">
            <text:p>221.393</text:p>
          </table:table-cell>
          <table:table-cell office:value-type="float" office:value="236.469" calcext:value-type="float">
            <text:p>236.469</text:p>
          </table:table-cell>
          <table:table-cell office:value-type="float" office:value="-0.889928" calcext:value-type="float">
            <text:p>-0.889928</text:p>
          </table:table-cell>
          <table:table-cell office:value-type="float" office:value="-7.53095" calcext:value-type="float">
            <text:p>-7.5309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326932" calcext:value-type="float">
            <text:p>0.0326932</text:p>
          </table:table-cell>
          <table:table-cell office:value-type="float" office:value="0.062836" calcext:value-type="float">
            <text:p>0.062836</text:p>
          </table:table-cell>
          <table:table-cell office:value-type="float" office:value="0.0326932" calcext:value-type="float">
            <text:p>0.0326932</text:p>
          </table:table-cell>
          <table:table-cell office:value-type="float" office:value="0.062836" calcext:value-type="float">
            <text:p>0.062836</text:p>
          </table:table-cell>
          <table:table-cell office:value-type="float" office:value="1.08264" calcext:value-type="float">
            <text:p>1.08264</text:p>
          </table:table-cell>
          <table:table-cell office:value-type="float" office:value="0.334641" calcext:value-type="float">
            <text:p>0.334641</text:p>
          </table:table-cell>
          <table:table-cell office:value-type="float" office:value="0.180191" calcext:value-type="float">
            <text:p>1.80E-01</text:p>
          </table:table-cell>
          <table:table-cell table:number-columns-repeated="2" office:value-type="float" office:value="1.13565" calcext:value-type="float">
            <text:p>1.13565</text:p>
          </table:table-cell>
          <table:table-cell table:style-name="ce1" office:value-type="float" office:value="0.210655" calcext:value-type="float">
            <text:p>2.11E-01</text:p>
          </table:table-cell>
          <table:table-cell office:value-type="float" office:value="-0.912666" calcext:value-type="float">
            <text:p>-0.912666</text:p>
          </table:table-cell>
          <table:table-cell table:style-name="ce1" office:value-type="float" office:value="-4.85532" calcext:value-type="float">
            <text:p>-4.86E+00</text:p>
          </table:table-cell>
          <table:table-cell table:number-columns-repeated="22"/>
          <table:table-cell table:formula="of:=[.AT19]+1" office:value-type="date" office:date-value="2020-03-13" calcext:value-type="date">
            <text:p>13/03/20</text:p>
          </table:table-cell>
          <table:table-cell table:formula="of:=AVERAGE([.S17:.S23])" office:value-type="float" office:value="1.10664142857143" calcext:value-type="float">
            <text:p>1.10664142857143</text:p>
          </table:table-cell>
          <table:table-cell table:formula="of:=[.P20]" office:value-type="float" office:value="1.08264" calcext:value-type="float">
            <text:p>1.08264</text:p>
          </table:table-cell>
          <table:table-cell table:formula="of:=AVERAGE([.R17:.R23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88.291" calcext:value-type="float">
            <text:p>288.291</text:p>
          </table:table-cell>
          <table:table-cell office:value-type="float" office:value="292.652" calcext:value-type="float">
            <text:p>292.652</text:p>
          </table:table-cell>
          <table:table-cell office:value-type="float" office:value="-1.45849" calcext:value-type="float">
            <text:p>-1.45849</text:p>
          </table:table-cell>
          <table:table-cell office:value-type="float" office:value="-34.3478" calcext:value-type="float">
            <text:p>-34.347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467051" calcext:value-type="float">
            <text:p>0.0467051</text:p>
          </table:table-cell>
          <table:table-cell office:value-type="float" office:value="0.0993666" calcext:value-type="float">
            <text:p>0.0993666</text:p>
          </table:table-cell>
          <table:table-cell office:value-type="float" office:value="0.0467051" calcext:value-type="float">
            <text:p>0.0467051</text:p>
          </table:table-cell>
          <table:table-cell office:value-type="float" office:value="0.0993666" calcext:value-type="float">
            <text:p>0.0993666</text:p>
          </table:table-cell>
          <table:table-cell office:value-type="float" office:value="1.08688" calcext:value-type="float">
            <text:p>1.08688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0.159315" calcext:value-type="float">
            <text:p>1.59E-01</text:p>
          </table:table-cell>
          <table:table-cell table:number-columns-repeated="2" office:value-type="float" office:value="1.15902" calcext:value-type="float">
            <text:p>1.15902</text:p>
          </table:table-cell>
          <table:table-cell table:style-name="ce1" office:value-type="float" office:value="0.209944" calcext:value-type="float">
            <text:p>2.10E-01</text:p>
          </table:table-cell>
          <table:table-cell office:value-type="float" office:value="-0.908382" calcext:value-type="float">
            <text:p>-0.908382</text:p>
          </table:table-cell>
          <table:table-cell table:style-name="ce1" office:value-type="float" office:value="-7.68873" calcext:value-type="float">
            <text:p>-7.69E+00</text:p>
          </table:table-cell>
          <table:table-cell table:number-columns-repeated="22"/>
          <table:table-cell table:formula="of:=[.AT20]+1" office:value-type="date" office:date-value="2020-03-14" calcext:value-type="date">
            <text:p>14/03/20</text:p>
          </table:table-cell>
          <table:table-cell table:formula="of:=AVERAGE([.S18:.S24])" office:value-type="float" office:value="1.10753714285714" calcext:value-type="float">
            <text:p>1.10753714285714</text:p>
          </table:table-cell>
          <table:table-cell table:formula="of:=[.P21]" office:value-type="float" office:value="1.08688" calcext:value-type="float">
            <text:p>1.08688</text:p>
          </table:table-cell>
          <table:table-cell table:formula="of:=AVERAGE([.R18:.R24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69.546" calcext:value-type="float">
            <text:p>369.546</text:p>
          </table:table-cell>
          <table:table-cell office:value-type="float" office:value="353.149" calcext:value-type="float">
            <text:p>353.149</text:p>
          </table:table-cell>
          <table:table-cell office:value-type="float" office:value="-2.69283" calcext:value-type="float">
            <text:p>-2.69283</text:p>
          </table:table-cell>
          <table:table-cell office:value-type="float" office:value="-94.8506" calcext:value-type="float">
            <text:p>-94.850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660093" calcext:value-type="float">
            <text:p>0.0660093</text:p>
          </table:table-cell>
          <table:table-cell office:value-type="float" office:value="0.148277" calcext:value-type="float">
            <text:p>0.148277</text:p>
          </table:table-cell>
          <table:table-cell office:value-type="float" office:value="0.0660093" calcext:value-type="float">
            <text:p>0.0660093</text:p>
          </table:table-cell>
          <table:table-cell office:value-type="float" office:value="0.148277" calcext:value-type="float">
            <text:p>0.148277</text:p>
          </table:table-cell>
          <table:table-cell office:value-type="float" office:value="1.09112" calcext:value-type="float">
            <text:p>1.09112</text:p>
          </table:table-cell>
          <table:table-cell office:value-type="float" office:value="0.301352" calcext:value-type="float">
            <text:p>0.301352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1.15672" calcext:value-type="float">
            <text:p>1.15672</text:p>
          </table:table-cell>
          <table:table-cell table:style-name="ce1" office:value-type="float" office:value="0.20956" calcext:value-type="float">
            <text:p>2.10E-01</text:p>
          </table:table-cell>
          <table:table-cell office:value-type="float" office:value="-0.909084" calcext:value-type="float">
            <text:p>-0.909084</text:p>
          </table:table-cell>
          <table:table-cell table:style-name="ce1" office:value-type="float" office:value="-10.2887" calcext:value-type="float">
            <text:p>-1.03E+01</text:p>
          </table:table-cell>
          <table:table-cell table:number-columns-repeated="22"/>
          <table:table-cell table:formula="of:=[.AT21]+1" office:value-type="date" office:date-value="2020-03-15" calcext:value-type="date">
            <text:p>15/03/20</text:p>
          </table:table-cell>
          <table:table-cell table:formula="of:=AVERAGE([.S19:.S25])" office:value-type="float" office:value="1.10609285714286" calcext:value-type="float">
            <text:p>1.10609285714286</text:p>
          </table:table-cell>
          <table:table-cell table:formula="of:=[.P22]" office:value-type="float" office:value="1.09112" calcext:value-type="float">
            <text:p>1.09112</text:p>
          </table:table-cell>
          <table:table-cell table:formula="of:=AVERAGE([.R19:.R25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79.3" calcext:value-type="float">
            <text:p>479.3</text:p>
          </table:table-cell>
          <table:table-cell office:value-type="float" office:value="422.169" calcext:value-type="float">
            <text:p>422.169</text:p>
          </table:table-cell>
          <table:table-cell office:value-type="float" office:value="-3.44107" calcext:value-type="float">
            <text:p>-3.44107</text:p>
          </table:table-cell>
          <table:table-cell office:value-type="float" office:value="-170.831" calcext:value-type="float">
            <text:p>-170.83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93033" calcext:value-type="float">
            <text:p>0.093033</text:p>
          </table:table-cell>
          <table:table-cell office:value-type="float" office:value="0.212522" calcext:value-type="float">
            <text:p>0.212522</text:p>
          </table:table-cell>
          <table:table-cell office:value-type="float" office:value="0.093033" calcext:value-type="float">
            <text:p>0.093033</text:p>
          </table:table-cell>
          <table:table-cell office:value-type="float" office:value="0.212522" calcext:value-type="float">
            <text:p>0.212522</text:p>
          </table:table-cell>
          <table:table-cell office:value-type="float" office:value="1.09537" calcext:value-type="float">
            <text:p>1.09537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1.09942" calcext:value-type="float">
            <text:p>1.09942</text:p>
          </table:table-cell>
          <table:table-cell table:style-name="ce1" office:value-type="float" office:value="0.20978" calcext:value-type="float">
            <text:p>2.10E-01</text:p>
          </table:table-cell>
          <table:table-cell office:value-type="float" office:value="-0.919739" calcext:value-type="float">
            <text:p>-0.919739</text:p>
          </table:table-cell>
          <table:table-cell table:style-name="ce1" office:value-type="float" office:value="-7.89544" calcext:value-type="float">
            <text:p>-7.90E+00</text:p>
          </table:table-cell>
          <table:table-cell table:number-columns-repeated="22"/>
          <table:table-cell table:formula="of:=[.AT22]+1" office:value-type="date" office:date-value="2020-03-16" calcext:value-type="date">
            <text:p>16/03/20</text:p>
          </table:table-cell>
          <table:table-cell table:formula="of:=AVERAGE([.S20:.S26])" office:value-type="float" office:value="1.10222428571429" calcext:value-type="float">
            <text:p>1.10222428571429</text:p>
          </table:table-cell>
          <table:table-cell table:formula="of:=[.P23]" office:value-type="float" office:value="1.09537" calcext:value-type="float">
            <text:p>1.09537</text:p>
          </table:table-cell>
          <table:table-cell table:formula="of:=AVERAGE([.R20:.R26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33.359" calcext:value-type="float">
            <text:p>633.359</text:p>
          </table:table-cell>
          <table:table-cell office:value-type="float" office:value="513.631" calcext:value-type="float">
            <text:p>513.631</text:p>
          </table:table-cell>
          <table:table-cell office:value-type="float" office:value="-2.53392" calcext:value-type="float">
            <text:p>-2.53392</text:p>
          </table:table-cell>
          <table:table-cell office:value-type="float" office:value="-216.369" calcext:value-type="float">
            <text:p>-216.36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128949" calcext:value-type="float">
            <text:p>0.128949</text:p>
          </table:table-cell>
          <table:table-cell office:value-type="float" office:value="0.295437" calcext:value-type="float">
            <text:p>0.295437</text:p>
          </table:table-cell>
          <table:table-cell office:value-type="float" office:value="0.128949" calcext:value-type="float">
            <text:p>0.128949</text:p>
          </table:table-cell>
          <table:table-cell office:value-type="float" office:value="0.295437" calcext:value-type="float">
            <text:p>0.295437</text:p>
          </table:table-cell>
          <table:table-cell office:value-type="float" office:value="1.09961" calcext:value-type="float">
            <text:p>1.09961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1.07261" calcext:value-type="float">
            <text:p>1.07261</text:p>
          </table:table-cell>
          <table:table-cell table:style-name="ce1" office:value-type="float" office:value="0.20959" calcext:value-type="float">
            <text:p>2.10E-01</text:p>
          </table:table-cell>
          <table:table-cell office:value-type="float" office:value="-0.924254" calcext:value-type="float">
            <text:p>-0.924254</text:p>
          </table:table-cell>
          <table:table-cell table:style-name="ce1" office:value-type="float" office:value="-5.41616" calcext:value-type="float">
            <text:p>-5.42E+00</text:p>
          </table:table-cell>
          <table:table-cell table:number-columns-repeated="22"/>
          <table:table-cell table:formula="of:=[.AT23]+1" office:value-type="date" office:date-value="2020-03-17" calcext:value-type="date">
            <text:p>17/03/20</text:p>
          </table:table-cell>
          <table:table-cell table:formula="of:=AVERAGE([.S21:.S27])" office:value-type="float" office:value="1.09586" calcext:value-type="float">
            <text:p>1.09586</text:p>
          </table:table-cell>
          <table:table-cell table:formula="of:=[.P24]" office:value-type="float" office:value="1.09961" calcext:value-type="float">
            <text:p>1.09961</text:p>
          </table:table-cell>
          <table:table-cell table:formula="of:=AVERAGE([.R21:.R27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18.054" calcext:value-type="float">
            <text:p>818.054</text:p>
          </table:table-cell>
          <table:table-cell office:value-type="float" office:value="605.791" calcext:value-type="float">
            <text:p>605.791</text:p>
          </table:table-cell>
          <table:table-cell office:value-type="float" office:value="-0.965075" calcext:value-type="float">
            <text:p>-0.965075</text:p>
          </table:table-cell>
          <table:table-cell office:value-type="float" office:value="-253.209" calcext:value-type="float">
            <text:p>-253.20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172242" calcext:value-type="float">
            <text:p>0.172242</text:p>
          </table:table-cell>
          <table:table-cell office:value-type="float" office:value="0.375046" calcext:value-type="float">
            <text:p>0.375046</text:p>
          </table:table-cell>
          <table:table-cell office:value-type="float" office:value="0.172242" calcext:value-type="float">
            <text:p>0.172242</text:p>
          </table:table-cell>
          <table:table-cell office:value-type="float" office:value="0.375046" calcext:value-type="float">
            <text:p>0.375046</text:p>
          </table:table-cell>
          <table:table-cell office:value-type="float" office:value="1.02705" calcext:value-type="float">
            <text:p>1.02705</text:p>
          </table:table-cell>
          <table:table-cell office:value-type="float" office:value="0.442393" calcext:value-type="float">
            <text:p>0.442393</text:p>
          </table:table-cell>
          <table:table-cell office:value-type="float" office:value="0.238211" calcext:value-type="float">
            <text:p>2.38E-01</text:p>
          </table:table-cell>
          <table:table-cell table:number-columns-repeated="2" office:value-type="float" office:value="1.06165" calcext:value-type="float">
            <text:p>1.06165</text:p>
          </table:table-cell>
          <table:table-cell table:style-name="ce1" office:value-type="float" office:value="0.217149" calcext:value-type="float">
            <text:p>2.17E-01</text:p>
          </table:table-cell>
          <table:table-cell office:value-type="float" office:value="-0.922829" calcext:value-type="float">
            <text:p>-0.922829</text:p>
          </table:table-cell>
          <table:table-cell table:style-name="ce1" office:value-type="float" office:value="-5.17014" calcext:value-type="float">
            <text:p>-5.17E+00</text:p>
          </table:table-cell>
          <table:table-cell table:number-columns-repeated="22"/>
          <table:table-cell table:formula="of:=[.AT24]+1" office:value-type="date" office:date-value="2020-03-18" calcext:value-type="date">
            <text:p>18/03/20</text:p>
          </table:table-cell>
          <table:table-cell table:formula="of:=AVERAGE([.S22:.S28])" office:value-type="float" office:value="1.08689571428571" calcext:value-type="float">
            <text:p>1.08689571428571</text:p>
          </table:table-cell>
          <table:table-cell table:formula="of:=[.P25]" office:value-type="float" office:value="1.02705" calcext:value-type="float">
            <text:p>1.02705</text:p>
          </table:table-cell>
          <table:table-cell table:formula="of:=AVERAGE([.R22:.R28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11.46" calcext:value-type="float">
            <text:p>1011.46</text:p>
          </table:table-cell>
          <table:table-cell office:value-type="float" office:value="714.459" calcext:value-type="float">
            <text:p>714.459</text:p>
          </table:table-cell>
          <table:table-cell office:value-type="float" office:value="-0.055574" calcext:value-type="float">
            <text:p>-0.055574</text:p>
          </table:table-cell>
          <table:table-cell office:value-type="float" office:value="-299.541" calcext:value-type="float">
            <text:p>-299.54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2175" calcext:value-type="float">
            <text:p>0.22175</text:p>
          </table:table-cell>
          <table:table-cell office:value-type="float" office:value="0.472948" calcext:value-type="float">
            <text:p>0.472948</text:p>
          </table:table-cell>
          <table:table-cell office:value-type="float" office:value="0.22175" calcext:value-type="float">
            <text:p>0.22175</text:p>
          </table:table-cell>
          <table:table-cell office:value-type="float" office:value="0.472948" calcext:value-type="float">
            <text:p>0.472948</text:p>
          </table:table-cell>
          <table:table-cell office:value-type="float" office:value="0.954483" calcext:value-type="float">
            <text:p>0.954483</text:p>
          </table:table-cell>
          <table:table-cell table:style-name="ce1" office:value-type="float" office:value="0.4687" calcext:value-type="float">
            <text:p>4.69E-01</text:p>
          </table:table-cell>
          <table:table-cell office:value-type="float" office:value="0.252377" calcext:value-type="float">
            <text:p>2.52E-01</text:p>
          </table:table-cell>
          <table:table-cell table:number-columns-repeated="2" office:value-type="float" office:value="1.0305" calcext:value-type="float">
            <text:p>1.0305</text:p>
          </table:table-cell>
          <table:table-cell table:style-name="ce1" office:value-type="float" office:value="0.22573" calcext:value-type="float">
            <text:p>2.26E-01</text:p>
          </table:table-cell>
          <table:table-cell office:value-type="float" office:value="-0.924571" calcext:value-type="float">
            <text:p>-0.924571</text:p>
          </table:table-cell>
          <table:table-cell table:style-name="ce1" office:value-type="float" office:value="-5.38631" calcext:value-type="float">
            <text:p>-5.39E+00</text:p>
          </table:table-cell>
          <table:table-cell table:number-columns-repeated="22"/>
          <table:table-cell table:formula="of:=[.AT25]+1" office:value-type="date" office:date-value="2020-03-19" calcext:value-type="date">
            <text:p>19/03/20</text:p>
          </table:table-cell>
          <table:table-cell table:formula="of:=AVERAGE([.S23:.S29])" office:value-type="float" office:value="1.07520142857143" calcext:value-type="float">
            <text:p>1.07520142857143</text:p>
          </table:table-cell>
          <table:table-cell table:formula="of:=[.P26]" office:value-type="float" office:value="0.954483" calcext:value-type="float">
            <text:p>0.954483</text:p>
          </table:table-cell>
          <table:table-cell table:formula="of:=AVERAGE([.R23:.R29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221.82" calcext:value-type="float">
            <text:p>1221.82</text:p>
          </table:table-cell>
          <table:table-cell office:value-type="float" office:value="905.551" calcext:value-type="float">
            <text:p>905.551</text:p>
          </table:table-cell>
          <table:table-cell office:value-type="float" office:value="0.180675" calcext:value-type="float">
            <text:p>0.180675</text:p>
          </table:table-cell>
          <table:table-cell office:value-type="float" office:value="-307.449" calcext:value-type="float">
            <text:p>-307.44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78711" calcext:value-type="float">
            <text:p>0.278711</text:p>
          </table:table-cell>
          <table:table-cell office:value-type="float" office:value="0.633047" calcext:value-type="float">
            <text:p>0.633047</text:p>
          </table:table-cell>
          <table:table-cell office:value-type="float" office:value="0.278711" calcext:value-type="float">
            <text:p>0.278711</text:p>
          </table:table-cell>
          <table:table-cell office:value-type="float" office:value="0.633047" calcext:value-type="float">
            <text:p>0.633047</text:p>
          </table:table-cell>
          <table:table-cell office:value-type="float" office:value="0.88192" calcext:value-type="float">
            <text:p>0.88192</text:p>
          </table:table-cell>
          <table:table-cell table:style-name="ce1" office:value-type="float" office:value="0.334641" calcext:value-type="float">
            <text:p>3.35E-01</text:p>
          </table:table-cell>
          <table:table-cell office:value-type="float" office:value="0.180191" calcext:value-type="float">
            <text:p>1.80E-01</text:p>
          </table:table-cell>
          <table:table-cell table:number-columns-repeated="2" office:value-type="float" office:value="1.0911" calcext:value-type="float">
            <text:p>1.0911</text:p>
          </table:table-cell>
          <table:table-cell table:style-name="ce1" office:value-type="float" office:value="0.234455" calcext:value-type="float">
            <text:p>2.34E-01</text:p>
          </table:table-cell>
          <table:table-cell office:value-type="float" office:value="-0.909504" calcext:value-type="float">
            <text:p>-0.909504</text:p>
          </table:table-cell>
          <table:table-cell table:style-name="ce1" office:value-type="float" office:value="-7.759" calcext:value-type="float">
            <text:p>-7.76E+00</text:p>
          </table:table-cell>
          <table:table-cell table:number-columns-repeated="22"/>
          <table:table-cell table:formula="of:=[.AT26]+1" office:value-type="date" office:date-value="2020-03-20" calcext:value-type="date">
            <text:p>20/03/20</text:p>
          </table:table-cell>
          <table:table-cell table:formula="of:=AVERAGE([.S24:.S30])" office:value-type="float" office:value="1.06059557142857" calcext:value-type="float">
            <text:p>1.06059557142857</text:p>
          </table:table-cell>
          <table:table-cell table:formula="of:=[.P27]" office:value-type="float" office:value="0.88192" calcext:value-type="float">
            <text:p>0.88192</text:p>
          </table:table-cell>
          <table:table-cell table:formula="of:=AVERAGE([.R24:.R30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19.18" calcext:value-type="float">
            <text:p>1419.18</text:p>
          </table:table-cell>
          <table:table-cell office:value-type="float" office:value="1119.12" calcext:value-type="float">
            <text:p>1119.12</text:p>
          </table:table-cell>
          <table:table-cell office:value-type="float" office:value="2.11458" calcext:value-type="float">
            <text:p>2.11458</text:p>
          </table:table-cell>
          <table:table-cell office:value-type="float" office:value="-193.885" calcext:value-type="float">
            <text:p>-193.88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345334" calcext:value-type="float">
            <text:p>0.345334</text:p>
          </table:table-cell>
          <table:table-cell office:value-type="float" office:value="0.843419" calcext:value-type="float">
            <text:p>0.843419</text:p>
          </table:table-cell>
          <table:table-cell office:value-type="float" office:value="0.345334" calcext:value-type="float">
            <text:p>0.345334</text:p>
          </table:table-cell>
          <table:table-cell office:value-type="float" office:value="0.843419" calcext:value-type="float">
            <text:p>0.843419</text:p>
          </table:table-cell>
          <table:table-cell office:value-type="float" office:value="0.809357" calcext:value-type="float">
            <text:p>0.809357</text:p>
          </table:table-cell>
          <table:table-cell table:style-name="ce1" office:value-type="float" office:value="0.295871" calcext:value-type="float">
            <text:p>2.96E-01</text:p>
          </table:table-cell>
          <table:table-cell office:value-type="float" office:value="0.159315" calcext:value-type="float">
            <text:p>1.59E-01</text:p>
          </table:table-cell>
          <table:table-cell table:number-columns-repeated="2" office:value-type="float" office:value="1.09627" calcext:value-type="float">
            <text:p>1.09627</text:p>
          </table:table-cell>
          <table:table-cell table:style-name="ce1" office:value-type="float" office:value="0.244882" calcext:value-type="float">
            <text:p>2.45E-01</text:p>
          </table:table-cell>
          <table:table-cell office:value-type="float" office:value="-0.903189" calcext:value-type="float">
            <text:p>-0.903189</text:p>
          </table:table-cell>
          <table:table-cell table:style-name="ce1" office:value-type="float" office:value="-10.1475" calcext:value-type="float">
            <text:p>-1.01E+01</text:p>
          </table:table-cell>
          <table:table-cell table:number-columns-repeated="22"/>
          <table:table-cell table:formula="of:=[.AT27]+1" office:value-type="date" office:date-value="2020-03-21" calcext:value-type="date">
            <text:p>21/03/20</text:p>
          </table:table-cell>
          <table:table-cell table:formula="of:=AVERAGE([.S25:.S31])" office:value-type="float" office:value="1.04293485714286" calcext:value-type="float">
            <text:p>1.04293485714286</text:p>
          </table:table-cell>
          <table:table-cell table:formula="of:=[.P28]" office:value-type="float" office:value="0.809357" calcext:value-type="float">
            <text:p>0.809357</text:p>
          </table:table-cell>
          <table:table-cell table:formula="of:=AVERAGE([.R25:.R31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572.03" calcext:value-type="float">
            <text:p>1572.03</text:p>
          </table:table-cell>
          <table:table-cell office:value-type="float" office:value="1390.07" calcext:value-type="float">
            <text:p>1390.07</text:p>
          </table:table-cell>
          <table:table-cell office:value-type="float" office:value="2.9344" calcext:value-type="float">
            <text:p>2.9344</text:p>
          </table:table-cell>
          <table:table-cell office:value-type="float" office:value="-27.9319" calcext:value-type="float">
            <text:p>-27.93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415344" calcext:value-type="float">
            <text:p>0.415344</text:p>
          </table:table-cell>
          <table:table-cell office:value-type="float" office:value="1.13195" calcext:value-type="float">
            <text:p>1.13195</text:p>
          </table:table-cell>
          <table:table-cell office:value-type="float" office:value="-0.584656" calcext:value-type="float">
            <text:p>-0.584656</text:p>
          </table:table-cell>
          <table:table-cell office:value-type="float" office:value="0.131949" calcext:value-type="float">
            <text:p>0.131949</text:p>
          </table:table-cell>
          <table:table-cell office:value-type="float" office:value="0.736795" calcext:value-type="float">
            <text:p>0.736795</text:p>
          </table:table-cell>
          <table:table-cell table:style-name="ce1" office:value-type="float" office:value="0.301352" calcext:value-type="float">
            <text:p>3.01E-01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1.07486" calcext:value-type="float">
            <text:p>1.07486</text:p>
          </table:table-cell>
          <table:table-cell table:style-name="ce1" office:value-type="float" office:value="0.257279" calcext:value-type="float">
            <text:p>2.57E-01</text:p>
          </table:table-cell>
          <table:table-cell office:value-type="float" office:value="-0.902419" calcext:value-type="float">
            <text:p>-0.902419</text:p>
          </table:table-cell>
          <table:table-cell table:style-name="ce1" office:value-type="float" office:value="-5.7946" calcext:value-type="float">
            <text:p>-5.79E+00</text:p>
          </table:table-cell>
          <table:table-cell table:number-columns-repeated="22"/>
          <table:table-cell table:formula="of:=[.AT28]+1" office:value-type="date" office:date-value="2020-03-22" calcext:value-type="date">
            <text:p>22/03/20</text:p>
          </table:table-cell>
          <table:table-cell table:formula="of:=AVERAGE([.S26:.S32])" office:value-type="float" office:value="1.02438214285714" calcext:value-type="float">
            <text:p>1.02438214285714</text:p>
          </table:table-cell>
          <table:table-cell table:formula="of:=[.P29]" office:value-type="float" office:value="0.736795" calcext:value-type="float">
            <text:p>0.736795</text:p>
          </table:table-cell>
          <table:table-cell table:formula="of:=AVERAGE([.R26:.R32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713.49" calcext:value-type="float">
            <text:p>1713.49</text:p>
          </table:table-cell>
          <table:table-cell office:value-type="float" office:value="1717.4" calcext:value-type="float">
            <text:p>1717.4</text:p>
          </table:table-cell>
          <table:table-cell office:value-type="float" office:value="0.426387" calcext:value-type="float">
            <text:p>0.426387</text:p>
          </table:table-cell>
          <table:table-cell office:value-type="float" office:value="27.395" calcext:value-type="float">
            <text:p>27.39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.17934" calcext:value-type="float">
            <text:p>1.17934</text:p>
          </table:table-cell>
          <table:table-cell office:value-type="float" office:value="1.50439" calcext:value-type="float">
            <text:p>1.50439</text:p>
          </table:table-cell>
          <table:table-cell office:value-type="float" office:value="0.179335" calcext:value-type="float">
            <text:p>0.179335</text:p>
          </table:table-cell>
          <table:table-cell office:value-type="float" office:value="0.504387" calcext:value-type="float">
            <text:p>0.504387</text:p>
          </table:table-cell>
          <table:table-cell office:value-type="float" office:value="0.664232" calcext:value-type="float">
            <text:p>0.664232</text:p>
          </table:table-cell>
          <table:table-cell table:style-name="ce1" office:value-type="float" office:value="0.402051" calcext:value-type="float">
            <text:p>4.02E-0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0.997179" calcext:value-type="float">
            <text:p>0.997179</text:p>
          </table:table-cell>
          <table:table-cell table:style-name="ce1" office:value-type="float" office:value="0.272459" calcext:value-type="float">
            <text:p>2.72E-01</text:p>
          </table:table-cell>
          <table:table-cell office:value-type="float" office:value="-0.91436" calcext:value-type="float">
            <text:p>-0.91436</text:p>
          </table:table-cell>
          <table:table-cell table:style-name="ce1" office:value-type="float" office:value="-7.67034" calcext:value-type="float">
            <text:p>-7.67E+00</text:p>
          </table:table-cell>
          <table:table-cell table:number-columns-repeated="22"/>
          <table:table-cell table:formula="of:=[.AT29]+1" office:value-type="date" office:date-value="2020-03-23" calcext:value-type="date">
            <text:p>23/03/20</text:p>
          </table:table-cell>
          <table:table-cell table:formula="of:=AVERAGE([.S27:.S33])" office:value-type="float" office:value="1.00477328571429" calcext:value-type="float">
            <text:p>1.00477328571429</text:p>
          </table:table-cell>
          <table:table-cell table:formula="of:=[.P30]" office:value-type="float" office:value="0.664232" calcext:value-type="float">
            <text:p>0.664232</text:p>
          </table:table-cell>
          <table:table-cell table:formula="of:=AVERAGE([.R27:.R33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51.79" calcext:value-type="float">
            <text:p>1951.79</text:p>
          </table:table-cell>
          <table:table-cell office:value-type="float" office:value="2086.66" calcext:value-type="float">
            <text:p>2086.66</text:p>
          </table:table-cell>
          <table:table-cell office:value-type="float" office:value="-1.00011" calcext:value-type="float">
            <text:p>-1.00011</text:p>
          </table:table-cell>
          <table:table-cell office:value-type="float" office:value="75.6602" calcext:value-type="float">
            <text:p>75.660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.48879" calcext:value-type="float">
            <text:p>1.48879</text:p>
          </table:table-cell>
          <table:table-cell office:value-type="float" office:value="1.93244" calcext:value-type="float">
            <text:p>1.93244</text:p>
          </table:table-cell>
          <table:table-cell office:value-type="float" office:value="-1.51121" calcext:value-type="float">
            <text:p>-1.51121</text:p>
          </table:table-cell>
          <table:table-cell office:value-type="float" office:value="-1.06756" calcext:value-type="float">
            <text:p>-1.06756</text:p>
          </table:table-cell>
          <table:table-cell office:value-type="float" office:value="0.59167" calcext:value-type="float">
            <text:p>0.59167</text:p>
          </table:table-cell>
          <table:table-cell table:style-name="ce1" office:value-type="float" office:value="0.45027" calcext:value-type="float">
            <text:p>4.50E-01</text:p>
          </table:table-cell>
          <table:table-cell table:style-name="Default" office:value-type="float" office:value="0.242453" calcext:value-type="float">
            <text:p>0.242453</text:p>
          </table:table-cell>
          <table:table-cell table:number-columns-repeated="2" office:value-type="float" office:value="0.948985" calcext:value-type="float">
            <text:p>0.948985</text:p>
          </table:table-cell>
          <table:table-cell table:style-name="ce1" office:value-type="float" office:value="0.28971" calcext:value-type="float">
            <text:p>2.90E-01</text:p>
          </table:table-cell>
          <table:table-cell office:value-type="float" office:value="-0.919288" calcext:value-type="float">
            <text:p>-0.919288</text:p>
          </table:table-cell>
          <table:table-cell table:style-name="ce1" office:value-type="float" office:value="-10.4774" calcext:value-type="float">
            <text:p>-1.05E+01</text:p>
          </table:table-cell>
          <table:table-cell table:number-columns-repeated="22"/>
          <table:table-cell table:formula="of:=[.AT30]+1" office:value-type="date" office:date-value="2020-03-24" calcext:value-type="date">
            <text:p>24/03/20</text:p>
          </table:table-cell>
          <table:table-cell table:formula="of:=AVERAGE([.S28:.S34])" office:value-type="float" office:value="0.983968571428571" calcext:value-type="float">
            <text:p>0.983968571428571</text:p>
          </table:table-cell>
          <table:table-cell table:formula="of:=[.P31]" office:value-type="float" office:value="0.59167" calcext:value-type="float">
            <text:p>0.59167</text:p>
          </table:table-cell>
          <table:table-cell table:formula="of:=AVERAGE([.R28:.R34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261.26" calcext:value-type="float">
            <text:p>2261.26</text:p>
          </table:table-cell>
          <table:table-cell office:value-type="float" office:value="2445.05" calcext:value-type="float">
            <text:p>2445.05</text:p>
          </table:table-cell>
          <table:table-cell office:value-type="float" office:value="-0.623861" calcext:value-type="float">
            <text:p>-0.623861</text:p>
          </table:table-cell>
          <table:table-cell office:value-type="float" office:value="145.051" calcext:value-type="float">
            <text:p>145.05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.04546" calcext:value-type="float">
            <text:p>3.04546</text:p>
          </table:table-cell>
          <table:table-cell office:value-type="float" office:value="2.38873" calcext:value-type="float">
            <text:p>2.38873</text:p>
          </table:table-cell>
          <table:table-cell office:value-type="float" office:value="-2.95454" calcext:value-type="float">
            <text:p>-2.95454</text:p>
          </table:table-cell>
          <table:table-cell office:value-type="float" office:value="-3.61127" calcext:value-type="float">
            <text:p>-3.61127</text:p>
          </table:table-cell>
          <table:table-cell office:value-type="float" office:value="0.519107" calcext:value-type="float">
            <text:p>0.519107</text:p>
          </table:table-cell>
          <table:table-cell table:style-name="ce1" office:value-type="float" office:value="0.442393" calcext:value-type="float">
            <text:p>4.42E-01</text:p>
          </table:table-cell>
          <table:table-cell table:style-name="Default" office:value-type="float" office:value="0.238211" calcext:value-type="float">
            <text:p>0.238211</text:p>
          </table:table-cell>
          <table:table-cell table:number-columns-repeated="2" office:value-type="float" office:value="0.931781" calcext:value-type="float">
            <text:p>0.931781</text:p>
          </table:table-cell>
          <table:table-cell table:style-name="ce1" office:value-type="float" office:value="0.310176" calcext:value-type="float">
            <text:p>3.10E-01</text:p>
          </table:table-cell>
          <table:table-cell office:value-type="float" office:value="-0.917727" calcext:value-type="float">
            <text:p>-0.917727</text:p>
          </table:table-cell>
          <table:table-cell table:style-name="ce1" office:value-type="float" office:value="-11.5269" calcext:value-type="float">
            <text:p>-1.15E+01</text:p>
          </table:table-cell>
          <table:table-cell table:number-columns-repeated="22"/>
          <table:table-cell table:formula="of:=[.AT31]+1" office:value-type="date" office:date-value="2020-03-25" calcext:value-type="date">
            <text:p>25/03/20</text:p>
          </table:table-cell>
          <table:table-cell table:formula="of:=AVERAGE([.S29:.S35])" office:value-type="float" office:value="0.961650571428571" calcext:value-type="float">
            <text:p>0.961650571428571</text:p>
          </table:table-cell>
          <table:table-cell table:formula="of:=[.P32]" office:value-type="float" office:value="0.519107" calcext:value-type="float">
            <text:p>0.519107</text:p>
          </table:table-cell>
          <table:table-cell table:formula="of:=AVERAGE([.R29:.R35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578.01" calcext:value-type="float">
            <text:p>2578.01</text:p>
          </table:table-cell>
          <table:table-cell office:value-type="float" office:value="2773.25" calcext:value-type="float">
            <text:p>2773.25</text:p>
          </table:table-cell>
          <table:table-cell office:value-type="float" office:value="-1.3003" calcext:value-type="float">
            <text:p>-1.3003</text:p>
          </table:table-cell>
          <table:table-cell office:value-type="float" office:value="113.25" calcext:value-type="float">
            <text:p>113.2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.68452" calcext:value-type="float">
            <text:p>5.68452</text:p>
          </table:table-cell>
          <table:table-cell office:value-type="float" office:value="2.87837" calcext:value-type="float">
            <text:p>2.87837</text:p>
          </table:table-cell>
          <table:table-cell office:value-type="float" office:value="-3.31548" calcext:value-type="float">
            <text:p>-3.31548</text:p>
          </table:table-cell>
          <table:table-cell office:value-type="float" office:value="-6.12163" calcext:value-type="float">
            <text:p>-6.12163</text:p>
          </table:table-cell>
          <table:table-cell office:value-type="float" office:value="0.446544" calcext:value-type="float">
            <text:p>0.446544</text:p>
          </table:table-cell>
          <table:table-cell table:style-name="ce1" office:value-type="float" office:value="0.4687" calcext:value-type="float">
            <text:p>4.69E-01</text:p>
          </table:table-cell>
          <table:table-cell table:style-name="Default" office:value-type="float" office:value="0.252377" calcext:value-type="float">
            <text:p>0.252377</text:p>
          </table:table-cell>
          <table:table-cell table:number-columns-repeated="2" office:value-type="float" office:value="0.893238" calcext:value-type="float">
            <text:p>0.893238</text:p>
          </table:table-cell>
          <table:table-cell table:style-name="ce1" office:value-type="float" office:value="0.335577" calcext:value-type="float">
            <text:p>3.36E-01</text:p>
          </table:table-cell>
          <table:table-cell office:value-type="float" office:value="-0.920572" calcext:value-type="float">
            <text:p>-0.920572</text:p>
          </table:table-cell>
          <table:table-cell table:style-name="ce1" office:value-type="float" office:value="-6.43206" calcext:value-type="float">
            <text:p>-6.43E+00</text:p>
          </table:table-cell>
          <table:table-cell table:number-columns-repeated="22"/>
          <table:table-cell table:formula="of:=[.AT32]+1" office:value-type="date" office:date-value="2020-03-26" calcext:value-type="date">
            <text:p>26/03/20</text:p>
          </table:table-cell>
          <table:table-cell table:formula="of:=AVERAGE([.S30:.S36])" office:value-type="float" office:value="0.943077" calcext:value-type="float">
            <text:p>0.943077</text:p>
          </table:table-cell>
          <table:table-cell table:formula="of:=[.P33]" office:value-type="float" office:value="0.446544" calcext:value-type="float">
            <text:p>0.446544</text:p>
          </table:table-cell>
          <table:table-cell table:formula="of:=AVERAGE([.R30:.R36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2936.83" calcext:value-type="float">
            <text:p>2936.83</text:p>
          </table:table-cell>
          <table:table-cell office:value-type="float" office:value="3102.24" calcext:value-type="float">
            <text:p>3102.24</text:p>
          </table:table-cell>
          <table:table-cell office:value-type="float" office:value="-0.693199" calcext:value-type="float">
            <text:p>-0.693199</text:p>
          </table:table-cell>
          <table:table-cell office:value-type="float" office:value="121.244" calcext:value-type="float">
            <text:p>121.24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8.67563" calcext:value-type="float">
            <text:p>8.67563</text:p>
          </table:table-cell>
          <table:table-cell office:value-type="float" office:value="3.42143" calcext:value-type="float">
            <text:p>3.42143</text:p>
          </table:table-cell>
          <table:table-cell office:value-type="float" office:value="-0.324369" calcext:value-type="float">
            <text:p>-0.324369</text:p>
          </table:table-cell>
          <table:table-cell office:value-type="float" office:value="-5.57857" calcext:value-type="float">
            <text:p>-5.57857</text:p>
          </table:table-cell>
          <table:table-cell office:value-type="float" office:value="0.373982" calcext:value-type="float">
            <text:p>0.373982</text:p>
          </table:table-cell>
          <table:table-cell table:style-name="ce1" office:value-type="float" office:value="0.334641" calcext:value-type="float">
            <text:p>3.35E-01</text:p>
          </table:table-cell>
          <table:table-cell table:style-name="Default" office:value-type="float" office:value="0.180191" calcext:value-type="float">
            <text:p>0.180191</text:p>
          </table:table-cell>
          <table:table-cell table:number-columns-repeated="2" office:value-type="float" office:value="0.945467" calcext:value-type="float">
            <text:p>0.945467</text:p>
          </table:table-cell>
          <table:table-cell table:style-name="ce1" office:value-type="float" office:value="0.367549" calcext:value-type="float">
            <text:p>3.68E-01</text:p>
          </table:table-cell>
          <table:table-cell office:value-type="float" office:value="-0.90002" calcext:value-type="float">
            <text:p>-0.90002</text:p>
          </table:table-cell>
          <table:table-cell table:style-name="ce1" office:value-type="float" office:value="-6.80754" calcext:value-type="float">
            <text:p>-6.81E+00</text:p>
          </table:table-cell>
          <table:table-cell table:number-columns-repeated="22"/>
          <table:table-cell table:formula="of:=[.AT33]+1" office:value-type="date" office:date-value="2020-03-27" calcext:value-type="date">
            <text:p>27/03/20</text:p>
          </table:table-cell>
          <table:table-cell table:formula="of:=AVERAGE([.S31:.S37])" office:value-type="float" office:value="0.928317" calcext:value-type="float">
            <text:p>0.928317</text:p>
          </table:table-cell>
          <table:table-cell table:formula="of:=[.P34]" office:value-type="float" office:value="0.373982" calcext:value-type="float">
            <text:p>0.373982</text:p>
          </table:table-cell>
          <table:table-cell table:formula="of:=AVERAGE([.R31:.R37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3237.04" calcext:value-type="float">
            <text:p>3237.04</text:p>
          </table:table-cell>
          <table:table-cell office:value-type="float" office:value="3263.77" calcext:value-type="float">
            <text:p>3263.77</text:p>
          </table:table-cell>
          <table:table-cell office:value-type="float" office:value="0.421266" calcext:value-type="float">
            <text:p>0.421266</text:p>
          </table:table-cell>
          <table:table-cell office:value-type="float" office:value="52.7731" calcext:value-type="float">
            <text:p>52.773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.71038" calcext:value-type="float">
            <text:p>9.71038</text:p>
          </table:table-cell>
          <table:table-cell office:value-type="float" office:value="3.92496" calcext:value-type="float">
            <text:p>3.92496</text:p>
          </table:table-cell>
          <table:table-cell office:value-type="float" office:value="-1.28962" calcext:value-type="float">
            <text:p>-1.28962</text:p>
          </table:table-cell>
          <table:table-cell office:value-type="float" office:value="-7.07504" calcext:value-type="float">
            <text:p>-7.07504</text:p>
          </table:table-cell>
          <table:table-cell office:value-type="float" office:value="0.301419" calcext:value-type="float">
            <text:p>0.301419</text:p>
          </table:table-cell>
          <table:table-cell table:style-name="ce1" office:value-type="float" office:value="0.295871" calcext:value-type="float">
            <text:p>2.96E-01</text:p>
          </table:table-cell>
          <table:table-cell table:style-name="Default" office:value-type="float" office:value="0.159315" calcext:value-type="float">
            <text:p>0.159315</text:p>
          </table:table-cell>
          <table:table-cell table:number-columns-repeated="2" office:value-type="float" office:value="0.940044" calcext:value-type="float">
            <text:p>0.940044</text:p>
          </table:table-cell>
          <table:table-cell table:style-name="ce1" office:value-type="float" office:value="0.411079" calcext:value-type="float">
            <text:p>4.11E-01</text:p>
          </table:table-cell>
          <table:table-cell office:value-type="float" office:value="-0.891102" calcext:value-type="float">
            <text:p>-0.891102</text:p>
          </table:table-cell>
          <table:table-cell table:style-name="ce1" office:value-type="float" office:value="-13.8595" calcext:value-type="float">
            <text:p>-1.39E+01</text:p>
          </table:table-cell>
          <table:table-cell table:number-columns-repeated="22"/>
          <table:table-cell table:formula="of:=[.AT34]+1" office:value-type="date" office:date-value="2020-03-28" calcext:value-type="date">
            <text:p>28/03/20</text:p>
          </table:table-cell>
          <table:table-cell table:formula="of:=AVERAGE([.S32:.S38])" office:value-type="float" office:value="0.917539857142857" calcext:value-type="float">
            <text:p>0.917539857142857</text:p>
          </table:table-cell>
          <table:table-cell table:formula="of:=[.P35]" office:value-type="float" office:value="0.301419" calcext:value-type="float">
            <text:p>0.301419</text:p>
          </table:table-cell>
          <table:table-cell table:formula="of:=AVERAGE([.R32:.R38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485.5" calcext:value-type="float">
            <text:p>3485.5</text:p>
          </table:table-cell>
          <table:table-cell office:value-type="float" office:value="3354.2" calcext:value-type="float">
            <text:p>3354.2</text:p>
          </table:table-cell>
          <table:table-cell office:value-type="float" office:value="2.03778" calcext:value-type="float">
            <text:p>2.03778</text:p>
          </table:table-cell>
          <table:table-cell office:value-type="float" office:value="-5.80205" calcext:value-type="float">
            <text:p>-5.8020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1.5219" calcext:value-type="float">
            <text:p>11.5219</text:p>
          </table:table-cell>
          <table:table-cell office:value-type="float" office:value="5.1099" calcext:value-type="float">
            <text:p>5.1099</text:p>
          </table:table-cell>
          <table:table-cell office:value-type="float" office:value="-4.47811" calcext:value-type="float">
            <text:p>-4.47811</text:p>
          </table:table-cell>
          <table:table-cell office:value-type="float" office:value="-10.8901" calcext:value-type="float">
            <text:p>-10.8901</text:p>
          </table:table-cell>
          <table:table-cell office:value-type="float" office:value="0.321272" calcext:value-type="float">
            <text:p>0.321272</text:p>
          </table:table-cell>
          <table:table-cell table:style-name="ce1" office:value-type="float" office:value="0.301352" calcext:value-type="float">
            <text:p>3.01E-01</text:p>
          </table:table-cell>
          <table:table-cell table:style-name="Default" office:value-type="float" office:value="0.162266" calcext:value-type="float">
            <text:p>0.162266</text:p>
          </table:table-cell>
          <table:table-cell table:number-columns-repeated="2" office:value-type="float" office:value="0.944845" calcext:value-type="float">
            <text:p>0.944845</text:p>
          </table:table-cell>
          <table:table-cell table:style-name="ce1" office:value-type="float" office:value="0.397653" calcext:value-type="float">
            <text:p>3.98E-01</text:p>
          </table:table-cell>
          <table:table-cell office:value-type="float" office:value="-0.892659" calcext:value-type="float">
            <text:p>-0.892659</text:p>
          </table:table-cell>
          <table:table-cell table:style-name="ce1" office:value-type="float" office:value="-19.5421" calcext:value-type="float">
            <text:p>-1.95E+01</text:p>
          </table:table-cell>
          <table:table-cell table:number-columns-repeated="22"/>
          <table:table-cell table:formula="of:=[.AT35]+1" office:value-type="date" office:date-value="2020-03-29" calcext:value-type="date">
            <text:p>29/03/20</text:p>
          </table:table-cell>
          <table:table-cell table:formula="of:=AVERAGE([.S33:.S39])" office:value-type="float" office:value="0.910917428571429" calcext:value-type="float">
            <text:p>0.910917428571429</text:p>
          </table:table-cell>
          <table:table-cell table:formula="of:=[.P36]" office:value-type="float" office:value="0.321272" calcext:value-type="float">
            <text:p>0.321272</text:p>
          </table:table-cell>
          <table:table-cell table:formula="of:=AVERAGE([.R33:.R39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3681.78" calcext:value-type="float">
            <text:p>3681.78</text:p>
          </table:table-cell>
          <table:table-cell office:value-type="float" office:value="3567.21" calcext:value-type="float">
            <text:p>3567.21</text:p>
          </table:table-cell>
          <table:table-cell office:value-type="float" office:value="0.321239" calcext:value-type="float">
            <text:p>0.321239</text:p>
          </table:table-cell>
          <table:table-cell office:value-type="float" office:value="-94.7933" calcext:value-type="float">
            <text:p>-94.793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15.6478" calcext:value-type="float">
            <text:p>15.6478</text:p>
          </table:table-cell>
          <table:table-cell office:value-type="float" office:value="5.97795" calcext:value-type="float">
            <text:p>5.97795</text:p>
          </table:table-cell>
          <table:table-cell office:value-type="float" office:value="-7.35225" calcext:value-type="float">
            <text:p>-7.35225</text:p>
          </table:table-cell>
          <table:table-cell office:value-type="float" office:value="-17.0221" calcext:value-type="float">
            <text:p>-17.0221</text:p>
          </table:table-cell>
          <table:table-cell office:value-type="float" office:value="0.341125" calcext:value-type="float">
            <text:p>0.341125</text:p>
          </table:table-cell>
          <table:table-cell table:style-name="ce1" office:value-type="float" office:value="0.402051" calcext:value-type="float">
            <text:p>4.02E-01</text:p>
          </table:table-cell>
          <table:table-cell table:style-name="Default" office:value-type="float" office:value="0.216489" calcext:value-type="float">
            <text:p>0.216489</text:p>
          </table:table-cell>
          <table:table-cell table:number-columns-repeated="2" office:value-type="float" office:value="0.893859" calcext:value-type="float">
            <text:p>0.893859</text:p>
          </table:table-cell>
          <table:table-cell table:style-name="ce1" office:value-type="float" office:value="0.3859" calcext:value-type="float">
            <text:p>3.86E-01</text:p>
          </table:table-cell>
          <table:table-cell office:value-type="float" office:value="-0.911004" calcext:value-type="float">
            <text:p>-0.911004</text:p>
          </table:table-cell>
          <table:table-cell table:style-name="ce1" office:value-type="float" office:value="-24.8621" calcext:value-type="float">
            <text:p>-2.49E+01</text:p>
          </table:table-cell>
          <table:table-cell table:number-columns-repeated="22"/>
          <table:table-cell table:formula="of:=[.AT36]+1" office:value-type="date" office:date-value="2020-03-30" calcext:value-type="date">
            <text:p>30/03/20</text:p>
          </table:table-cell>
          <table:table-cell table:formula="of:=AVERAGE([.S34:.S40])" office:value-type="float" office:value="0.908656857142857" calcext:value-type="float">
            <text:p>0.908656857142857</text:p>
          </table:table-cell>
          <table:table-cell table:formula="of:=[.P37]" office:value-type="float" office:value="0.341125" calcext:value-type="float">
            <text:p>0.341125</text:p>
          </table:table-cell>
          <table:table-cell table:formula="of:=AVERAGE([.R34:.R40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3937.79" calcext:value-type="float">
            <text:p>3937.79</text:p>
          </table:table-cell>
          <table:table-cell office:value-type="float" office:value="3881.8" calcext:value-type="float">
            <text:p>3881.8</text:p>
          </table:table-cell>
          <table:table-cell office:value-type="float" office:value="-0.923594" calcext:value-type="float">
            <text:p>-0.923594</text:p>
          </table:table-cell>
          <table:table-cell office:value-type="float" office:value="-113.202" calcext:value-type="float">
            <text:p>-113.202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1.8918" calcext:value-type="float">
            <text:p>21.8918</text:p>
          </table:table-cell>
          <table:table-cell office:value-type="float" office:value="8.20576" calcext:value-type="float">
            <text:p>8.20576</text:p>
          </table:table-cell>
          <table:table-cell office:value-type="float" office:value="-9.10816" calcext:value-type="float">
            <text:p>-9.10816</text:p>
          </table:table-cell>
          <table:table-cell office:value-type="float" office:value="-22.7942" calcext:value-type="float">
            <text:p>-22.7942</text:p>
          </table:table-cell>
          <table:table-cell office:value-type="float" office:value="0.360978" calcext:value-type="float">
            <text:p>0.360978</text:p>
          </table:table-cell>
          <table:table-cell table:style-name="ce1" office:value-type="float" office:value="0.45027" calcext:value-type="float">
            <text:p>4.50E-01</text:p>
          </table:table-cell>
          <table:table-cell table:style-name="Default" office:value-type="float" office:value="0.242453" calcext:value-type="float">
            <text:p>0.242453</text:p>
          </table:table-cell>
          <table:table-cell table:number-columns-repeated="2" office:value-type="float" office:value="0.873545" calcext:value-type="float">
            <text:p>0.873545</text:p>
          </table:table-cell>
          <table:table-cell table:style-name="ce1" office:value-type="float" office:value="0.374749" calcext:value-type="float">
            <text:p>3.75E-01</text:p>
          </table:table-cell>
          <table:table-cell office:value-type="float" office:value="-0.9181" calcext:value-type="float">
            <text:p>-0.9181</text:p>
          </table:table-cell>
          <table:table-cell table:style-name="ce1" office:value-type="float" office:value="-24.4163" calcext:value-type="float">
            <text:p>-2.44E+01</text:p>
          </table:table-cell>
          <table:table-cell table:number-columns-repeated="22"/>
          <table:table-cell table:formula="of:=[.AT37]+1" office:value-type="date" office:date-value="2020-03-31" calcext:value-type="date">
            <text:p>31/03/20</text:p>
          </table:table-cell>
          <table:table-cell table:formula="of:=AVERAGE([.S35:.S41])" office:value-type="float" office:value="0.911026428571429" calcext:value-type="float">
            <text:p>0.911026428571429</text:p>
          </table:table-cell>
          <table:table-cell table:formula="of:=[.P38]" office:value-type="float" office:value="0.360978" calcext:value-type="float">
            <text:p>0.360978</text:p>
          </table:table-cell>
          <table:table-cell table:formula="of:=AVERAGE([.R35:.R41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4220.48" calcext:value-type="float">
            <text:p>4220.48</text:p>
          </table:table-cell>
          <table:table-cell office:value-type="float" office:value="4176.56" calcext:value-type="float">
            <text:p>4176.56</text:p>
          </table:table-cell>
          <table:table-cell office:value-type="float" office:value="-0.743094" calcext:value-type="float">
            <text:p>-0.743094</text:p>
          </table:table-cell>
          <table:table-cell office:value-type="float" office:value="-88.4429" calcext:value-type="float">
            <text:p>-88.442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29.4842" calcext:value-type="float">
            <text:p>29.4842</text:p>
          </table:table-cell>
          <table:table-cell office:value-type="float" office:value="11.5446" calcext:value-type="float">
            <text:p>11.5446</text:p>
          </table:table-cell>
          <table:table-cell office:value-type="float" office:value="-9.5158" calcext:value-type="float">
            <text:p>-9.5158</text:p>
          </table:table-cell>
          <table:table-cell office:value-type="float" office:value="-27.4554" calcext:value-type="float">
            <text:p>-27.4554</text:p>
          </table:table-cell>
          <table:table-cell office:value-type="float" office:value="0.38083" calcext:value-type="float">
            <text:p>0.38083</text:p>
          </table:table-cell>
          <table:table-cell table:style-name="ce1" office:value-type="float" office:value="0.442393" calcext:value-type="float">
            <text:p>4.42E-01</text:p>
          </table:table-cell>
          <table:table-cell table:style-name="Default" office:value-type="float" office:value="0.238211" calcext:value-type="float">
            <text:p>0.238211</text:p>
          </table:table-cell>
          <table:table-cell table:number-columns-repeated="2" office:value-type="float" office:value="0.885424" calcext:value-type="float">
            <text:p>0.885424</text:p>
          </table:table-cell>
          <table:table-cell table:style-name="ce1" office:value-type="float" office:value="0.364493" calcext:value-type="float">
            <text:p>3.64E-01</text:p>
          </table:table-cell>
          <table:table-cell office:value-type="float" office:value="-0.917004" calcext:value-type="float">
            <text:p>-0.917004</text:p>
          </table:table-cell>
          <table:table-cell table:style-name="ce1" office:value-type="float" office:value="-13.9445" calcext:value-type="float">
            <text:p>-1.39E+01</text:p>
          </table:table-cell>
          <table:table-cell table:number-columns-repeated="22"/>
          <table:table-cell table:formula="of:=[.AT38]+1" office:value-type="date" office:date-value="2020-04-01" calcext:value-type="date">
            <text:p>01/04/20</text:p>
          </table:table-cell>
          <table:table-cell table:formula="of:=AVERAGE([.S36:.S42])" office:value-type="float" office:value="0.918382571428571" calcext:value-type="float">
            <text:p>0.918382571428571</text:p>
          </table:table-cell>
          <table:table-cell table:formula="of:=[.P39]" office:value-type="float" office:value="0.38083" calcext:value-type="float">
            <text:p>0.38083</text:p>
          </table:table-cell>
          <table:table-cell table:formula="of:=AVERAGE([.R36:.R42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4479.08" calcext:value-type="float">
            <text:p>4479.08</text:p>
          </table:table-cell>
          <table:table-cell office:value-type="float" office:value="4494.33" calcext:value-type="float">
            <text:p>4494.33</text:p>
          </table:table-cell>
          <table:table-cell office:value-type="float" office:value="-0.176405" calcext:value-type="float">
            <text:p>-0.176405</text:p>
          </table:table-cell>
          <table:table-cell office:value-type="float" office:value="5.33334" calcext:value-type="float">
            <text:p>5.3333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37.4894" calcext:value-type="float">
            <text:p>37.4894</text:p>
          </table:table-cell>
          <table:table-cell office:value-type="float" office:value="15.3174" calcext:value-type="float">
            <text:p>15.3174</text:p>
          </table:table-cell>
          <table:table-cell office:value-type="float" office:value="-6.51059" calcext:value-type="float">
            <text:p>-6.51059</text:p>
          </table:table-cell>
          <table:table-cell office:value-type="float" office:value="-28.6826" calcext:value-type="float">
            <text:p>-28.6826</text:p>
          </table:table-cell>
          <table:table-cell office:value-type="float" office:value="0.400683" calcext:value-type="float">
            <text:p>0.400683</text:p>
          </table:table-cell>
          <table:table-cell table:style-name="ce1" office:value-type="float" office:value="0.4687" calcext:value-type="float">
            <text:p>4.69E-01</text:p>
          </table:table-cell>
          <table:table-cell table:style-name="Default" office:value-type="float" office:value="0.252377" calcext:value-type="float">
            <text:p>0.252377</text:p>
          </table:table-cell>
          <table:table-cell table:number-columns-repeated="2" office:value-type="float" office:value="0.877414" calcext:value-type="float">
            <text:p>0.877414</text:p>
          </table:table-cell>
          <table:table-cell table:style-name="ce1" office:value-type="float" office:value="0.355012" calcext:value-type="float">
            <text:p>3.55E-01</text:p>
          </table:table-cell>
          <table:table-cell office:value-type="float" office:value="-0.920506" calcext:value-type="float">
            <text:p>-0.920506</text:p>
          </table:table-cell>
          <table:table-cell table:style-name="ce1" office:value-type="float" office:value="-20.978" calcext:value-type="float">
            <text:p>-2.10E+01</text:p>
          </table:table-cell>
          <table:table-cell table:number-columns-repeated="22"/>
          <table:table-cell table:formula="of:=[.AT39]+1" office:value-type="date" office:date-value="2020-04-02" calcext:value-type="date">
            <text:p>02/04/20</text:p>
          </table:table-cell>
          <table:table-cell table:formula="of:=AVERAGE([.S37:.S43])" office:value-type="float" office:value="0.925538142857143" calcext:value-type="float">
            <text:p>0.925538142857143</text:p>
          </table:table-cell>
          <table:table-cell table:formula="of:=[.P40]" office:value-type="float" office:value="0.400683" calcext:value-type="float">
            <text:p>0.400683</text:p>
          </table:table-cell>
          <table:table-cell table:formula="of:=AVERAGE([.R37:.R43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4711.25" calcext:value-type="float">
            <text:p>4711.25</text:p>
          </table:table-cell>
          <table:table-cell office:value-type="float" office:value="4762.87" calcext:value-type="float">
            <text:p>4762.87</text:p>
          </table:table-cell>
          <table:table-cell office:value-type="float" office:value="0.0426225" calcext:value-type="float">
            <text:p>0.0426225</text:p>
          </table:table-cell>
          <table:table-cell office:value-type="float" office:value="53.8728" calcext:value-type="float">
            <text:p>53.8728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43.5386" calcext:value-type="float">
            <text:p>43.5386</text:p>
          </table:table-cell>
          <table:table-cell office:value-type="float" office:value="17.1357" calcext:value-type="float">
            <text:p>17.1357</text:p>
          </table:table-cell>
          <table:table-cell office:value-type="float" office:value="-9.46144" calcext:value-type="float">
            <text:p>-9.46144</text:p>
          </table:table-cell>
          <table:table-cell office:value-type="float" office:value="-35.8643" calcext:value-type="float">
            <text:p>-35.8643</text:p>
          </table:table-cell>
          <table:table-cell office:value-type="float" office:value="0.420536" calcext:value-type="float">
            <text:p>0.420536</text:p>
          </table:table-cell>
          <table:table-cell table:style-name="ce1" office:value-type="float" office:value="0.334641" calcext:value-type="float">
            <text:p>3.35E-01</text:p>
          </table:table-cell>
          <table:table-cell table:style-name="Default" office:value-type="float" office:value="0.180191" calcext:value-type="float">
            <text:p>0.180191</text:p>
          </table:table-cell>
          <table:table-cell table:number-columns-repeated="2" office:value-type="float" office:value="0.962054" calcext:value-type="float">
            <text:p>0.962054</text:p>
          </table:table-cell>
          <table:table-cell table:style-name="ce1" office:value-type="float" office:value="0.345645" calcext:value-type="float">
            <text:p>3.46E-01</text:p>
          </table:table-cell>
          <table:table-cell office:value-type="float" office:value="-0.900849" calcext:value-type="float">
            <text:p>-0.900849</text:p>
          </table:table-cell>
          <table:table-cell table:style-name="ce1" office:value-type="float" office:value="-15.0743" calcext:value-type="float">
            <text:p>-1.51E+01</text:p>
          </table:table-cell>
          <table:table-cell table:number-columns-repeated="22"/>
          <table:table-cell table:formula="of:=[.AT40]+1" office:value-type="date" office:date-value="2020-04-03" calcext:value-type="date">
            <text:p>03/04/20</text:p>
          </table:table-cell>
          <table:table-cell table:formula="of:=AVERAGE([.S38:.S44])" office:value-type="float" office:value="0.932521428571429" calcext:value-type="float">
            <text:p>0.932521428571429</text:p>
          </table:table-cell>
          <table:table-cell table:formula="of:=[.P41]" office:value-type="float" office:value="0.420536" calcext:value-type="float">
            <text:p>0.420536</text:p>
          </table:table-cell>
          <table:table-cell table:formula="of:=AVERAGE([.R38:.R44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4895.86" calcext:value-type="float">
            <text:p>4895.86</text:p>
          </table:table-cell>
          <table:table-cell office:value-type="float" office:value="4928.39" calcext:value-type="float">
            <text:p>4928.39</text:p>
          </table:table-cell>
          <table:table-cell office:value-type="float" office:value="1.27794" calcext:value-type="float">
            <text:p>1.27794</text:p>
          </table:table-cell>
          <table:table-cell office:value-type="float" office:value="94.3942" calcext:value-type="float">
            <text:p>94.3942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51.7604" calcext:value-type="float">
            <text:p>51.7604</text:p>
          </table:table-cell>
          <table:table-cell office:value-type="float" office:value="19.6795" calcext:value-type="float">
            <text:p>19.6795</text:p>
          </table:table-cell>
          <table:table-cell office:value-type="float" office:value="-7.23964" calcext:value-type="float">
            <text:p>-7.23964</text:p>
          </table:table-cell>
          <table:table-cell office:value-type="float" office:value="-39.3205" calcext:value-type="float">
            <text:p>-39.3205</text:p>
          </table:table-cell>
          <table:table-cell office:value-type="float" office:value="0.440389" calcext:value-type="float">
            <text:p>0.440389</text:p>
          </table:table-cell>
          <table:table-cell table:style-name="ce1" office:value-type="float" office:value="0.295871" calcext:value-type="float">
            <text:p>2.96E-01</text:p>
          </table:table-cell>
          <table:table-cell office:value-type="float" office:value="0.159315" calcext:value-type="float">
            <text:p>1.59E-01</text:p>
          </table:table-cell>
          <table:table-cell table:number-columns-repeated="2" office:value-type="float" office:value="0.991537" calcext:value-type="float">
            <text:p>0.991537</text:p>
          </table:table-cell>
          <table:table-cell table:style-name="ce1" office:value-type="float" office:value="0.336987" calcext:value-type="float">
            <text:p>3.37E-01</text:p>
          </table:table-cell>
          <table:table-cell office:value-type="float" office:value="-0.894468" calcext:value-type="float">
            <text:p>-0.894468</text:p>
          </table:table-cell>
          <table:table-cell table:style-name="ce1" office:value-type="float" office:value="-18.6188" calcext:value-type="float">
            <text:p>-1.86E+01</text:p>
          </table:table-cell>
          <table:table-cell table:number-columns-repeated="22"/>
          <table:table-cell table:formula="of:=[.AT41]+1" office:value-type="date" office:date-value="2020-04-04" calcext:value-type="date">
            <text:p>04/04/20</text:p>
          </table:table-cell>
          <table:table-cell table:formula="of:=AVERAGE([.S39:.S45])" office:value-type="float" office:value="0.939335" calcext:value-type="float">
            <text:p>0.939335</text:p>
          </table:table-cell>
          <table:table-cell table:formula="of:=[.P42]" office:value-type="float" office:value="0.440389" calcext:value-type="float">
            <text:p>0.440389</text:p>
          </table:table-cell>
          <table:table-cell table:formula="of:=AVERAGE([.R39:.R45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5033.05" calcext:value-type="float">
            <text:p>5033.05</text:p>
          </table:table-cell>
          <table:table-cell office:value-type="float" office:value="5005.26" calcext:value-type="float">
            <text:p>5005.26</text:p>
          </table:table-cell>
          <table:table-cell office:value-type="float" office:value="2.09101" calcext:value-type="float">
            <text:p>2.09101</text:p>
          </table:table-cell>
          <table:table-cell office:value-type="float" office:value="69.2551" calcext:value-type="float">
            <text:p>69.2551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58.5512" calcext:value-type="float">
            <text:p>58.5512</text:p>
          </table:table-cell>
          <table:table-cell office:value-type="float" office:value="24.4423" calcext:value-type="float">
            <text:p>24.4423</text:p>
          </table:table-cell>
          <table:table-cell office:value-type="float" office:value="-8.4488" calcext:value-type="float">
            <text:p>-8.4488</text:p>
          </table:table-cell>
          <table:table-cell office:value-type="float" office:value="-42.5577" calcext:value-type="float">
            <text:p>-42.5577</text:p>
          </table:table-cell>
          <table:table-cell office:value-type="float" office:value="0.460241" calcext:value-type="float">
            <text:p>0.460241</text:p>
          </table:table-cell>
          <table:table-cell table:style-name="ce1" office:value-type="float" office:value="0.301352" calcext:value-type="float">
            <text:p>3.01E-01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0.994934" calcext:value-type="float">
            <text:p>0.994934</text:p>
          </table:table-cell>
          <table:table-cell table:style-name="ce1" office:value-type="float" office:value="0.329336" calcext:value-type="float">
            <text:p>3.29E-01</text:p>
          </table:table-cell>
          <table:table-cell office:value-type="float" office:value="-0.895952" calcext:value-type="float">
            <text:p>-0.895952</text:p>
          </table:table-cell>
          <table:table-cell table:style-name="ce1" office:value-type="float" office:value="-24.6295" calcext:value-type="float">
            <text:p>-2.46E+01</text:p>
          </table:table-cell>
          <table:table-cell table:number-columns-repeated="22"/>
          <table:table-cell table:formula="of:=[.AT42]+1" office:value-type="date" office:date-value="2020-04-05" calcext:value-type="date">
            <text:p>05/04/20</text:p>
          </table:table-cell>
          <table:table-cell table:formula="of:=AVERAGE([.S40:.S46])" office:value-type="float" office:value="0.945988142857143" calcext:value-type="float">
            <text:p>0.945988142857143</text:p>
          </table:table-cell>
          <table:table-cell table:formula="of:=[.P43]" office:value-type="float" office:value="0.460241" calcext:value-type="float">
            <text:p>0.460241</text:p>
          </table:table-cell>
          <table:table-cell table:formula="of:=AVERAGE([.R40:.R46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5145.92" calcext:value-type="float">
            <text:p>5145.92</text:p>
          </table:table-cell>
          <table:table-cell office:value-type="float" office:value="5146.53" calcext:value-type="float">
            <text:p>5146.53</text:p>
          </table:table-cell>
          <table:table-cell office:value-type="float" office:value="-0.200091" calcext:value-type="float">
            <text:p>-0.200091</text:p>
          </table:table-cell>
          <table:table-cell office:value-type="float" office:value="-8.47002" calcext:value-type="float">
            <text:p>-8.47002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66.2868" calcext:value-type="float">
            <text:p>66.2868</text:p>
          </table:table-cell>
          <table:table-cell office:value-type="float" office:value="31.3793" calcext:value-type="float">
            <text:p>31.3793</text:p>
          </table:table-cell>
          <table:table-cell office:value-type="float" office:value="-11.7132" calcext:value-type="float">
            <text:p>-11.7132</text:p>
          </table:table-cell>
          <table:table-cell office:value-type="float" office:value="-46.6207" calcext:value-type="float">
            <text:p>-46.6207</text:p>
          </table:table-cell>
          <table:table-cell office:value-type="float" office:value="0.480094" calcext:value-type="float">
            <text:p>0.480094</text:p>
          </table:table-cell>
          <table:table-cell table:style-name="ce1" office:value-type="float" office:value="0.402051" calcext:value-type="float">
            <text:p>4.02E-0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0.942742" calcext:value-type="float">
            <text:p>0.942742</text:p>
          </table:table-cell>
          <table:table-cell table:style-name="ce1" office:value-type="float" office:value="0.322923" calcext:value-type="float">
            <text:p>3.23E-01</text:p>
          </table:table-cell>
          <table:table-cell office:value-type="float" office:value="-0.912069" calcext:value-type="float">
            <text:p>-0.912069</text:p>
          </table:table-cell>
          <table:table-cell table:style-name="ce1" office:value-type="float" office:value="-23.9477" calcext:value-type="float">
            <text:p>-2.39E+01</text:p>
          </table:table-cell>
          <table:table-cell table:number-columns-repeated="22"/>
          <table:table-cell table:formula="of:=[.AT43]+1" office:value-type="date" office:date-value="2020-04-06" calcext:value-type="date">
            <text:p>06/04/20</text:p>
          </table:table-cell>
          <table:table-cell table:formula="of:=AVERAGE([.S41:.S47])" office:value-type="float" office:value="0.951483428571429" calcext:value-type="float">
            <text:p>0.951483428571429</text:p>
          </table:table-cell>
          <table:table-cell table:formula="of:=[.P44]" office:value-type="float" office:value="0.480094" calcext:value-type="float">
            <text:p>0.480094</text:p>
          </table:table-cell>
          <table:table-cell table:formula="of:=AVERAGE([.R41:.R47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5308.86" calcext:value-type="float">
            <text:p>5308.86</text:p>
          </table:table-cell>
          <table:table-cell office:value-type="float" office:value="5345.54" calcext:value-type="float">
            <text:p>5345.54</text:p>
          </table:table-cell>
          <table:table-cell office:value-type="float" office:value="-1.10727" calcext:value-type="float">
            <text:p>-1.10727</text:p>
          </table:table-cell>
          <table:table-cell office:value-type="float" office:value="-13.4556" calcext:value-type="float">
            <text:p>-13.4556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76.4044" calcext:value-type="float">
            <text:p>76.4044</text:p>
          </table:table-cell>
          <table:table-cell office:value-type="float" office:value="39.6992" calcext:value-type="float">
            <text:p>39.6992</text:p>
          </table:table-cell>
          <table:table-cell office:value-type="float" office:value="-11.5956" calcext:value-type="float">
            <text:p>-11.5956</text:p>
          </table:table-cell>
          <table:table-cell office:value-type="float" office:value="-48.3008" calcext:value-type="float">
            <text:p>-48.3008</text:p>
          </table:table-cell>
          <table:table-cell office:value-type="float" office:value="0.499947" calcext:value-type="float">
            <text:p>0.499947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0.92124" calcext:value-type="float">
            <text:p>0.92124</text:p>
          </table:table-cell>
          <table:table-cell table:style-name="ce1" office:value-type="float" office:value="0.316353" calcext:value-type="float">
            <text:p>3.16E-01</text:p>
          </table:table-cell>
          <table:table-cell office:value-type="float" office:value="-0.918559" calcext:value-type="float">
            <text:p>-0.918559</text:p>
          </table:table-cell>
          <table:table-cell table:style-name="ce1" office:value-type="float" office:value="-27.189" calcext:value-type="float">
            <text:p>-2.72E+01</text:p>
          </table:table-cell>
          <table:table-cell table:number-columns-repeated="22"/>
          <table:table-cell table:formula="of:=[.AT44]+1" office:value-type="date" office:date-value="2020-04-07" calcext:value-type="date">
            <text:p>07/04/20</text:p>
          </table:table-cell>
          <table:table-cell table:formula="of:=AVERAGE([.S42:.S48])" office:value-type="float" office:value="0.955836428571428" calcext:value-type="float">
            <text:p>0.955836428571428</text:p>
          </table:table-cell>
          <table:table-cell table:formula="of:=[.P45]" office:value-type="float" office:value="0.499947" calcext:value-type="float">
            <text:p>0.499947</text:p>
          </table:table-cell>
          <table:table-cell table:formula="of:=AVERAGE([.R42:.R48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5487.72" calcext:value-type="float">
            <text:p>5487.72</text:p>
          </table:table-cell>
          <table:table-cell office:value-type="float" office:value="5538.38" calcext:value-type="float">
            <text:p>5538.38</text:p>
          </table:table-cell>
          <table:table-cell office:value-type="float" office:value="-2.07056" calcext:value-type="float">
            <text:p>-2.07056</text:p>
          </table:table-cell>
          <table:table-cell office:value-type="float" office:value="-40.6202" calcext:value-type="float">
            <text:p>-40.6202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86.5377" calcext:value-type="float">
            <text:p>86.5377</text:p>
          </table:table-cell>
          <table:table-cell office:value-type="float" office:value="48.3977" calcext:value-type="float">
            <text:p>48.3977</text:p>
          </table:table-cell>
          <table:table-cell office:value-type="float" office:value="-12.4623" calcext:value-type="float">
            <text:p>-12.4623</text:p>
          </table:table-cell>
          <table:table-cell office:value-type="float" office:value="-50.6023" calcext:value-type="float">
            <text:p>-50.6023</text:p>
          </table:table-cell>
          <table:table-cell office:value-type="float" office:value="0.5198" calcext:value-type="float">
            <text:p>0.5198</text:p>
          </table:table-cell>
          <table:table-cell office:value-type="float" office:value="0.442393" calcext:value-type="float">
            <text:p>0.442393</text:p>
          </table:table-cell>
          <table:table-cell office:value-type="float" office:value="0.238211" calcext:value-type="float">
            <text:p>2.38E-01</text:p>
          </table:table-cell>
          <table:table-cell table:number-columns-repeated="2" office:value-type="float" office:value="0.931996" calcext:value-type="float">
            <text:p>0.931996</text:p>
          </table:table-cell>
          <table:table-cell table:style-name="ce1" office:value-type="float" office:value="0.30996" calcext:value-type="float">
            <text:p>3.10E-01</text:p>
          </table:table-cell>
          <table:table-cell office:value-type="float" office:value="-0.917733" calcext:value-type="float">
            <text:p>-0.917733</text:p>
          </table:table-cell>
          <table:table-cell table:style-name="ce1" office:value-type="float" office:value="-34.6301" calcext:value-type="float">
            <text:p>-3.46E+01</text:p>
          </table:table-cell>
          <table:table-cell table:number-columns-repeated="22"/>
          <table:table-cell table:formula="of:=[.AT45]+1" office:value-type="date" office:date-value="2020-04-08" calcext:value-type="date">
            <text:p>08/04/20</text:p>
          </table:table-cell>
          <table:table-cell table:formula="of:=AVERAGE([.S43:.S49])" office:value-type="float" office:value="0.959078285714286" calcext:value-type="float">
            <text:p>0.959078285714286</text:p>
          </table:table-cell>
          <table:table-cell table:formula="of:=[.P46]" office:value-type="float" office:value="0.5198" calcext:value-type="float">
            <text:p>0.5198</text:p>
          </table:table-cell>
          <table:table-cell table:formula="of:=AVERAGE([.R43:.R49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5679.13" calcext:value-type="float">
            <text:p>5679.13</text:p>
          </table:table-cell>
          <table:table-cell office:value-type="float" office:value="5699.33" calcext:value-type="float">
            <text:p>5699.33</text:p>
          </table:table-cell>
          <table:table-cell office:value-type="float" office:value="-2.67929" calcext:value-type="float">
            <text:p>-2.67929</text:p>
          </table:table-cell>
          <table:table-cell office:value-type="float" office:value="-93.6695" calcext:value-type="float">
            <text:p>-93.6695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office:value-type="float" office:value="97.3677" calcext:value-type="float">
            <text:p>97.3677</text:p>
          </table:table-cell>
          <table:table-cell office:value-type="float" office:value="55.0799" calcext:value-type="float">
            <text:p>55.0799</text:p>
          </table:table-cell>
          <table:table-cell office:value-type="float" office:value="-14.6323" calcext:value-type="float">
            <text:p>-14.6323</text:p>
          </table:table-cell>
          <table:table-cell office:value-type="float" office:value="-56.9201" calcext:value-type="float">
            <text:p>-56.9201</text:p>
          </table:table-cell>
          <table:table-cell office:value-type="float" office:value="0.516674" calcext:value-type="float">
            <text:p>0.516674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252377" calcext:value-type="float">
            <text:p>2.52E-01</text:p>
          </table:table-cell>
          <table:table-cell table:number-columns-repeated="2" office:value-type="float" office:value="0.915881" calcext:value-type="float">
            <text:p>0.915881</text:p>
          </table:table-cell>
          <table:table-cell table:style-name="ce1" office:value-type="float" office:value="0.311021" calcext:value-type="float">
            <text:p>3.11E-01</text:p>
          </table:table-cell>
          <table:table-cell office:value-type="float" office:value="-0.920884" calcext:value-type="float">
            <text:p>-0.920884</text:p>
          </table:table-cell>
          <table:table-cell table:style-name="ce1" office:value-type="float" office:value="-15.9902" calcext:value-type="float">
            <text:p>-1.60E+01</text:p>
          </table:table-cell>
          <table:table-cell table:number-columns-repeated="22"/>
          <table:table-cell table:formula="of:=[.AT46]+1" office:value-type="date" office:date-value="2020-04-09" calcext:value-type="date">
            <text:p>09/04/20</text:p>
          </table:table-cell>
          <table:table-cell table:formula="of:=AVERAGE([.S44:.S50])" office:value-type="float" office:value="0.961236285714286" calcext:value-type="float">
            <text:p>0.961236285714286</text:p>
          </table:table-cell>
          <table:table-cell table:formula="of:=[.P47]" office:value-type="float" office:value="0.516674" calcext:value-type="float">
            <text:p>0.516674</text:p>
          </table:table-cell>
          <table:table-cell table:formula="of:=AVERAGE([.R44:.R50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5884.37" calcext:value-type="float">
            <text:p>5884.37</text:p>
          </table:table-cell>
          <table:table-cell office:value-type="float" office:value="5848.37" calcext:value-type="float">
            <text:p>5848.37</text:p>
          </table:table-cell>
          <table:table-cell office:value-type="float" office:value="-0.688703" calcext:value-type="float">
            <text:p>-0.688703</text:p>
          </table:table-cell>
          <table:table-cell office:value-type="float" office:value="-64.6325" calcext:value-type="float">
            <text:p>-64.6325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109.796" calcext:value-type="float">
            <text:p>109.796</text:p>
          </table:table-cell>
          <table:table-cell office:value-type="float" office:value="63.8735" calcext:value-type="float">
            <text:p>63.8735</text:p>
          </table:table-cell>
          <table:table-cell office:value-type="float" office:value="-9.20392" calcext:value-type="float">
            <text:p>-9.20392</text:p>
          </table:table-cell>
          <table:table-cell office:value-type="float" office:value="-55.1265" calcext:value-type="float">
            <text:p>-55.1265</text:p>
          </table:table-cell>
          <table:table-cell office:value-type="float" office:value="0.513549" calcext:value-type="float">
            <text:p>0.513549</text:p>
          </table:table-cell>
          <table:table-cell office:value-type="float" office:value="0.334641" calcext:value-type="float">
            <text:p>0.334641</text:p>
          </table:table-cell>
          <table:table-cell office:value-type="float" office:value="0.180191" calcext:value-type="float">
            <text:p>1.80E-01</text:p>
          </table:table-cell>
          <table:table-cell table:number-columns-repeated="2" office:value-type="float" office:value="0.992525" calcext:value-type="float">
            <text:p>0.992525</text:p>
          </table:table-cell>
          <table:table-cell table:style-name="ce1" office:value-type="float" office:value="0.311256" calcext:value-type="float">
            <text:p>3.11E-01</text:p>
          </table:table-cell>
          <table:table-cell office:value-type="float" office:value="-0.902655" calcext:value-type="float">
            <text:p>-0.902655</text:p>
          </table:table-cell>
          <table:table-cell table:style-name="ce1" office:value-type="float" office:value="-18.5643" calcext:value-type="float">
            <text:p>-1.86E+01</text:p>
          </table:table-cell>
          <table:table-cell table:number-columns-repeated="22"/>
          <table:table-cell table:formula="of:=[.AT47]+1" office:value-type="date" office:date-value="2020-04-10" calcext:value-type="date">
            <text:p>10/04/20</text:p>
          </table:table-cell>
          <table:table-cell table:formula="of:=AVERAGE([.S45:.S51])" office:value-type="float" office:value="0.962332857142857" calcext:value-type="float">
            <text:p>0.962332857142857</text:p>
          </table:table-cell>
          <table:table-cell table:formula="of:=[.P48]" office:value-type="float" office:value="0.513549" calcext:value-type="float">
            <text:p>0.513549</text:p>
          </table:table-cell>
          <table:table-cell table:formula="of:=AVERAGE([.R45:.R51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6030.65" calcext:value-type="float">
            <text:p>6030.65</text:p>
          </table:table-cell>
          <table:table-cell office:value-type="float" office:value="5931.78" calcext:value-type="float">
            <text:p>5931.78</text:p>
          </table:table-cell>
          <table:table-cell office:value-type="float" office:value="0.849287" calcext:value-type="float">
            <text:p>0.849287</text:p>
          </table:table-cell>
          <table:table-cell office:value-type="float" office:value="-65.2215" calcext:value-type="float">
            <text:p>-65.2215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118.505" calcext:value-type="float">
            <text:p>118.505</text:p>
          </table:table-cell>
          <table:table-cell office:value-type="float" office:value="71.1317" calcext:value-type="float">
            <text:p>71.1317</text:p>
          </table:table-cell>
          <table:table-cell office:value-type="float" office:value="-10.4954" calcext:value-type="float">
            <text:p>-10.4954</text:p>
          </table:table-cell>
          <table:table-cell office:value-type="float" office:value="-57.8683" calcext:value-type="float">
            <text:p>-57.8683</text:p>
          </table:table-cell>
          <table:table-cell office:value-type="float" office:value="0.510424" calcext:value-type="float">
            <text:p>0.510424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0.159315" calcext:value-type="float">
            <text:p>1.59E-01</text:p>
          </table:table-cell>
          <table:table-cell table:number-columns-repeated="2" office:value-type="float" office:value="1.01423" calcext:value-type="float">
            <text:p>1.01423</text:p>
          </table:table-cell>
          <table:table-cell table:style-name="ce1" office:value-type="float" office:value="0.311851" calcext:value-type="float">
            <text:p>3.12E-01</text:p>
          </table:table-cell>
          <table:table-cell office:value-type="float" office:value="-0.896266" calcext:value-type="float">
            <text:p>-0.896266</text:p>
          </table:table-cell>
          <table:table-cell table:style-name="ce1" office:value-type="float" office:value="-18.161" calcext:value-type="float">
            <text:p>-1.82E+01</text:p>
          </table:table-cell>
          <table:table-cell table:number-columns-repeated="22"/>
          <table:table-cell table:formula="of:=[.AT48]+1" office:value-type="date" office:date-value="2020-04-11" calcext:value-type="date">
            <text:p>11/04/20</text:p>
          </table:table-cell>
          <table:table-cell table:formula="of:=AVERAGE([.S46:.S52])" office:value-type="float" office:value="0.962382571428571" calcext:value-type="float">
            <text:p>0.962382571428571</text:p>
          </table:table-cell>
          <table:table-cell table:formula="of:=[.P49]" office:value-type="float" office:value="0.510424" calcext:value-type="float">
            <text:p>0.510424</text:p>
          </table:table-cell>
          <table:table-cell table:formula="of:=AVERAGE([.R46:.R52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6138.44" calcext:value-type="float">
            <text:p>6138.44</text:p>
          </table:table-cell>
          <table:table-cell office:value-type="float" office:value="5983.78" calcext:value-type="float">
            <text:p>5983.78</text:p>
          </table:table-cell>
          <table:table-cell office:value-type="float" office:value="1.82371" calcext:value-type="float">
            <text:p>1.82371</text:p>
          </table:table-cell>
          <table:table-cell office:value-type="float" office:value="-83.2249" calcext:value-type="float">
            <text:p>-83.2249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128.17" calcext:value-type="float">
            <text:p>128.17</text:p>
          </table:table-cell>
          <table:table-cell office:value-type="float" office:value="79.2437" calcext:value-type="float">
            <text:p>79.2437</text:p>
          </table:table-cell>
          <table:table-cell office:value-type="float" office:value="-9.83028" calcext:value-type="float">
            <text:p>-9.83028</text:p>
          </table:table-cell>
          <table:table-cell office:value-type="float" office:value="-58.7563" calcext:value-type="float">
            <text:p>-58.7563</text:p>
          </table:table-cell>
          <table:table-cell office:value-type="float" office:value="0.507298" calcext:value-type="float">
            <text:p>0.507298</text:p>
          </table:table-cell>
          <table:table-cell office:value-type="float" office:value="0.301352" calcext:value-type="float">
            <text:p>0.301352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1.01004" calcext:value-type="float">
            <text:p>1.01004</text:p>
          </table:table-cell>
          <table:table-cell table:style-name="ce1" office:value-type="float" office:value="0.312922" calcext:value-type="float">
            <text:p>3.13E-01</text:p>
          </table:table-cell>
          <table:table-cell office:value-type="float" office:value="-0.897117" calcext:value-type="float">
            <text:p>-0.897117</text:p>
          </table:table-cell>
          <table:table-cell table:style-name="ce1" office:value-type="float" office:value="-13.8796" calcext:value-type="float">
            <text:p>-1.39E+01</text:p>
          </table:table-cell>
          <table:table-cell table:number-columns-repeated="22"/>
          <table:table-cell table:formula="of:=[.AT49]+1" office:value-type="date" office:date-value="2020-04-12" calcext:value-type="date">
            <text:p>12/04/20</text:p>
          </table:table-cell>
          <table:table-cell table:formula="of:=AVERAGE([.S47:.S53])" office:value-type="float" office:value="0.961402857142857" calcext:value-type="float">
            <text:p>0.961402857142857</text:p>
          </table:table-cell>
          <table:table-cell table:formula="of:=[.P50]" office:value-type="float" office:value="0.507298" calcext:value-type="float">
            <text:p>0.507298</text:p>
          </table:table-cell>
          <table:table-cell table:formula="of:=AVERAGE([.R47:.R53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6225.51" calcext:value-type="float">
            <text:p>6225.51</text:p>
          </table:table-cell>
          <table:table-cell office:value-type="float" office:value="6097.06" calcext:value-type="float">
            <text:p>6097.06</text:p>
          </table:table-cell>
          <table:table-cell office:value-type="float" office:value="2.94519" calcext:value-type="float">
            <text:p>2.94519</text:p>
          </table:table-cell>
          <table:table-cell office:value-type="float" office:value="-12.9368" calcext:value-type="float">
            <text:p>-12.9368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office:value-type="float" office:value="137.416" calcext:value-type="float">
            <text:p>137.416</text:p>
          </table:table-cell>
          <table:table-cell office:value-type="float" office:value="89.7563" calcext:value-type="float">
            <text:p>89.7563</text:p>
          </table:table-cell>
          <table:table-cell office:value-type="float" office:value="-5.58378" calcext:value-type="float">
            <text:p>-5.58378</text:p>
          </table:table-cell>
          <table:table-cell office:value-type="float" office:value="-53.2437" calcext:value-type="float">
            <text:p>-53.2437</text:p>
          </table:table-cell>
          <table:table-cell office:value-type="float" office:value="0.504173" calcext:value-type="float">
            <text:p>0.504173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0.950418" calcext:value-type="float">
            <text:p>0.950418</text:p>
          </table:table-cell>
          <table:table-cell table:style-name="ce1" office:value-type="float" office:value="0.314762" calcext:value-type="float">
            <text:p>3.15E-01</text:p>
          </table:table-cell>
          <table:table-cell office:value-type="float" office:value="-0.912341" calcext:value-type="float">
            <text:p>-0.912341</text:p>
          </table:table-cell>
          <table:table-cell table:style-name="ce1" office:value-type="float" office:value="-37.0472" calcext:value-type="float">
            <text:p>-3.70E+01</text:p>
          </table:table-cell>
          <table:table-cell table:number-columns-repeated="22"/>
          <table:table-cell table:formula="of:=[.AT50]+1" office:value-type="date" office:date-value="2020-04-13" calcext:value-type="date">
            <text:p>13/04/20</text:p>
          </table:table-cell>
          <table:table-cell table:formula="of:=AVERAGE([.S48:.S54])" office:value-type="float" office:value="0.960419714285714" calcext:value-type="float">
            <text:p>0.960419714285714</text:p>
          </table:table-cell>
          <table:table-cell table:formula="of:=[.P51]" office:value-type="float" office:value="0.504173" calcext:value-type="float">
            <text:p>0.504173</text:p>
          </table:table-cell>
          <table:table-cell table:formula="of:=AVERAGE([.R48:.R54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6301.43" calcext:value-type="float">
            <text:p>6301.43</text:p>
          </table:table-cell>
          <table:table-cell office:value-type="float" office:value="6245.87" calcext:value-type="float">
            <text:p>6245.87</text:p>
          </table:table-cell>
          <table:table-cell office:value-type="float" office:value="0.825345" calcext:value-type="float">
            <text:p>0.825345</text:p>
          </table:table-cell>
          <table:table-cell office:value-type="float" office:value="-23.1265" calcext:value-type="float">
            <text:p>-23.1265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office:value-type="float" office:value="143.729" calcext:value-type="float">
            <text:p>143.729</text:p>
          </table:table-cell>
          <table:table-cell office:value-type="float" office:value="100.265" calcext:value-type="float">
            <text:p>100.265</text:p>
          </table:table-cell>
          <table:table-cell office:value-type="float" office:value="-17.2715" calcext:value-type="float">
            <text:p>-17.2715</text:p>
          </table:table-cell>
          <table:table-cell office:value-type="float" office:value="-60.7353" calcext:value-type="float">
            <text:p>-60.7353</text:p>
          </table:table-cell>
          <table:table-cell office:value-type="float" office:value="0.501047" calcext:value-type="float">
            <text:p>0.501047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0.921588" calcext:value-type="float">
            <text:p>0.921588</text:p>
          </table:table-cell>
          <table:table-cell table:style-name="ce1" office:value-type="float" office:value="0.315991" calcext:value-type="float">
            <text:p>3.16E-01</text:p>
          </table:table-cell>
          <table:table-cell office:value-type="float" office:value="-0.918566" calcext:value-type="float">
            <text:p>-0.918566</text:p>
          </table:table-cell>
          <table:table-cell table:style-name="ce1" office:value-type="float" office:value="-12.3643" calcext:value-type="float">
            <text:p>-1.24E+01</text:p>
          </table:table-cell>
          <table:table-cell table:number-columns-repeated="22"/>
          <table:table-cell table:formula="of:=[.AT51]+1" office:value-type="date" office:date-value="2020-04-14" calcext:value-type="date">
            <text:p>14/04/20</text:p>
          </table:table-cell>
          <table:table-cell table:formula="of:=AVERAGE([.S49:.S55])" office:value-type="float" office:value="0.959435714285714" calcext:value-type="float">
            <text:p>0.959435714285714</text:p>
          </table:table-cell>
          <table:table-cell table:formula="of:=[.P52]" office:value-type="float" office:value="0.501047" calcext:value-type="float">
            <text:p>0.501047</text:p>
          </table:table-cell>
          <table:table-cell table:formula="of:=AVERAGE([.R49:.R55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6407.96" calcext:value-type="float">
            <text:p>6407.96</text:p>
          </table:table-cell>
          <table:table-cell office:value-type="float" office:value="6431.45" calcext:value-type="float">
            <text:p>6431.45</text:p>
          </table:table-cell>
          <table:table-cell office:value-type="float" office:value="-0.182944" calcext:value-type="float">
            <text:p>-0.182944</text:p>
          </table:table-cell>
          <table:table-cell office:value-type="float" office:value="16.4532" calcext:value-type="float">
            <text:p>16.4532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office:value-type="float" office:value="158.244" calcext:value-type="float">
            <text:p>158.244</text:p>
          </table:table-cell>
          <table:table-cell office:value-type="float" office:value="111.461" calcext:value-type="float">
            <text:p>111.461</text:p>
          </table:table-cell>
          <table:table-cell office:value-type="float" office:value="-7.75599" calcext:value-type="float">
            <text:p>-7.75599</text:p>
          </table:table-cell>
          <table:table-cell office:value-type="float" office:value="-54.5392" calcext:value-type="float">
            <text:p>-54.5392</text:p>
          </table:table-cell>
          <table:table-cell office:value-type="float" office:value="0.497922" calcext:value-type="float">
            <text:p>0.497922</text:p>
          </table:table-cell>
          <table:table-cell office:value-type="float" office:value="0.442393" calcext:value-type="float">
            <text:p>0.442393</text:p>
          </table:table-cell>
          <table:table-cell office:value-type="float" office:value="0.238211" calcext:value-type="float">
            <text:p>2.38E-01</text:p>
          </table:table-cell>
          <table:table-cell table:number-columns-repeated="2" office:value-type="float" office:value="0.925138" calcext:value-type="float">
            <text:p>0.925138</text:p>
          </table:table-cell>
          <table:table-cell table:style-name="ce1" office:value-type="float" office:value="0.316998" calcext:value-type="float">
            <text:p>3.17E-01</text:p>
          </table:table-cell>
          <table:table-cell office:value-type="float" office:value="-0.917563" calcext:value-type="float">
            <text:p>-0.917563</text:p>
          </table:table-cell>
          <table:table-cell table:style-name="ce1" office:value-type="float" office:value="-7.14495" calcext:value-type="float">
            <text:p>-7.14E+00</text:p>
          </table:table-cell>
          <table:table-cell table:number-columns-repeated="22"/>
          <table:table-cell table:formula="of:=[.AT52]+1" office:value-type="date" office:date-value="2020-04-15" calcext:value-type="date">
            <text:p>15/04/20</text:p>
          </table:table-cell>
          <table:table-cell table:formula="of:=AVERAGE([.S50:.S56])" office:value-type="float" office:value="0.958448571428571" calcext:value-type="float">
            <text:p>0.958448571428571</text:p>
          </table:table-cell>
          <table:table-cell table:formula="of:=[.P53]" office:value-type="float" office:value="0.497922" calcext:value-type="float">
            <text:p>0.497922</text:p>
          </table:table-cell>
          <table:table-cell table:formula="of:=AVERAGE([.R50:.R56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6524.28" calcext:value-type="float">
            <text:p>6524.28</text:p>
          </table:table-cell>
          <table:table-cell office:value-type="float" office:value="6637.35" calcext:value-type="float">
            <text:p>6637.35</text:p>
          </table:table-cell>
          <table:table-cell office:value-type="float" office:value="0.357966" calcext:value-type="float">
            <text:p>0.357966</text:p>
          </table:table-cell>
          <table:table-cell office:value-type="float" office:value="126.351" calcext:value-type="float">
            <text:p>126.351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66.131" calcext:value-type="float">
            <text:p>166.131</text:p>
          </table:table-cell>
          <table:table-cell office:value-type="float" office:value="124.237" calcext:value-type="float">
            <text:p>124.237</text:p>
          </table:table-cell>
          <table:table-cell office:value-type="float" office:value="-2.86949" calcext:value-type="float">
            <text:p>-2.86949</text:p>
          </table:table-cell>
          <table:table-cell office:value-type="float" office:value="-44.7626" calcext:value-type="float">
            <text:p>-44.7626</text:p>
          </table:table-cell>
          <table:table-cell office:value-type="float" office:value="0.494797" calcext:value-type="float">
            <text:p>0.494797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252377" calcext:value-type="float">
            <text:p>2.52E-01</text:p>
          </table:table-cell>
          <table:table-cell table:number-columns-repeated="2" office:value-type="float" office:value="0.908999" calcext:value-type="float">
            <text:p>0.908999</text:p>
          </table:table-cell>
          <table:table-cell table:style-name="ce1" office:value-type="float" office:value="0.318117" calcext:value-type="float">
            <text:p>3.18E-01</text:p>
          </table:table-cell>
          <table:table-cell office:value-type="float" office:value="-0.920766" calcext:value-type="float">
            <text:p>-0.920766</text:p>
          </table:table-cell>
          <table:table-cell table:style-name="ce1" office:value-type="float" office:value="-6.83088" calcext:value-type="float">
            <text:p>-6.83E+00</text:p>
          </table:table-cell>
          <table:table-cell table:number-columns-repeated="22"/>
          <table:table-cell table:formula="of:=[.AT53]+1" office:value-type="date" office:date-value="2020-04-16" calcext:value-type="date">
            <text:p>16/04/20</text:p>
          </table:table-cell>
          <table:table-cell table:formula="of:=AVERAGE([.S51:.S57])" office:value-type="float" office:value="0.957458571428571" calcext:value-type="float">
            <text:p>0.957458571428571</text:p>
          </table:table-cell>
          <table:table-cell table:formula="of:=[.P54]" office:value-type="float" office:value="0.494797" calcext:value-type="float">
            <text:p>0.494797</text:p>
          </table:table-cell>
          <table:table-cell table:formula="of:=AVERAGE([.R51:.R57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6628.76" calcext:value-type="float">
            <text:p>6628.76</text:p>
          </table:table-cell>
          <table:table-cell office:value-type="float" office:value="6782.22" calcext:value-type="float">
            <text:p>6782.22</text:p>
          </table:table-cell>
          <table:table-cell office:value-type="float" office:value="-0.286134" calcext:value-type="float">
            <text:p>-0.286134</text:p>
          </table:table-cell>
          <table:table-cell office:value-type="float" office:value="143.221" calcext:value-type="float">
            <text:p>143.221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office:value-type="float" office:value="170.611" calcext:value-type="float">
            <text:p>170.611</text:p>
          </table:table-cell>
          <table:table-cell office:value-type="float" office:value="133.191" calcext:value-type="float">
            <text:p>133.191</text:p>
          </table:table-cell>
          <table:table-cell office:value-type="float" office:value="-2.3894" calcext:value-type="float">
            <text:p>-2.3894</text:p>
          </table:table-cell>
          <table:table-cell office:value-type="float" office:value="-39.8089" calcext:value-type="float">
            <text:p>-39.8089</text:p>
          </table:table-cell>
          <table:table-cell office:value-type="float" office:value="0.491671" calcext:value-type="float">
            <text:p>0.491671</text:p>
          </table:table-cell>
          <table:table-cell office:value-type="float" office:value="0.334641" calcext:value-type="float">
            <text:p>0.334641</text:p>
          </table:table-cell>
          <table:table-cell office:value-type="float" office:value="0.180191" calcext:value-type="float">
            <text:p>1.80E-01</text:p>
          </table:table-cell>
          <table:table-cell table:number-columns-repeated="2" office:value-type="float" office:value="0.985637" calcext:value-type="float">
            <text:p>0.985637</text:p>
          </table:table-cell>
          <table:table-cell table:style-name="ce1" office:value-type="float" office:value="0.318447" calcext:value-type="float">
            <text:p>3.18E-01</text:p>
          </table:table-cell>
          <table:table-cell office:value-type="float" office:value="-0.902222" calcext:value-type="float">
            <text:p>-0.902222</text:p>
          </table:table-cell>
          <table:table-cell table:style-name="ce1" office:value-type="float" office:value="-10.4415" calcext:value-type="float">
            <text:p>-1.04E+01</text:p>
          </table:table-cell>
          <table:table-cell table:number-columns-repeated="22"/>
          <table:table-cell table:formula="of:=[.AT54]+1" office:value-type="date" office:date-value="2020-04-17" calcext:value-type="date">
            <text:p>17/04/20</text:p>
          </table:table-cell>
          <table:table-cell table:formula="of:=AVERAGE([.S52:.S58])" office:value-type="float" office:value="0.956402428571429" calcext:value-type="float">
            <text:p>0.956402428571429</text:p>
          </table:table-cell>
          <table:table-cell table:formula="of:=[.P55]" office:value-type="float" office:value="0.491671" calcext:value-type="float">
            <text:p>0.491671</text:p>
          </table:table-cell>
          <table:table-cell table:formula="of:=AVERAGE([.R52:.R58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6726.82" calcext:value-type="float">
            <text:p>6726.82</text:p>
          </table:table-cell>
          <table:table-cell office:value-type="float" office:value="6861" calcext:value-type="float">
            <text:p>6861</text:p>
          </table:table-cell>
          <table:table-cell office:value-type="float" office:value="0.910685" calcext:value-type="float">
            <text:p>0.910685</text:p>
          </table:table-cell>
          <table:table-cell office:value-type="float" office:value="165.001" calcext:value-type="float">
            <text:p>165.001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office:value-type="float" office:value="174.764" calcext:value-type="float">
            <text:p>174.764</text:p>
          </table:table-cell>
          <table:table-cell office:value-type="float" office:value="142.999" calcext:value-type="float">
            <text:p>142.999</text:p>
          </table:table-cell>
          <table:table-cell office:value-type="float" office:value="-6.23641" calcext:value-type="float">
            <text:p>-6.23641</text:p>
          </table:table-cell>
          <table:table-cell office:value-type="float" office:value="-38.001" calcext:value-type="float">
            <text:p>-38.001</text:p>
          </table:table-cell>
          <table:table-cell office:value-type="float" office:value="0.488546" calcext:value-type="float">
            <text:p>0.488546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0.159315" calcext:value-type="float">
            <text:p>1.59E-01</text:p>
          </table:table-cell>
          <table:table-cell table:number-columns-repeated="2" office:value-type="float" office:value="1.00732" calcext:value-type="float">
            <text:p>1.00732</text:p>
          </table:table-cell>
          <table:table-cell table:style-name="ce1" office:value-type="float" office:value="0.31911" calcext:value-type="float">
            <text:p>3.19E-01</text:p>
          </table:table-cell>
          <table:table-cell office:value-type="float" office:value="-0.895708" calcext:value-type="float">
            <text:p>-0.895708</text:p>
          </table:table-cell>
          <table:table-cell table:style-name="ce1" office:value-type="float" office:value="-8.88216" calcext:value-type="float">
            <text:p>-8.88E+00</text:p>
          </table:table-cell>
          <table:table-cell table:number-columns-repeated="22"/>
          <table:table-cell table:formula="of:=[.AT55]+1" office:value-type="date" office:date-value="2020-04-18" calcext:value-type="date">
            <text:p>18/04/20</text:p>
          </table:table-cell>
          <table:table-cell table:formula="of:=AVERAGE([.S53:.S59])" office:value-type="float" office:value="0.955280857142857" calcext:value-type="float">
            <text:p>0.955280857142857</text:p>
          </table:table-cell>
          <table:table-cell table:formula="of:=[.P56]" office:value-type="float" office:value="0.488546" calcext:value-type="float">
            <text:p>0.488546</text:p>
          </table:table-cell>
          <table:table-cell table:formula="of:=AVERAGE([.R53:.R59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  <table:table-cell office:value-type="float" office:value="6797.22" calcext:value-type="float">
            <text:p>6797.22</text:p>
          </table:table-cell>
          <table:table-cell office:value-type="float" office:value="6904.8" calcext:value-type="float">
            <text:p>6904.8</text:p>
          </table:table-cell>
          <table:table-cell office:value-type="float" office:value="1.27546" calcext:value-type="float">
            <text:p>1.27546</text:p>
          </table:table-cell>
          <table:table-cell office:value-type="float" office:value="149.802" calcext:value-type="float">
            <text:p>149.802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office:value-type="float" office:value="181.604" calcext:value-type="float">
            <text:p>181.604</text:p>
          </table:table-cell>
          <table:table-cell office:value-type="float" office:value="152.309" calcext:value-type="float">
            <text:p>152.309</text:p>
          </table:table-cell>
          <table:table-cell office:value-type="float" office:value="-4.39634" calcext:value-type="float">
            <text:p>-4.39634</text:p>
          </table:table-cell>
          <table:table-cell office:value-type="float" office:value="-33.691" calcext:value-type="float">
            <text:p>-33.691</text:p>
          </table:table-cell>
          <table:table-cell office:value-type="float" office:value="0.48542" calcext:value-type="float">
            <text:p>0.48542</text:p>
          </table:table-cell>
          <table:table-cell office:value-type="float" office:value="0.301352" calcext:value-type="float">
            <text:p>0.301352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1.00311" calcext:value-type="float">
            <text:p>1.00311</text:p>
          </table:table-cell>
          <table:table-cell table:style-name="ce1" office:value-type="float" office:value="0.320252" calcext:value-type="float">
            <text:p>3.20E-01</text:p>
          </table:table-cell>
          <table:table-cell office:value-type="float" office:value="-0.896577" calcext:value-type="float">
            <text:p>-0.896577</text:p>
          </table:table-cell>
          <table:table-cell table:style-name="ce1" office:value-type="float" office:value="-11.9643" calcext:value-type="float">
            <text:p>-1.20E+01</text:p>
          </table:table-cell>
          <table:table-cell table:number-columns-repeated="22"/>
          <table:table-cell table:formula="of:=[.AT56]+1" office:value-type="date" office:date-value="2020-04-19" calcext:value-type="date">
            <text:p>19/04/20</text:p>
          </table:table-cell>
          <table:table-cell table:formula="of:=AVERAGE([.S54:.S60])" office:value-type="float" office:value="0.954094142857143" calcext:value-type="float">
            <text:p>0.954094142857143</text:p>
          </table:table-cell>
          <table:table-cell table:formula="of:=[.P57]" office:value-type="float" office:value="0.48542" calcext:value-type="float">
            <text:p>0.48542</text:p>
          </table:table-cell>
          <table:table-cell table:formula="of:=AVERAGE([.R54:.R60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float" office:value="6858.66" calcext:value-type="float">
            <text:p>6858.66</text:p>
          </table:table-cell>
          <table:table-cell office:value-type="float" office:value="6913.15" calcext:value-type="float">
            <text:p>6913.15</text:p>
          </table:table-cell>
          <table:table-cell office:value-type="float" office:value="-1.53" calcext:value-type="float">
            <text:p>-1.53</text:p>
          </table:table-cell>
          <table:table-cell office:value-type="float" office:value="4.15349" calcext:value-type="float">
            <text:p>4.15349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office:value-type="float" office:value="187.146" calcext:value-type="float">
            <text:p>187.146</text:p>
          </table:table-cell>
          <table:table-cell office:value-type="float" office:value="158.603" calcext:value-type="float">
            <text:p>158.603</text:p>
          </table:table-cell>
          <table:table-cell office:value-type="float" office:value="-6.85405" calcext:value-type="float">
            <text:p>-6.85405</text:p>
          </table:table-cell>
          <table:table-cell office:value-type="float" office:value="-35.3965" calcext:value-type="float">
            <text:p>-35.3965</text:p>
          </table:table-cell>
          <table:table-cell office:value-type="float" office:value="0.480972" calcext:value-type="float">
            <text:p>0.480972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0.943025" calcext:value-type="float">
            <text:p>0.943025</text:p>
          </table:table-cell>
          <table:table-cell table:style-name="ce1" office:value-type="float" office:value="0.322615" calcext:value-type="float">
            <text:p>3.23E-01</text:p>
          </table:table-cell>
          <table:table-cell office:value-type="float" office:value="-0.912078" calcext:value-type="float">
            <text:p>-0.912078</text:p>
          </table:table-cell>
          <table:table-cell table:style-name="ce1" office:value-type="float" office:value="-13.0853" calcext:value-type="float">
            <text:p>-1.31E+01</text:p>
          </table:table-cell>
          <table:table-cell table:number-columns-repeated="22"/>
          <table:table-cell table:formula="of:=[.AT57]+1" office:value-type="date" office:date-value="2020-04-20" calcext:value-type="date">
            <text:p>20/04/20</text:p>
          </table:table-cell>
          <table:table-cell table:formula="of:=AVERAGE([.S55:.S61])" office:value-type="float" office:value="0.952841285714285" calcext:value-type="float">
            <text:p>0.952841285714285</text:p>
          </table:table-cell>
          <table:table-cell table:formula="of:=[.P58]" office:value-type="float" office:value="0.480972" calcext:value-type="float">
            <text:p>0.480972</text:p>
          </table:table-cell>
          <table:table-cell table:formula="of:=AVERAGE([.R55:.R61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float" office:value="6965.03" calcext:value-type="float">
            <text:p>6965.03</text:p>
          </table:table-cell>
          <table:table-cell office:value-type="float" office:value="6979.65" calcext:value-type="float">
            <text:p>6979.65</text:p>
          </table:table-cell>
          <table:table-cell office:value-type="float" office:value="-2.28127" calcext:value-type="float">
            <text:p>-2.28127</text:p>
          </table:table-cell>
          <table:table-cell office:value-type="float" office:value="-62.3456" calcext:value-type="float">
            <text:p>-62.3456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office:value-type="float" office:value="194.405" calcext:value-type="float">
            <text:p>194.405</text:p>
          </table:table-cell>
          <table:table-cell office:value-type="float" office:value="173.094" calcext:value-type="float">
            <text:p>173.094</text:p>
          </table:table-cell>
          <table:table-cell office:value-type="float" office:value="-6.59463" calcext:value-type="float">
            <text:p>-6.59463</text:p>
          </table:table-cell>
          <table:table-cell office:value-type="float" office:value="-27.906" calcext:value-type="float">
            <text:p>-27.906</text:p>
          </table:table-cell>
          <table:table-cell office:value-type="float" office:value="0.476524" calcext:value-type="float">
            <text:p>0.476524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0.913737" calcext:value-type="float">
            <text:p>0.913737</text:p>
          </table:table-cell>
          <table:table-cell table:style-name="ce1" office:value-type="float" office:value="0.324372" calcext:value-type="float">
            <text:p>3.24E-01</text:p>
          </table:table-cell>
          <table:table-cell office:value-type="float" office:value="-0.918409" calcext:value-type="float">
            <text:p>-0.918409</text:p>
          </table:table-cell>
          <table:table-cell table:style-name="ce1" office:value-type="float" office:value="-11.7446" calcext:value-type="float">
            <text:p>-1.17E+01</text:p>
          </table:table-cell>
          <table:table-cell table:number-columns-repeated="22"/>
          <table:table-cell table:formula="of:=[.AT58]+1" office:value-type="date" office:date-value="2020-04-21" calcext:value-type="date">
            <text:p>21/04/20</text:p>
          </table:table-cell>
          <table:table-cell table:formula="of:=AVERAGE([.S56:.S62])" office:value-type="float" office:value="0.951524857142857" calcext:value-type="float">
            <text:p>0.951524857142857</text:p>
          </table:table-cell>
          <table:table-cell table:formula="of:=[.P59]" office:value-type="float" office:value="0.476524" calcext:value-type="float">
            <text:p>0.476524</text:p>
          </table:table-cell>
          <table:table-cell table:formula="of:=AVERAGE([.R56:.R62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7086.1" calcext:value-type="float">
            <text:p>7086.1</text:p>
          </table:table-cell>
          <table:table-cell office:value-type="float" office:value="7074.61" calcext:value-type="float">
            <text:p>7074.61</text:p>
          </table:table-cell>
          <table:table-cell office:value-type="float" office:value="-1.62537" calcext:value-type="float">
            <text:p>-1.62537</text:p>
          </table:table-cell>
          <table:table-cell office:value-type="float" office:value="-66.3933" calcext:value-type="float">
            <text:p>-66.3933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201.471" calcext:value-type="float">
            <text:p>201.471</text:p>
          </table:table-cell>
          <table:table-cell office:value-type="float" office:value="180.963" calcext:value-type="float">
            <text:p>180.963</text:p>
          </table:table-cell>
          <table:table-cell office:value-type="float" office:value="-6.52884" calcext:value-type="float">
            <text:p>-6.52884</text:p>
          </table:table-cell>
          <table:table-cell office:value-type="float" office:value="-27.0369" calcext:value-type="float">
            <text:p>-27.0369</text:p>
          </table:table-cell>
          <table:table-cell office:value-type="float" office:value="0.472076" calcext:value-type="float">
            <text:p>0.472076</text:p>
          </table:table-cell>
          <table:table-cell office:value-type="float" office:value="0.442393" calcext:value-type="float">
            <text:p>0.442393</text:p>
          </table:table-cell>
          <table:table-cell office:value-type="float" office:value="0.238211" calcext:value-type="float">
            <text:p>2.38E-01</text:p>
          </table:table-cell>
          <table:table-cell table:number-columns-repeated="2" office:value-type="float" office:value="0.916831" calcext:value-type="float">
            <text:p>0.916831</text:p>
          </table:table-cell>
          <table:table-cell table:style-name="ce1" office:value-type="float" office:value="0.32594" calcext:value-type="float">
            <text:p>3.26E-01</text:p>
          </table:table-cell>
          <table:table-cell office:value-type="float" office:value="-0.917381" calcext:value-type="float">
            <text:p>-0.917381</text:p>
          </table:table-cell>
          <table:table-cell table:style-name="ce1" office:value-type="float" office:value="-6.62124" calcext:value-type="float">
            <text:p>-6.62E+00</text:p>
          </table:table-cell>
          <table:table-cell table:number-columns-repeated="22"/>
          <table:table-cell table:formula="of:=[.AT59]+1" office:value-type="date" office:date-value="2020-04-22" calcext:value-type="date">
            <text:p>22/04/20</text:p>
          </table:table-cell>
          <table:table-cell table:formula="of:=AVERAGE([.S57:.S63])" office:value-type="float" office:value="0.950143714285714" calcext:value-type="float">
            <text:p>0.950143714285714</text:p>
          </table:table-cell>
          <table:table-cell table:formula="of:=[.P60]" office:value-type="float" office:value="0.472076" calcext:value-type="float">
            <text:p>0.472076</text:p>
          </table:table-cell>
          <table:table-cell table:formula="of:=AVERAGE([.R57:.R63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7198.54" calcext:value-type="float">
            <text:p>7198.54</text:p>
          </table:table-cell>
          <table:table-cell office:value-type="float" office:value="7147.97" calcext:value-type="float">
            <text:p>7147.97</text:p>
          </table:table-cell>
          <table:table-cell office:value-type="float" office:value="-0.71041" calcext:value-type="float">
            <text:p>-0.71041</text:p>
          </table:table-cell>
          <table:table-cell office:value-type="float" office:value="-74.0286" calcext:value-type="float">
            <text:p>-74.0286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office:value-type="float" office:value="208.472" calcext:value-type="float">
            <text:p>208.472</text:p>
          </table:table-cell>
          <table:table-cell office:value-type="float" office:value="185.38" calcext:value-type="float">
            <text:p>185.38</text:p>
          </table:table-cell>
          <table:table-cell office:value-type="float" office:value="-1.5278" calcext:value-type="float">
            <text:p>-1.5278</text:p>
          </table:table-cell>
          <table:table-cell office:value-type="float" office:value="-24.6201" calcext:value-type="float">
            <text:p>-24.6201</text:p>
          </table:table-cell>
          <table:table-cell office:value-type="float" office:value="0.467628" calcext:value-type="float">
            <text:p>0.467628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252377" calcext:value-type="float">
            <text:p>2.52E-01</text:p>
          </table:table-cell>
          <table:table-cell table:number-columns-repeated="2" office:value-type="float" office:value="0.900229" calcext:value-type="float">
            <text:p>0.900229</text:p>
          </table:table-cell>
          <table:table-cell table:style-name="ce1" office:value-type="float" office:value="0.327615" calcext:value-type="float">
            <text:p>3.28E-01</text:p>
          </table:table-cell>
          <table:table-cell office:value-type="float" office:value="-0.920644" calcext:value-type="float">
            <text:p>-0.920644</text:p>
          </table:table-cell>
          <table:table-cell table:style-name="ce1" office:value-type="float" office:value="-6.57766" calcext:value-type="float">
            <text:p>-6.58E+00</text:p>
          </table:table-cell>
          <table:table-cell table:number-columns-repeated="22"/>
          <table:table-cell table:formula="of:=[.AT60]+1" office:value-type="date" office:date-value="2020-04-23" calcext:value-type="date">
            <text:p>23/04/20</text:p>
          </table:table-cell>
          <table:table-cell table:formula="of:=AVERAGE([.S58:.S64])" office:value-type="float" office:value="0.948694428571428" calcext:value-type="float">
            <text:p>0.948694428571428</text:p>
          </table:table-cell>
          <table:table-cell table:formula="of:=[.P61]" office:value-type="float" office:value="0.467628" calcext:value-type="float">
            <text:p>0.467628</text:p>
          </table:table-cell>
          <table:table-cell table:formula="of:=AVERAGE([.R58:.R64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float" office:value="7298.44" calcext:value-type="float">
            <text:p>7298.44</text:p>
          </table:table-cell>
          <table:table-cell office:value-type="float" office:value="7238.88" calcext:value-type="float">
            <text:p>7238.88</text:p>
          </table:table-cell>
          <table:table-cell office:value-type="float" office:value="-0.296869" calcext:value-type="float">
            <text:p>-0.296869</text:p>
          </table:table-cell>
          <table:table-cell office:value-type="float" office:value="-69.1194" calcext:value-type="float">
            <text:p>-69.1194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office:value-type="float" office:value="211.947" calcext:value-type="float">
            <text:p>211.947</text:p>
          </table:table-cell>
          <table:table-cell office:value-type="float" office:value="189.46" calcext:value-type="float">
            <text:p>189.46</text:p>
          </table:table-cell>
          <table:table-cell office:value-type="float" office:value="-2.05337" calcext:value-type="float">
            <text:p>-2.05337</text:p>
          </table:table-cell>
          <table:table-cell office:value-type="float" office:value="-24.5399" calcext:value-type="float">
            <text:p>-24.5399</text:p>
          </table:table-cell>
          <table:table-cell office:value-type="float" office:value="0.46318" calcext:value-type="float">
            <text:p>0.46318</text:p>
          </table:table-cell>
          <table:table-cell office:value-type="float" office:value="0.334641" calcext:value-type="float">
            <text:p>0.334641</text:p>
          </table:table-cell>
          <table:table-cell office:value-type="float" office:value="0.180191" calcext:value-type="float">
            <text:p>1.80E-01</text:p>
          </table:table-cell>
          <table:table-cell table:number-columns-repeated="2" office:value-type="float" office:value="0.976422" calcext:value-type="float">
            <text:p>0.976422</text:p>
          </table:table-cell>
          <table:table-cell table:style-name="ce1" office:value-type="float" office:value="0.328576" calcext:value-type="float">
            <text:p>3.29E-01</text:p>
          </table:table-cell>
          <table:table-cell office:value-type="float" office:value="-0.901664" calcext:value-type="float">
            <text:p>-0.901664</text:p>
          </table:table-cell>
          <table:table-cell table:style-name="ce1" office:value-type="float" office:value="-6.599" calcext:value-type="float">
            <text:p>-6.60E+00</text:p>
          </table:table-cell>
          <table:table-cell table:number-columns-repeated="22"/>
          <table:table-cell table:formula="of:=[.AT61]+1" office:value-type="date" office:date-value="2020-04-24" calcext:value-type="date">
            <text:p>24/04/20</text:p>
          </table:table-cell>
          <table:table-cell table:formula="of:=AVERAGE([.S59:.S65])" office:value-type="float" office:value="0.947234285714286" calcext:value-type="float">
            <text:p>0.947234285714286</text:p>
          </table:table-cell>
          <table:table-cell table:formula="of:=[.P62]" office:value-type="float" office:value="0.46318" calcext:value-type="float">
            <text:p>0.46318</text:p>
          </table:table-cell>
          <table:table-cell table:formula="of:=AVERAGE([.R59:.R65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float" office:value="7378.51" calcext:value-type="float">
            <text:p>7378.51</text:p>
          </table:table-cell>
          <table:table-cell office:value-type="float" office:value="7282.22" calcext:value-type="float">
            <text:p>7282.22</text:p>
          </table:table-cell>
          <table:table-cell office:value-type="float" office:value="-0.278308" calcext:value-type="float">
            <text:p>-0.278308</text:p>
          </table:table-cell>
          <table:table-cell office:value-type="float" office:value="-104.782" calcext:value-type="float">
            <text:p>-104.782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office:value-type="float" office:value="215.763" calcext:value-type="float">
            <text:p>215.763</text:p>
          </table:table-cell>
          <table:table-cell office:value-type="float" office:value="196.154" calcext:value-type="float">
            <text:p>196.154</text:p>
          </table:table-cell>
          <table:table-cell office:value-type="float" office:value="-2.23651" calcext:value-type="float">
            <text:p>-2.23651</text:p>
          </table:table-cell>
          <table:table-cell office:value-type="float" office:value="-21.8459" calcext:value-type="float">
            <text:p>-21.8459</text:p>
          </table:table-cell>
          <table:table-cell office:value-type="float" office:value="0.458732" calcext:value-type="float">
            <text:p>0.458732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0.159315" calcext:value-type="float">
            <text:p>1.59E-01</text:p>
          </table:table-cell>
          <table:table-cell table:number-columns-repeated="2" office:value-type="float" office:value="0.997652" calcext:value-type="float">
            <text:p>0.997652</text:p>
          </table:table-cell>
          <table:table-cell table:style-name="ce1" office:value-type="float" office:value="0.329841" calcext:value-type="float">
            <text:p>3.30E-01</text:p>
          </table:table-cell>
          <table:table-cell office:value-type="float" office:value="-0.894941" calcext:value-type="float">
            <text:p>-0.894941</text:p>
          </table:table-cell>
          <table:table-cell table:style-name="ce1" office:value-type="float" office:value="-6.1318" calcext:value-type="float">
            <text:p>-6.13E+00</text:p>
          </table:table-cell>
          <table:table-cell table:number-columns-repeated="22"/>
          <table:table-cell table:formula="of:=[.AT62]+1" office:value-type="date" office:date-value="2020-04-25" calcext:value-type="date">
            <text:p>25/04/20</text:p>
          </table:table-cell>
          <table:table-cell table:formula="of:=AVERAGE([.S60:.S66])" office:value-type="float" office:value="0.945766" calcext:value-type="float">
            <text:p>0.945766</text:p>
          </table:table-cell>
          <table:table-cell table:formula="of:=[.P63]" office:value-type="float" office:value="0.458732" calcext:value-type="float">
            <text:p>0.458732</text:p>
          </table:table-cell>
          <table:table-cell table:formula="of:=AVERAGE([.R60:.R66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  <table:table-cell office:value-type="float" office:value="7451.94" calcext:value-type="float">
            <text:p>7451.94</text:p>
          </table:table-cell>
          <table:table-cell office:value-type="float" office:value="7311.57" calcext:value-type="float">
            <text:p>7311.57</text:p>
          </table:table-cell>
          <table:table-cell office:value-type="float" office:value="0.429092" calcext:value-type="float">
            <text:p>0.429092</text:p>
          </table:table-cell>
          <table:table-cell office:value-type="float" office:value="-127.431" calcext:value-type="float">
            <text:p>-127.431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219.681" calcext:value-type="float">
            <text:p>219.681</text:p>
          </table:table-cell>
          <table:table-cell office:value-type="float" office:value="201.514" calcext:value-type="float">
            <text:p>201.514</text:p>
          </table:table-cell>
          <table:table-cell office:value-type="float" office:value="-0.31905" calcext:value-type="float">
            <text:p>-0.31905</text:p>
          </table:table-cell>
          <table:table-cell office:value-type="float" office:value="-18.4863" calcext:value-type="float">
            <text:p>-18.4863</text:p>
          </table:table-cell>
          <table:table-cell office:value-type="float" office:value="0.454284" calcext:value-type="float">
            <text:p>0.454284</text:p>
          </table:table-cell>
          <table:table-cell office:value-type="float" office:value="0.301352" calcext:value-type="float">
            <text:p>0.301352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0.992965" calcext:value-type="float">
            <text:p>0.992965</text:p>
          </table:table-cell>
          <table:table-cell table:style-name="ce1" office:value-type="float" office:value="0.331597" calcext:value-type="float">
            <text:p>3.32E-01</text:p>
          </table:table-cell>
          <table:table-cell office:value-type="float" office:value="-0.895804" calcext:value-type="float">
            <text:p>-0.895804</text:p>
          </table:table-cell>
          <table:table-cell table:style-name="ce1" office:value-type="float" office:value="-6.69787" calcext:value-type="float">
            <text:p>-6.70E+00</text:p>
          </table:table-cell>
          <table:table-cell table:number-columns-repeated="22"/>
          <table:table-cell table:formula="of:=[.AT63]+1" office:value-type="date" office:date-value="2020-04-26" calcext:value-type="date">
            <text:p>26/04/20</text:p>
          </table:table-cell>
          <table:table-cell table:formula="of:=AVERAGE([.S61:.S67])" office:value-type="float" office:value="0.944290285714285" calcext:value-type="float">
            <text:p>0.944290285714285</text:p>
          </table:table-cell>
          <table:table-cell table:formula="of:=[.P64]" office:value-type="float" office:value="0.454284" calcext:value-type="float">
            <text:p>0.454284</text:p>
          </table:table-cell>
          <table:table-cell table:formula="of:=AVERAGE([.R61:.R67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7513.34" calcext:value-type="float">
            <text:p>7513.34</text:p>
          </table:table-cell>
          <table:table-cell office:value-type="float" office:value="7405.69" calcext:value-type="float">
            <text:p>7405.69</text:p>
          </table:table-cell>
          <table:table-cell office:value-type="float" office:value="1.10292" calcext:value-type="float">
            <text:p>1.10292</text:p>
          </table:table-cell>
          <table:table-cell office:value-type="float" office:value="-74.3134" calcext:value-type="float">
            <text:p>-74.3134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office:value-type="float" office:value="222.222" calcext:value-type="float">
            <text:p>222.222</text:p>
          </table:table-cell>
          <table:table-cell office:value-type="float" office:value="208.64" calcext:value-type="float">
            <text:p>208.64</text:p>
          </table:table-cell>
          <table:table-cell office:value-type="float" office:value="-0.77828" calcext:value-type="float">
            <text:p>-0.77828</text:p>
          </table:table-cell>
          <table:table-cell office:value-type="float" office:value="-14.36" calcext:value-type="float">
            <text:p>-14.36</text:p>
          </table:table-cell>
          <table:table-cell office:value-type="float" office:value="0.449836" calcext:value-type="float">
            <text:p>0.449836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0.932804" calcext:value-type="float">
            <text:p>0.932804</text:p>
          </table:table-cell>
          <table:table-cell table:style-name="ce1" office:value-type="float" office:value="0.334102" calcext:value-type="float">
            <text:p>3.34E-01</text:p>
          </table:table-cell>
          <table:table-cell office:value-type="float" office:value="-0.911749" calcext:value-type="float">
            <text:p>-0.911749</text:p>
          </table:table-cell>
          <table:table-cell table:style-name="ce1" office:value-type="float" office:value="-6.99435" calcext:value-type="float">
            <text:p>-6.99E+00</text:p>
          </table:table-cell>
          <table:table-cell table:number-columns-repeated="22"/>
          <table:table-cell table:formula="of:=[.AT64]+1" office:value-type="date" office:date-value="2020-04-27" calcext:value-type="date">
            <text:p>27/04/20</text:p>
          </table:table-cell>
          <table:table-cell table:formula="of:=AVERAGE([.S62:.S68])" office:value-type="float" office:value="0.942806857142857" calcext:value-type="float">
            <text:p>0.942806857142857</text:p>
          </table:table-cell>
          <table:table-cell table:formula="of:=[.P65]" office:value-type="float" office:value="0.449836" calcext:value-type="float">
            <text:p>0.449836</text:p>
          </table:table-cell>
          <table:table-cell table:formula="of:=AVERAGE([.R62:.R68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7571.19" calcext:value-type="float">
            <text:p>7571.19</text:p>
          </table:table-cell>
          <table:table-cell table:style-name="ce1" office:value-type="float" office:value="7525.03" calcext:value-type="float">
            <text:p>7.53E+03</text:p>
          </table:table-cell>
          <table:table-cell office:value-type="float" office:value="1.05948" calcext:value-type="float">
            <text:p>1.05948</text:p>
          </table:table-cell>
          <table:table-cell table:style-name="ce1" office:value-type="float" office:value="-13.9677" calcext:value-type="float">
            <text:p>-1.40E+01</text:p>
          </table:table-cell>
          <table:table-cell table:style-name="ce1" table:number-columns-repeated="5"/>
          <table:table-cell office:value-type="float" office:value="227" calcext:value-type="float">
            <text:p>227</text:p>
          </table:table-cell>
          <table:table-cell office:value-type="float" office:value="225.048" calcext:value-type="float">
            <text:p>225.048</text:p>
          </table:table-cell>
          <table:table-cell office:value-type="float" office:value="215.582" calcext:value-type="float">
            <text:p>215.582</text:p>
          </table:table-cell>
          <table:table-cell office:value-type="float" office:value="-1.95197" calcext:value-type="float">
            <text:p>-1.95197</text:p>
          </table:table-cell>
          <table:table-cell office:value-type="float" office:value="-11.4179" calcext:value-type="float">
            <text:p>-11.4179</text:p>
          </table:table-cell>
          <table:table-cell office:value-type="float" office:value="0.445388" calcext:value-type="float">
            <text:p>0.445388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0.903459" calcext:value-type="float">
            <text:p>0.903459</text:p>
          </table:table-cell>
          <table:table-cell table:style-name="ce1" office:value-type="float" office:value="0.335999" calcext:value-type="float">
            <text:p>3.36E-01</text:p>
          </table:table-cell>
          <table:table-cell office:value-type="float" office:value="-0.918244" calcext:value-type="float">
            <text:p>-0.918244</text:p>
          </table:table-cell>
          <table:table-cell table:style-name="ce1" office:value-type="float" office:value="-6.39681" calcext:value-type="float">
            <text:p>-6.40E+00</text:p>
          </table:table-cell>
          <table:table-cell table:number-columns-repeated="22"/>
          <table:table-cell table:formula="of:=[.AT65]+1" office:value-type="date" office:date-value="2020-04-28" calcext:value-type="date">
            <text:p>28/04/20</text:p>
          </table:table-cell>
          <table:table-cell table:formula="of:=AVERAGE([.S63:.S69])" office:value-type="float" office:value="0.943119571428571" calcext:value-type="float">
            <text:p>0.943119571428571</text:p>
          </table:table-cell>
          <table:table-cell table:formula="of:=[.P66]" office:value-type="float" office:value="0.445388" calcext:value-type="float">
            <text:p>0.445388</text:p>
          </table:table-cell>
          <table:table-cell table:formula="of:=AVERAGE([.R63:.R69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float" office:value="7628.09" calcext:value-type="float">
            <text:p>7628.09</text:p>
          </table:table-cell>
          <table:table-cell office:value-type="float" office:value="7634.36" calcext:value-type="float">
            <text:p>7634.36</text:p>
          </table:table-cell>
          <table:table-cell office:value-type="float" office:value="0.477778" calcext:value-type="float">
            <text:p>0.477778</text:p>
          </table:table-cell>
          <table:table-cell office:value-type="float" office:value="20.3627" calcext:value-type="float">
            <text:p>20.3627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office:value-type="float" office:value="228.659" calcext:value-type="float">
            <text:p>228.659</text:p>
          </table:table-cell>
          <table:table-cell office:value-type="float" office:value="222.437" calcext:value-type="float">
            <text:p>222.437</text:p>
          </table:table-cell>
          <table:table-cell office:value-type="float" office:value="1.65942" calcext:value-type="float">
            <text:p>1.65942</text:p>
          </table:table-cell>
          <table:table-cell office:value-type="float" office:value="-4.56344" calcext:value-type="float">
            <text:p>-4.56344</text:p>
          </table:table-cell>
          <table:table-cell office:value-type="float" office:value="0.44094" calcext:value-type="float">
            <text:p>0.44094</text:p>
          </table:table-cell>
          <table:table-cell office:value-type="float" office:value="0.442393" calcext:value-type="float">
            <text:p>0.442393</text:p>
          </table:table-cell>
          <table:table-cell office:value-type="float" office:value="0.238211" calcext:value-type="float">
            <text:p>2.38E-01</text:p>
          </table:table-cell>
          <table:table-cell table:number-columns-repeated="2" office:value-type="float" office:value="0.906501" calcext:value-type="float">
            <text:p>0.906501</text:p>
          </table:table-cell>
          <table:table-cell table:style-name="ce1" office:value-type="float" office:value="0.337743" calcext:value-type="float">
            <text:p>3.38E-01</text:p>
          </table:table-cell>
          <table:table-cell office:value-type="float" office:value="-0.917199" calcext:value-type="float">
            <text:p>-0.917199</text:p>
          </table:table-cell>
          <table:table-cell table:style-name="ce1" office:value-type="float" office:value="-10.9084" calcext:value-type="float">
            <text:p>-1.09E+01</text:p>
          </table:table-cell>
          <table:table-cell table:number-columns-repeated="22"/>
          <table:table-cell table:formula="of:=[.AT66]+1" office:value-type="date" office:date-value="2020-04-29" calcext:value-type="date">
            <text:p>29/04/20</text:p>
          </table:table-cell>
          <table:table-cell table:formula="of:=AVERAGE([.S64:.S70])" office:value-type="float" office:value="0.945166428571429" calcext:value-type="float">
            <text:p>0.945166428571429</text:p>
          </table:table-cell>
          <table:table-cell table:formula="of:=[.P67]" office:value-type="float" office:value="0.44094" calcext:value-type="float">
            <text:p>0.44094</text:p>
          </table:table-cell>
          <table:table-cell table:formula="of:=AVERAGE([.R64:.R70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float" office:value="7686.37" calcext:value-type="float">
            <text:p>7686.37</text:p>
          </table:table-cell>
          <table:table-cell office:value-type="float" office:value="7719.08" calcext:value-type="float">
            <text:p>7719.08</text:p>
          </table:table-cell>
          <table:table-cell table:style-name="ce1" office:value-type="float" office:value="-1.09195" calcext:value-type="float">
            <text:p>-1.09E+00</text:p>
          </table:table-cell>
          <table:table-cell office:value-type="float" office:value="2.08298" calcext:value-type="float">
            <text:p>2.08298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office:value-type="float" office:value="229.7" calcext:value-type="float">
            <text:p>229.7</text:p>
          </table:table-cell>
          <table:table-cell office:value-type="float" office:value="225.737" calcext:value-type="float">
            <text:p>225.737</text:p>
          </table:table-cell>
          <table:table-cell office:value-type="float" office:value="-6.2998" calcext:value-type="float">
            <text:p>-6.2998</text:p>
          </table:table-cell>
          <table:table-cell office:value-type="float" office:value="-10.2632" calcext:value-type="float">
            <text:p>-10.2632</text:p>
          </table:table-cell>
          <table:table-cell office:value-type="float" office:value="0.436492" calcext:value-type="float">
            <text:p>0.436492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252377" calcext:value-type="float">
            <text:p>2.52E-01</text:p>
          </table:table-cell>
          <table:table-cell table:number-columns-repeated="2" office:value-type="float" office:value="0.889845" calcext:value-type="float">
            <text:p>0.889845</text:p>
          </table:table-cell>
          <table:table-cell table:style-name="ce1" office:value-type="float" office:value="0.339575" calcext:value-type="float">
            <text:p>3.40E-01</text:p>
          </table:table-cell>
          <table:table-cell office:value-type="float" office:value="-0.920546" calcext:value-type="float">
            <text:p>-0.920546</text:p>
          </table:table-cell>
          <table:table-cell table:style-name="ce1" office:value-type="float" office:value="-7.48316" calcext:value-type="float">
            <text:p>-7.48E+00</text:p>
          </table:table-cell>
          <table:table-cell table:number-columns-repeated="22"/>
          <table:table-cell table:formula="of:=[.AT67]+1" office:value-type="date" office:date-value="2020-04-30" calcext:value-type="date">
            <text:p>30/04/20</text:p>
          </table:table-cell>
          <table:table-cell table:formula="of:=AVERAGE([.S65:.S71])" office:value-type="float" office:value="0.948897142857143" calcext:value-type="float">
            <text:p>0.948897142857143</text:p>
          </table:table-cell>
          <table:table-cell table:formula="of:=[.P68]" office:value-type="float" office:value="0.436492" calcext:value-type="float">
            <text:p>0.436492</text:p>
          </table:table-cell>
          <table:table-cell table:formula="of:=AVERAGE([.R65:.R71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7763.75" calcext:value-type="float">
            <text:p>7763.75</text:p>
          </table:table-cell>
          <table:table-cell office:value-type="float" office:value="7792.26" calcext:value-type="float">
            <text:p>7792.26</text:p>
          </table:table-cell>
          <table:table-cell office:value-type="float" office:value="-0.304012" calcext:value-type="float">
            <text:p>-0.304012</text:p>
          </table:table-cell>
          <table:table-cell office:value-type="float" office:value="20.2558" calcext:value-type="float">
            <text:p>20.2558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office:value-type="float" office:value="236.287" calcext:value-type="float">
            <text:p>236.287</text:p>
          </table:table-cell>
          <table:table-cell office:value-type="float" office:value="229.356" calcext:value-type="float">
            <text:p>229.356</text:p>
          </table:table-cell>
          <table:table-cell office:value-type="float" office:value="-3.71299" calcext:value-type="float">
            <text:p>-3.71299</text:p>
          </table:table-cell>
          <table:table-cell office:value-type="float" office:value="-10.6441" calcext:value-type="float">
            <text:p>-10.6441</text:p>
          </table:table-cell>
          <table:table-cell office:value-type="float" office:value="0.469868" calcext:value-type="float">
            <text:p>0.469868</text:p>
          </table:table-cell>
          <table:table-cell office:value-type="float" office:value="0.334641" calcext:value-type="float">
            <text:p>0.334641</text:p>
          </table:table-cell>
          <table:table-cell office:value-type="float" office:value="0.180191" calcext:value-type="float">
            <text:p>1.80E-01</text:p>
          </table:table-cell>
          <table:table-cell table:number-columns-repeated="2" office:value-type="float" office:value="0.978611" calcext:value-type="float">
            <text:p>0.978611</text:p>
          </table:table-cell>
          <table:table-cell table:style-name="ce1" office:value-type="float" office:value="0.326115" calcext:value-type="float">
            <text:p>3.26E-01</text:p>
          </table:table-cell>
          <table:table-cell office:value-type="float" office:value="-0.901794" calcext:value-type="float">
            <text:p>-0.901794</text:p>
          </table:table-cell>
          <table:table-cell table:style-name="ce1" office:value-type="float" office:value="-8.37955" calcext:value-type="float">
            <text:p>-8.38E+00</text:p>
          </table:table-cell>
          <table:table-cell table:number-columns-repeated="22"/>
          <table:table-cell table:formula="of:=[.AT68]+1" office:value-type="date" office:date-value="2020-05-01" calcext:value-type="date">
            <text:p>01/05/20</text:p>
          </table:table-cell>
          <table:table-cell table:formula="of:=AVERAGE([.S66:.S72])" office:value-type="float" office:value="0.954278285714286" calcext:value-type="float">
            <text:p>0.954278285714286</text:p>
          </table:table-cell>
          <table:table-cell table:formula="of:=[.P69]" office:value-type="float" office:value="0.469868" calcext:value-type="float">
            <text:p>0.469868</text:p>
          </table:table-cell>
          <table:table-cell table:formula="of:=AVERAGE([.R66:.R72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7820.98" calcext:value-type="float">
            <text:p>7820.98</text:p>
          </table:table-cell>
          <table:table-cell office:value-type="float" office:value="7853.75" calcext:value-type="float">
            <text:p>7853.75</text:p>
          </table:table-cell>
          <table:table-cell office:value-type="float" office:value="1.21189" calcext:value-type="float">
            <text:p>1.21189</text:p>
          </table:table-cell>
          <table:table-cell office:value-type="float" office:value="63.749" calcext:value-type="float">
            <text:p>63.749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office:value-type="float" office:value="241.016" calcext:value-type="float">
            <text:p>241.016</text:p>
          </table:table-cell>
          <table:table-cell office:value-type="float" office:value="233.064" calcext:value-type="float">
            <text:p>233.064</text:p>
          </table:table-cell>
          <table:table-cell office:value-type="float" office:value="-3.98373" calcext:value-type="float">
            <text:p>-3.98373</text:p>
          </table:table-cell>
          <table:table-cell office:value-type="float" office:value="-11.9364" calcext:value-type="float">
            <text:p>-11.9364</text:p>
          </table:table-cell>
          <table:table-cell office:value-type="float" office:value="0.503243" calcext:value-type="float">
            <text:p>0.503243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0.159315" calcext:value-type="float">
            <text:p>1.59E-01</text:p>
          </table:table-cell>
          <table:table-cell table:number-columns-repeated="2" office:value-type="float" office:value="1.01198" calcext:value-type="float">
            <text:p>1.01198</text:p>
          </table:table-cell>
          <table:table-cell table:style-name="ce1" office:value-type="float" office:value="0.314181" calcext:value-type="float">
            <text:p>3.14E-01</text:p>
          </table:table-cell>
          <table:table-cell office:value-type="float" office:value="-0.896084" calcext:value-type="float">
            <text:p>-0.896084</text:p>
          </table:table-cell>
          <table:table-cell table:style-name="ce1" office:value-type="float" office:value="-7.53185" calcext:value-type="float">
            <text:p>-7.53E+00</text:p>
          </table:table-cell>
          <table:table-cell table:number-columns-repeated="22"/>
          <table:table-cell table:formula="of:=[.AT69]+1" office:value-type="date" office:date-value="2020-05-02" calcext:value-type="date">
            <text:p>02/05/20</text:p>
          </table:table-cell>
          <table:table-cell table:formula="of:=AVERAGE([.S67:.S73])" office:value-type="float" office:value="0.961263714285714" calcext:value-type="float">
            <text:p>0.961263714285714</text:p>
          </table:table-cell>
          <table:table-cell table:formula="of:=[.P70]" office:value-type="float" office:value="0.503243" calcext:value-type="float">
            <text:p>0.503243</text:p>
          </table:table-cell>
          <table:table-cell table:formula="of:=AVERAGE([.R67:.R73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float" office:value="7854.89" calcext:value-type="float">
            <text:p>7854.89</text:p>
          </table:table-cell>
          <table:table-cell office:value-type="float" office:value="7895.06" calcext:value-type="float">
            <text:p>7895.06</text:p>
          </table:table-cell>
          <table:table-cell office:value-type="float" office:value="1.56847" calcext:value-type="float">
            <text:p>1.56847</text:p>
          </table:table-cell>
          <table:table-cell office:value-type="float" office:value="79.0633" calcext:value-type="float">
            <text:p>79.0633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office:value-type="float" office:value="245.887" calcext:value-type="float">
            <text:p>245.887</text:p>
          </table:table-cell>
          <table:table-cell office:value-type="float" office:value="235.369" calcext:value-type="float">
            <text:p>235.369</text:p>
          </table:table-cell>
          <table:table-cell office:value-type="float" office:value="-2.11286" calcext:value-type="float">
            <text:p>-2.11286</text:p>
          </table:table-cell>
          <table:table-cell office:value-type="float" office:value="-12.6314" calcext:value-type="float">
            <text:p>-12.6314</text:p>
          </table:table-cell>
          <table:table-cell office:value-type="float" office:value="0.536618" calcext:value-type="float">
            <text:p>0.536618</text:p>
          </table:table-cell>
          <table:table-cell office:value-type="float" office:value="0.301352" calcext:value-type="float">
            <text:p>0.301352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1.01908" calcext:value-type="float">
            <text:p>1.01908</text:p>
          </table:table-cell>
          <table:table-cell table:style-name="ce1" office:value-type="float" office:value="0.303824" calcext:value-type="float">
            <text:p>3.04E-01</text:p>
          </table:table-cell>
          <table:table-cell office:value-type="float" office:value="-0.897834" calcext:value-type="float">
            <text:p>-0.897834</text:p>
          </table:table-cell>
          <table:table-cell table:style-name="ce1" office:value-type="float" office:value="-7.25788" calcext:value-type="float">
            <text:p>-7.26E+00</text:p>
          </table:table-cell>
          <table:table-cell table:number-columns-repeated="22"/>
          <table:table-cell table:formula="of:=[.AT70]+1" office:value-type="date" office:date-value="2020-05-03" calcext:value-type="date">
            <text:p>03/05/20</text:p>
          </table:table-cell>
          <table:table-cell table:formula="of:=AVERAGE([.S68:.S74])" office:value-type="float" office:value="0.969810428571429" calcext:value-type="float">
            <text:p>0.969810428571429</text:p>
          </table:table-cell>
          <table:table-cell table:formula="of:=[.P71]" office:value-type="float" office:value="0.536618" calcext:value-type="float">
            <text:p>0.536618</text:p>
          </table:table-cell>
          <table:table-cell table:formula="of:=AVERAGE([.R68:.R74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float" office:value="7882.75" calcext:value-type="float">
            <text:p>7882.75</text:p>
          </table:table-cell>
          <table:table-cell office:value-type="float" office:value="7920.87" calcext:value-type="float">
            <text:p>7920.87</text:p>
          </table:table-cell>
          <table:table-cell office:value-type="float" office:value="1.1796" calcext:value-type="float">
            <text:p>1.1796</text:p>
          </table:table-cell>
          <table:table-cell office:value-type="float" office:value="66.8694" calcext:value-type="float">
            <text:p>66.8694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office:value-type="float" office:value="249.398" calcext:value-type="float">
            <text:p>249.398</text:p>
          </table:table-cell>
          <table:table-cell office:value-type="float" office:value="237.93" calcext:value-type="float">
            <text:p>237.93</text:p>
          </table:table-cell>
          <table:table-cell office:value-type="float" office:value="-2.60233" calcext:value-type="float">
            <text:p>-2.60233</text:p>
          </table:table-cell>
          <table:table-cell office:value-type="float" office:value="-14.0695" calcext:value-type="float">
            <text:p>-14.0695</text:p>
          </table:table-cell>
          <table:table-cell office:value-type="float" office:value="0.569993" calcext:value-type="float">
            <text:p>0.569993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0.970472" calcext:value-type="float">
            <text:p>0.970472</text:p>
          </table:table-cell>
          <table:table-cell table:style-name="ce1" office:value-type="float" office:value="0.295183" calcext:value-type="float">
            <text:p>2.95E-01</text:p>
          </table:table-cell>
          <table:table-cell office:value-type="float" office:value="-0.913143" calcext:value-type="float">
            <text:p>-0.913143</text:p>
          </table:table-cell>
          <table:table-cell table:style-name="ce1" office:value-type="float" office:value="-7.66847" calcext:value-type="float">
            <text:p>-7.67E+00</text:p>
          </table:table-cell>
          <table:table-cell table:number-columns-repeated="22"/>
          <table:table-cell table:formula="of:=[.AT71]+1" office:value-type="date" office:date-value="2020-05-04" calcext:value-type="date">
            <text:p>04/05/20</text:p>
          </table:table-cell>
          <table:table-cell table:formula="of:=AVERAGE([.S69:.S75])" office:value-type="float" office:value="0.979886714285714" calcext:value-type="float">
            <text:p>0.979886714285714</text:p>
          </table:table-cell>
          <table:table-cell table:formula="of:=[.P72]" office:value-type="float" office:value="0.569993" calcext:value-type="float">
            <text:p>0.569993</text:p>
          </table:table-cell>
          <table:table-cell table:formula="of:=AVERAGE([.R69:.R75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float" office:value="7916.82" calcext:value-type="float">
            <text:p>7916.82</text:p>
          </table:table-cell>
          <table:table-cell office:value-type="float" office:value="7948.95" calcext:value-type="float">
            <text:p>7948.95</text:p>
          </table:table-cell>
          <table:table-cell office:value-type="float" office:value="-0.584981" calcext:value-type="float">
            <text:p>-0.584981</text:p>
          </table:table-cell>
          <table:table-cell office:value-type="float" office:value="17.9479" calcext:value-type="float">
            <text:p>17.9479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office:value-type="float" office:value="253.204" calcext:value-type="float">
            <text:p>253.204</text:p>
          </table:table-cell>
          <table:table-cell office:value-type="float" office:value="241.263" calcext:value-type="float">
            <text:p>241.263</text:p>
          </table:table-cell>
          <table:table-cell table:style-name="ce1" office:value-type="float" office:value="-3.796" calcext:value-type="float">
            <text:p>-3.80E+00</text:p>
          </table:table-cell>
          <table:table-cell office:value-type="float" office:value="-15.7372" calcext:value-type="float">
            <text:p>-15.7372</text:p>
          </table:table-cell>
          <table:table-cell office:value-type="float" office:value="0.603368" calcext:value-type="float">
            <text:p>0.603368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0.952357" calcext:value-type="float">
            <text:p>0.952357</text:p>
          </table:table-cell>
          <table:table-cell table:style-name="ce1" office:value-type="float" office:value="0.28676" calcext:value-type="float">
            <text:p>2.87E-01</text:p>
          </table:table-cell>
          <table:table-cell office:value-type="float" office:value="-0.919392" calcext:value-type="float">
            <text:p>-0.919392</text:p>
          </table:table-cell>
          <table:table-cell table:style-name="ce1" office:value-type="float" office:value="-9.33689" calcext:value-type="float">
            <text:p>-9.34E+00</text:p>
          </table:table-cell>
          <table:table-cell table:number-columns-repeated="22"/>
          <table:table-cell table:formula="of:=[.AT72]+1" office:value-type="date" office:date-value="2020-05-05" calcext:value-type="date">
            <text:p>05/05/20</text:p>
          </table:table-cell>
          <table:table-cell table:formula="of:=AVERAGE([.S70:.S76])" office:value-type="float" office:value="0.989626571428571" calcext:value-type="float">
            <text:p>0.989626571428571</text:p>
          </table:table-cell>
          <table:table-cell table:formula="of:=[.P73]" office:value-type="float" office:value="0.603368" calcext:value-type="float">
            <text:p>0.603368</text:p>
          </table:table-cell>
          <table:table-cell table:formula="of:=AVERAGE([.R70:.R76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float" office:value="7968.7" calcext:value-type="float">
            <text:p>7968.7</text:p>
          </table:table-cell>
          <table:table-cell office:value-type="float" office:value="7987.59" calcext:value-type="float">
            <text:p>7987.59</text:p>
          </table:table-cell>
          <table:table-cell office:value-type="float" office:value="-1.6903" calcext:value-type="float">
            <text:p>-1.6903</text:p>
          </table:table-cell>
          <table:table-cell office:value-type="float" office:value="-21.4119" calcext:value-type="float">
            <text:p>-21.4119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office:value-type="float" office:value="257.804" calcext:value-type="float">
            <text:p>257.804</text:p>
          </table:table-cell>
          <table:table-cell office:value-type="float" office:value="242.031" calcext:value-type="float">
            <text:p>242.031</text:p>
          </table:table-cell>
          <table:table-cell office:value-type="float" office:value="-4.19611" calcext:value-type="float">
            <text:p>-4.19611</text:p>
          </table:table-cell>
          <table:table-cell office:value-type="float" office:value="-19.9693" calcext:value-type="float">
            <text:p>-19.9693</text:p>
          </table:table-cell>
          <table:table-cell office:value-type="float" office:value="0.636743" calcext:value-type="float">
            <text:p>0.636743</text:p>
          </table:table-cell>
          <table:table-cell office:value-type="float" office:value="0.442393" calcext:value-type="float">
            <text:p>0.442393</text:p>
          </table:table-cell>
          <table:table-cell office:value-type="float" office:value="0.238211" calcext:value-type="float">
            <text:p>2.38E-01</text:p>
          </table:table-cell>
          <table:table-cell table:number-columns-repeated="2" office:value-type="float" office:value="0.966328" calcext:value-type="float">
            <text:p>0.966328</text:p>
          </table:table-cell>
          <table:table-cell table:style-name="ce1" office:value-type="float" office:value="0.278768" calcext:value-type="float">
            <text:p>2.79E-01</text:p>
          </table:table-cell>
          <table:table-cell office:value-type="float" office:value="-0.918804" calcext:value-type="float">
            <text:p>-0.918804</text:p>
          </table:table-cell>
          <table:table-cell table:style-name="ce1" office:value-type="float" office:value="-13.6653" calcext:value-type="float">
            <text:p>-1.37E+01</text:p>
          </table:table-cell>
          <table:table-cell table:number-columns-repeated="22"/>
          <table:table-cell table:formula="of:=[.AT73]+1" office:value-type="date" office:date-value="2020-05-06" calcext:value-type="date">
            <text:p>06/05/20</text:p>
          </table:table-cell>
          <table:table-cell table:formula="of:=AVERAGE([.S71:.S77])" office:value-type="float" office:value="0.999069428571429" calcext:value-type="float">
            <text:p>0.999069428571429</text:p>
          </table:table-cell>
          <table:table-cell table:formula="of:=[.P74]" office:value-type="float" office:value="0.636743" calcext:value-type="float">
            <text:p>0.636743</text:p>
          </table:table-cell>
          <table:table-cell table:formula="of:=AVERAGE([.R71:.R77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8032.6" calcext:value-type="float">
            <text:p>8032.6</text:p>
          </table:table-cell>
          <table:table-cell office:value-type="float" office:value="8058.93" calcext:value-type="float">
            <text:p>8058.93</text:p>
          </table:table-cell>
          <table:table-cell office:value-type="float" office:value="-1.42386" calcext:value-type="float">
            <text:p>-1.42386</text:p>
          </table:table-cell>
          <table:table-cell office:value-type="float" office:value="-7.07292" calcext:value-type="float">
            <text:p>-7.07292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office:value-type="float" office:value="262.64" calcext:value-type="float">
            <text:p>262.64</text:p>
          </table:table-cell>
          <table:table-cell office:value-type="float" office:value="248.369" calcext:value-type="float">
            <text:p>248.369</text:p>
          </table:table-cell>
          <table:table-cell office:value-type="float" office:value="-7.35976" calcext:value-type="float">
            <text:p>-7.35976</text:p>
          </table:table-cell>
          <table:table-cell office:value-type="float" office:value="-21.6311" calcext:value-type="float">
            <text:p>-21.6311</text:p>
          </table:table-cell>
          <table:table-cell office:value-type="float" office:value="0.670118" calcext:value-type="float">
            <text:p>0.670118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252377" calcext:value-type="float">
            <text:p>2.52E-01</text:p>
          </table:table-cell>
          <table:table-cell table:number-columns-repeated="2" office:value-type="float" office:value="0.960379" calcext:value-type="float">
            <text:p>0.960379</text:p>
          </table:table-cell>
          <table:table-cell table:style-name="ce1" office:value-type="float" office:value="0.271532" calcext:value-type="float">
            <text:p>2.72E-01</text:p>
          </table:table-cell>
          <table:table-cell office:value-type="float" office:value="-0.922017" calcext:value-type="float">
            <text:p>-0.922017</text:p>
          </table:table-cell>
          <table:table-cell table:style-name="ce1" office:value-type="float" office:value="-7.34931" calcext:value-type="float">
            <text:p>-7.35E+00</text:p>
          </table:table-cell>
          <table:table-cell table:number-columns-repeated="22"/>
          <table:table-cell table:formula="of:=[.AT74]+1" office:value-type="date" office:date-value="2020-05-07" calcext:value-type="date">
            <text:p>07/05/20</text:p>
          </table:table-cell>
          <table:table-cell table:formula="of:=AVERAGE([.S72:.S78])" office:value-type="float" office:value="1.00825371428571" calcext:value-type="float">
            <text:p>1.00825371428571</text:p>
          </table:table-cell>
          <table:table-cell table:formula="of:=[.P75]" office:value-type="float" office:value="0.670118" calcext:value-type="float">
            <text:p>0.670118</text:p>
          </table:table-cell>
          <table:table-cell table:formula="of:=AVERAGE([.R72:.R78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float" office:value="8096.79" calcext:value-type="float">
            <text:p>8096.79</text:p>
          </table:table-cell>
          <table:table-cell office:value-type="float" office:value="8114.47" calcext:value-type="float">
            <text:p>8114.47</text:p>
          </table:table-cell>
          <table:table-cell office:value-type="float" office:value="-0.650625" calcext:value-type="float">
            <text:p>-0.650625</text:p>
          </table:table-cell>
          <table:table-cell office:value-type="float" office:value="2.47128" calcext:value-type="float">
            <text:p>2.47128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office:value-type="float" office:value="269.65" calcext:value-type="float">
            <text:p>269.65</text:p>
          </table:table-cell>
          <table:table-cell office:value-type="float" office:value="252.83" calcext:value-type="float">
            <text:p>252.83</text:p>
          </table:table-cell>
          <table:table-cell office:value-type="float" office:value="-3.35037" calcext:value-type="float">
            <text:p>-3.35037</text:p>
          </table:table-cell>
          <table:table-cell office:value-type="float" office:value="-20.1695" calcext:value-type="float">
            <text:p>-20.1695</text:p>
          </table:table-cell>
          <table:table-cell office:value-type="float" office:value="0.703493" calcext:value-type="float">
            <text:p>0.703493</text:p>
          </table:table-cell>
          <table:table-cell office:value-type="float" office:value="0.334641" calcext:value-type="float">
            <text:p>0.334641</text:p>
          </table:table-cell>
          <table:table-cell office:value-type="float" office:value="0.180191" calcext:value-type="float">
            <text:p>1.80E-01</text:p>
          </table:table-cell>
          <table:table-cell table:number-columns-repeated="2" office:value-type="float" office:value="1.04679" calcext:value-type="float">
            <text:p>1.04679</text:p>
          </table:table-cell>
          <table:table-cell table:style-name="ce1" office:value-type="float" office:value="0.2639" calcext:value-type="float">
            <text:p>2.64E-01</text:p>
          </table:table-cell>
          <table:table-cell office:value-type="float" office:value="-0.906342" calcext:value-type="float">
            <text:p>-0.906342</text:p>
          </table:table-cell>
          <table:table-cell table:style-name="ce1" office:value-type="float" office:value="-6.58102" calcext:value-type="float">
            <text:p>-6.58E+00</text:p>
          </table:table-cell>
          <table:table-cell table:number-columns-repeated="22"/>
          <table:table-cell table:formula="of:=[.AT75]+1" office:value-type="date" office:date-value="2020-05-08" calcext:value-type="date">
            <text:p>08/05/20</text:p>
          </table:table-cell>
          <table:table-cell table:formula="of:=AVERAGE([.S73:.S79])" office:value-type="float" office:value="1.01722485714286" calcext:value-type="float">
            <text:p>1.01722485714286</text:p>
          </table:table-cell>
          <table:table-cell table:formula="of:=[.P76]" office:value-type="float" office:value="0.703493" calcext:value-type="float">
            <text:p>0.703493</text:p>
          </table:table-cell>
          <table:table-cell table:formula="of:=AVERAGE([.R73:.R79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8147.76" calcext:value-type="float">
            <text:p>8147.76</text:p>
          </table:table-cell>
          <table:table-cell office:value-type="float" office:value="8133.54" calcext:value-type="float">
            <text:p>8133.54</text:p>
          </table:table-cell>
          <table:table-cell office:value-type="float" office:value="0.779859" calcext:value-type="float">
            <text:p>0.779859</text:p>
          </table:table-cell>
          <table:table-cell office:value-type="float" office:value="3.544" calcext:value-type="float">
            <text:p>3.544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office:value-type="float" office:value="273.797" calcext:value-type="float">
            <text:p>273.797</text:p>
          </table:table-cell>
          <table:table-cell office:value-type="float" office:value="257.393" calcext:value-type="float">
            <text:p>257.393</text:p>
          </table:table-cell>
          <table:table-cell office:value-type="float" office:value="-2.20328" calcext:value-type="float">
            <text:p>-2.20328</text:p>
          </table:table-cell>
          <table:table-cell office:value-type="float" office:value="-18.6068" calcext:value-type="float">
            <text:p>-18.6068</text:p>
          </table:table-cell>
          <table:table-cell office:value-type="float" office:value="0.736868" calcext:value-type="float">
            <text:p>0.736868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0.159315" calcext:value-type="float">
            <text:p>1.59E-01</text:p>
          </table:table-cell>
          <table:table-cell table:number-columns-repeated="2" office:value-type="float" office:value="1.07808" calcext:value-type="float">
            <text:p>1.07808</text:p>
          </table:table-cell>
          <table:table-cell table:style-name="ce1" office:value-type="float" office:value="0.25721" calcext:value-type="float">
            <text:p>2.57E-01</text:p>
          </table:table-cell>
          <table:table-cell office:value-type="float" office:value="-0.901645" calcext:value-type="float">
            <text:p>-0.901645</text:p>
          </table:table-cell>
          <table:table-cell table:style-name="ce1" office:value-type="float" office:value="-7.33006" calcext:value-type="float">
            <text:p>-7.33E+00</text:p>
          </table:table-cell>
          <table:table-cell table:number-columns-repeated="22"/>
          <table:table-cell table:formula="of:=[.AT76]+1" office:value-type="date" office:date-value="2020-05-09" calcext:value-type="date">
            <text:p>09/05/20</text:p>
          </table:table-cell>
          <table:table-cell table:formula="of:=AVERAGE([.S74:.S80])" office:value-type="float" office:value="1.02372485714286" calcext:value-type="float">
            <text:p>1.02372485714286</text:p>
          </table:table-cell>
          <table:table-cell table:formula="of:=[.P77]" office:value-type="float" office:value="0.736868" calcext:value-type="float">
            <text:p>0.736868</text:p>
          </table:table-cell>
          <table:table-cell table:formula="of:=AVERAGE([.R74:.R80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float" office:value="8181.69" calcext:value-type="float">
            <text:p>8181.69</text:p>
          </table:table-cell>
          <table:table-cell office:value-type="float" office:value="8144.95" calcext:value-type="float">
            <text:p>8144.95</text:p>
          </table:table-cell>
          <table:table-cell office:value-type="float" office:value="1.03477" calcext:value-type="float">
            <text:p>1.03477</text:p>
          </table:table-cell>
          <table:table-cell office:value-type="float" office:value="-13.0543" calcext:value-type="float">
            <text:p>-13.0543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office:value-type="float" office:value="277.088" calcext:value-type="float">
            <text:p>277.088</text:p>
          </table:table-cell>
          <table:table-cell office:value-type="float" office:value="260.585" calcext:value-type="float">
            <text:p>260.585</text:p>
          </table:table-cell>
          <table:table-cell office:value-type="float" office:value="-2.91202" calcext:value-type="float">
            <text:p>-2.91202</text:p>
          </table:table-cell>
          <table:table-cell office:value-type="float" office:value="-19.4152" calcext:value-type="float">
            <text:p>-19.4152</text:p>
          </table:table-cell>
          <table:table-cell office:value-type="float" office:value="0.770243" calcext:value-type="float">
            <text:p>0.770243</text:p>
          </table:table-cell>
          <table:table-cell office:value-type="float" office:value="0.301352" calcext:value-type="float">
            <text:p>0.301352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1.08337" calcext:value-type="float">
            <text:p>1.08337</text:p>
          </table:table-cell>
          <table:table-cell table:style-name="ce1" office:value-type="float" office:value="0.251366" calcext:value-type="float">
            <text:p>2.51E-01</text:p>
          </table:table-cell>
          <table:table-cell office:value-type="float" office:value="-0.903125" calcext:value-type="float">
            <text:p>-0.903125</text:p>
          </table:table-cell>
          <table:table-cell table:style-name="ce1" office:value-type="float" office:value="-5.81572" calcext:value-type="float">
            <text:p>-5.82E+00</text:p>
          </table:table-cell>
          <table:table-cell table:number-columns-repeated="22"/>
          <table:table-cell table:formula="of:=[.AT77]+1" office:value-type="date" office:date-value="2020-05-10" calcext:value-type="date">
            <text:p>10/05/20</text:p>
          </table:table-cell>
          <table:table-cell table:formula="of:=AVERAGE([.S75:.S81])" office:value-type="float" office:value="1.02776185714286" calcext:value-type="float">
            <text:p>1.02776185714286</text:p>
          </table:table-cell>
          <table:table-cell table:formula="of:=[.P78]" office:value-type="float" office:value="0.770243" calcext:value-type="float">
            <text:p>0.770243</text:p>
          </table:table-cell>
          <table:table-cell table:formula="of:=AVERAGE([.R75:.R81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float" office:value="8213.08" calcext:value-type="float">
            <text:p>8213.08</text:p>
          </table:table-cell>
          <table:table-cell office:value-type="float" office:value="8162.68" calcext:value-type="float">
            <text:p>8162.68</text:p>
          </table:table-cell>
          <table:table-cell office:value-type="float" office:value="0.0889596" calcext:value-type="float">
            <text:p>0.0889596</text:p>
          </table:table-cell>
          <table:table-cell office:value-type="float" office:value="-48.3242" calcext:value-type="float">
            <text:p>-48.3242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office:value-type="float" office:value="280.828" calcext:value-type="float">
            <text:p>280.828</text:p>
          </table:table-cell>
          <table:table-cell office:value-type="float" office:value="264.074" calcext:value-type="float">
            <text:p>264.074</text:p>
          </table:table-cell>
          <table:table-cell office:value-type="float" office:value="-1.1719" calcext:value-type="float">
            <text:p>-1.1719</text:p>
          </table:table-cell>
          <table:table-cell office:value-type="float" office:value="-17.9264" calcext:value-type="float">
            <text:p>-17.9264</text:p>
          </table:table-cell>
          <table:table-cell office:value-type="float" office:value="0.803618" calcext:value-type="float">
            <text:p>0.803618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1.03327" calcext:value-type="float">
            <text:p>1.03327</text:p>
          </table:table-cell>
          <table:table-cell table:style-name="ce1" office:value-type="float" office:value="0.24661" calcext:value-type="float">
            <text:p>2.47E-01</text:p>
          </table:table-cell>
          <table:table-cell office:value-type="float" office:value="-0.916178" calcext:value-type="float">
            <text:p>-0.916178</text:p>
          </table:table-cell>
          <table:table-cell table:style-name="ce1" office:value-type="float" office:value="-5.6667" calcext:value-type="float">
            <text:p>-5.67E+00</text:p>
          </table:table-cell>
          <table:table-cell table:number-columns-repeated="22"/>
          <table:table-cell table:formula="of:=[.AT78]+1" office:value-type="date" office:date-value="2020-05-11" calcext:value-type="date">
            <text:p>11/05/20</text:p>
          </table:table-cell>
          <table:table-cell table:formula="of:=AVERAGE([.S76:.S82])" office:value-type="float" office:value="1.02934957142857" calcext:value-type="float">
            <text:p>1.02934957142857</text:p>
          </table:table-cell>
          <table:table-cell table:formula="of:=[.P79]" office:value-type="float" office:value="0.803618" calcext:value-type="float">
            <text:p>0.803618</text:p>
          </table:table-cell>
          <table:table-cell table:formula="of:=AVERAGE([.R76:.R82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float" office:value="8258.92" calcext:value-type="float">
            <text:p>8258.92</text:p>
          </table:table-cell>
          <table:table-cell office:value-type="float" office:value="8215.99" calcext:value-type="float">
            <text:p>8215.99</text:p>
          </table:table-cell>
          <table:table-cell office:value-type="float" office:value="0.119211" calcext:value-type="float">
            <text:p>0.119211</text:p>
          </table:table-cell>
          <table:table-cell office:value-type="float" office:value="-40.0066" calcext:value-type="float">
            <text:p>-40.0066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office:value-type="float" office:value="283.301" calcext:value-type="float">
            <text:p>283.301</text:p>
          </table:table-cell>
          <table:table-cell office:value-type="float" office:value="268.387" calcext:value-type="float">
            <text:p>268.387</text:p>
          </table:table-cell>
          <table:table-cell office:value-type="float" office:value="0.301208" calcext:value-type="float">
            <text:p>0.301208</text:p>
          </table:table-cell>
          <table:table-cell office:value-type="float" office:value="-14.6125" calcext:value-type="float">
            <text:p>-14.6125</text:p>
          </table:table-cell>
          <table:table-cell office:value-type="float" office:value="0.772979" calcext:value-type="float">
            <text:p>0.772979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0.997857" calcext:value-type="float">
            <text:p>0.997857</text:p>
          </table:table-cell>
          <table:table-cell table:style-name="ce1" office:value-type="float" office:value="0.25193" calcext:value-type="float">
            <text:p>2.52E-01</text:p>
          </table:table-cell>
          <table:table-cell office:value-type="float" office:value="-0.921031" calcext:value-type="float">
            <text:p>-0.921031</text:p>
          </table:table-cell>
          <table:table-cell office:value-type="float" office:value="-9.94849" calcext:value-type="float">
            <text:p>-9.94849</text:p>
          </table:table-cell>
          <table:table-cell table:number-columns-repeated="22"/>
          <table:table-cell table:formula="of:=[.AT79]+1" office:value-type="date" office:date-value="2020-05-12" calcext:value-type="date">
            <text:p>12/05/20</text:p>
          </table:table-cell>
          <table:table-cell table:formula="of:=AVERAGE([.S77:.S83])" office:value-type="float" office:value="1.02849671428571" calcext:value-type="float">
            <text:p>1.02849671428571</text:p>
          </table:table-cell>
          <table:table-cell table:formula="of:=[.P80]" office:value-type="float" office:value="0.772979" calcext:value-type="float">
            <text:p>0.772979</text:p>
          </table:table-cell>
          <table:table-cell table:formula="of:=AVERAGE([.R77:.R83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float" office:value="8308.69" calcext:value-type="float">
            <text:p>8308.69</text:p>
          </table:table-cell>
          <table:table-cell office:value-type="float" office:value="8297.64" calcext:value-type="float">
            <text:p>8297.64</text:p>
          </table:table-cell>
          <table:table-cell office:value-type="float" office:value="0.187212" calcext:value-type="float">
            <text:p>0.187212</text:p>
          </table:table-cell>
          <table:table-cell office:value-type="float" office:value="-6.35808" calcext:value-type="float">
            <text:p>-6.35808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office:value-type="float" office:value="284.694" calcext:value-type="float">
            <text:p>284.694</text:p>
          </table:table-cell>
          <table:table-cell office:value-type="float" office:value="272.966" calcext:value-type="float">
            <text:p>272.966</text:p>
          </table:table-cell>
          <table:table-cell office:value-type="float" office:value="-5.30587" calcext:value-type="float">
            <text:p>-5.30587</text:p>
          </table:table-cell>
          <table:table-cell office:value-type="float" office:value="-17.0339" calcext:value-type="float">
            <text:p>-17.0339</text:p>
          </table:table-cell>
          <table:table-cell office:value-type="float" office:value="0.74234" calcext:value-type="float">
            <text:p>0.74234</text:p>
          </table:table-cell>
          <table:table-cell office:value-type="float" office:value="0.442393" calcext:value-type="float">
            <text:p>0.442393</text:p>
          </table:table-cell>
          <table:table-cell office:value-type="float" office:value="0.238211" calcext:value-type="float">
            <text:p>2.38E-01</text:p>
          </table:table-cell>
          <table:table-cell table:number-columns-repeated="2" office:value-type="float" office:value="0.994587" calcext:value-type="float">
            <text:p>0.994587</text:p>
          </table:table-cell>
          <table:table-cell table:style-name="ce1" office:value-type="float" office:value="0.257275" calcext:value-type="float">
            <text:p>2.57E-01</text:p>
          </table:table-cell>
          <table:table-cell office:value-type="float" office:value="-0.919885" calcext:value-type="float">
            <text:p>-0.919885</text:p>
          </table:table-cell>
          <table:table-cell office:value-type="float" office:value="-7.63401" calcext:value-type="float">
            <text:p>-7.63401</text:p>
          </table:table-cell>
          <table:table-cell table:number-columns-repeated="22"/>
          <table:table-cell table:formula="of:=[.AT80]+1" office:value-type="date" office:date-value="2020-05-13" calcext:value-type="date">
            <text:p>13/05/20</text:p>
          </table:table-cell>
          <table:table-cell table:formula="of:=AVERAGE([.S78:.S84])" office:value-type="float" office:value="1.02521671428571" calcext:value-type="float">
            <text:p>1.02521671428571</text:p>
          </table:table-cell>
          <table:table-cell table:formula="of:=[.P81]" office:value-type="float" office:value="0.74234" calcext:value-type="float">
            <text:p>0.74234</text:p>
          </table:table-cell>
          <table:table-cell table:formula="of:=AVERAGE([.R78:.R84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386" calcext:value-type="float">
            <text:p>8386</text:p>
          </table:table-cell>
          <table:table-cell office:value-type="float" office:value="8359.21" calcext:value-type="float">
            <text:p>8359.21</text:p>
          </table:table-cell>
          <table:table-cell office:value-type="float" office:value="8379.87" calcext:value-type="float">
            <text:p>8379.87</text:p>
          </table:table-cell>
          <table:table-cell office:value-type="float" office:value="-1.06374" calcext:value-type="float">
            <text:p>-1.06374</text:p>
          </table:table-cell>
          <table:table-cell office:value-type="float" office:value="-6.13361" calcext:value-type="float">
            <text:p>-6.13361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office:value-type="float" office:value="289.978" calcext:value-type="float">
            <text:p>289.978</text:p>
          </table:table-cell>
          <table:table-cell office:value-type="float" office:value="279.718" calcext:value-type="float">
            <text:p>279.718</text:p>
          </table:table-cell>
          <table:table-cell office:value-type="float" office:value="-3.02181" calcext:value-type="float">
            <text:p>-3.02181</text:p>
          </table:table-cell>
          <table:table-cell office:value-type="float" office:value="-13.2822" calcext:value-type="float">
            <text:p>-13.2822</text:p>
          </table:table-cell>
          <table:table-cell office:value-type="float" office:value="0.711701" calcext:value-type="float">
            <text:p>0.711701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252377" calcext:value-type="float">
            <text:p>2.52E-01</text:p>
          </table:table-cell>
          <table:table-cell table:number-columns-repeated="2" office:value-type="float" office:value="0.971493" calcext:value-type="float">
            <text:p>0.971493</text:p>
          </table:table-cell>
          <table:table-cell table:style-name="ce1" office:value-type="float" office:value="0.263124" calcext:value-type="float">
            <text:p>2.63E-01</text:p>
          </table:table-cell>
          <table:table-cell office:value-type="float" office:value="-0.922375" calcext:value-type="float">
            <text:p>-0.922375</text:p>
          </table:table-cell>
          <table:table-cell office:value-type="float" office:value="-6.06592" calcext:value-type="float">
            <text:p>-6.06592</text:p>
          </table:table-cell>
          <table:table-cell table:number-columns-repeated="22"/>
          <table:table-cell table:formula="of:=[.AT81]+1" office:value-type="date" office:date-value="2020-05-14" calcext:value-type="date">
            <text:p>14/05/20</text:p>
          </table:table-cell>
          <table:table-cell table:formula="of:=AVERAGE([.S79:.S85])" office:value-type="float" office:value="1.01950528571429" calcext:value-type="float">
            <text:p>1.01950528571429</text:p>
          </table:table-cell>
          <table:table-cell table:formula="of:=[.P82]" office:value-type="float" office:value="0.711701" calcext:value-type="float">
            <text:p>0.711701</text:p>
          </table:table-cell>
          <table:table-cell table:formula="of:=AVERAGE([.R79:.R85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441" calcext:value-type="float">
            <text:p>8441</text:p>
          </table:table-cell>
          <table:table-cell office:value-type="float" office:value="8429.36" calcext:value-type="float">
            <text:p>8429.36</text:p>
          </table:table-cell>
          <table:table-cell office:value-type="float" office:value="8452.56" calcext:value-type="float">
            <text:p>8452.56</text:p>
          </table:table-cell>
          <table:table-cell office:value-type="float" office:value="-0.449811" calcext:value-type="float">
            <text:p>-0.449811</text:p>
          </table:table-cell>
          <table:table-cell office:value-type="float" office:value="11.5588" calcext:value-type="float">
            <text:p>11.5588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office:value-type="float" office:value="293.618" calcext:value-type="float">
            <text:p>293.618</text:p>
          </table:table-cell>
          <table:table-cell office:value-type="float" office:value="283.604" calcext:value-type="float">
            <text:p>283.604</text:p>
          </table:table-cell>
          <table:table-cell office:value-type="float" office:value="-1.38204" calcext:value-type="float">
            <text:p>-1.38204</text:p>
          </table:table-cell>
          <table:table-cell office:value-type="float" office:value="-11.3957" calcext:value-type="float">
            <text:p>-11.3957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334641" calcext:value-type="float">
            <text:p>0.334641</text:p>
          </table:table-cell>
          <table:table-cell office:value-type="float" office:value="0.180191" calcext:value-type="float">
            <text:p>1.80E-01</text:p>
          </table:table-cell>
          <table:table-cell table:number-columns-repeated="2" office:value-type="float" office:value="1.04082" calcext:value-type="float">
            <text:p>1.04082</text:p>
          </table:table-cell>
          <table:table-cell table:style-name="ce1" office:value-type="float" office:value="0.268419" calcext:value-type="float">
            <text:p>2.68E-01</text:p>
          </table:table-cell>
          <table:table-cell office:value-type="float" office:value="-0.905921" calcext:value-type="float">
            <text:p>-0.905921</text:p>
          </table:table-cell>
          <table:table-cell office:value-type="float" office:value="-5.64371" calcext:value-type="float">
            <text:p>-5.64371</text:p>
          </table:table-cell>
          <table:table-cell table:number-columns-repeated="22"/>
          <table:table-cell table:formula="of:=[.AT82]+1" office:value-type="date" office:date-value="2020-05-15" calcext:value-type="date">
            <text:p>15/05/20</text:p>
          </table:table-cell>
          <table:table-cell table:formula="of:=AVERAGE([.S80:.S86])" office:value-type="float" office:value="1.01133485714286" calcext:value-type="float">
            <text:p>1.01133485714286</text:p>
          </table:table-cell>
          <table:table-cell table:formula="of:=[.P83]" office:value-type="float" office:value="0.681062" calcext:value-type="float">
            <text:p>0.681062</text:p>
          </table:table-cell>
          <table:table-cell table:formula="of:=AVERAGE([.R80:.R86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8487.7" calcext:value-type="float">
            <text:p>8487.7</text:p>
          </table:table-cell>
          <table:table-cell office:value-type="float" office:value="8490.24" calcext:value-type="float">
            <text:p>8490.24</text:p>
          </table:table-cell>
          <table:table-cell office:value-type="float" office:value="-0.08922" calcext:value-type="float">
            <text:p>-0.08922</text:p>
          </table:table-cell>
          <table:table-cell office:value-type="float" office:value="0.241395" calcext:value-type="float">
            <text:p>0.241395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office:value-type="float" office:value="296.064" calcext:value-type="float">
            <text:p>296.064</text:p>
          </table:table-cell>
          <table:table-cell office:value-type="float" office:value="286.614" calcext:value-type="float">
            <text:p>286.614</text:p>
          </table:table-cell>
          <table:table-cell office:value-type="float" office:value="0.0642486" calcext:value-type="float">
            <text:p>0.0642486</text:p>
          </table:table-cell>
          <table:table-cell office:value-type="float" office:value="-9.38613" calcext:value-type="float">
            <text:p>-9.38613</text:p>
          </table:table-cell>
          <table:table-cell office:value-type="float" office:value="0.650423" calcext:value-type="float">
            <text:p>0.650423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0.159315" calcext:value-type="float">
            <text:p>1.59E-01</text:p>
          </table:table-cell>
          <table:table-cell table:number-columns-repeated="2" office:value-type="float" office:value="1.05512" calcext:value-type="float">
            <text:p>1.05512</text:p>
          </table:table-cell>
          <table:table-cell table:style-name="ce1" office:value-type="float" office:value="0.274595" calcext:value-type="float">
            <text:p>2.75E-01</text:p>
          </table:table-cell>
          <table:table-cell office:value-type="float" office:value="-0.89969" calcext:value-type="float">
            <text:p>-0.89969</text:p>
          </table:table-cell>
          <table:table-cell office:value-type="float" office:value="-6.36359" calcext:value-type="float">
            <text:p>-6.36359</text:p>
          </table:table-cell>
          <table:table-cell table:number-columns-repeated="22"/>
          <table:table-cell table:formula="of:=[.AT83]+1" office:value-type="date" office:date-value="2020-05-16" calcext:value-type="date">
            <text:p>16/05/20</text:p>
          </table:table-cell>
          <table:table-cell table:formula="of:=AVERAGE([.S81:.S87])" office:value-type="float" office:value="1.00295985714286" calcext:value-type="float">
            <text:p>1.00295985714286</text:p>
          </table:table-cell>
          <table:table-cell table:formula="of:=[.P84]" office:value-type="float" office:value="0.650423" calcext:value-type="float">
            <text:p>0.650423</text:p>
          </table:table-cell>
          <table:table-cell table:formula="of:=AVERAGE([.R81:.R87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8540.36" calcext:value-type="float">
            <text:p>8540.36</text:p>
          </table:table-cell>
          <table:table-cell office:value-type="float" office:value="8520.64" calcext:value-type="float">
            <text:p>8520.64</text:p>
          </table:table-cell>
          <table:table-cell office:value-type="float" office:value="1.14915" calcext:value-type="float">
            <text:p>1.14915</text:p>
          </table:table-cell>
          <table:table-cell office:value-type="float" office:value="10.6396" calcext:value-type="float">
            <text:p>10.6396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office:value-type="float" office:value="297.455" calcext:value-type="float">
            <text:p>297.455</text:p>
          </table:table-cell>
          <table:table-cell office:value-type="float" office:value="290.072" calcext:value-type="float">
            <text:p>290.072</text:p>
          </table:table-cell>
          <table:table-cell office:value-type="float" office:value="-0.544675" calcext:value-type="float">
            <text:p>-0.544675</text:p>
          </table:table-cell>
          <table:table-cell office:value-type="float" office:value="-7.92827" calcext:value-type="float">
            <text:p>-7.92827</text:p>
          </table:table-cell>
          <table:table-cell office:value-type="float" office:value="0.619784" calcext:value-type="float">
            <text:p>0.619784</text:p>
          </table:table-cell>
          <table:table-cell office:value-type="float" office:value="0.301352" calcext:value-type="float">
            <text:p>0.301352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1.04339" calcext:value-type="float">
            <text:p>1.04339</text:p>
          </table:table-cell>
          <table:table-cell table:style-name="ce1" office:value-type="float" office:value="0.281694" calcext:value-type="float">
            <text:p>2.82E-01</text:p>
          </table:table-cell>
          <table:table-cell office:value-type="float" office:value="-0.899812" calcext:value-type="float">
            <text:p>-0.899812</text:p>
          </table:table-cell>
          <table:table-cell office:value-type="float" office:value="-7.72866" calcext:value-type="float">
            <text:p>-7.72866</text:p>
          </table:table-cell>
          <table:table-cell table:number-columns-repeated="22"/>
          <table:table-cell table:formula="of:=[.AT84]+1" office:value-type="date" office:date-value="2020-05-17" calcext:value-type="date">
            <text:p>17/05/20</text:p>
          </table:table-cell>
          <table:table-cell table:formula="of:=AVERAGE([.S82:.S88])" office:value-type="float" office:value="0.994374142857143" calcext:value-type="float">
            <text:p>0.994374142857143</text:p>
          </table:table-cell>
          <table:table-cell table:formula="of:=[.P85]" office:value-type="float" office:value="0.619784" calcext:value-type="float">
            <text:p>0.619784</text:p>
          </table:table-cell>
          <table:table-cell table:formula="of:=AVERAGE([.R82:.R88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float" office:value="8579.14" calcext:value-type="float">
            <text:p>8579.14</text:p>
          </table:table-cell>
          <table:table-cell office:value-type="float" office:value="8568.81" calcext:value-type="float">
            <text:p>8568.81</text:p>
          </table:table-cell>
          <table:table-cell office:value-type="float" office:value="-1.5413" calcext:value-type="float">
            <text:p>-1.5413</text:p>
          </table:table-cell>
          <table:table-cell office:value-type="float" office:value="-52.1931" calcext:value-type="float">
            <text:p>-52.1931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office:value-type="float" office:value="299.233" calcext:value-type="float">
            <text:p>299.233</text:p>
          </table:table-cell>
          <table:table-cell office:value-type="float" office:value="292.288" calcext:value-type="float">
            <text:p>292.288</text:p>
          </table:table-cell>
          <table:table-cell office:value-type="float" office:value="2.2333" calcext:value-type="float">
            <text:p>2.2333</text:p>
          </table:table-cell>
          <table:table-cell office:value-type="float" office:value="-4.71196" calcext:value-type="float">
            <text:p>-4.71196</text:p>
          </table:table-cell>
          <table:table-cell office:value-type="float" office:value="0.589145" calcext:value-type="float">
            <text:p>0.589145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0.976077" calcext:value-type="float">
            <text:p>0.976077</text:p>
          </table:table-cell>
          <table:table-cell table:style-name="ce1" office:value-type="float" office:value="0.290119" calcext:value-type="float">
            <text:p>2.90E-01</text:p>
          </table:table-cell>
          <table:table-cell office:value-type="float" office:value="-0.913386" calcext:value-type="float">
            <text:p>-0.913386</text:p>
          </table:table-cell>
          <table:table-cell office:value-type="float" office:value="-7.68442" calcext:value-type="float">
            <text:p>-7.68442</text:p>
          </table:table-cell>
          <table:table-cell table:number-columns-repeated="22"/>
          <table:table-cell table:formula="of:=[.AT85]+1" office:value-type="date" office:date-value="2020-05-18" calcext:value-type="date">
            <text:p>18/05/20</text:p>
          </table:table-cell>
          <table:table-cell table:formula="of:=AVERAGE([.S83:.S89])" office:value-type="float" office:value="0.985556857142857" calcext:value-type="float">
            <text:p>0.985556857142857</text:p>
          </table:table-cell>
          <table:table-cell table:formula="of:=[.P86]" office:value-type="float" office:value="0.589145" calcext:value-type="float">
            <text:p>0.589145</text:p>
          </table:table-cell>
          <table:table-cell table:formula="of:=AVERAGE([.R83:.R89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682" calcext:value-type="float">
            <text:p>8682</text:p>
          </table:table-cell>
          <table:table-cell office:value-type="float" office:value="8656.28" calcext:value-type="float">
            <text:p>8656.28</text:p>
          </table:table-cell>
          <table:table-cell office:value-type="float" office:value="8623.53" calcext:value-type="float">
            <text:p>8623.53</text:p>
          </table:table-cell>
          <table:table-cell office:value-type="float" office:value="-0.888536" calcext:value-type="float">
            <text:p>-0.888536</text:p>
          </table:table-cell>
          <table:table-cell office:value-type="float" office:value="-58.4704" calcext:value-type="float">
            <text:p>-58.4704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office:value-type="float" office:value="299.031" calcext:value-type="float">
            <text:p>299.031</text:p>
          </table:table-cell>
          <table:table-cell office:value-type="float" office:value="293.434" calcext:value-type="float">
            <text:p>293.434</text:p>
          </table:table-cell>
          <table:table-cell office:value-type="float" office:value="-2.96883" calcext:value-type="float">
            <text:p>-2.96883</text:p>
          </table:table-cell>
          <table:table-cell office:value-type="float" office:value="-8.566" calcext:value-type="float">
            <text:p>-8.566</text:p>
          </table:table-cell>
          <table:table-cell office:value-type="float" office:value="0.558506" calcext:value-type="float">
            <text:p>0.558506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0.939232" calcext:value-type="float">
            <text:p>0.939232</text:p>
          </table:table-cell>
          <table:table-cell table:style-name="ce1" office:value-type="float" office:value="0.298575" calcext:value-type="float">
            <text:p>2.99E-01</text:p>
          </table:table-cell>
          <table:table-cell office:value-type="float" office:value="-0.919004" calcext:value-type="float">
            <text:p>-0.919004</text:p>
          </table:table-cell>
          <table:table-cell office:value-type="float" office:value="-6.45485" calcext:value-type="float">
            <text:p>-6.45485</text:p>
          </table:table-cell>
          <table:table-cell table:number-columns-repeated="22"/>
          <table:table-cell table:formula="of:=[.AT86]+1" office:value-type="date" office:date-value="2020-05-19" calcext:value-type="date">
            <text:p>19/05/20</text:p>
          </table:table-cell>
          <table:table-cell table:formula="of:=AVERAGE([.S84:.S90])" office:value-type="float" office:value="0.976516857142857" calcext:value-type="float">
            <text:p>0.976516857142857</text:p>
          </table:table-cell>
          <table:table-cell table:formula="of:=[.P87]" office:value-type="float" office:value="0.558506" calcext:value-type="float">
            <text:p>0.558506</text:p>
          </table:table-cell>
          <table:table-cell table:formula="of:=AVERAGE([.R84:.R90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733.6" calcext:value-type="float">
            <text:p>8733.6</text:p>
          </table:table-cell>
          <table:table-cell office:value-type="float" office:value="8680.04" calcext:value-type="float">
            <text:p>8680.04</text:p>
          </table:table-cell>
          <table:table-cell office:value-type="float" office:value="-0.754073" calcext:value-type="float">
            <text:p>-0.754073</text:p>
          </table:table-cell>
          <table:table-cell office:value-type="float" office:value="-75.9564" calcext:value-type="float">
            <text:p>-75.9564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office:value-type="float" office:value="302.448" calcext:value-type="float">
            <text:p>302.448</text:p>
          </table:table-cell>
          <table:table-cell office:value-type="float" office:value="298.474" calcext:value-type="float">
            <text:p>298.474</text:p>
          </table:table-cell>
          <table:table-cell office:value-type="float" office:value="-1.55152" calcext:value-type="float">
            <text:p>-1.55152</text:p>
          </table:table-cell>
          <table:table-cell office:value-type="float" office:value="-5.52646" calcext:value-type="float">
            <text:p>-5.52646</text:p>
          </table:table-cell>
          <table:table-cell office:value-type="float" office:value="0.527867" calcext:value-type="float">
            <text:p>0.527867</text:p>
          </table:table-cell>
          <table:table-cell office:value-type="float" office:value="0.442393" calcext:value-type="float">
            <text:p>0.442393</text:p>
          </table:table-cell>
          <table:table-cell office:value-type="float" office:value="0.238211" calcext:value-type="float">
            <text:p>2.38E-01</text:p>
          </table:table-cell>
          <table:table-cell table:number-columns-repeated="2" office:value-type="float" office:value="0.934487" calcext:value-type="float">
            <text:p>0.934487</text:p>
          </table:table-cell>
          <table:table-cell table:style-name="ce1" office:value-type="float" office:value="0.307476" calcext:value-type="float">
            <text:p>3.07E-01</text:p>
          </table:table-cell>
          <table:table-cell office:value-type="float" office:value="-0.917799" calcext:value-type="float">
            <text:p>-0.917799</text:p>
          </table:table-cell>
          <table:table-cell office:value-type="float" office:value="-6.26335" calcext:value-type="float">
            <text:p>-6.26335</text:p>
          </table:table-cell>
          <table:table-cell table:number-columns-repeated="22"/>
          <table:table-cell table:formula="of:=[.AT87]+1" office:value-type="date" office:date-value="2020-05-20" calcext:value-type="date">
            <text:p>20/05/20</text:p>
          </table:table-cell>
          <table:table-cell table:formula="of:=AVERAGE([.S85:.S91])" office:value-type="float" office:value="0.969326857142857" calcext:value-type="float">
            <text:p>0.969326857142857</text:p>
          </table:table-cell>
          <table:table-cell table:formula="of:=[.P88]" office:value-type="float" office:value="0.527867" calcext:value-type="float">
            <text:p>0.527867</text:p>
          </table:table-cell>
          <table:table-cell table:formula="of:=AVERAGE([.R85:.R91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811.66" calcext:value-type="float">
            <text:p>8811.66</text:p>
          </table:table-cell>
          <table:table-cell office:value-type="float" office:value="8770.15" calcext:value-type="float">
            <text:p>8770.15</text:p>
          </table:table-cell>
          <table:table-cell office:value-type="float" office:value="0.763825" calcext:value-type="float">
            <text:p>0.763825</text:p>
          </table:table-cell>
          <table:table-cell office:value-type="float" office:value="-18.8536" calcext:value-type="float">
            <text:p>-18.8536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office:value-type="float" office:value="304.842" calcext:value-type="float">
            <text:p>304.842</text:p>
          </table:table-cell>
          <table:table-cell office:value-type="float" office:value="301.914" calcext:value-type="float">
            <text:p>301.914</text:p>
          </table:table-cell>
          <table:table-cell office:value-type="float" office:value="-1.15801" calcext:value-type="float">
            <text:p>-1.15801</text:p>
          </table:table-cell>
          <table:table-cell office:value-type="float" office:value="-4.086" calcext:value-type="float">
            <text:p>-4.086</text:p>
          </table:table-cell>
          <table:table-cell office:value-type="float" office:value="0.497228" calcext:value-type="float">
            <text:p>0.497228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252377" calcext:value-type="float">
            <text:p>2.52E-01</text:p>
          </table:table-cell>
          <table:table-cell table:number-columns-repeated="2" office:value-type="float" office:value="0.909772" calcext:value-type="float">
            <text:p>0.909772</text:p>
          </table:table-cell>
          <table:table-cell table:style-name="ce1" office:value-type="float" office:value="0.317305" calcext:value-type="float">
            <text:p>3.17E-01</text:p>
          </table:table-cell>
          <table:table-cell office:value-type="float" office:value="-0.920778" calcext:value-type="float">
            <text:p>-0.920778</text:p>
          </table:table-cell>
          <table:table-cell office:value-type="float" office:value="-10.9183" calcext:value-type="float">
            <text:p>-10.9183</text:p>
          </table:table-cell>
          <table:table-cell table:number-columns-repeated="22"/>
          <table:table-cell table:formula="of:=[.AT88]+1" office:value-type="date" office:date-value="2020-05-21" calcext:value-type="date">
            <text:p>21/05/20</text:p>
          </table:table-cell>
          <table:table-cell table:formula="of:=AVERAGE([.S86:.S92])" office:value-type="float" office:value="0.963994" calcext:value-type="float">
            <text:p>0.963994</text:p>
          </table:table-cell>
          <table:table-cell table:formula="of:=[.P89]" office:value-type="float" office:value="0.497228" calcext:value-type="float">
            <text:p>0.497228</text:p>
          </table:table-cell>
          <table:table-cell table:formula="of:=AVERAGE([.R86:.R92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870.54" calcext:value-type="float">
            <text:p>8870.54</text:p>
          </table:table-cell>
          <table:table-cell office:value-type="float" office:value="8847.14" calcext:value-type="float">
            <text:p>8847.14</text:p>
          </table:table-cell>
          <table:table-cell office:value-type="float" office:value="0.774394" calcext:value-type="float">
            <text:p>0.774394</text:p>
          </table:table-cell>
          <table:table-cell office:value-type="float" office:value="-0.860986" calcext:value-type="float">
            <text:p>-0.860986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office:value-type="float" office:value="306.929" calcext:value-type="float">
            <text:p>306.929</text:p>
          </table:table-cell>
          <table:table-cell office:value-type="float" office:value="304.165" calcext:value-type="float">
            <text:p>304.165</text:p>
          </table:table-cell>
          <table:table-cell office:value-type="float" office:value="-5.07149" calcext:value-type="float">
            <text:p>-5.07149</text:p>
          </table:table-cell>
          <table:table-cell office:value-type="float" office:value="-7.83538" calcext:value-type="float">
            <text:p>-7.83538</text:p>
          </table:table-cell>
          <table:table-cell office:value-type="float" office:value="0.466589" calcext:value-type="float">
            <text:p>0.466589</text:p>
          </table:table-cell>
          <table:table-cell office:value-type="float" office:value="0.334641" calcext:value-type="float">
            <text:p>0.334641</text:p>
          </table:table-cell>
          <table:table-cell office:value-type="float" office:value="0.180191" calcext:value-type="float">
            <text:p>1.80E-01</text:p>
          </table:table-cell>
          <table:table-cell table:number-columns-repeated="2" office:value-type="float" office:value="0.97754" calcext:value-type="float">
            <text:p>0.97754</text:p>
          </table:table-cell>
          <table:table-cell table:style-name="ce1" office:value-type="float" office:value="0.327315" calcext:value-type="float">
            <text:p>3.27E-01</text:p>
          </table:table-cell>
          <table:table-cell office:value-type="float" office:value="-0.90173" calcext:value-type="float">
            <text:p>-0.90173</text:p>
          </table:table-cell>
          <table:table-cell office:value-type="float" office:value="-6.66349" calcext:value-type="float">
            <text:p>-6.66349</text:p>
          </table:table-cell>
          <table:table-cell table:number-columns-repeated="22"/>
          <table:table-cell table:formula="of:=[.AT89]+1" office:value-type="date" office:date-value="2020-05-22" calcext:value-type="date">
            <text:p>22/05/20</text:p>
          </table:table-cell>
          <table:table-cell table:formula="of:=AVERAGE([.S87:.S93])" office:value-type="float" office:value="0.960533" calcext:value-type="float">
            <text:p>0.960533</text:p>
          </table:table-cell>
          <table:table-cell table:formula="of:=[.P90]" office:value-type="float" office:value="0.466589" calcext:value-type="float">
            <text:p>0.466589</text:p>
          </table:table-cell>
          <table:table-cell table:formula="of:=AVERAGE([.R87:.R93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925" calcext:value-type="float">
            <text:p>8925</text:p>
          </table:table-cell>
          <table:table-cell office:value-type="float" office:value="8917.54" calcext:value-type="float">
            <text:p>8917.54</text:p>
          </table:table-cell>
          <table:table-cell office:value-type="float" office:value="8905.29" calcext:value-type="float">
            <text:p>8905.29</text:p>
          </table:table-cell>
          <table:table-cell office:value-type="float" office:value="-0.270696" calcext:value-type="float">
            <text:p>-0.270696</text:p>
          </table:table-cell>
          <table:table-cell office:value-type="float" office:value="-19.7144" calcext:value-type="float">
            <text:p>-19.7144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office:value-type="float" office:value="311.734" calcext:value-type="float">
            <text:p>311.734</text:p>
          </table:table-cell>
          <table:table-cell office:value-type="float" office:value="305.367" calcext:value-type="float">
            <text:p>305.367</text:p>
          </table:table-cell>
          <table:table-cell office:value-type="float" office:value="-2.26618" calcext:value-type="float">
            <text:p>-2.26618</text:p>
          </table:table-cell>
          <table:table-cell office:value-type="float" office:value="-8.63268" calcext:value-type="float">
            <text:p>-8.63268</text:p>
          </table:table-cell>
          <table:table-cell office:value-type="float" office:value="0.480637" calcext:value-type="float">
            <text:p>0.480637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0.159315" calcext:value-type="float">
            <text:p>1.59E-01</text:p>
          </table:table-cell>
          <table:table-cell table:number-columns-repeated="2" office:value-type="float" office:value="1.00479" calcext:value-type="float">
            <text:p>1.00479</text:p>
          </table:table-cell>
          <table:table-cell table:style-name="ce1" office:value-type="float" office:value="0.321858" calcext:value-type="float">
            <text:p>3.22E-01</text:p>
          </table:table-cell>
          <table:table-cell office:value-type="float" office:value="-0.895505" calcext:value-type="float">
            <text:p>-0.895505</text:p>
          </table:table-cell>
          <table:table-cell office:value-type="float" office:value="-5.81476" calcext:value-type="float">
            <text:p>-5.81476</text:p>
          </table:table-cell>
          <table:table-cell table:number-columns-repeated="22"/>
          <table:table-cell table:formula="of:=[.AT90]+1" office:value-type="date" office:date-value="2020-05-23" calcext:value-type="date">
            <text:p>23/05/20</text:p>
          </table:table-cell>
          <table:table-cell table:formula="of:=AVERAGE([.S88:.S94])" office:value-type="float" office:value="0.958982714285714" calcext:value-type="float">
            <text:p>0.958982714285714</text:p>
          </table:table-cell>
          <table:table-cell table:formula="of:=[.P91]" office:value-type="float" office:value="0.480637" calcext:value-type="float">
            <text:p>0.480637</text:p>
          </table:table-cell>
          <table:table-cell table:formula="of:=AVERAGE([.R88:.R94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8990" calcext:value-type="float">
            <text:p>8990</text:p>
          </table:table-cell>
          <table:table-cell office:value-type="float" office:value="8974.08" calcext:value-type="float">
            <text:p>8974.08</text:p>
          </table:table-cell>
          <table:table-cell office:value-type="float" office:value="8929.39" calcext:value-type="float">
            <text:p>8929.39</text:p>
          </table:table-cell>
          <table:table-cell office:value-type="float" office:value="-0.582918" calcext:value-type="float">
            <text:p>-0.582918</text:p>
          </table:table-cell>
          <table:table-cell office:value-type="float" office:value="-60.6124" calcext:value-type="float">
            <text:p>-60.6124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314.548" calcext:value-type="float">
            <text:p>314.548</text:p>
          </table:table-cell>
          <table:table-cell office:value-type="float" office:value="306.94" calcext:value-type="float">
            <text:p>306.94</text:p>
          </table:table-cell>
          <table:table-cell office:value-type="float" office:value="-0.451768" calcext:value-type="float">
            <text:p>-0.451768</text:p>
          </table:table-cell>
          <table:table-cell office:value-type="float" office:value="-8.05993" calcext:value-type="float">
            <text:p>-8.05993</text:p>
          </table:table-cell>
          <table:table-cell office:value-type="float" office:value="0.494685" calcext:value-type="float">
            <text:p>0.494685</text:p>
          </table:table-cell>
          <table:table-cell office:value-type="float" office:value="0.301352" calcext:value-type="float">
            <text:p>0.301352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1.00606" calcext:value-type="float">
            <text:p>1.00606</text:p>
          </table:table-cell>
          <table:table-cell table:style-name="ce1" office:value-type="float" office:value="0.317088" calcext:value-type="float">
            <text:p>3.17E-01</text:p>
          </table:table-cell>
          <table:table-cell office:value-type="float" office:value="-0.896806" calcext:value-type="float">
            <text:p>-0.896806</text:p>
          </table:table-cell>
          <table:table-cell office:value-type="float" office:value="-5.79686" calcext:value-type="float">
            <text:p>-5.79686</text:p>
          </table:table-cell>
          <table:table-cell table:number-columns-repeated="22"/>
          <table:table-cell table:formula="of:=[.AT91]+1" office:value-type="date" office:date-value="2020-05-24" calcext:value-type="date">
            <text:p>24/05/20</text:p>
          </table:table-cell>
          <table:table-cell table:formula="of:=AVERAGE([.S89:.S95])" office:value-type="float" office:value="0.959374571428572" calcext:value-type="float">
            <text:p>0.959374571428572</text:p>
          </table:table-cell>
          <table:table-cell table:formula="of:=[.P92]" office:value-type="float" office:value="0.494685" calcext:value-type="float">
            <text:p>0.494685</text:p>
          </table:table-cell>
          <table:table-cell table:formula="of:=AVERAGE([.R89:.R95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037" calcext:value-type="float">
            <text:p>9037</text:p>
          </table:table-cell>
          <table:table-cell office:value-type="float" office:value="9032.79" calcext:value-type="float">
            <text:p>9032.79</text:p>
          </table:table-cell>
          <table:table-cell office:value-type="float" office:value="9014.21" calcext:value-type="float">
            <text:p>9014.21</text:p>
          </table:table-cell>
          <table:table-cell office:value-type="float" office:value="-0.152014" calcext:value-type="float">
            <text:p>-0.152014</text:p>
          </table:table-cell>
          <table:table-cell office:value-type="float" office:value="-22.7945" calcext:value-type="float">
            <text:p>-22.7945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float" office:value="316.069" calcext:value-type="float">
            <text:p>316.069</text:p>
          </table:table-cell>
          <table:table-cell office:value-type="float" office:value="306.607" calcext:value-type="float">
            <text:p>306.607</text:p>
          </table:table-cell>
          <table:table-cell office:value-type="float" office:value="-0.930984" calcext:value-type="float">
            <text:p>-0.930984</text:p>
          </table:table-cell>
          <table:table-cell office:value-type="float" office:value="-10.3931" calcext:value-type="float">
            <text:p>-10.3931</text:p>
          </table:table-cell>
          <table:table-cell office:value-type="float" office:value="0.508732" calcext:value-type="float">
            <text:p>0.508732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0.95185" calcext:value-type="float">
            <text:p>0.95185</text:p>
          </table:table-cell>
          <table:table-cell table:style-name="ce1" office:value-type="float" office:value="0.313283" calcext:value-type="float">
            <text:p>3.13E-01</text:p>
          </table:table-cell>
          <table:table-cell office:value-type="float" office:value="-0.912395" calcext:value-type="float">
            <text:p>-0.912395</text:p>
          </table:table-cell>
          <table:table-cell office:value-type="float" office:value="-5.81972" calcext:value-type="float">
            <text:p>-5.81972</text:p>
          </table:table-cell>
          <table:table-cell table:number-columns-repeated="22"/>
          <table:table-cell table:formula="of:=[.AT92]+1" office:value-type="date" office:date-value="2020-05-25" calcext:value-type="date">
            <text:p>25/05/20</text:p>
          </table:table-cell>
          <table:table-cell table:formula="of:=AVERAGE([.S90:.S96])" office:value-type="float" office:value="0.961741571428571" calcext:value-type="float">
            <text:p>0.961741571428571</text:p>
          </table:table-cell>
          <table:table-cell table:formula="of:=[.P93]" office:value-type="float" office:value="0.508732" calcext:value-type="float">
            <text:p>0.508732</text:p>
          </table:table-cell>
          <table:table-cell table:formula="of:=AVERAGE([.R90:.R96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085" calcext:value-type="float">
            <text:p>9085</text:p>
          </table:table-cell>
          <table:table-cell office:value-type="float" office:value="9091.99" calcext:value-type="float">
            <text:p>9091.99</text:p>
          </table:table-cell>
          <table:table-cell office:value-type="float" office:value="9091.95" calcext:value-type="float">
            <text:p>9091.95</text:p>
          </table:table-cell>
          <table:table-cell office:value-type="float" office:value="0.247811" calcext:value-type="float">
            <text:p>0.247811</text:p>
          </table:table-cell>
          <table:table-cell office:value-type="float" office:value="6.94863" calcext:value-type="float">
            <text:p>6.94863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float" office:value="317.906" calcext:value-type="float">
            <text:p>317.906</text:p>
          </table:table-cell>
          <table:table-cell office:value-type="float" office:value="309.893" calcext:value-type="float">
            <text:p>309.893</text:p>
          </table:table-cell>
          <table:table-cell office:value-type="float" office:value="0.90579" calcext:value-type="float">
            <text:p>0.90579</text:p>
          </table:table-cell>
          <table:table-cell office:value-type="float" office:value="-7.1073" calcext:value-type="float">
            <text:p>-7.1073</text:p>
          </table:table-cell>
          <table:table-cell office:value-type="float" office:value="0.52278" calcext:value-type="float">
            <text:p>0.52278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0.92838" calcext:value-type="float">
            <text:p>0.92838</text:p>
          </table:table-cell>
          <table:table-cell table:style-name="ce1" office:value-type="float" office:value="0.309064" calcext:value-type="float">
            <text:p>3.09E-01</text:p>
          </table:table-cell>
          <table:table-cell office:value-type="float" office:value="-0.918722" calcext:value-type="float">
            <text:p>-0.918722</text:p>
          </table:table-cell>
          <table:table-cell office:value-type="float" office:value="-6.49865" calcext:value-type="float">
            <text:p>-6.49865</text:p>
          </table:table-cell>
          <table:table-cell table:number-columns-repeated="22"/>
          <table:table-cell table:formula="of:=[.AT93]+1" office:value-type="date" office:date-value="2020-05-26" calcext:value-type="date">
            <text:p>26/05/20</text:p>
          </table:table-cell>
          <table:table-cell table:formula="of:=AVERAGE([.S91:.S97])" office:value-type="float" office:value="0.966110142857143" calcext:value-type="float">
            <text:p>0.966110142857143</text:p>
          </table:table-cell>
          <table:table-cell table:formula="of:=[.P94]" office:value-type="float" office:value="0.52278" calcext:value-type="float">
            <text:p>0.52278</text:p>
          </table:table-cell>
          <table:table-cell table:formula="of:=AVERAGE([.R91:.R97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121" calcext:value-type="float">
            <text:p>9121</text:p>
          </table:table-cell>
          <table:table-cell office:value-type="float" office:value="9148.01" calcext:value-type="float">
            <text:p>9148.01</text:p>
          </table:table-cell>
          <table:table-cell office:value-type="float" office:value="9170.89" calcext:value-type="float">
            <text:p>9170.89</text:p>
          </table:table-cell>
          <table:table-cell office:value-type="float" office:value="0.975343" calcext:value-type="float">
            <text:p>0.975343</text:p>
          </table:table-cell>
          <table:table-cell office:value-type="float" office:value="49.8855" calcext:value-type="float">
            <text:p>49.8855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float" office:value="318.435" calcext:value-type="float">
            <text:p>318.435</text:p>
          </table:table-cell>
          <table:table-cell office:value-type="float" office:value="312.171" calcext:value-type="float">
            <text:p>312.171</text:p>
          </table:table-cell>
          <table:table-cell office:value-type="float" office:value="1.43535" calcext:value-type="float">
            <text:p>1.43535</text:p>
          </table:table-cell>
          <table:table-cell office:value-type="float" office:value="-4.8294" calcext:value-type="float">
            <text:p>-4.8294</text:p>
          </table:table-cell>
          <table:table-cell office:value-type="float" office:value="0.536827" calcext:value-type="float">
            <text:p>0.536827</text:p>
          </table:table-cell>
          <table:table-cell office:value-type="float" office:value="0.442393" calcext:value-type="float">
            <text:p>0.442393</text:p>
          </table:table-cell>
          <table:table-cell office:value-type="float" office:value="0.238211" calcext:value-type="float">
            <text:p>2.38E-01</text:p>
          </table:table-cell>
          <table:table-cell table:number-columns-repeated="2" office:value-type="float" office:value="0.93723" calcext:value-type="float">
            <text:p>0.93723</text:p>
          </table:table-cell>
          <table:table-cell table:style-name="ce1" office:value-type="float" office:value="0.304784" calcext:value-type="float">
            <text:p>3.05E-01</text:p>
          </table:table-cell>
          <table:table-cell office:value-type="float" office:value="-0.917874" calcext:value-type="float">
            <text:p>-0.917874</text:p>
          </table:table-cell>
          <table:table-cell office:value-type="float" office:value="-5.77975" calcext:value-type="float">
            <text:p>-5.77975</text:p>
          </table:table-cell>
          <table:table-cell table:number-columns-repeated="22"/>
          <table:table-cell table:formula="of:=[.AT94]+1" office:value-type="date" office:date-value="2020-05-27" calcext:value-type="date">
            <text:p>27/05/20</text:p>
          </table:table-cell>
          <table:table-cell table:formula="of:=AVERAGE([.S92:.S98])" office:value-type="float" office:value="0.970411571428571" calcext:value-type="float">
            <text:p>0.970411571428571</text:p>
          </table:table-cell>
          <table:table-cell table:formula="of:=[.P95]" office:value-type="float" office:value="0.536827" calcext:value-type="float">
            <text:p>0.536827</text:p>
          </table:table-cell>
          <table:table-cell table:formula="of:=AVERAGE([.R92:.R98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175" calcext:value-type="float">
            <text:p>9175</text:p>
          </table:table-cell>
          <table:table-cell office:value-type="float" office:value="9191.82" calcext:value-type="float">
            <text:p>9191.82</text:p>
          </table:table-cell>
          <table:table-cell office:value-type="float" office:value="9208.77" calcext:value-type="float">
            <text:p>9208.77</text:p>
          </table:table-cell>
          <table:table-cell office:value-type="float" office:value="0.637065" calcext:value-type="float">
            <text:p>0.637065</text:p>
          </table:table-cell>
          <table:table-cell office:value-type="float" office:value="33.7684" calcext:value-type="float">
            <text:p>33.7684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float" office:value="318.574" calcext:value-type="float">
            <text:p>318.574</text:p>
          </table:table-cell>
          <table:table-cell office:value-type="float" office:value="314.114" calcext:value-type="float">
            <text:p>314.114</text:p>
          </table:table-cell>
          <table:table-cell office:value-type="float" office:value="-0.426038" calcext:value-type="float">
            <text:p>-0.426038</text:p>
          </table:table-cell>
          <table:table-cell office:value-type="float" office:value="-4.88589" calcext:value-type="float">
            <text:p>-4.88589</text:p>
          </table:table-cell>
          <table:table-cell office:value-type="float" office:value="0.550875" calcext:value-type="float">
            <text:p>0.550875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252377" calcext:value-type="float">
            <text:p>2.52E-01</text:p>
          </table:table-cell>
          <table:table-cell table:number-columns-repeated="2" office:value-type="float" office:value="0.926341" calcext:value-type="float">
            <text:p>0.926341</text:p>
          </table:table-cell>
          <table:table-cell table:style-name="ce1" office:value-type="float" office:value="0.300792" calcext:value-type="float">
            <text:p>3.01E-01</text:p>
          </table:table-cell>
          <table:table-cell office:value-type="float" office:value="-0.921098" calcext:value-type="float">
            <text:p>-0.921098</text:p>
          </table:table-cell>
          <table:table-cell office:value-type="float" office:value="-5.74157" calcext:value-type="float">
            <text:p>-5.74157</text:p>
          </table:table-cell>
          <table:table-cell table:number-columns-repeated="22"/>
          <table:table-cell table:formula="of:=[.AT95]+1" office:value-type="date" office:date-value="2020-05-28" calcext:value-type="date">
            <text:p>28/05/20</text:p>
          </table:table-cell>
          <table:table-cell table:formula="of:=AVERAGE([.S93:.S99])" office:value-type="float" office:value="0.974654428571428" calcext:value-type="float">
            <text:p>0.974654428571428</text:p>
          </table:table-cell>
          <table:table-cell table:formula="of:=[.P96]" office:value-type="float" office:value="0.550875" calcext:value-type="float">
            <text:p>0.550875</text:p>
          </table:table-cell>
          <table:table-cell table:formula="of:=AVERAGE([.R93:.R99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float" office:value="9237.97" calcext:value-type="float">
            <text:p>9237.97</text:p>
          </table:table-cell>
          <table:table-cell office:value-type="float" office:value="9244.99" calcext:value-type="float">
            <text:p>9244.99</text:p>
          </table:table-cell>
          <table:table-cell office:value-type="float" office:value="0.275589" calcext:value-type="float">
            <text:p>0.275589</text:p>
          </table:table-cell>
          <table:table-cell office:value-type="float" office:value="13.9949" calcext:value-type="float">
            <text:p>13.9949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float" office:value="320.001" calcext:value-type="float">
            <text:p>320.001</text:p>
          </table:table-cell>
          <table:table-cell office:value-type="float" office:value="318.778" calcext:value-type="float">
            <text:p>318.778</text:p>
          </table:table-cell>
          <table:table-cell office:value-type="float" office:value="1.00051" calcext:value-type="float">
            <text:p>1.00051</text:p>
          </table:table-cell>
          <table:table-cell office:value-type="float" office:value="-0.222413" calcext:value-type="float">
            <text:p>-0.222413</text:p>
          </table:table-cell>
          <table:table-cell office:value-type="float" office:value="0.564923" calcext:value-type="float">
            <text:p>0.564923</text:p>
          </table:table-cell>
          <table:table-cell office:value-type="float" office:value="0.334641" calcext:value-type="float">
            <text:p>0.334641</text:p>
          </table:table-cell>
          <table:table-cell office:value-type="float" office:value="0.180191" calcext:value-type="float">
            <text:p>1.80E-01</text:p>
          </table:table-cell>
          <table:table-cell table:number-columns-repeated="2" office:value-type="float" office:value="1.00812" calcext:value-type="float">
            <text:p>1.00812</text:p>
          </table:table-cell>
          <table:table-cell table:style-name="ce1" office:value-type="float" office:value="0.296069" calcext:value-type="float">
            <text:p>2.96E-01</text:p>
          </table:table-cell>
          <table:table-cell office:value-type="float" office:value="-0.903672" calcext:value-type="float">
            <text:p>-0.903672</text:p>
          </table:table-cell>
          <table:table-cell office:value-type="float" office:value="-6.0532" calcext:value-type="float">
            <text:p>-6.0532</text:p>
          </table:table-cell>
          <table:table-cell table:number-columns-repeated="22"/>
          <table:table-cell table:formula="of:=[.AT96]+1" office:value-type="date" office:date-value="2020-05-29" calcext:value-type="date">
            <text:p>29/05/20</text:p>
          </table:table-cell>
          <table:table-cell table:formula="of:=AVERAGE([.S94:.S100])" office:value-type="float" office:value="0.978852428571429" calcext:value-type="float">
            <text:p>0.978852428571429</text:p>
          </table:table-cell>
          <table:table-cell table:formula="of:=[.P97]" office:value-type="float" office:value="0.564923" calcext:value-type="float">
            <text:p>0.564923</text:p>
          </table:table-cell>
          <table:table-cell table:formula="of:=AVERAGE([.R94:.R100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float" office:value="9280.01" calcext:value-type="float">
            <text:p>9280.01</text:p>
          </table:table-cell>
          <table:table-cell office:value-type="float" office:value="9298.53" calcext:value-type="float">
            <text:p>9298.53</text:p>
          </table:table-cell>
          <table:table-cell office:value-type="float" office:value="0.630253" calcext:value-type="float">
            <text:p>0.630253</text:p>
          </table:table-cell>
          <table:table-cell office:value-type="float" office:value="33.5256" calcext:value-type="float">
            <text:p>33.5256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float" office:value="320.41" calcext:value-type="float">
            <text:p>320.41</text:p>
          </table:table-cell>
          <table:table-cell office:value-type="float" office:value="321.486" calcext:value-type="float">
            <text:p>321.486</text:p>
          </table:table-cell>
          <table:table-cell office:value-type="float" office:value="1.41042" calcext:value-type="float">
            <text:p>1.41042</text:p>
          </table:table-cell>
          <table:table-cell office:value-type="float" office:value="2.48627" calcext:value-type="float">
            <text:p>2.48627</text:p>
          </table:table-cell>
          <table:table-cell office:value-type="float" office:value="0.57897" calcext:value-type="float">
            <text:p>0.57897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0.159315" calcext:value-type="float">
            <text:p>1.59E-01</text:p>
          </table:table-cell>
          <table:table-cell table:number-columns-repeated="2" office:value-type="float" office:value="1.0349" calcext:value-type="float">
            <text:p>1.0349</text:p>
          </table:table-cell>
          <table:table-cell table:style-name="ce1" office:value-type="float" office:value="0.291885" calcext:value-type="float">
            <text:p>2.92E-01</text:p>
          </table:table-cell>
          <table:table-cell office:value-type="float" office:value="-0.897979" calcext:value-type="float">
            <text:p>-0.897979</text:p>
          </table:table-cell>
          <table:table-cell office:value-type="float" office:value="-5.57571" calcext:value-type="float">
            <text:p>-5.57571</text:p>
          </table:table-cell>
          <table:table-cell table:number-columns-repeated="22"/>
          <table:table-cell table:formula="of:=[.AT97]+1" office:value-type="date" office:date-value="2020-05-30" calcext:value-type="date">
            <text:p>30/05/20</text:p>
          </table:table-cell>
          <table:table-cell table:formula="of:=AVERAGE([.S95:.S101])" office:value-type="float" office:value="0.982999142857143" calcext:value-type="float">
            <text:p>0.982999142857143</text:p>
          </table:table-cell>
          <table:table-cell table:formula="of:=[.P98]" office:value-type="float" office:value="0.57897" calcext:value-type="float">
            <text:p>0.57897</text:p>
          </table:table-cell>
          <table:table-cell table:formula="of:=AVERAGE([.R95:.R101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303" calcext:value-type="float">
            <text:p>9303</text:p>
          </table:table-cell>
          <table:table-cell office:value-type="float" office:value="9314.62" calcext:value-type="float">
            <text:p>9314.62</text:p>
          </table:table-cell>
          <table:table-cell office:value-type="float" office:value="9354.98" calcext:value-type="float">
            <text:p>9354.98</text:p>
          </table:table-cell>
          <table:table-cell office:value-type="float" office:value="0.497081" calcext:value-type="float">
            <text:p>0.497081</text:p>
          </table:table-cell>
          <table:table-cell office:value-type="float" office:value="51.9777" calcext:value-type="float">
            <text:p>51.9777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office:value-type="float" office:value="320.516" calcext:value-type="float">
            <text:p>320.516</text:p>
          </table:table-cell>
          <table:table-cell office:value-type="float" office:value="322.918" calcext:value-type="float">
            <text:p>322.918</text:p>
          </table:table-cell>
          <table:table-cell office:value-type="float" office:value="0.515651" calcext:value-type="float">
            <text:p>0.515651</text:p>
          </table:table-cell>
          <table:table-cell office:value-type="float" office:value="2.91782" calcext:value-type="float">
            <text:p>2.91782</text:p>
          </table:table-cell>
          <table:table-cell office:value-type="float" office:value="0.593018" calcext:value-type="float">
            <text:p>0.593018</text:p>
          </table:table-cell>
          <table:table-cell office:value-type="float" office:value="0.301352" calcext:value-type="float">
            <text:p>0.301352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1.03576" calcext:value-type="float">
            <text:p>1.03576</text:p>
          </table:table-cell>
          <table:table-cell table:style-name="ce1" office:value-type="float" office:value="0.288295" calcext:value-type="float">
            <text:p>2.88E-01</text:p>
          </table:table-cell>
          <table:table-cell office:value-type="float" office:value="-0.899186" calcext:value-type="float">
            <text:p>-0.899186</text:p>
          </table:table-cell>
          <table:table-cell office:value-type="float" office:value="-5.55416" calcext:value-type="float">
            <text:p>-5.55416</text:p>
          </table:table-cell>
          <table:table-cell table:number-columns-repeated="22"/>
          <table:table-cell table:formula="of:=[.AT98]+1" office:value-type="date" office:date-value="2020-05-31" calcext:value-type="date">
            <text:p>31/05/20</text:p>
          </table:table-cell>
          <table:table-cell table:formula="of:=AVERAGE([.S96:.S102])" office:value-type="float" office:value="0.988465428571429" calcext:value-type="float">
            <text:p>0.988465428571429</text:p>
          </table:table-cell>
          <table:table-cell table:formula="of:=[.P99]" office:value-type="float" office:value="0.593018" calcext:value-type="float">
            <text:p>0.593018</text:p>
          </table:table-cell>
          <table:table-cell table:formula="of:=AVERAGE([.R96:.R102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337" calcext:value-type="float">
            <text:p>9337</text:p>
          </table:table-cell>
          <table:table-cell office:value-type="float" office:value="9349.89" calcext:value-type="float">
            <text:p>9349.89</text:p>
          </table:table-cell>
          <table:table-cell office:value-type="float" office:value="9402.12" calcext:value-type="float">
            <text:p>9402.12</text:p>
          </table:table-cell>
          <table:table-cell office:value-type="float" office:value="0.547411" calcext:value-type="float">
            <text:p>0.547411</text:p>
          </table:table-cell>
          <table:table-cell office:value-type="float" office:value="65.1163" calcext:value-type="float">
            <text:p>65.1163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office:value-type="float" office:value="321.232" calcext:value-type="float">
            <text:p>321.232</text:p>
          </table:table-cell>
          <table:table-cell office:value-type="float" office:value="324.662" calcext:value-type="float">
            <text:p>324.662</text:p>
          </table:table-cell>
          <table:table-cell office:value-type="float" office:value="0.231989" calcext:value-type="float">
            <text:p>0.231989</text:p>
          </table:table-cell>
          <table:table-cell office:value-type="float" office:value="3.66222" calcext:value-type="float">
            <text:p>3.66222</text:p>
          </table:table-cell>
          <table:table-cell office:value-type="float" office:value="0.607066" calcext:value-type="float">
            <text:p>0.607066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0.981236" calcext:value-type="float">
            <text:p>0.981236</text:p>
          </table:table-cell>
          <table:table-cell table:style-name="ce1" office:value-type="float" office:value="0.285603" calcext:value-type="float">
            <text:p>2.86E-01</text:p>
          </table:table-cell>
          <table:table-cell office:value-type="float" office:value="-0.913616" calcext:value-type="float">
            <text:p>-0.913616</text:p>
          </table:table-cell>
          <table:table-cell office:value-type="float" office:value="-5.67062" calcext:value-type="float">
            <text:p>-5.67062</text:p>
          </table:table-cell>
          <table:table-cell table:number-columns-repeated="22"/>
          <table:table-cell table:formula="of:=[.AT99]+1" office:value-type="date" office:date-value="2020-06-01" calcext:value-type="date">
            <text:p>01/06/20</text:p>
          </table:table-cell>
          <table:table-cell table:formula="of:=AVERAGE([.S97:.S103])" office:value-type="float" office:value="0.995190142857143" calcext:value-type="float">
            <text:p>0.995190142857143</text:p>
          </table:table-cell>
          <table:table-cell table:formula="of:=[.P100]" office:value-type="float" office:value="0.607066" calcext:value-type="float">
            <text:p>0.607066</text:p>
          </table:table-cell>
          <table:table-cell table:formula="of:=AVERAGE([.R97:.R103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399" calcext:value-type="float">
            <text:p>9399</text:p>
          </table:table-cell>
          <table:table-cell office:value-type="float" office:value="9388.69" calcext:value-type="float">
            <text:p>9388.69</text:p>
          </table:table-cell>
          <table:table-cell office:value-type="float" office:value="9446.38" calcext:value-type="float">
            <text:p>9446.38</text:p>
          </table:table-cell>
          <table:table-cell office:value-type="float" office:value="-0.428901" calcext:value-type="float">
            <text:p>-0.428901</text:p>
          </table:table-cell>
          <table:table-cell office:value-type="float" office:value="47.3789" calcext:value-type="float">
            <text:p>47.3789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office:value-type="float" office:value="322.131" calcext:value-type="float">
            <text:p>322.131</text:p>
          </table:table-cell>
          <table:table-cell office:value-type="float" office:value="325.097" calcext:value-type="float">
            <text:p>325.097</text:p>
          </table:table-cell>
          <table:table-cell office:value-type="float" office:value="-0.869391" calcext:value-type="float">
            <text:p>-0.869391</text:p>
          </table:table-cell>
          <table:table-cell office:value-type="float" office:value="2.09687" calcext:value-type="float">
            <text:p>2.09687</text:p>
          </table:table-cell>
          <table:table-cell office:value-type="float" office:value="0.621113" calcext:value-type="float">
            <text:p>0.621113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0.957407" calcext:value-type="float">
            <text:p>0.957407</text:p>
          </table:table-cell>
          <table:table-cell table:style-name="ce1" office:value-type="float" office:value="0.282448" calcext:value-type="float">
            <text:p>2.82E-01</text:p>
          </table:table-cell>
          <table:table-cell office:value-type="float" office:value="-0.919554" calcext:value-type="float">
            <text:p>-0.919554</text:p>
          </table:table-cell>
          <table:table-cell office:value-type="float" office:value="-6.73" calcext:value-type="float">
            <text:p>-6.73</text:p>
          </table:table-cell>
          <table:table-cell table:number-columns-repeated="22"/>
          <table:table-cell table:formula="of:=[.AT100]+1" office:value-type="date" office:date-value="2020-06-02" calcext:value-type="date">
            <text:p>02/06/20</text:p>
          </table:table-cell>
          <table:table-cell table:formula="of:=AVERAGE([.S98:.S104])" office:value-type="float" office:value="1.00309014285714" calcext:value-type="float">
            <text:p>1.00309014285714</text:p>
          </table:table-cell>
          <table:table-cell table:formula="of:=[.P101]" office:value-type="float" office:value="0.621113" calcext:value-type="float">
            <text:p>0.621113</text:p>
          </table:table-cell>
          <table:table-cell table:formula="of:=AVERAGE([.R98:.R104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9439.09" calcext:value-type="float">
            <text:p>9439.09</text:p>
          </table:table-cell>
          <table:table-cell office:value-type="float" office:value="9476.33" calcext:value-type="float">
            <text:p>9476.33</text:p>
          </table:table-cell>
          <table:table-cell office:value-type="float" office:value="-1.4059" calcext:value-type="float">
            <text:p>-1.4059</text:p>
          </table:table-cell>
          <table:table-cell office:value-type="float" office:value="3.33332" calcext:value-type="float">
            <text:p>3.33332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office:value-type="float" office:value="323.787" calcext:value-type="float">
            <text:p>323.787</text:p>
          </table:table-cell>
          <table:table-cell office:value-type="float" office:value="325.125" calcext:value-type="float">
            <text:p>325.125</text:p>
          </table:table-cell>
          <table:table-cell office:value-type="float" office:value="-1.21252" calcext:value-type="float">
            <text:p>-1.21252</text:p>
          </table:table-cell>
          <table:table-cell office:value-type="float" office:value="0.124622" calcext:value-type="float">
            <text:p>0.124622</text:p>
          </table:table-cell>
          <table:table-cell office:value-type="float" office:value="0.670068" calcext:value-type="float">
            <text:p>0.670068</text:p>
          </table:table-cell>
          <table:table-cell office:value-type="float" office:value="0.442393" calcext:value-type="float">
            <text:p>0.442393</text:p>
          </table:table-cell>
          <table:table-cell office:value-type="float" office:value="0.238211" calcext:value-type="float">
            <text:p>2.38E-01</text:p>
          </table:table-cell>
          <table:table-cell table:number-columns-repeated="2" office:value-type="float" office:value="0.975494" calcext:value-type="float">
            <text:p>0.975494</text:p>
          </table:table-cell>
          <table:table-cell table:style-name="ce1" office:value-type="float" office:value="0.27143" calcext:value-type="float">
            <text:p>2.71E-01</text:p>
          </table:table-cell>
          <table:table-cell office:value-type="float" office:value="-0.919139" calcext:value-type="float">
            <text:p>-0.919139</text:p>
          </table:table-cell>
          <table:table-cell office:value-type="float" office:value="-6.08195" calcext:value-type="float">
            <text:p>-6.08195</text:p>
          </table:table-cell>
          <table:table-cell table:number-columns-repeated="22"/>
          <table:table-cell table:formula="of:=[.AT101]+1" office:value-type="date" office:date-value="2020-06-03" calcext:value-type="date">
            <text:p>03/06/20</text:p>
          </table:table-cell>
          <table:table-cell table:formula="of:=AVERAGE([.S99:.S105])" office:value-type="float" office:value="1.01212157142857" calcext:value-type="float">
            <text:p>1.01212157142857</text:p>
          </table:table-cell>
          <table:table-cell table:formula="of:=[.P102]" office:value-type="float" office:value="0.670068" calcext:value-type="float">
            <text:p>0.670068</text:p>
          </table:table-cell>
          <table:table-cell table:formula="of:=AVERAGE([.R99:.R105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float" office:value="9501.25" calcext:value-type="float">
            <text:p>9501.25</text:p>
          </table:table-cell>
          <table:table-cell office:value-type="float" office:value="9511.19" calcext:value-type="float">
            <text:p>9511.19</text:p>
          </table:table-cell>
          <table:table-cell office:value-type="float" office:value="-1.15226" calcext:value-type="float">
            <text:p>-1.15226</text:p>
          </table:table-cell>
          <table:table-cell office:value-type="float" office:value="-17.8078" calcext:value-type="float">
            <text:p>-17.8078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office:value-type="float" office:value="325.673" calcext:value-type="float">
            <text:p>325.673</text:p>
          </table:table-cell>
          <table:table-cell office:value-type="float" office:value="326.445" calcext:value-type="float">
            <text:p>326.445</text:p>
          </table:table-cell>
          <table:table-cell office:value-type="float" office:value="-0.327357" calcext:value-type="float">
            <text:p>-0.327357</text:p>
          </table:table-cell>
          <table:table-cell office:value-type="float" office:value="0.445197" calcext:value-type="float">
            <text:p>0.445197</text:p>
          </table:table-cell>
          <table:table-cell office:value-type="float" office:value="0.719023" calcext:value-type="float">
            <text:p>0.719023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252377" calcext:value-type="float">
            <text:p>2.52E-01</text:p>
          </table:table-cell>
          <table:table-cell table:number-columns-repeated="2" office:value-type="float" office:value="0.973414" calcext:value-type="float">
            <text:p>0.973414</text:p>
          </table:table-cell>
          <table:table-cell table:style-name="ce1" office:value-type="float" office:value="0.26172" calcext:value-type="float">
            <text:p>2.62E-01</text:p>
          </table:table-cell>
          <table:table-cell office:value-type="float" office:value="-0.922439" calcext:value-type="float">
            <text:p>-0.922439</text:p>
          </table:table-cell>
          <table:table-cell office:value-type="float" office:value="-5.39357" calcext:value-type="float">
            <text:p>-5.39357</text:p>
          </table:table-cell>
          <table:table-cell table:number-columns-repeated="22"/>
          <table:table-cell table:formula="of:=[.AT102]+1" office:value-type="date" office:date-value="2020-06-04" calcext:value-type="date">
            <text:p>04/06/20</text:p>
          </table:table-cell>
          <table:table-cell table:formula="of:=AVERAGE([.S100:.S106])" office:value-type="float" office:value="1.022253" calcext:value-type="float">
            <text:p>1.022253</text:p>
          </table:table-cell>
          <table:table-cell table:formula="of:=[.P103]" office:value-type="float" office:value="0.719023" calcext:value-type="float">
            <text:p>0.719023</text:p>
          </table:table-cell>
          <table:table-cell table:formula="of:=AVERAGE([.R100:.R106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float" office:value="9564.42" calcext:value-type="float">
            <text:p>9564.42</text:p>
          </table:table-cell>
          <table:table-cell office:value-type="float" office:value="9554.27" calcext:value-type="float">
            <text:p>9554.27</text:p>
          </table:table-cell>
          <table:table-cell office:value-type="float" office:value="0.0175333" calcext:value-type="float">
            <text:p>0.0175333</text:p>
          </table:table-cell>
          <table:table-cell office:value-type="float" office:value="-9.73309" calcext:value-type="float">
            <text:p>-9.73309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float" office:value="326.924" calcext:value-type="float">
            <text:p>326.924</text:p>
          </table:table-cell>
          <table:table-cell office:value-type="float" office:value="326.759" calcext:value-type="float">
            <text:p>326.759</text:p>
          </table:table-cell>
          <table:table-cell office:value-type="float" office:value="-0.0761004" calcext:value-type="float">
            <text:p>-0.0761004</text:p>
          </table:table-cell>
          <table:table-cell office:value-type="float" office:value="-0.240581" calcext:value-type="float">
            <text:p>-0.240581</text:p>
          </table:table-cell>
          <table:table-cell office:value-type="float" office:value="0.767977" calcext:value-type="float">
            <text:p>0.767977</text:p>
          </table:table-cell>
          <table:table-cell office:value-type="float" office:value="0.334641" calcext:value-type="float">
            <text:p>0.334641</text:p>
          </table:table-cell>
          <table:table-cell office:value-type="float" office:value="0.180191" calcext:value-type="float">
            <text:p>1.80E-01</text:p>
          </table:table-cell>
          <table:table-cell table:number-columns-repeated="2" office:value-type="float" office:value="1.06342" calcext:value-type="float">
            <text:p>1.06342</text:p>
          </table:table-cell>
          <table:table-cell table:style-name="ce1" office:value-type="float" office:value="0.252052" calcext:value-type="float">
            <text:p>2.52E-01</text:p>
          </table:table-cell>
          <table:table-cell office:value-type="float" office:value="-0.907524" calcext:value-type="float">
            <text:p>-0.907524</text:p>
          </table:table-cell>
          <table:table-cell office:value-type="float" office:value="-5.63873" calcext:value-type="float">
            <text:p>-5.63873</text:p>
          </table:table-cell>
          <table:table-cell table:number-columns-repeated="22"/>
          <table:table-cell table:formula="of:=[.AT103]+1" office:value-type="date" office:date-value="2020-06-05" calcext:value-type="date">
            <text:p>05/06/20</text:p>
          </table:table-cell>
          <table:table-cell table:formula="of:=AVERAGE([.S101:.S107])" office:value-type="float" office:value="1.03347214285714" calcext:value-type="float">
            <text:p>1.03347214285714</text:p>
          </table:table-cell>
          <table:table-cell table:formula="of:=[.P104]" office:value-type="float" office:value="0.767977" calcext:value-type="float">
            <text:p>0.767977</text:p>
          </table:table-cell>
          <table:table-cell table:formula="of:=AVERAGE([.R101:.R107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602" calcext:value-type="float">
            <text:p>9602</text:p>
          </table:table-cell>
          <table:table-cell office:value-type="float" office:value="9609.33" calcext:value-type="float">
            <text:p>9609.33</text:p>
          </table:table-cell>
          <table:table-cell office:value-type="float" office:value="9583.84" calcext:value-type="float">
            <text:p>9583.84</text:p>
          </table:table-cell>
          <table:table-cell office:value-type="float" office:value="0.311765" calcext:value-type="float">
            <text:p>0.311765</text:p>
          </table:table-cell>
          <table:table-cell office:value-type="float" office:value="-18.1608" calcext:value-type="float">
            <text:p>-18.1608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float" office:value="327.984" calcext:value-type="float">
            <text:p>327.984</text:p>
          </table:table-cell>
          <table:table-cell office:value-type="float" office:value="326.762" calcext:value-type="float">
            <text:p>326.762</text:p>
          </table:table-cell>
          <table:table-cell office:value-type="float" office:value="0.983752" calcext:value-type="float">
            <text:p>0.983752</text:p>
          </table:table-cell>
          <table:table-cell office:value-type="float" office:value="-0.238097" calcext:value-type="float">
            <text:p>-0.238097</text:p>
          </table:table-cell>
          <table:table-cell office:value-type="float" office:value="0.816932" calcext:value-type="float">
            <text:p>0.816932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0.159315" calcext:value-type="float">
            <text:p>1.59E-01</text:p>
          </table:table-cell>
          <table:table-cell table:number-columns-repeated="2" office:value-type="float" office:value="1.09812" calcext:value-type="float">
            <text:p>1.09812</text:p>
          </table:table-cell>
          <table:table-cell table:style-name="ce1" office:value-type="float" office:value="0.243691" calcext:value-type="float">
            <text:p>2.44E-01</text:p>
          </table:table-cell>
          <table:table-cell office:value-type="float" office:value="-0.903345" calcext:value-type="float">
            <text:p>-0.903345</text:p>
          </table:table-cell>
          <table:table-cell office:value-type="float" office:value="-5.94046" calcext:value-type="float">
            <text:p>-5.94046</text:p>
          </table:table-cell>
          <table:table-cell table:number-columns-repeated="22"/>
          <table:table-cell table:formula="of:=[.AT104]+1" office:value-type="date" office:date-value="2020-06-06" calcext:value-type="date">
            <text:p>06/06/20</text:p>
          </table:table-cell>
          <table:table-cell table:formula="of:=AVERAGE([.S102:.S108])" office:value-type="float" office:value="1.045724" calcext:value-type="float">
            <text:p>1.045724</text:p>
          </table:table-cell>
          <table:table-cell table:formula="of:=[.P105]" office:value-type="float" office:value="0.816932" calcext:value-type="float">
            <text:p>0.816932</text:p>
          </table:table-cell>
          <table:table-cell table:formula="of:=AVERAGE([.R102:.R108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663" calcext:value-type="float">
            <text:p>9663</text:p>
          </table:table-cell>
          <table:table-cell office:value-type="float" office:value="9649.04" calcext:value-type="float">
            <text:p>9649.04</text:p>
          </table:table-cell>
          <table:table-cell office:value-type="float" office:value="9614.54" calcext:value-type="float">
            <text:p>9614.54</text:p>
          </table:table-cell>
          <table:table-cell office:value-type="float" office:value="-0.588363" calcext:value-type="float">
            <text:p>-0.588363</text:p>
          </table:table-cell>
          <table:table-cell office:value-type="float" office:value="-48.4556" calcext:value-type="float">
            <text:p>-48.4556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float" office:value="328.287" calcext:value-type="float">
            <text:p>328.287</text:p>
          </table:table-cell>
          <table:table-cell office:value-type="float" office:value="327.378" calcext:value-type="float">
            <text:p>327.378</text:p>
          </table:table-cell>
          <table:table-cell office:value-type="float" office:value="1.28653" calcext:value-type="float">
            <text:p>1.28653</text:p>
          </table:table-cell>
          <table:table-cell office:value-type="float" office:value="0.377719" calcext:value-type="float">
            <text:p>0.377719</text:p>
          </table:table-cell>
          <table:table-cell office:value-type="float" office:value="0.865886" calcext:value-type="float">
            <text:p>0.865886</text:p>
          </table:table-cell>
          <table:table-cell office:value-type="float" office:value="0.301352" calcext:value-type="float">
            <text:p>0.301352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1.10668" calcext:value-type="float">
            <text:p>1.10668</text:p>
          </table:table-cell>
          <table:table-cell table:style-name="ce1" office:value-type="float" office:value="0.236436" calcext:value-type="float">
            <text:p>2.36E-01</text:p>
          </table:table-cell>
          <table:table-cell office:value-type="float" office:value="-0.905049" calcext:value-type="float">
            <text:p>-0.905049</text:p>
          </table:table-cell>
          <table:table-cell office:value-type="float" office:value="-6.32294" calcext:value-type="float">
            <text:p>-6.32294</text:p>
          </table:table-cell>
          <table:table-cell table:number-columns-repeated="22"/>
          <table:table-cell table:formula="of:=[.AT105]+1" office:value-type="date" office:date-value="2020-06-07" calcext:value-type="date">
            <text:p>07/06/20</text:p>
          </table:table-cell>
          <table:table-cell table:formula="of:=AVERAGE([.S103:.S109])" office:value-type="float" office:value="1.05758771428571" calcext:value-type="float">
            <text:p>1.05758771428571</text:p>
          </table:table-cell>
          <table:table-cell table:formula="of:=[.P106]" office:value-type="float" office:value="0.865886" calcext:value-type="float">
            <text:p>0.865886</text:p>
          </table:table-cell>
          <table:table-cell table:formula="of:=AVERAGE([.R103:.R109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732" calcext:value-type="float">
            <text:p>9732</text:p>
          </table:table-cell>
          <table:table-cell office:value-type="float" office:value="9698.92" calcext:value-type="float">
            <text:p>9698.92</text:p>
          </table:table-cell>
          <table:table-cell office:value-type="float" office:value="9644.66" calcext:value-type="float">
            <text:p>9644.66</text:p>
          </table:table-cell>
          <table:table-cell office:value-type="float" office:value="-1.33786" calcext:value-type="float">
            <text:p>-1.33786</text:p>
          </table:table-cell>
          <table:table-cell office:value-type="float" office:value="-87.341" calcext:value-type="float">
            <text:p>-87.341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float" office:value="328.366" calcext:value-type="float">
            <text:p>328.366</text:p>
          </table:table-cell>
          <table:table-cell office:value-type="float" office:value="328.174" calcext:value-type="float">
            <text:p>328.174</text:p>
          </table:table-cell>
          <table:table-cell office:value-type="float" office:value="0.36625" calcext:value-type="float">
            <text:p>0.36625</text:p>
          </table:table-cell>
          <table:table-cell office:value-type="float" office:value="0.174382" calcext:value-type="float">
            <text:p>0.174382</text:p>
          </table:table-cell>
          <table:table-cell office:value-type="float" office:value="0.914841" calcext:value-type="float">
            <text:p>0.914841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1.05977" calcext:value-type="float">
            <text:p>1.05977</text:p>
          </table:table-cell>
          <table:table-cell table:style-name="ce1" office:value-type="float" office:value="0.230454" calcext:value-type="float">
            <text:p>2.30E-01</text:p>
          </table:table-cell>
          <table:table-cell office:value-type="float" office:value="-0.917585" calcext:value-type="float">
            <text:p>-0.917585</text:p>
          </table:table-cell>
          <table:table-cell office:value-type="float" office:value="-6.06489" calcext:value-type="float">
            <text:p>-6.06489</text:p>
          </table:table-cell>
          <table:table-cell table:number-columns-repeated="22"/>
          <table:table-cell table:formula="of:=[.AT106]+1" office:value-type="date" office:date-value="2020-06-08" calcext:value-type="date">
            <text:p>08/06/20</text:p>
          </table:table-cell>
          <table:table-cell table:formula="of:=AVERAGE([.S104:.S110])" office:value-type="float" office:value="1.06910428571429" calcext:value-type="float">
            <text:p>1.06910428571429</text:p>
          </table:table-cell>
          <table:table-cell table:formula="of:=[.P107]" office:value-type="float" office:value="0.914841" calcext:value-type="float">
            <text:p>0.914841</text:p>
          </table:table-cell>
          <table:table-cell table:formula="of:=AVERAGE([.R104:.R110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786" calcext:value-type="float">
            <text:p>9786</text:p>
          </table:table-cell>
          <table:table-cell office:value-type="float" office:value="9765.1" calcext:value-type="float">
            <text:p>9765.1</text:p>
          </table:table-cell>
          <table:table-cell office:value-type="float" office:value="9699.35" calcext:value-type="float">
            <text:p>9699.35</text:p>
          </table:table-cell>
          <table:table-cell office:value-type="float" office:value="-0.789742" calcext:value-type="float">
            <text:p>-0.789742</text:p>
          </table:table-cell>
          <table:table-cell office:value-type="float" office:value="-86.6473" calcext:value-type="float">
            <text:p>-86.6473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float" office:value="329.082" calcext:value-type="float">
            <text:p>329.082</text:p>
          </table:table-cell>
          <table:table-cell office:value-type="float" office:value="329.748" calcext:value-type="float">
            <text:p>329.748</text:p>
          </table:table-cell>
          <table:table-cell office:value-type="float" office:value="1.08196" calcext:value-type="float">
            <text:p>1.08196</text:p>
          </table:table-cell>
          <table:table-cell office:value-type="float" office:value="1.74815" calcext:value-type="float">
            <text:p>1.74815</text:p>
          </table:table-cell>
          <table:table-cell office:value-type="float" office:value="0.963795" calcext:value-type="float">
            <text:p>0.963795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1.04317" calcext:value-type="float">
            <text:p>1.04317</text:p>
          </table:table-cell>
          <table:table-cell table:style-name="ce1" office:value-type="float" office:value="0.224509" calcext:value-type="float">
            <text:p>2.25E-01</text:p>
          </table:table-cell>
          <table:table-cell office:value-type="float" office:value="-0.922939" calcext:value-type="float">
            <text:p>-0.922939</text:p>
          </table:table-cell>
          <table:table-cell office:value-type="float" office:value="-6.0027" calcext:value-type="float">
            <text:p>-6.0027</text:p>
          </table:table-cell>
          <table:table-cell table:number-columns-repeated="22"/>
          <table:table-cell table:formula="of:=[.AT107]+1" office:value-type="date" office:date-value="2020-06-09" calcext:value-type="date">
            <text:p>09/06/20</text:p>
          </table:table-cell>
          <table:table-cell table:formula="of:=AVERAGE([.S105:.S111])" office:value-type="float" office:value="1.08026" calcext:value-type="float">
            <text:p>1.08026</text:p>
          </table:table-cell>
          <table:table-cell table:formula="of:=[.P108]" office:value-type="float" office:value="0.963795" calcext:value-type="float">
            <text:p>0.963795</text:p>
          </table:table-cell>
          <table:table-cell table:formula="of:=AVERAGE([.R105:.R111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float" office:value="9834.92" calcext:value-type="float">
            <text:p>9834.92</text:p>
          </table:table-cell>
          <table:table-cell office:value-type="float" office:value="9782.79" calcext:value-type="float">
            <text:p>9782.79</text:p>
          </table:table-cell>
          <table:table-cell office:value-type="float" office:value="-0.871772" calcext:value-type="float">
            <text:p>-0.871772</text:p>
          </table:table-cell>
          <table:table-cell office:value-type="float" office:value="-76.2076" calcext:value-type="float">
            <text:p>-76.2076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office:value-type="float" office:value="329.286" calcext:value-type="float">
            <text:p>329.286</text:p>
          </table:table-cell>
          <table:table-cell office:value-type="float" office:value="331.577" calcext:value-type="float">
            <text:p>331.577</text:p>
          </table:table-cell>
          <table:table-cell office:value-type="float" office:value="-0.714107" calcext:value-type="float">
            <text:p>-0.714107</text:p>
          </table:table-cell>
          <table:table-cell office:value-type="float" office:value="1.57654" calcext:value-type="float">
            <text:p>1.57654</text:p>
          </table:table-cell>
          <table:table-cell office:value-type="float" office:value="1.01275" calcext:value-type="float">
            <text:p>1.01275</text:p>
          </table:table-cell>
          <table:table-cell office:value-type="float" office:value="0.442393" calcext:value-type="float">
            <text:p>0.442393</text:p>
          </table:table-cell>
          <table:table-cell office:value-type="float" office:value="0.238211" calcext:value-type="float">
            <text:p>2.38E-01</text:p>
          </table:table-cell>
          <table:table-cell table:number-columns-repeated="2" office:value-type="float" office:value="1.05854" calcext:value-type="float">
            <text:p>1.05854</text:p>
          </table:table-cell>
          <table:table-cell table:style-name="ce1" office:value-type="float" office:value="0.218743" calcext:value-type="float">
            <text:p>2.19E-01</text:p>
          </table:table-cell>
          <table:table-cell office:value-type="float" office:value="-0.922685" calcext:value-type="float">
            <text:p>-0.922685</text:p>
          </table:table-cell>
          <table:table-cell office:value-type="float" office:value="-7.7661" calcext:value-type="float">
            <text:p>-7.7661</text:p>
          </table:table-cell>
          <table:table-cell table:number-columns-repeated="22"/>
          <table:table-cell table:formula="of:=[.AT108]+1" office:value-type="date" office:date-value="2020-06-10" calcext:value-type="date">
            <text:p>10/06/20</text:p>
          </table:table-cell>
          <table:table-cell table:formula="of:=AVERAGE([.S106:.S112])" office:value-type="float" office:value="1.09110428571429" calcext:value-type="float">
            <text:p>1.09110428571429</text:p>
          </table:table-cell>
          <table:table-cell table:formula="of:=[.P109]" office:value-type="float" office:value="1.01275" calcext:value-type="float">
            <text:p>1.01275</text:p>
          </table:table-cell>
          <table:table-cell table:formula="of:=AVERAGE([.R106:.R112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890" calcext:value-type="float">
            <text:p>9890</text:p>
          </table:table-cell>
          <table:table-cell office:value-type="float" office:value="9912.82" calcext:value-type="float">
            <text:p>9912.82</text:p>
          </table:table-cell>
          <table:table-cell office:value-type="float" office:value="9868.21" calcext:value-type="float">
            <text:p>9868.21</text:p>
          </table:table-cell>
          <table:table-cell office:value-type="float" office:value="0.800364" calcext:value-type="float">
            <text:p>0.800364</text:p>
          </table:table-cell>
          <table:table-cell office:value-type="float" office:value="-21.7899" calcext:value-type="float">
            <text:p>-21.7899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float" office:value="330.741" calcext:value-type="float">
            <text:p>330.741</text:p>
          </table:table-cell>
          <table:table-cell office:value-type="float" office:value="332.775" calcext:value-type="float">
            <text:p>332.775</text:p>
          </table:table-cell>
          <table:table-cell office:value-type="float" office:value="2.7405" calcext:value-type="float">
            <text:p>2.7405</text:p>
          </table:table-cell>
          <table:table-cell office:value-type="float" office:value="4.77509" calcext:value-type="float">
            <text:p>4.77509</text:p>
          </table:table-cell>
          <table:table-cell office:value-type="float" office:value="1.0617" calcext:value-type="float">
            <text:p>1.0617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252377" calcext:value-type="float">
            <text:p>2.52E-01</text:p>
          </table:table-cell>
          <table:table-cell table:number-columns-repeated="2" office:value-type="float" office:value="1.05403" calcext:value-type="float">
            <text:p>1.05403</text:p>
          </table:table-cell>
          <table:table-cell table:style-name="ce1" office:value-type="float" office:value="0.213537" calcext:value-type="float">
            <text:p>2.14E-01</text:p>
          </table:table-cell>
          <table:table-cell office:value-type="float" office:value="-0.925535" calcext:value-type="float">
            <text:p>-0.925535</text:p>
          </table:table-cell>
          <table:table-cell office:value-type="float" office:value="-5.69724" calcext:value-type="float">
            <text:p>-5.69724</text:p>
          </table:table-cell>
          <table:table-cell table:number-columns-repeated="22"/>
          <table:table-cell table:formula="of:=[.AT109]+1" office:value-type="date" office:date-value="2020-06-11" calcext:value-type="date">
            <text:p>11/06/20</text:p>
          </table:table-cell>
          <table:table-cell table:formula="of:=AVERAGE([.S107:.S113])" office:value-type="float" office:value="1.10027142857143" calcext:value-type="float">
            <text:p>1.10027142857143</text:p>
          </table:table-cell>
          <table:table-cell table:formula="of:=[.P110]" office:value-type="float" office:value="1.0617" calcext:value-type="float">
            <text:p>1.0617</text:p>
          </table:table-cell>
          <table:table-cell table:formula="of:=AVERAGE([.R107:.R113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9973" calcext:value-type="float">
            <text:p>9973</text:p>
          </table:table-cell>
          <table:table-cell office:value-type="float" office:value="9976.35" calcext:value-type="float">
            <text:p>9976.35</text:p>
          </table:table-cell>
          <table:table-cell office:value-type="float" office:value="9935.61" calcext:value-type="float">
            <text:p>9935.61</text:p>
          </table:table-cell>
          <table:table-cell office:value-type="float" office:value="0.114641" calcext:value-type="float">
            <text:p>0.114641</text:p>
          </table:table-cell>
          <table:table-cell office:value-type="float" office:value="-37.3915" calcext:value-type="float">
            <text:p>-37.3915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office:value-type="float" office:value="329.763" calcext:value-type="float">
            <text:p>329.763</text:p>
          </table:table-cell>
          <table:table-cell office:value-type="float" office:value="333.764" calcext:value-type="float">
            <text:p>333.764</text:p>
          </table:table-cell>
          <table:table-cell office:value-type="float" office:value="0.763041" calcext:value-type="float">
            <text:p>0.763041</text:p>
          </table:table-cell>
          <table:table-cell office:value-type="float" office:value="4.76361" calcext:value-type="float">
            <text:p>4.76361</text:p>
          </table:table-cell>
          <table:table-cell office:value-type="float" office:value="1.11066" calcext:value-type="float">
            <text:p>1.11066</text:p>
          </table:table-cell>
          <table:table-cell office:value-type="float" office:value="0.334641" calcext:value-type="float">
            <text:p>0.334641</text:p>
          </table:table-cell>
          <table:table-cell office:value-type="float" office:value="0.180191" calcext:value-type="float">
            <text:p>1.80E-01</text:p>
          </table:table-cell>
          <table:table-cell table:number-columns-repeated="2" office:value-type="float" office:value="1.14151" calcext:value-type="float">
            <text:p>1.14151</text:p>
          </table:table-cell>
          <table:table-cell table:style-name="ce1" office:value-type="float" office:value="0.207868" calcext:value-type="float">
            <text:p>2.08E-01</text:p>
          </table:table-cell>
          <table:table-cell office:value-type="float" office:value="-0.913077" calcext:value-type="float">
            <text:p>-0.913077</text:p>
          </table:table-cell>
          <table:table-cell office:value-type="float" office:value="-6.93512" calcext:value-type="float">
            <text:p>-6.93512</text:p>
          </table:table-cell>
          <table:table-cell table:number-columns-repeated="22"/>
          <table:table-cell table:formula="of:=[.AT110]+1" office:value-type="date" office:date-value="2020-06-12" calcext:value-type="date">
            <text:p>12/06/20</text:p>
          </table:table-cell>
          <table:table-cell table:formula="of:=AVERAGE([.S108:.S114])" office:value-type="float" office:value="1.10783285714286" calcext:value-type="float">
            <text:p>1.10783285714286</text:p>
          </table:table-cell>
          <table:table-cell table:formula="of:=[.P111]" office:value-type="float" office:value="1.11066" calcext:value-type="float">
            <text:p>1.11066</text:p>
          </table:table-cell>
          <table:table-cell table:formula="of:=AVERAGE([.R108:.R114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float" office:value="10043.3" calcext:value-type="float">
            <text:p>10043.3</text:p>
          </table:table-cell>
          <table:table-cell office:value-type="float" office:value="9991.77" calcext:value-type="float">
            <text:p>9991.77</text:p>
          </table:table-cell>
          <table:table-cell office:value-type="float" office:value="0.59232" calcext:value-type="float">
            <text:p>0.59232</text:p>
          </table:table-cell>
          <table:table-cell office:value-type="float" office:value="-34.2344" calcext:value-type="float">
            <text:p>-34.2344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float" office:value="330.165" calcext:value-type="float">
            <text:p>330.165</text:p>
          </table:table-cell>
          <table:table-cell office:value-type="float" office:value="333.994" calcext:value-type="float">
            <text:p>333.994</text:p>
          </table:table-cell>
          <table:table-cell office:value-type="float" office:value="2.1649" calcext:value-type="float">
            <text:p>2.1649</text:p>
          </table:table-cell>
          <table:table-cell office:value-type="float" office:value="5.99366" calcext:value-type="float">
            <text:p>5.99366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0.159315" calcext:value-type="float">
            <text:p>1.59E-01</text:p>
          </table:table-cell>
          <table:table-cell table:number-columns-repeated="2" office:value-type="float" office:value="1.17403" calcext:value-type="float">
            <text:p>1.17403</text:p>
          </table:table-cell>
          <table:table-cell table:style-name="ce1" office:value-type="float" office:value="0.20298" calcext:value-type="float">
            <text:p>2.03E-01</text:p>
          </table:table-cell>
          <table:table-cell office:value-type="float" office:value="-0.909581" calcext:value-type="float">
            <text:p>-0.909581</text:p>
          </table:table-cell>
          <table:table-cell office:value-type="float" office:value="-6.75332" calcext:value-type="float">
            <text:p>-6.75332</text:p>
          </table:table-cell>
          <table:table-cell table:number-columns-repeated="22"/>
          <table:table-cell table:formula="of:=[.AT111]+1" office:value-type="date" office:date-value="2020-06-13" calcext:value-type="date">
            <text:p>13/06/20</text:p>
          </table:table-cell>
          <table:table-cell table:formula="of:=AVERAGE([.S109:.S115])" office:value-type="float" office:value="1.11381142857143" calcext:value-type="float">
            <text:p>1.11381142857143</text:p>
          </table:table-cell>
          <table:table-cell table:formula="of:=[.P112]" office:value-type="float" office:value="1.15961" calcext:value-type="float">
            <text:p>1.15961</text:p>
          </table:table-cell>
          <table:table-cell table:formula="of:=AVERAGE([.R109:.R115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float" office:value="10103.9" calcext:value-type="float">
            <text:p>10103.9</text:p>
          </table:table-cell>
          <table:table-cell office:value-type="float" office:value="10069" calcext:value-type="float">
            <text:p>10069</text:p>
          </table:table-cell>
          <table:table-cell office:value-type="float" office:value="1.48092" calcext:value-type="float">
            <text:p>1.48092</text:p>
          </table:table-cell>
          <table:table-cell office:value-type="float" office:value="10.0418" calcext:value-type="float">
            <text:p>10.0418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office:value-type="float" office:value="329.577" calcext:value-type="float">
            <text:p>329.577</text:p>
          </table:table-cell>
          <table:table-cell office:value-type="float" office:value="334.024" calcext:value-type="float">
            <text:p>334.024</text:p>
          </table:table-cell>
          <table:table-cell office:value-type="float" office:value="0.577433" calcext:value-type="float">
            <text:p>0.577433</text:p>
          </table:table-cell>
          <table:table-cell office:value-type="float" office:value="5.02425" calcext:value-type="float">
            <text:p>5.02425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301352" calcext:value-type="float">
            <text:p>0.301352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1.17085" calcext:value-type="float">
            <text:p>1.17085</text:p>
          </table:table-cell>
          <table:table-cell table:style-name="ce1" office:value-type="float" office:value="0.20302" calcext:value-type="float">
            <text:p>2.03E-01</text:p>
          </table:table-cell>
          <table:table-cell office:value-type="float" office:value="-0.910191" calcext:value-type="float">
            <text:p>-0.910191</text:p>
          </table:table-cell>
          <table:table-cell office:value-type="float" office:value="-7.23445" calcext:value-type="float">
            <text:p>-7.23445</text:p>
          </table:table-cell>
          <table:table-cell table:number-columns-repeated="22"/>
          <table:table-cell table:formula="of:=[.AT112]+1" office:value-type="date" office:date-value="2020-06-14" calcext:value-type="date">
            <text:p>14/06/20</text:p>
          </table:table-cell>
          <table:table-cell table:formula="of:=AVERAGE([.S110:.S116])" office:value-type="float" office:value="1.11823857142857" calcext:value-type="float">
            <text:p>1.11823857142857</text:p>
          </table:table-cell>
          <table:table-cell table:formula="of:=[.P113]" office:value-type="float" office:value="1.15961" calcext:value-type="float">
            <text:p>1.15961</text:p>
          </table:table-cell>
          <table:table-cell table:formula="of:=AVERAGE([.R110:.R116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float" office:value="10156.3" calcext:value-type="float">
            <text:p>10156.3</text:p>
          </table:table-cell>
          <table:table-cell office:value-type="float" office:value="10171" calcext:value-type="float">
            <text:p>10171</text:p>
          </table:table-cell>
          <table:table-cell office:value-type="float" office:value="1.79742" calcext:value-type="float">
            <text:p>1.79742</text:p>
          </table:table-cell>
          <table:table-cell office:value-type="float" office:value="72.0033" calcext:value-type="float">
            <text:p>72.0033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office:value-type="float" office:value="330.095" calcext:value-type="float">
            <text:p>330.095</text:p>
          </table:table-cell>
          <table:table-cell office:value-type="float" office:value="334.714" calcext:value-type="float">
            <text:p>334.714</text:p>
          </table:table-cell>
          <table:table-cell office:value-type="float" office:value="0.0945512" calcext:value-type="float">
            <text:p>0.0945512</text:p>
          </table:table-cell>
          <table:table-cell office:value-type="float" office:value="4.71425" calcext:value-type="float">
            <text:p>4.71425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1.1127" calcext:value-type="float">
            <text:p>1.1127</text:p>
          </table:table-cell>
          <table:table-cell table:style-name="ce1" office:value-type="float" office:value="0.20364" calcext:value-type="float">
            <text:p>2.04E-01</text:p>
          </table:table-cell>
          <table:table-cell office:value-type="float" office:value="-0.920464" calcext:value-type="float">
            <text:p>-0.920464</text:p>
          </table:table-cell>
          <table:table-cell office:value-type="float" office:value="-7.89607" calcext:value-type="float">
            <text:p>-7.89607</text:p>
          </table:table-cell>
          <table:table-cell table:number-columns-repeated="22"/>
          <table:table-cell table:formula="of:=[.AT113]+1" office:value-type="date" office:date-value="2020-06-15" calcext:value-type="date">
            <text:p>15/06/20</text:p>
          </table:table-cell>
          <table:table-cell table:formula="of:=AVERAGE([.S111:.S117])" office:value-type="float" office:value="1.12115714285714" calcext:value-type="float">
            <text:p>1.12115714285714</text:p>
          </table:table-cell>
          <table:table-cell table:formula="of:=[.P114]" office:value-type="float" office:value="1.15961" calcext:value-type="float">
            <text:p>1.15961</text:p>
          </table:table-cell>
          <table:table-cell table:formula="of:=AVERAGE([.R111:.R117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float" office:value="10217.8" calcext:value-type="float">
            <text:p>10217.8</text:p>
          </table:table-cell>
          <table:table-cell office:value-type="float" office:value="10286.5" calcext:value-type="float">
            <text:p>10286.5</text:p>
          </table:table-cell>
          <table:table-cell office:value-type="float" office:value="2.10439" calcext:value-type="float">
            <text:p>2.10439</text:p>
          </table:table-cell>
          <table:table-cell office:value-type="float" office:value="140.513" calcext:value-type="float">
            <text:p>140.513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office:value-type="float" office:value="330.943" calcext:value-type="float">
            <text:p>330.943</text:p>
          </table:table-cell>
          <table:table-cell office:value-type="float" office:value="334.897" calcext:value-type="float">
            <text:p>334.897</text:p>
          </table:table-cell>
          <table:table-cell office:value-type="float" office:value="-0.0570095" calcext:value-type="float">
            <text:p>-0.0570095</text:p>
          </table:table-cell>
          <table:table-cell office:value-type="float" office:value="3.89658" calcext:value-type="float">
            <text:p>3.89658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1.08502" calcext:value-type="float">
            <text:p>1.08502</text:p>
          </table:table-cell>
          <table:table-cell table:style-name="ce1" office:value-type="float" office:value="0.203867" calcext:value-type="float">
            <text:p>2.04E-01</text:p>
          </table:table-cell>
          <table:table-cell office:value-type="float" office:value="-0.924817" calcext:value-type="float">
            <text:p>-0.924817</text:p>
          </table:table-cell>
          <table:table-cell table:style-name="ce1" office:value-type="float" office:value="-8.80578" calcext:value-type="float">
            <text:p>-8.81E+00</text:p>
          </table:table-cell>
          <table:table-cell table:number-columns-repeated="22"/>
          <table:table-cell table:formula="of:=[.AT114]+1" office:value-type="date" office:date-value="2020-06-16" calcext:value-type="date">
            <text:p>16/06/20</text:p>
          </table:table-cell>
          <table:table-cell table:formula="of:=AVERAGE([.S112:.S118])" office:value-type="float" office:value="1.12259428571429" calcext:value-type="float">
            <text:p>1.12259428571429</text:p>
          </table:table-cell>
          <table:table-cell table:formula="of:=[.P115]" office:value-type="float" office:value="1.15961" calcext:value-type="float">
            <text:p>1.15961</text:p>
          </table:table-cell>
          <table:table-cell table:formula="of:=AVERAGE([.R112:.R118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float" office:value="10280.3" calcext:value-type="float">
            <text:p>10280.3</text:p>
          </table:table-cell>
          <table:table-cell office:value-type="float" office:value="10432.7" calcext:value-type="float">
            <text:p>10432.7</text:p>
          </table:table-cell>
          <table:table-cell office:value-type="float" office:value="2.34576" calcext:value-type="float">
            <text:p>2.34576</text:p>
          </table:table-cell>
          <table:table-cell office:value-type="float" office:value="235.721" calcext:value-type="float">
            <text:p>235.721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office:value-type="float" office:value="331.89" calcext:value-type="float">
            <text:p>331.89</text:p>
          </table:table-cell>
          <table:table-cell office:value-type="float" office:value="336.346" calcext:value-type="float">
            <text:p>336.346</text:p>
          </table:table-cell>
          <table:table-cell office:value-type="float" office:value="-1.10964" calcext:value-type="float">
            <text:p>-1.10964</text:p>
          </table:table-cell>
          <table:table-cell office:value-type="float" office:value="3.34628" calcext:value-type="float">
            <text:p>3.34628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442393" calcext:value-type="float">
            <text:p>0.442393</text:p>
          </table:table-cell>
          <table:table-cell office:value-type="float" office:value="0.238211" calcext:value-type="float">
            <text:p>2.38E-01</text:p>
          </table:table-cell>
          <table:table-cell table:number-columns-repeated="2" office:value-type="float" office:value="1.08953" calcext:value-type="float">
            <text:p>1.08953</text:p>
          </table:table-cell>
          <table:table-cell table:style-name="ce1" office:value-type="float" office:value="0.203833" calcext:value-type="float">
            <text:p>2.04E-01</text:p>
          </table:table-cell>
          <table:table-cell office:value-type="float" office:value="-0.924129" calcext:value-type="float">
            <text:p>-0.924129</text:p>
          </table:table-cell>
          <table:table-cell table:style-name="ce1" office:value-type="float" office:value="-5.89625" calcext:value-type="float">
            <text:p>-5.90E+00</text:p>
          </table:table-cell>
          <table:table-cell table:number-columns-repeated="22"/>
          <table:table-cell table:formula="of:=[.AT115]+1" office:value-type="date" office:date-value="2020-06-17" calcext:value-type="date">
            <text:p>17/06/20</text:p>
          </table:table-cell>
          <table:table-cell table:formula="of:=AVERAGE([.S113:.S119])" office:value-type="float" office:value="1.12259428571429" calcext:value-type="float">
            <text:p>1.12259428571429</text:p>
          </table:table-cell>
          <table:table-cell table:formula="of:=[.P116]" office:value-type="float" office:value="1.15961" calcext:value-type="float">
            <text:p>1.15961</text:p>
          </table:table-cell>
          <table:table-cell table:formula="of:=AVERAGE([.R113:.R119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float" office:value="10332.9" calcext:value-type="float">
            <text:p>10332.9</text:p>
          </table:table-cell>
          <table:table-cell office:value-type="float" office:value="10540.7" calcext:value-type="float">
            <text:p>10540.7</text:p>
          </table:table-cell>
          <table:table-cell office:value-type="float" office:value="0.501204" calcext:value-type="float">
            <text:p>0.501204</text:p>
          </table:table-cell>
          <table:table-cell office:value-type="float" office:value="225.7" calcext:value-type="float">
            <text:p>225.7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office:value-type="float" office:value="333.567" calcext:value-type="float">
            <text:p>333.567</text:p>
          </table:table-cell>
          <table:table-cell office:value-type="float" office:value="335.339" calcext:value-type="float">
            <text:p>335.339</text:p>
          </table:table-cell>
          <table:table-cell office:value-type="float" office:value="-0.432835" calcext:value-type="float">
            <text:p>-0.432835</text:p>
          </table:table-cell>
          <table:table-cell office:value-type="float" office:value="1.33894" calcext:value-type="float">
            <text:p>1.33894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252377" calcext:value-type="float">
            <text:p>2.52E-01</text:p>
          </table:table-cell>
          <table:table-cell table:number-columns-repeated="2" office:value-type="float" office:value="1.07446" calcext:value-type="float">
            <text:p>1.07446</text:p>
          </table:table-cell>
          <table:table-cell table:style-name="ce1" office:value-type="float" office:value="0.203943" calcext:value-type="float">
            <text:p>2.04E-01</text:p>
          </table:table-cell>
          <table:table-cell office:value-type="float" office:value="-0.926394" calcext:value-type="float">
            <text:p>-0.926394</text:p>
          </table:table-cell>
          <table:table-cell table:style-name="ce1" office:value-type="float" office:value="-5.82595" calcext:value-type="float">
            <text:p>-5.83E+00</text:p>
          </table:table-cell>
          <table:table-cell table:number-columns-repeated="22"/>
          <table:table-cell table:formula="of:=[.AT116]+1" office:value-type="date" office:date-value="2020-06-18" calcext:value-type="date">
            <text:p>18/06/20</text:p>
          </table:table-cell>
          <table:table-cell table:formula="of:=AVERAGE([.S114:.S120])" office:value-type="float" office:value="1.12259428571429" calcext:value-type="float">
            <text:p>1.12259428571429</text:p>
          </table:table-cell>
          <table:table-cell table:formula="of:=[.P117]" office:value-type="float" office:value="1.15961" calcext:value-type="float">
            <text:p>1.15961</text:p>
          </table:table-cell>
          <table:table-cell table:formula="of:=AVERAGE([.R114:.R120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0441" calcext:value-type="float">
            <text:p>10441</text:p>
          </table:table-cell>
          <table:table-cell office:value-type="float" office:value="10427.2" calcext:value-type="float">
            <text:p>10427.2</text:p>
          </table:table-cell>
          <table:table-cell office:value-type="float" office:value="10691.3" calcext:value-type="float">
            <text:p>10691.3</text:p>
          </table:table-cell>
          <table:table-cell office:value-type="float" office:value="-0.375759" calcext:value-type="float">
            <text:p>-0.375759</text:p>
          </table:table-cell>
          <table:table-cell office:value-type="float" office:value="250.309" calcext:value-type="float">
            <text:p>250.309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office:value-type="float" office:value="334.768" calcext:value-type="float">
            <text:p>334.768</text:p>
          </table:table-cell>
          <table:table-cell office:value-type="float" office:value="335.738" calcext:value-type="float">
            <text:p>335.738</text:p>
          </table:table-cell>
          <table:table-cell office:value-type="float" office:value="-0.231599" calcext:value-type="float">
            <text:p>-0.231599</text:p>
          </table:table-cell>
          <table:table-cell office:value-type="float" office:value="0.737824" calcext:value-type="float">
            <text:p>0.737824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334641" calcext:value-type="float">
            <text:p>0.334641</text:p>
          </table:table-cell>
          <table:table-cell office:value-type="float" office:value="0.180191" calcext:value-type="float">
            <text:p>1.80E-01</text:p>
          </table:table-cell>
          <table:table-cell table:number-columns-repeated="2" office:value-type="float" office:value="1.15157" calcext:value-type="float">
            <text:p>1.15157</text:p>
          </table:table-cell>
          <table:table-cell table:style-name="ce1" office:value-type="float" office:value="0.20325" calcext:value-type="float">
            <text:p>2.03E-01</text:p>
          </table:table-cell>
          <table:table-cell office:value-type="float" office:value="-0.913777" calcext:value-type="float">
            <text:p>-0.913777</text:p>
          </table:table-cell>
          <table:table-cell table:style-name="ce1" office:value-type="float" office:value="-6.82185" calcext:value-type="float">
            <text:p>-6.82E+00</text:p>
          </table:table-cell>
          <table:table-cell table:number-columns-repeated="22"/>
          <table:table-cell table:formula="of:=[.AT117]+1" office:value-type="date" office:date-value="2020-06-19" calcext:value-type="date">
            <text:p>19/06/20</text:p>
          </table:table-cell>
          <table:table-cell table:formula="of:=AVERAGE([.S115:.S121])" office:value-type="float" office:value="1.12259428571429" calcext:value-type="float">
            <text:p>1.12259428571429</text:p>
          </table:table-cell>
          <table:table-cell table:formula="of:=[.P118]" office:value-type="float" office:value="1.15961" calcext:value-type="float">
            <text:p>1.15961</text:p>
          </table:table-cell>
          <table:table-cell table:formula="of:=AVERAGE([.R115:.R121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0483" calcext:value-type="float">
            <text:p>10483</text:p>
          </table:table-cell>
          <table:table-cell office:value-type="float" office:value="10536.8" calcext:value-type="float">
            <text:p>10536.8</text:p>
          </table:table-cell>
          <table:table-cell office:value-type="float" office:value="10815.8" calcext:value-type="float">
            <text:p>10815.8</text:p>
          </table:table-cell>
          <table:table-cell office:value-type="float" office:value="1.45933" calcext:value-type="float">
            <text:p>1.45933</text:p>
          </table:table-cell>
          <table:table-cell office:value-type="float" office:value="332.789" calcext:value-type="float">
            <text:p>332.789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float" office:value="335.83" calcext:value-type="float">
            <text:p>335.83</text:p>
          </table:table-cell>
          <table:table-cell office:value-type="float" office:value="335.15" calcext:value-type="float">
            <text:p>335.15</text:p>
          </table:table-cell>
          <table:table-cell office:value-type="float" office:value="-0.169903" calcext:value-type="float">
            <text:p>-0.169903</text:p>
          </table:table-cell>
          <table:table-cell office:value-type="float" office:value="-0.849769" calcext:value-type="float">
            <text:p>-0.849769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0.159315" calcext:value-type="float">
            <text:p>1.59E-01</text:p>
          </table:table-cell>
          <table:table-cell table:number-columns-repeated="2" office:value-type="float" office:value="1.17403" calcext:value-type="float">
            <text:p>1.17403</text:p>
          </table:table-cell>
          <table:table-cell table:style-name="ce1" office:value-type="float" office:value="0.20298" calcext:value-type="float">
            <text:p>2.03E-01</text:p>
          </table:table-cell>
          <table:table-cell office:value-type="float" office:value="-0.909581" calcext:value-type="float">
            <text:p>-0.909581</text:p>
          </table:table-cell>
          <table:table-cell table:style-name="ce1" office:value-type="float" office:value="-8.06948" calcext:value-type="float">
            <text:p>-8.07E+00</text:p>
          </table:table-cell>
          <table:table-cell table:number-columns-repeated="22"/>
          <table:table-cell table:formula="of:=[.AT118]+1" office:value-type="date" office:date-value="2020-06-20" calcext:value-type="date">
            <text:p>20/06/20</text:p>
          </table:table-cell>
          <table:table-cell table:formula="of:=AVERAGE([.S116:.S122])" office:value-type="float" office:value="1.12259428571429" calcext:value-type="float">
            <text:p>1.12259428571429</text:p>
          </table:table-cell>
          <table:table-cell table:formula="of:=[.P119]" office:value-type="float" office:value="1.15961" calcext:value-type="float">
            <text:p>1.15961</text:p>
          </table:table-cell>
          <table:table-cell table:formula="of:=AVERAGE([.R116:.R122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0533" calcext:value-type="float">
            <text:p>10533</text:p>
          </table:table-cell>
          <table:table-cell office:value-type="float" office:value="10610.8" calcext:value-type="float">
            <text:p>10610.8</text:p>
          </table:table-cell>
          <table:table-cell office:value-type="float" office:value="10905.2" calcext:value-type="float">
            <text:p>10905.2</text:p>
          </table:table-cell>
          <table:table-cell office:value-type="float" office:value="2.04964" calcext:value-type="float">
            <text:p>2.04964</text:p>
          </table:table-cell>
          <table:table-cell office:value-type="float" office:value="372.226" calcext:value-type="float">
            <text:p>372.226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float" office:value="336.846" calcext:value-type="float">
            <text:p>336.846</text:p>
          </table:table-cell>
          <table:table-cell office:value-type="float" office:value="335.654" calcext:value-type="float">
            <text:p>335.654</text:p>
          </table:table-cell>
          <table:table-cell office:value-type="float" office:value="0.845917" calcext:value-type="float">
            <text:p>0.845917</text:p>
          </table:table-cell>
          <table:table-cell office:value-type="float" office:value="-0.345925" calcext:value-type="float">
            <text:p>-0.345925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301352" calcext:value-type="float">
            <text:p>0.301352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1.17085" calcext:value-type="float">
            <text:p>1.17085</text:p>
          </table:table-cell>
          <table:table-cell table:style-name="ce1" office:value-type="float" office:value="0.20302" calcext:value-type="float">
            <text:p>2.03E-01</text:p>
          </table:table-cell>
          <table:table-cell office:value-type="float" office:value="-0.910191" calcext:value-type="float">
            <text:p>-0.910191</text:p>
          </table:table-cell>
          <table:table-cell table:style-name="ce1" office:value-type="float" office:value="-10.7362" calcext:value-type="float">
            <text:p>-1.07E+01</text:p>
          </table:table-cell>
          <table:table-cell table:number-columns-repeated="22"/>
          <table:table-cell table:formula="of:=[.AT119]+1" office:value-type="date" office:date-value="2020-06-21" calcext:value-type="date">
            <text:p>21/06/20</text:p>
          </table:table-cell>
          <table:table-cell table:formula="of:=AVERAGE([.S117:.S123])" office:value-type="float" office:value="1.12259428571429" calcext:value-type="float">
            <text:p>1.12259428571429</text:p>
          </table:table-cell>
          <table:table-cell table:formula="of:=[.P120]" office:value-type="float" office:value="1.15961" calcext:value-type="float">
            <text:p>1.15961</text:p>
          </table:table-cell>
          <table:table-cell table:formula="of:=AVERAGE([.R117:.R123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0558" calcext:value-type="float">
            <text:p>10558</text:p>
          </table:table-cell>
          <table:table-cell office:value-type="float" office:value="10677.6" calcext:value-type="float">
            <text:p>10677.6</text:p>
          </table:table-cell>
          <table:table-cell office:value-type="float" office:value="10982.5" calcext:value-type="float">
            <text:p>10982.5</text:p>
          </table:table-cell>
          <table:table-cell office:value-type="float" office:value="3.0208" calcext:value-type="float">
            <text:p>3.0208</text:p>
          </table:table-cell>
          <table:table-cell office:value-type="float" office:value="424.459" calcext:value-type="float">
            <text:p>424.459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float" office:value="337.15" calcext:value-type="float">
            <text:p>337.15</text:p>
          </table:table-cell>
          <table:table-cell office:value-type="float" office:value="336.487" calcext:value-type="float">
            <text:p>336.487</text:p>
          </table:table-cell>
          <table:table-cell office:value-type="float" office:value="1.15023" calcext:value-type="float">
            <text:p>1.15023</text:p>
          </table:table-cell>
          <table:table-cell office:value-type="float" office:value="0.487068" calcext:value-type="float">
            <text:p>0.487068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1.1127" calcext:value-type="float">
            <text:p>1.1127</text:p>
          </table:table-cell>
          <table:table-cell table:style-name="ce1" office:value-type="float" office:value="0.20364" calcext:value-type="float">
            <text:p>2.04E-01</text:p>
          </table:table-cell>
          <table:table-cell office:value-type="float" office:value="-0.920464" calcext:value-type="float">
            <text:p>-0.920464</text:p>
          </table:table-cell>
          <table:table-cell table:style-name="ce1" office:value-type="float" office:value="-7.59823" calcext:value-type="float">
            <text:p>-7.60E+00</text:p>
          </table:table-cell>
          <table:table-cell table:number-columns-repeated="22"/>
          <table:table-cell table:formula="of:=[.AT120]+1" office:value-type="date" office:date-value="2020-06-22" calcext:value-type="date">
            <text:p>22/06/20</text:p>
          </table:table-cell>
          <table:table-cell table:formula="of:=AVERAGE([.S118:.S124])" office:value-type="float" office:value="1.12259428571429" calcext:value-type="float">
            <text:p>1.12259428571429</text:p>
          </table:table-cell>
          <table:table-cell table:formula="of:=[.P121]" office:value-type="float" office:value="1.15961" calcext:value-type="float">
            <text:p>1.15961</text:p>
          </table:table-cell>
          <table:table-cell table:formula="of:=AVERAGE([.R118:.R124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0685" calcext:value-type="float">
            <text:p>10685</text:p>
          </table:table-cell>
          <table:table-cell office:value-type="float" office:value="10740.2" calcext:value-type="float">
            <text:p>10740.2</text:p>
          </table:table-cell>
          <table:table-cell office:value-type="float" office:value="11056.5" calcext:value-type="float">
            <text:p>11056.5</text:p>
          </table:table-cell>
          <table:table-cell table:style-name="ce1" office:value-type="float" office:value="1.32601" calcext:value-type="float">
            <text:p>1.33E+00</text:p>
          </table:table-cell>
          <table:table-cell office:value-type="float" office:value="371.509" calcext:value-type="float">
            <text:p>371.509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office:value-type="float" office:value="337.24" calcext:value-type="float">
            <text:p>337.24</text:p>
          </table:table-cell>
          <table:table-cell office:value-type="float" office:value="337.408" calcext:value-type="float">
            <text:p>337.408</text:p>
          </table:table-cell>
          <table:table-cell office:value-type="float" office:value="-1.75981" calcext:value-type="float">
            <text:p>-1.75981</text:p>
          </table:table-cell>
          <table:table-cell office:value-type="float" office:value="-1.59231" calcext:value-type="float">
            <text:p>-1.59231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1.08502" calcext:value-type="float">
            <text:p>1.08502</text:p>
          </table:table-cell>
          <table:table-cell table:style-name="ce1" office:value-type="float" office:value="0.203867" calcext:value-type="float">
            <text:p>2.04E-01</text:p>
          </table:table-cell>
          <table:table-cell office:value-type="float" office:value="-0.924817" calcext:value-type="float">
            <text:p>-0.924817</text:p>
          </table:table-cell>
          <table:table-cell table:style-name="ce1" office:value-type="float" office:value="-9.76936" calcext:value-type="float">
            <text:p>-9.77E+00</text:p>
          </table:table-cell>
          <table:table-cell table:number-columns-repeated="22"/>
          <table:table-cell table:formula="of:=[.AT121]+1" office:value-type="date" office:date-value="2020-06-23" calcext:value-type="date">
            <text:p>23/06/20</text:p>
          </table:table-cell>
          <table:table-cell table:formula="of:=AVERAGE([.S119:.S125])" office:value-type="float" office:value="1.12259428571429" calcext:value-type="float">
            <text:p>1.12259428571429</text:p>
          </table:table-cell>
          <table:table-cell table:formula="of:=[.P122]" office:value-type="float" office:value="1.15961" calcext:value-type="float">
            <text:p>1.15961</text:p>
          </table:table-cell>
          <table:table-cell table:formula="of:=AVERAGE([.R119:.R125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0812" calcext:value-type="float">
            <text:p>10812</text:p>
          </table:table-cell>
          <table:table-cell office:value-type="float" office:value="10844" calcext:value-type="float">
            <text:p>10844</text:p>
          </table:table-cell>
          <table:table-cell office:value-type="float" office:value="11106.8" calcext:value-type="float">
            <text:p>11106.8</text:p>
          </table:table-cell>
          <table:table-cell office:value-type="float" office:value="0.737708" calcext:value-type="float">
            <text:p>0.737708</text:p>
          </table:table-cell>
          <table:table-cell office:value-type="float" office:value="294.792" calcext:value-type="float">
            <text:p>294.792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office:value-type="float" office:value="339.373" calcext:value-type="float">
            <text:p>339.373</text:p>
          </table:table-cell>
          <table:table-cell office:value-type="float" office:value="339.037" calcext:value-type="float">
            <text:p>339.037</text:p>
          </table:table-cell>
          <table:table-cell office:value-type="float" office:value="-3.62687" calcext:value-type="float">
            <text:p>-3.62687</text:p>
          </table:table-cell>
          <table:table-cell office:value-type="float" office:value="-3.96291" calcext:value-type="float">
            <text:p>-3.96291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442393" calcext:value-type="float">
            <text:p>0.442393</text:p>
          </table:table-cell>
          <table:table-cell office:value-type="float" office:value="0.238211" calcext:value-type="float">
            <text:p>2.38E-01</text:p>
          </table:table-cell>
          <table:table-cell table:number-columns-repeated="2" office:value-type="float" office:value="1.08953" calcext:value-type="float">
            <text:p>1.08953</text:p>
          </table:table-cell>
          <table:table-cell table:style-name="ce1" office:value-type="float" office:value="0.203833" calcext:value-type="float">
            <text:p>2.04E-01</text:p>
          </table:table-cell>
          <table:table-cell office:value-type="float" office:value="-0.924129" calcext:value-type="float">
            <text:p>-0.924129</text:p>
          </table:table-cell>
          <table:table-cell table:style-name="ce1" office:value-type="float" office:value="-8.24027" calcext:value-type="float">
            <text:p>-8.24E+00</text:p>
          </table:table-cell>
          <table:table-cell table:number-columns-repeated="22"/>
          <table:table-cell table:formula="of:=[.AT122]+1" office:value-type="date" office:date-value="2020-06-24" calcext:value-type="date">
            <text:p>24/06/20</text:p>
          </table:table-cell>
          <table:table-cell table:formula="of:=AVERAGE([.S120:.S126])" office:value-type="float" office:value="1.12259428571429" calcext:value-type="float">
            <text:p>1.12259428571429</text:p>
          </table:table-cell>
          <table:table-cell table:formula="of:=[.P123]" office:value-type="float" office:value="1.15961" calcext:value-type="float">
            <text:p>1.15961</text:p>
          </table:table-cell>
          <table:table-cell table:formula="of:=AVERAGE([.R120:.R126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0905" calcext:value-type="float">
            <text:p>10905</text:p>
          </table:table-cell>
          <table:table-cell office:value-type="float" office:value="10968" calcext:value-type="float">
            <text:p>10968</text:p>
          </table:table-cell>
          <table:table-cell office:value-type="float" office:value="11277.3" calcext:value-type="float">
            <text:p>11277.3</text:p>
          </table:table-cell>
          <table:table-cell office:value-type="float" office:value="1.42189" calcext:value-type="float">
            <text:p>1.42189</text:p>
          </table:table-cell>
          <table:table-cell office:value-type="float" office:value="372.276" calcext:value-type="float">
            <text:p>372.276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office:value-type="float" office:value="342.82" calcext:value-type="float">
            <text:p>342.82</text:p>
          </table:table-cell>
          <table:table-cell office:value-type="float" office:value="340.271" calcext:value-type="float">
            <text:p>340.271</text:p>
          </table:table-cell>
          <table:table-cell office:value-type="float" office:value="-2.1804" calcext:value-type="float">
            <text:p>-2.1804</text:p>
          </table:table-cell>
          <table:table-cell office:value-type="float" office:value="-4.72879" calcext:value-type="float">
            <text:p>-4.72879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252377" calcext:value-type="float">
            <text:p>2.52E-01</text:p>
          </table:table-cell>
          <table:table-cell table:number-columns-repeated="2" office:value-type="float" office:value="1.07446" calcext:value-type="float">
            <text:p>1.07446</text:p>
          </table:table-cell>
          <table:table-cell table:style-name="ce1" office:value-type="float" office:value="0.203943" calcext:value-type="float">
            <text:p>2.04E-01</text:p>
          </table:table-cell>
          <table:table-cell office:value-type="float" office:value="-0.926394" calcext:value-type="float">
            <text:p>-0.926394</text:p>
          </table:table-cell>
          <table:table-cell table:style-name="ce1" office:value-type="float" office:value="-9.75229" calcext:value-type="float">
            <text:p>-9.75E+00</text:p>
          </table:table-cell>
          <table:table-cell table:number-columns-repeated="22"/>
          <table:table-cell table:formula="of:=[.AT123]+1" office:value-type="date" office:date-value="2020-06-25" calcext:value-type="date">
            <text:p>25/06/20</text:p>
          </table:table-cell>
          <table:table-cell table:formula="of:=AVERAGE([.S121:.S127])" office:value-type="float" office:value="1.12259428571429" calcext:value-type="float">
            <text:p>1.12259428571429</text:p>
          </table:table-cell>
          <table:table-cell table:formula="of:=[.P124]" office:value-type="float" office:value="1.15961" calcext:value-type="float">
            <text:p>1.15961</text:p>
          </table:table-cell>
          <table:table-cell table:formula="of:=AVERAGE([.R121:.R127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1073" calcext:value-type="float">
            <text:p>11073</text:p>
          </table:table-cell>
          <table:table-cell office:value-type="float" office:value="11085.8" calcext:value-type="float">
            <text:p>11085.8</text:p>
          </table:table-cell>
          <table:table-cell office:value-type="float" office:value="11541.6" calcext:value-type="float">
            <text:p>11541.6</text:p>
          </table:table-cell>
          <table:table-cell office:value-type="float" office:value="0.284626" calcext:value-type="float">
            <text:p>0.284626</text:p>
          </table:table-cell>
          <table:table-cell office:value-type="float" office:value="468.583" calcext:value-type="float">
            <text:p>468.583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float" office:value="345.259" calcext:value-type="float">
            <text:p>345.259</text:p>
          </table:table-cell>
          <table:table-cell office:value-type="float" office:value="341.429" calcext:value-type="float">
            <text:p>341.429</text:p>
          </table:table-cell>
          <table:table-cell office:value-type="float" office:value="-3.74058" calcext:value-type="float">
            <text:p>-3.74058</text:p>
          </table:table-cell>
          <table:table-cell office:value-type="float" office:value="-7.57102" calcext:value-type="float">
            <text:p>-7.57102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334641" calcext:value-type="float">
            <text:p>0.334641</text:p>
          </table:table-cell>
          <table:table-cell office:value-type="float" office:value="0.180191" calcext:value-type="float">
            <text:p>1.80E-01</text:p>
          </table:table-cell>
          <table:table-cell table:number-columns-repeated="2" office:value-type="float" office:value="1.15157" calcext:value-type="float">
            <text:p>1.15157</text:p>
          </table:table-cell>
          <table:table-cell table:style-name="ce1" office:value-type="float" office:value="0.20325" calcext:value-type="float">
            <text:p>2.03E-01</text:p>
          </table:table-cell>
          <table:table-cell office:value-type="float" office:value="-0.913777" calcext:value-type="float">
            <text:p>-0.913777</text:p>
          </table:table-cell>
          <table:table-cell table:style-name="ce1" office:value-type="float" office:value="-9.03729" calcext:value-type="float">
            <text:p>-9.04E+00</text:p>
          </table:table-cell>
          <table:table-cell table:number-columns-repeated="22"/>
          <table:table-cell table:formula="of:=[.AT124]+1" office:value-type="date" office:date-value="2020-06-26" calcext:value-type="date">
            <text:p>26/06/20</text:p>
          </table:table-cell>
          <table:table-cell table:formula="of:=AVERAGE([.S122:.S128])" office:value-type="float" office:value="1.12259428571429" calcext:value-type="float">
            <text:p>1.12259428571429</text:p>
          </table:table-cell>
          <table:table-cell table:formula="of:=[.P125]" office:value-type="float" office:value="1.15961" calcext:value-type="float">
            <text:p>1.15961</text:p>
          </table:table-cell>
          <table:table-cell table:formula="of:=AVERAGE([.R122:.R128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1333" calcext:value-type="float">
            <text:p>11333</text:p>
          </table:table-cell>
          <table:table-cell office:value-type="float" office:value="11222.6" calcext:value-type="float">
            <text:p>11222.6</text:p>
          </table:table-cell>
          <table:table-cell office:value-type="float" office:value="11667.9" calcext:value-type="float">
            <text:p>11667.9</text:p>
          </table:table-cell>
          <table:table-cell office:value-type="float" office:value="-2.48068" calcext:value-type="float">
            <text:p>-2.48068</text:p>
          </table:table-cell>
          <table:table-cell office:value-type="float" office:value="334.907" calcext:value-type="float">
            <text:p>334.907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float" office:value="348.805" calcext:value-type="float">
            <text:p>348.805</text:p>
          </table:table-cell>
          <table:table-cell office:value-type="float" office:value="342.492" calcext:value-type="float">
            <text:p>342.492</text:p>
          </table:table-cell>
          <table:table-cell office:value-type="float" office:value="-0.1952" calcext:value-type="float">
            <text:p>-0.1952</text:p>
          </table:table-cell>
          <table:table-cell office:value-type="float" office:value="-6.50796" calcext:value-type="float">
            <text:p>-6.50796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0.159315" calcext:value-type="float">
            <text:p>1.59E-01</text:p>
          </table:table-cell>
          <table:table-cell table:number-columns-repeated="2" office:value-type="float" office:value="1.17403" calcext:value-type="float">
            <text:p>1.17403</text:p>
          </table:table-cell>
          <table:table-cell table:style-name="ce1" office:value-type="float" office:value="0.20298" calcext:value-type="float">
            <text:p>2.03E-01</text:p>
          </table:table-cell>
          <table:table-cell office:value-type="float" office:value="-0.909581" calcext:value-type="float">
            <text:p>-0.909581</text:p>
          </table:table-cell>
          <table:table-cell table:style-name="ce1" office:value-type="float" office:value="-15.5573" calcext:value-type="float">
            <text:p>-1.56E+01</text:p>
          </table:table-cell>
          <table:table-cell table:number-columns-repeated="22"/>
          <table:table-cell table:formula="of:=[.AT125]+1" office:value-type="date" office:date-value="2020-06-27" calcext:value-type="date">
            <text:p>27/06/20</text:p>
          </table:table-cell>
          <table:table-cell table:formula="of:=AVERAGE([.S123:.S129])" office:value-type="float" office:value="1.12259428571429" calcext:value-type="float">
            <text:p>1.12259428571429</text:p>
          </table:table-cell>
          <table:table-cell table:formula="of:=[.P126]" office:value-type="float" office:value="1.15961" calcext:value-type="float">
            <text:p>1.15961</text:p>
          </table:table-cell>
          <table:table-cell table:formula="of:=AVERAGE([.R123:.R129])" office:value-type="float" office:value="0.207328857142857" calcext:value-type="float">
            <text:p>0.21</text:p>
          </table:table-cell>
        </table:table-row>
        <table:table-row table:style-name="ro1">
          <table:table-cell office:value-type="float" office:value="11638" calcext:value-type="float">
            <text:p>11638</text:p>
          </table:table-cell>
          <table:table-cell office:value-type="float" office:value="11440.7" calcext:value-type="float">
            <text:p>11440.7</text:p>
          </table:table-cell>
          <table:table-cell office:value-type="float" office:value="11752.1" calcext:value-type="float">
            <text:p>11752.1</text:p>
          </table:table-cell>
          <table:table-cell office:value-type="float" office:value="-4.14208" calcext:value-type="float">
            <text:p>-4.14208</text:p>
          </table:table-cell>
          <table:table-cell office:value-type="float" office:value="114.098" calcext:value-type="float">
            <text:p>114.098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float" office:value="349.898" calcext:value-type="float">
            <text:p>349.898</text:p>
          </table:table-cell>
          <table:table-cell office:value-type="float" office:value="342.837" calcext:value-type="float">
            <text:p>342.837</text:p>
          </table:table-cell>
          <table:table-cell office:value-type="float" office:value="1.89806" calcext:value-type="float">
            <text:p>1.89806</text:p>
          </table:table-cell>
          <table:table-cell office:value-type="float" office:value="-5.16261" calcext:value-type="float">
            <text:p>-5.16261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301352" calcext:value-type="float">
            <text:p>0.301352</text:p>
          </table:table-cell>
          <table:table-cell office:value-type="float" office:value="0.162266" calcext:value-type="float">
            <text:p>1.62E-01</text:p>
          </table:table-cell>
          <table:table-cell table:number-columns-repeated="2" office:value-type="float" office:value="1.17085" calcext:value-type="float">
            <text:p>1.17085</text:p>
          </table:table-cell>
          <table:table-cell table:style-name="ce1" office:value-type="float" office:value="0.20302" calcext:value-type="float">
            <text:p>2.03E-01</text:p>
          </table:table-cell>
          <table:table-cell office:value-type="float" office:value="-0.910191" calcext:value-type="float">
            <text:p>-0.910191</text:p>
          </table:table-cell>
          <table:table-cell table:style-name="ce1" office:value-type="float" office:value="-9.13913" calcext:value-type="float">
            <text:p>-9.14E+00</text:p>
          </table:table-cell>
          <table:table-cell table:number-columns-repeated="22"/>
          <table:table-cell table:formula="of:=[.AT126]+1" office:value-type="date" office:date-value="2020-06-28" calcext:value-type="date">
            <text:p>28/06/20</text:p>
          </table:table-cell>
          <table:table-cell table:formula="of:=AVERAGE([.S124:.S130])" office:value-type="float" office:value="1.128105" calcext:value-type="float">
            <text:p>1.128105</text:p>
          </table:table-cell>
          <table:table-cell table:formula="of:=[.P127]" office:value-type="float" office:value="1.15961" calcext:value-type="float">
            <text:p>1.15961</text:p>
          </table:table-cell>
          <table:table-cell table:formula="of:=AVERAGE([.R124:.R130])" office:value-type="float" office:value="0.202181833333333" calcext:value-type="float">
            <text:p>0.20</text:p>
          </table:table-cell>
        </table:table-row>
        <table:table-row table:style-name="ro1">
          <table:table-cell office:value-type="float" office:value="11840" calcext:value-type="float">
            <text:p>11840</text:p>
          </table:table-cell>
          <table:table-cell office:value-type="float" office:value="11724" calcext:value-type="float">
            <text:p>11724</text:p>
          </table:table-cell>
          <table:table-cell office:value-type="float" office:value="11766.3" calcext:value-type="float">
            <text:p>11766.3</text:p>
          </table:table-cell>
          <table:table-cell office:value-type="float" office:value="-2.16976" calcext:value-type="float">
            <text:p>-2.16976</text:p>
          </table:table-cell>
          <table:table-cell office:value-type="float" office:value="-73.6516" calcext:value-type="float">
            <text:p>-73.6516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float" office:value="349.568" calcext:value-type="float">
            <text:p>349.568</text:p>
          </table:table-cell>
          <table:table-cell office:value-type="float" office:value="342.932" calcext:value-type="float">
            <text:p>342.932</text:p>
          </table:table-cell>
          <table:table-cell office:value-type="float" office:value="1.56837" calcext:value-type="float">
            <text:p>1.56837</text:p>
          </table:table-cell>
          <table:table-cell office:value-type="float" office:value="-5.06819" calcext:value-type="float">
            <text:p>-5.06819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402051" calcext:value-type="float">
            <text:p>0.402051</text:p>
          </table:table-cell>
          <table:table-cell office:value-type="float" office:value="0.216489" calcext:value-type="float">
            <text:p>2.16E-01</text:p>
          </table:table-cell>
          <table:table-cell table:number-columns-repeated="2" office:value-type="float" office:value="1.1127" calcext:value-type="float">
            <text:p>1.1127</text:p>
          </table:table-cell>
          <table:table-cell table:style-name="ce1" office:value-type="float" office:value="0.20364" calcext:value-type="float">
            <text:p>2.04E-01</text:p>
          </table:table-cell>
          <table:table-cell office:value-type="float" office:value="-0.920464" calcext:value-type="float">
            <text:p>-0.920464</text:p>
          </table:table-cell>
          <table:table-cell table:style-name="ce1" office:value-type="float" office:value="-6.67993" calcext:value-type="float">
            <text:p>-6.68E+00</text:p>
          </table:table-cell>
          <table:table-cell table:number-columns-repeated="22"/>
          <table:table-cell table:formula="of:=[.AT127]+1" office:value-type="date" office:date-value="2020-06-29" calcext:value-type="date">
            <text:p>29/06/20</text:p>
          </table:table-cell>
          <table:table-cell table:formula="of:=AVERAGE([.S125:.S131])" office:value-type="float" office:value="1.138834" calcext:value-type="float">
            <text:p>1.138834</text:p>
          </table:table-cell>
          <table:table-cell table:formula="of:=[.P128]" office:value-type="float" office:value="1.15961" calcext:value-type="float">
            <text:p>1.15961</text:p>
          </table:table-cell>
          <table:table-cell table:formula="of:=AVERAGE([.R125:.R131])" office:value-type="float" office:value="0.1921428" calcext:value-type="float">
            <text:p>0.19</text:p>
          </table:table-cell>
        </table:table-row>
        <table:table-row table:style-name="ro1">
          <table:table-cell office:value-type="float" office:value="11989" calcext:value-type="float">
            <text:p>11989</text:p>
          </table:table-cell>
          <table:table-cell office:value-type="float" office:value="12036.7" calcext:value-type="float">
            <text:p>12036.7</text:p>
          </table:table-cell>
          <table:table-cell office:value-type="float" office:value="11912.7" calcext:value-type="float">
            <text:p>11912.7</text:p>
          </table:table-cell>
          <table:table-cell table:style-name="ce1" office:value-type="float" office:value="0.790559" calcext:value-type="float">
            <text:p>7.91E-01</text:p>
          </table:table-cell>
          <table:table-cell office:value-type="float" office:value="-76.3204" calcext:value-type="float">
            <text:p>-76.3204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float" office:value="349.511" calcext:value-type="float">
            <text:p>349.511</text:p>
          </table:table-cell>
          <table:table-cell office:value-type="float" office:value="345.135" calcext:value-type="float">
            <text:p>345.135</text:p>
          </table:table-cell>
          <table:table-cell office:value-type="float" office:value="0.511385" calcext:value-type="float">
            <text:p>0.511385</text:p>
          </table:table-cell>
          <table:table-cell office:value-type="float" office:value="-3.86526" calcext:value-type="float">
            <text:p>-3.86526</text:p>
          </table:table-cell>
          <table:table-cell office:value-type="float" office:value="1.15961" calcext:value-type="float">
            <text:p>1.15961</text:p>
          </table:table-cell>
          <table:table-cell office:value-type="float" office:value="0.45027" calcext:value-type="float">
            <text:p>0.45027</text:p>
          </table:table-cell>
          <table:table-cell office:value-type="float" office:value="0.242453" calcext:value-type="float">
            <text:p>2.42E-01</text:p>
          </table:table-cell>
          <table:table-cell table:number-columns-repeated="2" office:value-type="float" office:value="1.08502" calcext:value-type="float">
            <text:p>1.08502</text:p>
          </table:table-cell>
          <table:table-cell table:style-name="ce1" office:value-type="float" office:value="0.203867" calcext:value-type="float">
            <text:p>2.04E-01</text:p>
          </table:table-cell>
          <table:table-cell office:value-type="float" office:value="-0.924817" calcext:value-type="float">
            <text:p>-0.924817</text:p>
          </table:table-cell>
          <table:table-cell table:style-name="ce1"/>
          <table:table-cell table:number-columns-repeated="22"/>
          <table:table-cell table:formula="of:=[.AT128]+1" office:value-type="date" office:date-value="2020-06-30" calcext:value-type="date">
            <text:p>30/06/20</text:p>
          </table:table-cell>
          <table:table-cell table:formula="of:=AVERAGE([.S126:.S132])" office:value-type="float" office:value="1.13565" calcext:value-type="float">
            <text:p>1.13565</text:p>
          </table:table-cell>
          <table:table-cell table:formula="of:=[.P129]" office:value-type="float" office:value="1.15961" calcext:value-type="float">
            <text:p>1.15961</text:p>
          </table:table-cell>
          <table:table-cell table:formula="of:=AVERAGE([.R126:.R132])" office:value-type="float" office:value="0.19513075" calcext:value-type="float">
            <text:p>0.20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29]+1" office:value-type="date" office:date-value="2020-07-01" calcext:value-type="date">
            <text:p>01/07/20</text:p>
          </table:table-cell>
          <table:table-cell table:formula="of:=AVERAGE([.S127:.S133])" office:value-type="float" office:value="1.12285666666667" calcext:value-type="float">
            <text:p>1.12285666666667</text:p>
          </table:table-cell>
          <table:table-cell table:formula="of:=[.P130]" office:value-type="float" office:value="0" calcext:value-type="float">
            <text:p>0</text:p>
          </table:table-cell>
          <table:table-cell table:formula="of:=AVERAGE([.R127:.R133])" office:value-type="float" office:value="0.207069333333333" calcext:value-type="float">
            <text:p>0.21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0]+1" office:value-type="date" office:date-value="2020-07-02" calcext:value-type="date">
            <text:p>02/07/20</text:p>
          </table:table-cell>
          <table:table-cell table:formula="of:=AVERAGE([.S128:.S134])" office:value-type="float" office:value="1.09886" calcext:value-type="float">
            <text:p>1.09886</text:p>
          </table:table-cell>
          <table:table-cell table:formula="of:=[.P131]" office:value-type="float" office:value="0" calcext:value-type="float">
            <text:p>0</text:p>
          </table:table-cell>
          <table:table-cell table:formula="of:=AVERAGE([.R128:.R134])" office:value-type="float" office:value="0.229471" calcext:value-type="float">
            <text:p>0.23</text:p>
          </table:table-cell>
        </table:table-row>
        <table:table-row table:style-name="ro1">
          <table:table-cell table:number-columns-repeated="18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2"/>
          <table:table-cell table:formula="of:=[.AT131]+1" office:value-type="date" office:date-value="2020-07-03" calcext:value-type="date">
            <text:p>03/07/20</text:p>
          </table:table-cell>
          <table:table-cell table:formula="of:=AVERAGE([.S129:.S135])" office:value-type="float" office:value="1.08502" calcext:value-type="float">
            <text:p>1.08502</text:p>
          </table:table-cell>
          <table:table-cell table:formula="of:=[.P132]" office:value-type="float" office:value="0" calcext:value-type="float">
            <text:p>0</text:p>
          </table:table-cell>
          <table:table-cell table:formula="of:=AVERAGE([.R129:.R135])" office:value-type="float" office:value="0.242453" calcext:value-type="float">
            <text:p>0.24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2]+1" office:value-type="date" office:date-value="2020-07-04" calcext:value-type="date">
            <text:p>04/07/20</text:p>
          </table:table-cell>
          <table:table-cell table:formula="of:=AVERAGE([.S130:.S136])" office:value-type="string" office:string-value="" calcext:value-type="error">
            <text:p>#DIV/0!</text:p>
          </table:table-cell>
          <table:table-cell table:formula="of:=[.P133]" office:value-type="float" office:value="0" calcext:value-type="float">
            <text:p>0</text:p>
          </table:table-cell>
          <table:table-cell table:formula="of:=AVERAGE([.R130:.R1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3]+1" office:value-type="date" office:date-value="2020-07-05" calcext:value-type="date">
            <text:p>05/07/20</text:p>
          </table:table-cell>
          <table:table-cell table:formula="of:=AVERAGE([.S131:.S137])" office:value-type="string" office:string-value="" calcext:value-type="error">
            <text:p>#DIV/0!</text:p>
          </table:table-cell>
          <table:table-cell table:formula="of:=[.P134]" office:value-type="float" office:value="0" calcext:value-type="float">
            <text:p>0</text:p>
          </table:table-cell>
          <table:table-cell table:formula="of:=AVERAGE([.R131:.R1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4]+1" office:value-type="date" office:date-value="2020-07-06" calcext:value-type="date">
            <text:p>06/07/20</text:p>
          </table:table-cell>
          <table:table-cell table:style-name="ce1" table:formula="of:=AVERAGE([.S132:.S138])" office:value-type="string" office:string-value="" calcext:value-type="error">
            <text:p>#DIV/0!</text:p>
          </table:table-cell>
          <table:table-cell table:formula="of:=[.P135]" office:value-type="float" office:value="0" calcext:value-type="float">
            <text:p>0</text:p>
          </table:table-cell>
          <table:table-cell table:formula="of:=AVERAGE([.R132:.R1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5]+1" office:value-type="date" office:date-value="2020-07-07" calcext:value-type="date">
            <text:p>07/07/20</text:p>
          </table:table-cell>
          <table:table-cell table:formula="of:=AVERAGE([.S133:.S139])" office:value-type="string" office:string-value="" calcext:value-type="error">
            <text:p>#DIV/0!</text:p>
          </table:table-cell>
          <table:table-cell table:formula="of:=[.P136]" office:value-type="float" office:value="0" calcext:value-type="float">
            <text:p>0</text:p>
          </table:table-cell>
          <table:table-cell table:formula="of:=AVERAGE([.R133:.R1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6]+1" office:value-type="date" office:date-value="2020-07-08" calcext:value-type="date">
            <text:p>08/07/20</text:p>
          </table:table-cell>
          <table:table-cell table:formula="of:=AVERAGE([.S134:.S140])" office:value-type="string" office:string-value="" calcext:value-type="error">
            <text:p>#DIV/0!</text:p>
          </table:table-cell>
          <table:table-cell table:formula="of:=[.P137]" office:value-type="float" office:value="0" calcext:value-type="float">
            <text:p>0</text:p>
          </table:table-cell>
          <table:table-cell table:formula="of:=AVERAGE([.R134:.R1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7]+1" office:value-type="date" office:date-value="2020-07-09" calcext:value-type="date">
            <text:p>09/07/20</text:p>
          </table:table-cell>
          <table:table-cell table:formula="of:=AVERAGE([.S135:.S141])" office:value-type="string" office:string-value="" calcext:value-type="error">
            <text:p>#DIV/0!</text:p>
          </table:table-cell>
          <table:table-cell table:formula="of:=[.P138]" office:value-type="float" office:value="0" calcext:value-type="float">
            <text:p>0</text:p>
          </table:table-cell>
          <table:table-cell table:formula="of:=AVERAGE([.R135:.R1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8]+1" office:value-type="date" office:date-value="2020-07-10" calcext:value-type="date">
            <text:p>10/07/20</text:p>
          </table:table-cell>
          <table:table-cell table:formula="of:=AVERAGE([.S136:.S142])" office:value-type="string" office:string-value="" calcext:value-type="error">
            <text:p>#DIV/0!</text:p>
          </table:table-cell>
          <table:table-cell table:formula="of:=[.P139]" office:value-type="float" office:value="0" calcext:value-type="float">
            <text:p>0</text:p>
          </table:table-cell>
          <table:table-cell table:formula="of:=AVERAGE([.R136:.R1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39]+1" office:value-type="date" office:date-value="2020-07-11" calcext:value-type="date">
            <text:p>11/07/20</text:p>
          </table:table-cell>
          <table:table-cell table:formula="of:=AVERAGE([.S137:.S143])" office:value-type="string" office:string-value="" calcext:value-type="error">
            <text:p>#DIV/0!</text:p>
          </table:table-cell>
          <table:table-cell table:formula="of:=[.P140]" office:value-type="float" office:value="0" calcext:value-type="float">
            <text:p>0</text:p>
          </table:table-cell>
          <table:table-cell table:formula="of:=AVERAGE([.R137:.R1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40]+1" office:value-type="date" office:date-value="2020-07-12" calcext:value-type="date">
            <text:p>12/07/20</text:p>
          </table:table-cell>
          <table:table-cell table:formula="of:=AVERAGE([.S138:.S144])" office:value-type="string" office:string-value="" calcext:value-type="error">
            <text:p>#DIV/0!</text:p>
          </table:table-cell>
          <table:table-cell table:formula="of:=[.P141]" office:value-type="float" office:value="0" calcext:value-type="float">
            <text:p>0</text:p>
          </table:table-cell>
          <table:table-cell table:formula="of:=AVERAGE([.R138:.R1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41]+1" office:value-type="date" office:date-value="2020-07-13" calcext:value-type="date">
            <text:p>13/07/20</text:p>
          </table:table-cell>
          <table:table-cell table:formula="of:=AVERAGE([.S139:.S145])" office:value-type="string" office:string-value="" calcext:value-type="error">
            <text:p>#DIV/0!</text:p>
          </table:table-cell>
          <table:table-cell table:formula="of:=[.P142]" office:value-type="float" office:value="0" calcext:value-type="float">
            <text:p>0</text:p>
          </table:table-cell>
          <table:table-cell table:formula="of:=AVERAGE([.R139:.R1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42]+1" office:value-type="date" office:date-value="2020-07-14" calcext:value-type="date">
            <text:p>14/07/20</text:p>
          </table:table-cell>
          <table:table-cell table:formula="of:=AVERAGE([.S140:.S146])" office:value-type="string" office:string-value="" calcext:value-type="error">
            <text:p>#DIV/0!</text:p>
          </table:table-cell>
          <table:table-cell table:formula="of:=[.P143]" office:value-type="float" office:value="0" calcext:value-type="float">
            <text:p>0</text:p>
          </table:table-cell>
          <table:table-cell table:formula="of:=AVERAGE([.R140:.R1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43]+1" office:value-type="date" office:date-value="2020-07-15" calcext:value-type="date">
            <text:p>15/07/20</text:p>
          </table:table-cell>
          <table:table-cell table:formula="of:=AVERAGE([.S141:.S147])" office:value-type="string" office:string-value="" calcext:value-type="error">
            <text:p>#DIV/0!</text:p>
          </table:table-cell>
          <table:table-cell table:formula="of:=[.P144]" office:value-type="float" office:value="0" calcext:value-type="float">
            <text:p>0</text:p>
          </table:table-cell>
          <table:table-cell table:formula="of:=AVERAGE([.R141:.R1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44]+1" office:value-type="date" office:date-value="2020-07-16" calcext:value-type="date">
            <text:p>16/07/20</text:p>
          </table:table-cell>
          <table:table-cell table:formula="of:=AVERAGE([.S142:.S148])" office:value-type="string" office:string-value="" calcext:value-type="error">
            <text:p>#DIV/0!</text:p>
          </table:table-cell>
          <table:table-cell table:formula="of:=[.P145]" office:value-type="float" office:value="0" calcext:value-type="float">
            <text:p>0</text:p>
          </table:table-cell>
          <table:table-cell table:formula="of:=AVERAGE([.R142:.R1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45]+1" office:value-type="date" office:date-value="2020-07-17" calcext:value-type="date">
            <text:p>17/07/20</text:p>
          </table:table-cell>
          <table:table-cell table:formula="of:=AVERAGE([.S143:.S149])" office:value-type="string" office:string-value="" calcext:value-type="error">
            <text:p>#DIV/0!</text:p>
          </table:table-cell>
          <table:table-cell table:formula="of:=[.P146]" office:value-type="float" office:value="0" calcext:value-type="float">
            <text:p>0</text:p>
          </table:table-cell>
          <table:table-cell table:formula="of:=AVERAGE([.R143:.R1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  <table:table-cell table:style-name="ce1"/>
          <table:table-cell/>
          <table:table-cell table:style-name="ce1"/>
          <table:table-cell table:number-columns-repeated="22"/>
          <table:table-cell table:formula="of:=[.AT146]+1" office:value-type="date" office:date-value="2020-07-18" calcext:value-type="date">
            <text:p>18/07/20</text:p>
          </table:table-cell>
          <table:table-cell table:formula="of:=AVERAGE([.S144:.S150])" office:value-type="string" office:string-value="" calcext:value-type="error">
            <text:p>#DIV/0!</text:p>
          </table:table-cell>
          <table:table-cell table:formula="of:=[.P147]" office:value-type="float" office:value="0" calcext:value-type="float">
            <text:p>0</text:p>
          </table:table-cell>
          <table:table-cell table:formula="of:=AVERAGE([.R144:.R1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2"/>
          <table:table-cell table:formula="of:=[.AT147]+1" office:value-type="date" office:date-value="2020-07-19" calcext:value-type="date">
            <text:p>19/07/20</text:p>
          </table:table-cell>
          <table:table-cell table:formula="of:=AVERAGE([.S145:.S151])" office:value-type="string" office:string-value="" calcext:value-type="error">
            <text:p>#DIV/0!</text:p>
          </table:table-cell>
          <table:table-cell table:formula="of:=[.P148]" office:value-type="float" office:value="0" calcext:value-type="float">
            <text:p>0</text:p>
          </table:table-cell>
          <table:table-cell table:formula="of:=AVERAGE([.R145:.R1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2"/>
          <table:table-cell table:formula="of:=[.AT148]+1" office:value-type="date" office:date-value="2020-07-20" calcext:value-type="date">
            <text:p>20/07/20</text:p>
          </table:table-cell>
          <table:table-cell table:formula="of:=AVERAGE([.S146:.S152])" office:value-type="string" office:string-value="" calcext:value-type="error">
            <text:p>#DIV/0!</text:p>
          </table:table-cell>
          <table:table-cell table:formula="of:=[.P149]" office:value-type="float" office:value="0" calcext:value-type="float">
            <text:p>0</text:p>
          </table:table-cell>
          <table:table-cell table:formula="of:=AVERAGE([.R146:.R1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2"/>
          <table:table-cell table:formula="of:=[.AT149]+1" office:value-type="date" office:date-value="2020-07-21" calcext:value-type="date">
            <text:p>21/07/20</text:p>
          </table:table-cell>
          <table:table-cell table:formula="of:=AVERAGE([.S147:.S153])" office:value-type="string" office:string-value="" calcext:value-type="error">
            <text:p>#DIV/0!</text:p>
          </table:table-cell>
          <table:table-cell table:formula="of:=[.P150]" office:value-type="float" office:value="0" calcext:value-type="float">
            <text:p>0</text:p>
          </table:table-cell>
          <table:table-cell table:formula="of:=AVERAGE([.R147:.R1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2"/>
          <table:table-cell table:formula="of:=[.AT150]+1" office:value-type="date" office:date-value="2020-07-22" calcext:value-type="date">
            <text:p>22/07/20</text:p>
          </table:table-cell>
          <table:table-cell table:formula="of:=AVERAGE([.S148:.S154])" office:value-type="string" office:string-value="" calcext:value-type="error">
            <text:p>#DIV/0!</text:p>
          </table:table-cell>
          <table:table-cell table:formula="of:=[.P151]" office:value-type="float" office:value="0" calcext:value-type="float">
            <text:p>0</text:p>
          </table:table-cell>
          <table:table-cell table:formula="of:=AVERAGE([.R148:.R1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2"/>
          <table:table-cell table:formula="of:=[.AT151]+1" office:value-type="date" office:date-value="2020-07-23" calcext:value-type="date">
            <text:p>23/07/20</text:p>
          </table:table-cell>
          <table:table-cell table:formula="of:=AVERAGE([.S149:.S155])" office:value-type="string" office:string-value="" calcext:value-type="error">
            <text:p>#DIV/0!</text:p>
          </table:table-cell>
          <table:table-cell table:formula="of:=[.P152]" office:value-type="float" office:value="0" calcext:value-type="float">
            <text:p>0</text:p>
          </table:table-cell>
          <table:table-cell table:formula="of:=AVERAGE([.R149:.R1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2"/>
          <table:table-cell table:formula="of:=[.AT152]+1" office:value-type="date" office:date-value="2020-07-24" calcext:value-type="date">
            <text:p>24/07/20</text:p>
          </table:table-cell>
          <table:table-cell table:formula="of:=AVERAGE([.S150:.S156])" office:value-type="string" office:string-value="" calcext:value-type="error">
            <text:p>#DIV/0!</text:p>
          </table:table-cell>
          <table:table-cell table:formula="of:=[.P153]" office:value-type="float" office:value="0" calcext:value-type="float">
            <text:p>0</text:p>
          </table:table-cell>
          <table:table-cell table:formula="of:=AVERAGE([.R150:.R1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2"/>
          <table:table-cell table:formula="of:=[.AT153]+1" office:value-type="date" office:date-value="2020-07-25" calcext:value-type="date">
            <text:p>25/07/20</text:p>
          </table:table-cell>
          <table:table-cell table:formula="of:=AVERAGE([.S151:.S157])" office:value-type="string" office:string-value="" calcext:value-type="error">
            <text:p>#DIV/0!</text:p>
          </table:table-cell>
          <table:table-cell table:formula="of:=[.P154]" office:value-type="float" office:value="0" calcext:value-type="float">
            <text:p>0</text:p>
          </table:table-cell>
          <table:table-cell table:formula="of:=AVERAGE([.R151:.R1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9"/>
          <table:table-cell table:formula="of:=[.AT154]+1" office:value-type="date" office:date-value="2020-07-26" calcext:value-type="date">
            <text:p>26/07/20</text:p>
          </table:table-cell>
          <table:table-cell table:formula="of:=AVERAGE([.S152:.S158])" office:value-type="string" office:string-value="" calcext:value-type="error">
            <text:p>#DIV/0!</text:p>
          </table:table-cell>
          <table:table-cell table:formula="of:=[.P155]" office:value-type="float" office:value="0" calcext:value-type="float">
            <text:p>0</text:p>
          </table:table-cell>
          <table:table-cell table:formula="of:=AVERAGE([.R152:.R1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9"/>
          <table:table-cell table:formula="of:=[.AT155]+1" office:value-type="date" office:date-value="2020-07-27" calcext:value-type="date">
            <text:p>27/07/20</text:p>
          </table:table-cell>
          <table:table-cell table:formula="of:=AVERAGE([.S153:.S159])" office:value-type="string" office:string-value="" calcext:value-type="error">
            <text:p>#DIV/0!</text:p>
          </table:table-cell>
          <table:table-cell table:formula="of:=[.P156]" office:value-type="float" office:value="0" calcext:value-type="float">
            <text:p>0</text:p>
          </table:table-cell>
          <table:table-cell table:formula="of:=AVERAGE([.R153:.R1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9"/>
          <table:table-cell table:formula="of:=[.AT156]+1" office:value-type="date" office:date-value="2020-07-28" calcext:value-type="date">
            <text:p>28/07/20</text:p>
          </table:table-cell>
          <table:table-cell table:formula="of:=AVERAGE([.S154:.S160])" office:value-type="string" office:string-value="" calcext:value-type="error">
            <text:p>#DIV/0!</text:p>
          </table:table-cell>
          <table:table-cell table:formula="of:=[.P157]" office:value-type="float" office:value="0" calcext:value-type="float">
            <text:p>0</text:p>
          </table:table-cell>
          <table:table-cell table:formula="of:=AVERAGE([.R154:.R1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9"/>
          <table:table-cell table:formula="of:=[.AT157]+1" office:value-type="date" office:date-value="2020-07-29" calcext:value-type="date">
            <text:p>29/07/20</text:p>
          </table:table-cell>
          <table:table-cell table:formula="of:=AVERAGE([.S155:.S161])" office:value-type="string" office:string-value="" calcext:value-type="error">
            <text:p>#DIV/0!</text:p>
          </table:table-cell>
          <table:table-cell table:formula="of:=[.P158]" office:value-type="float" office:value="0" calcext:value-type="float">
            <text:p>0</text:p>
          </table:table-cell>
          <table:table-cell table:formula="of:=AVERAGE([.R155:.R1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9"/>
          <table:table-cell table:formula="of:=[.AT158]+1" office:value-type="date" office:date-value="2020-07-30" calcext:value-type="date">
            <text:p>30/07/20</text:p>
          </table:table-cell>
          <table:table-cell table:formula="of:=AVERAGE([.S156:.S162])" office:value-type="string" office:string-value="" calcext:value-type="error">
            <text:p>#DIV/0!</text:p>
          </table:table-cell>
          <table:table-cell table:formula="of:=[.P159]" office:value-type="float" office:value="0" calcext:value-type="float">
            <text:p>0</text:p>
          </table:table-cell>
          <table:table-cell table:formula="of:=AVERAGE([.R156:.R1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11"/>
          <table:table-cell table:number-columns-repeated="5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19"/>
          <table:table-cell table:formula="of:=[.AT159]+1" office:value-type="date" office:date-value="2020-07-31" calcext:value-type="date">
            <text:p>31/07/20</text:p>
          </table:table-cell>
          <table:table-cell table:formula="of:=AVERAGE([.S157:.S163])" office:value-type="string" office:string-value="" calcext:value-type="error">
            <text:p>#DIV/0!</text:p>
          </table:table-cell>
          <table:table-cell table:formula="of:=[.P160]" office:value-type="float" office:value="0" calcext:value-type="float">
            <text:p>0</text:p>
          </table:table-cell>
          <table:table-cell table:formula="of:=AVERAGE([.R157:.R1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5"/>
          <table:table-cell table:formula="of:=[.AT160]+1" office:value-type="date" office:date-value="2020-08-01" calcext:value-type="date">
            <text:p>01/08/20</text:p>
          </table:table-cell>
          <table:table-cell table:formula="of:=AVERAGE([.S158:.S164])" office:value-type="string" office:string-value="" calcext:value-type="error">
            <text:p>#DIV/0!</text:p>
          </table:table-cell>
          <table:table-cell table:formula="of:=[.P161]" office:value-type="float" office:value="0" calcext:value-type="float">
            <text:p>0</text:p>
          </table:table-cell>
          <table:table-cell table:formula="of:=AVERAGE([.R158:.R1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61]+1" office:value-type="date" office:date-value="2020-08-02" calcext:value-type="date">
            <text:p>02/08/20</text:p>
          </table:table-cell>
          <table:table-cell table:formula="of:=AVERAGE([.S159:.S165])" office:value-type="string" office:string-value="" calcext:value-type="error">
            <text:p>#DIV/0!</text:p>
          </table:table-cell>
          <table:table-cell table:formula="of:=[.P162]" office:value-type="float" office:value="0" calcext:value-type="float">
            <text:p>0</text:p>
          </table:table-cell>
          <table:table-cell table:formula="of:=AVERAGE([.R159:.R1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62]+1" office:value-type="date" office:date-value="2020-08-03" calcext:value-type="date">
            <text:p>03/08/20</text:p>
          </table:table-cell>
          <table:table-cell table:formula="of:=AVERAGE([.S160:.S166])" office:value-type="string" office:string-value="" calcext:value-type="error">
            <text:p>#DIV/0!</text:p>
          </table:table-cell>
          <table:table-cell table:formula="of:=[.P163]" office:value-type="float" office:value="0" calcext:value-type="float">
            <text:p>0</text:p>
          </table:table-cell>
          <table:table-cell table:formula="of:=AVERAGE([.R160:.R1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63]+1" office:value-type="date" office:date-value="2020-08-04" calcext:value-type="date">
            <text:p>04/08/20</text:p>
          </table:table-cell>
          <table:table-cell table:formula="of:=AVERAGE([.S161:.S167])" office:value-type="string" office:string-value="" calcext:value-type="error">
            <text:p>#DIV/0!</text:p>
          </table:table-cell>
          <table:table-cell table:formula="of:=[.P164]" office:value-type="float" office:value="0" calcext:value-type="float">
            <text:p>0</text:p>
          </table:table-cell>
          <table:table-cell table:formula="of:=AVERAGE([.R161:.R1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64]+1" office:value-type="date" office:date-value="2020-08-05" calcext:value-type="date">
            <text:p>05/08/20</text:p>
          </table:table-cell>
          <table:table-cell table:formula="of:=AVERAGE([.S162:.S168])" office:value-type="string" office:string-value="" calcext:value-type="error">
            <text:p>#DIV/0!</text:p>
          </table:table-cell>
          <table:table-cell table:formula="of:=[.P165]" office:value-type="float" office:value="0" calcext:value-type="float">
            <text:p>0</text:p>
          </table:table-cell>
          <table:table-cell table:formula="of:=AVERAGE([.R162:.R1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65]+1" office:value-type="date" office:date-value="2020-08-06" calcext:value-type="date">
            <text:p>06/08/20</text:p>
          </table:table-cell>
          <table:table-cell table:formula="of:=AVERAGE([.S163:.S169])" office:value-type="string" office:string-value="" calcext:value-type="error">
            <text:p>#DIV/0!</text:p>
          </table:table-cell>
          <table:table-cell table:formula="of:=[.P166]" office:value-type="float" office:value="0" calcext:value-type="float">
            <text:p>0</text:p>
          </table:table-cell>
          <table:table-cell table:formula="of:=AVERAGE([.R163:.R1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66]+1" office:value-type="date" office:date-value="2020-08-07" calcext:value-type="date">
            <text:p>07/08/20</text:p>
          </table:table-cell>
          <table:table-cell table:formula="of:=AVERAGE([.S164:.S170])" office:value-type="string" office:string-value="" calcext:value-type="error">
            <text:p>#DIV/0!</text:p>
          </table:table-cell>
          <table:table-cell table:formula="of:=[.P167]" office:value-type="float" office:value="0" calcext:value-type="float">
            <text:p>0</text:p>
          </table:table-cell>
          <table:table-cell table:formula="of:=AVERAGE([.R164:.R1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5"/>
          <table:table-cell table:formula="of:=[.AT167]+1" office:value-type="date" office:date-value="2020-08-08" calcext:value-type="date">
            <text:p>08/08/20</text:p>
          </table:table-cell>
          <table:table-cell table:formula="of:=AVERAGE([.S165:.S171])" office:value-type="string" office:string-value="" calcext:value-type="error">
            <text:p>#DIV/0!</text:p>
          </table:table-cell>
          <table:table-cell table:formula="of:=[.P168]" office:value-type="float" office:value="0" calcext:value-type="float">
            <text:p>0</text:p>
          </table:table-cell>
          <table:table-cell table:formula="of:=AVERAGE([.R165:.R1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68]+1" office:value-type="date" office:date-value="2020-08-09" calcext:value-type="date">
            <text:p>09/08/20</text:p>
          </table:table-cell>
          <table:table-cell table:formula="of:=AVERAGE([.S166:.S172])" office:value-type="string" office:string-value="" calcext:value-type="error">
            <text:p>#DIV/0!</text:p>
          </table:table-cell>
          <table:table-cell table:formula="of:=[.P169]" office:value-type="float" office:value="0" calcext:value-type="float">
            <text:p>0</text:p>
          </table:table-cell>
          <table:table-cell table:formula="of:=AVERAGE([.R166:.R1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69]+1" office:value-type="date" office:date-value="2020-08-10" calcext:value-type="date">
            <text:p>10/08/20</text:p>
          </table:table-cell>
          <table:table-cell table:formula="of:=AVERAGE([.S167:.S173])" office:value-type="string" office:string-value="" calcext:value-type="error">
            <text:p>#DIV/0!</text:p>
          </table:table-cell>
          <table:table-cell table:formula="of:=[.P170]" office:value-type="float" office:value="0" calcext:value-type="float">
            <text:p>0</text:p>
          </table:table-cell>
          <table:table-cell table:formula="of:=AVERAGE([.R167:.R1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70]+1" office:value-type="date" office:date-value="2020-08-11" calcext:value-type="date">
            <text:p>11/08/20</text:p>
          </table:table-cell>
          <table:table-cell table:formula="of:=AVERAGE([.S168:.S174])" office:value-type="string" office:string-value="" calcext:value-type="error">
            <text:p>#DIV/0!</text:p>
          </table:table-cell>
          <table:table-cell table:formula="of:=[.P171]" office:value-type="float" office:value="0" calcext:value-type="float">
            <text:p>0</text:p>
          </table:table-cell>
          <table:table-cell table:formula="of:=AVERAGE([.R168:.R1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71]+1" office:value-type="date" office:date-value="2020-08-12" calcext:value-type="date">
            <text:p>12/08/20</text:p>
          </table:table-cell>
          <table:table-cell table:formula="of:=AVERAGE([.S169:.S175])" office:value-type="string" office:string-value="" calcext:value-type="error">
            <text:p>#DIV/0!</text:p>
          </table:table-cell>
          <table:table-cell table:formula="of:=[.P172]" office:value-type="float" office:value="0" calcext:value-type="float">
            <text:p>0</text:p>
          </table:table-cell>
          <table:table-cell table:formula="of:=AVERAGE([.R169:.R1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72]+1" office:value-type="date" office:date-value="2020-08-13" calcext:value-type="date">
            <text:p>13/08/20</text:p>
          </table:table-cell>
          <table:table-cell table:formula="of:=AVERAGE([.S170:.S176])" office:value-type="string" office:string-value="" calcext:value-type="error">
            <text:p>#DIV/0!</text:p>
          </table:table-cell>
          <table:table-cell table:formula="of:=[.P173]" office:value-type="float" office:value="0" calcext:value-type="float">
            <text:p>0</text:p>
          </table:table-cell>
          <table:table-cell table:formula="of:=AVERAGE([.R170:.R1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5"/>
          <table:table-cell table:formula="of:=[.AT173]+1" office:value-type="date" office:date-value="2020-08-14" calcext:value-type="date">
            <text:p>14/08/20</text:p>
          </table:table-cell>
          <table:table-cell table:formula="of:=AVERAGE([.S171:.S177])" office:value-type="string" office:string-value="" calcext:value-type="error">
            <text:p>#DIV/0!</text:p>
          </table:table-cell>
          <table:table-cell table:formula="of:=[.P174]" office:value-type="float" office:value="0" calcext:value-type="float">
            <text:p>0</text:p>
          </table:table-cell>
          <table:table-cell table:formula="of:=AVERAGE([.R171:.R1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5"/>
          <table:table-cell table:formula="of:=[.AT174]+1" office:value-type="date" office:date-value="2020-08-15" calcext:value-type="date">
            <text:p>15/08/20</text:p>
          </table:table-cell>
          <table:table-cell table:formula="of:=AVERAGE([.S172:.S178])" office:value-type="string" office:string-value="" calcext:value-type="error">
            <text:p>#DIV/0!</text:p>
          </table:table-cell>
          <table:table-cell table:formula="of:=[.P175]" office:value-type="float" office:value="0" calcext:value-type="float">
            <text:p>0</text:p>
          </table:table-cell>
          <table:table-cell table:formula="of:=AVERAGE([.R172:.R1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75]+1" office:value-type="date" office:date-value="2020-08-16" calcext:value-type="date">
            <text:p>16/08/20</text:p>
          </table:table-cell>
          <table:table-cell table:formula="of:=AVERAGE([.S173:.S179])" office:value-type="string" office:string-value="" calcext:value-type="error">
            <text:p>#DIV/0!</text:p>
          </table:table-cell>
          <table:table-cell table:formula="of:=[.P176]" office:value-type="float" office:value="0" calcext:value-type="float">
            <text:p>0</text:p>
          </table:table-cell>
          <table:table-cell table:formula="of:=AVERAGE([.R173:.R1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76]+1" office:value-type="date" office:date-value="2020-08-17" calcext:value-type="date">
            <text:p>17/08/20</text:p>
          </table:table-cell>
          <table:table-cell table:formula="of:=AVERAGE([.S174:.S180])" office:value-type="string" office:string-value="" calcext:value-type="error">
            <text:p>#DIV/0!</text:p>
          </table:table-cell>
          <table:table-cell table:formula="of:=[.P177]" office:value-type="float" office:value="0" calcext:value-type="float">
            <text:p>0</text:p>
          </table:table-cell>
          <table:table-cell table:formula="of:=AVERAGE([.R174:.R1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77]+1" office:value-type="date" office:date-value="2020-08-18" calcext:value-type="date">
            <text:p>18/08/20</text:p>
          </table:table-cell>
          <table:table-cell table:formula="of:=AVERAGE([.S175:.S181])" office:value-type="string" office:string-value="" calcext:value-type="error">
            <text:p>#DIV/0!</text:p>
          </table:table-cell>
          <table:table-cell table:formula="of:=[.P178]" office:value-type="float" office:value="0" calcext:value-type="float">
            <text:p>0</text:p>
          </table:table-cell>
          <table:table-cell table:formula="of:=AVERAGE([.R175:.R1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78]+1" office:value-type="date" office:date-value="2020-08-19" calcext:value-type="date">
            <text:p>19/08/20</text:p>
          </table:table-cell>
          <table:table-cell table:formula="of:=AVERAGE([.S176:.S182])" office:value-type="string" office:string-value="" calcext:value-type="error">
            <text:p>#DIV/0!</text:p>
          </table:table-cell>
          <table:table-cell table:formula="of:=[.P179]" office:value-type="float" office:value="0" calcext:value-type="float">
            <text:p>0</text:p>
          </table:table-cell>
          <table:table-cell table:formula="of:=AVERAGE([.R176:.R1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79]+1" office:value-type="date" office:date-value="2020-08-20" calcext:value-type="date">
            <text:p>20/08/20</text:p>
          </table:table-cell>
          <table:table-cell table:formula="of:=AVERAGE([.S177:.S183])" office:value-type="string" office:string-value="" calcext:value-type="error">
            <text:p>#DIV/0!</text:p>
          </table:table-cell>
          <table:table-cell table:formula="of:=[.P180]" office:value-type="float" office:value="0" calcext:value-type="float">
            <text:p>0</text:p>
          </table:table-cell>
          <table:table-cell table:formula="of:=AVERAGE([.R177:.R1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5"/>
          <table:table-cell table:formula="of:=[.AT180]+1" office:value-type="date" office:date-value="2020-08-21" calcext:value-type="date">
            <text:p>21/08/20</text:p>
          </table:table-cell>
          <table:table-cell table:formula="of:=AVERAGE([.S178:.S184])" office:value-type="string" office:string-value="" calcext:value-type="error">
            <text:p>#DIV/0!</text:p>
          </table:table-cell>
          <table:table-cell table:formula="of:=[.P181]" office:value-type="float" office:value="0" calcext:value-type="float">
            <text:p>0</text:p>
          </table:table-cell>
          <table:table-cell table:formula="of:=AVERAGE([.R178:.R1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5"/>
          <table:table-cell table:formula="of:=[.AT181]+1" office:value-type="date" office:date-value="2020-08-22" calcext:value-type="date">
            <text:p>22/08/20</text:p>
          </table:table-cell>
          <table:table-cell table:formula="of:=AVERAGE([.S179:.S185])" office:value-type="string" office:string-value="" calcext:value-type="error">
            <text:p>#DIV/0!</text:p>
          </table:table-cell>
          <table:table-cell table:formula="of:=[.P182]" office:value-type="float" office:value="0" calcext:value-type="float">
            <text:p>0</text:p>
          </table:table-cell>
          <table:table-cell table:formula="of:=AVERAGE([.R179:.R1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82]+1" office:value-type="date" office:date-value="2020-08-23" calcext:value-type="date">
            <text:p>23/08/20</text:p>
          </table:table-cell>
          <table:table-cell table:formula="of:=AVERAGE([.S180:.S186])" office:value-type="string" office:string-value="" calcext:value-type="error">
            <text:p>#DIV/0!</text:p>
          </table:table-cell>
          <table:table-cell table:formula="of:=[.P183]" office:value-type="float" office:value="0" calcext:value-type="float">
            <text:p>0</text:p>
          </table:table-cell>
          <table:table-cell table:formula="of:=AVERAGE([.R180:.R1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83]+1" office:value-type="date" office:date-value="2020-08-24" calcext:value-type="date">
            <text:p>24/08/20</text:p>
          </table:table-cell>
          <table:table-cell table:formula="of:=AVERAGE([.S181:.S187])" office:value-type="string" office:string-value="" calcext:value-type="error">
            <text:p>#DIV/0!</text:p>
          </table:table-cell>
          <table:table-cell table:formula="of:=[.P184]" office:value-type="float" office:value="0" calcext:value-type="float">
            <text:p>0</text:p>
          </table:table-cell>
          <table:table-cell table:formula="of:=AVERAGE([.R181:.R1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84]+1" office:value-type="date" office:date-value="2020-08-25" calcext:value-type="date">
            <text:p>25/08/20</text:p>
          </table:table-cell>
          <table:table-cell table:formula="of:=AVERAGE([.S182:.S188])" office:value-type="string" office:string-value="" calcext:value-type="error">
            <text:p>#DIV/0!</text:p>
          </table:table-cell>
          <table:table-cell table:formula="of:=[.P185]" office:value-type="float" office:value="0" calcext:value-type="float">
            <text:p>0</text:p>
          </table:table-cell>
          <table:table-cell table:formula="of:=AVERAGE([.R182:.R1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85]+1" office:value-type="date" office:date-value="2020-08-26" calcext:value-type="date">
            <text:p>26/08/20</text:p>
          </table:table-cell>
          <table:table-cell table:formula="of:=AVERAGE([.S183:.S189])" office:value-type="string" office:string-value="" calcext:value-type="error">
            <text:p>#DIV/0!</text:p>
          </table:table-cell>
          <table:table-cell table:formula="of:=[.P186]" office:value-type="float" office:value="0" calcext:value-type="float">
            <text:p>0</text:p>
          </table:table-cell>
          <table:table-cell table:formula="of:=AVERAGE([.R183:.R1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86]+1" office:value-type="date" office:date-value="2020-08-27" calcext:value-type="date">
            <text:p>27/08/20</text:p>
          </table:table-cell>
          <table:table-cell table:formula="of:=AVERAGE([.S184:.S190])" office:value-type="string" office:string-value="" calcext:value-type="error">
            <text:p>#DIV/0!</text:p>
          </table:table-cell>
          <table:table-cell table:formula="of:=[.P187]" office:value-type="float" office:value="0" calcext:value-type="float">
            <text:p>0</text:p>
          </table:table-cell>
          <table:table-cell table:formula="of:=AVERAGE([.R184:.R1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87]+1" office:value-type="date" office:date-value="2020-08-28" calcext:value-type="date">
            <text:p>28/08/20</text:p>
          </table:table-cell>
          <table:table-cell table:formula="of:=AVERAGE([.S185:.S191])" office:value-type="string" office:string-value="" calcext:value-type="error">
            <text:p>#DIV/0!</text:p>
          </table:table-cell>
          <table:table-cell table:formula="of:=[.P188]" office:value-type="float" office:value="0" calcext:value-type="float">
            <text:p>0</text:p>
          </table:table-cell>
          <table:table-cell table:formula="of:=AVERAGE([.R185:.R1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5"/>
          <table:table-cell table:formula="of:=[.AT188]+1" office:value-type="date" office:date-value="2020-08-29" calcext:value-type="date">
            <text:p>29/08/20</text:p>
          </table:table-cell>
          <table:table-cell table:formula="of:=AVERAGE([.S186:.S192])" office:value-type="string" office:string-value="" calcext:value-type="error">
            <text:p>#DIV/0!</text:p>
          </table:table-cell>
          <table:table-cell table:formula="of:=[.P189]" office:value-type="float" office:value="0" calcext:value-type="float">
            <text:p>0</text:p>
          </table:table-cell>
          <table:table-cell table:formula="of:=AVERAGE([.R186:.R1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89]+1" office:value-type="date" office:date-value="2020-08-30" calcext:value-type="date">
            <text:p>30/08/20</text:p>
          </table:table-cell>
          <table:table-cell table:formula="of:=AVERAGE([.S187:.S193])" office:value-type="string" office:string-value="" calcext:value-type="error">
            <text:p>#DIV/0!</text:p>
          </table:table-cell>
          <table:table-cell table:formula="of:=[.P190]" office:value-type="float" office:value="0" calcext:value-type="float">
            <text:p>0</text:p>
          </table:table-cell>
          <table:table-cell table:formula="of:=AVERAGE([.R187:.R1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0]+1" office:value-type="date" office:date-value="2020-08-31" calcext:value-type="date">
            <text:p>31/08/20</text:p>
          </table:table-cell>
          <table:table-cell table:formula="of:=AVERAGE([.S188:.S194])" office:value-type="string" office:string-value="" calcext:value-type="error">
            <text:p>#DIV/0!</text:p>
          </table:table-cell>
          <table:table-cell table:formula="of:=[.P191]" office:value-type="float" office:value="0" calcext:value-type="float">
            <text:p>0</text:p>
          </table:table-cell>
          <table:table-cell table:formula="of:=AVERAGE([.R188:.R1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1]+1" office:value-type="date" office:date-value="2020-09-01" calcext:value-type="date">
            <text:p>01/09/20</text:p>
          </table:table-cell>
          <table:table-cell table:formula="of:=AVERAGE([.S189:.S195])" office:value-type="string" office:string-value="" calcext:value-type="error">
            <text:p>#DIV/0!</text:p>
          </table:table-cell>
          <table:table-cell table:formula="of:=[.P192]" office:value-type="float" office:value="0" calcext:value-type="float">
            <text:p>0</text:p>
          </table:table-cell>
          <table:table-cell table:formula="of:=AVERAGE([.R189:.R1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2]+1" office:value-type="date" office:date-value="2020-09-02" calcext:value-type="date">
            <text:p>02/09/20</text:p>
          </table:table-cell>
          <table:table-cell table:formula="of:=AVERAGE([.S190:.S196])" office:value-type="string" office:string-value="" calcext:value-type="error">
            <text:p>#DIV/0!</text:p>
          </table:table-cell>
          <table:table-cell table:formula="of:=[.P193]" office:value-type="float" office:value="0" calcext:value-type="float">
            <text:p>0</text:p>
          </table:table-cell>
          <table:table-cell table:formula="of:=AVERAGE([.R190:.R1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3]+1" office:value-type="date" office:date-value="2020-09-03" calcext:value-type="date">
            <text:p>03/09/20</text:p>
          </table:table-cell>
          <table:table-cell table:formula="of:=AVERAGE([.S191:.S197])" office:value-type="string" office:string-value="" calcext:value-type="error">
            <text:p>#DIV/0!</text:p>
          </table:table-cell>
          <table:table-cell table:formula="of:=[.P194]" office:value-type="float" office:value="0" calcext:value-type="float">
            <text:p>0</text:p>
          </table:table-cell>
          <table:table-cell table:formula="of:=AVERAGE([.R191:.R1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4]+1" office:value-type="date" office:date-value="2020-09-04" calcext:value-type="date">
            <text:p>04/09/20</text:p>
          </table:table-cell>
          <table:table-cell table:formula="of:=AVERAGE([.S192:.S198])" office:value-type="string" office:string-value="" calcext:value-type="error">
            <text:p>#DIV/0!</text:p>
          </table:table-cell>
          <table:table-cell table:formula="of:=[.P195]" office:value-type="float" office:value="0" calcext:value-type="float">
            <text:p>0</text:p>
          </table:table-cell>
          <table:table-cell table:formula="of:=AVERAGE([.R192:.R1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5]+1" office:value-type="date" office:date-value="2020-09-05" calcext:value-type="date">
            <text:p>05/09/20</text:p>
          </table:table-cell>
          <table:table-cell table:formula="of:=AVERAGE([.S193:.S199])" office:value-type="string" office:string-value="" calcext:value-type="error">
            <text:p>#DIV/0!</text:p>
          </table:table-cell>
          <table:table-cell table:formula="of:=[.P196]" office:value-type="float" office:value="0" calcext:value-type="float">
            <text:p>0</text:p>
          </table:table-cell>
          <table:table-cell table:formula="of:=AVERAGE([.R193:.R1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6]+1" office:value-type="date" office:date-value="2020-09-06" calcext:value-type="date">
            <text:p>06/09/20</text:p>
          </table:table-cell>
          <table:table-cell table:formula="of:=AVERAGE([.S194:.S200])" office:value-type="string" office:string-value="" calcext:value-type="error">
            <text:p>#DIV/0!</text:p>
          </table:table-cell>
          <table:table-cell table:formula="of:=[.P197]" office:value-type="float" office:value="0" calcext:value-type="float">
            <text:p>0</text:p>
          </table:table-cell>
          <table:table-cell table:formula="of:=AVERAGE([.R194:.R2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7]+1" office:value-type="date" office:date-value="2020-09-07" calcext:value-type="date">
            <text:p>07/09/20</text:p>
          </table:table-cell>
          <table:table-cell table:formula="of:=AVERAGE([.S195:.S201])" office:value-type="string" office:string-value="" calcext:value-type="error">
            <text:p>#DIV/0!</text:p>
          </table:table-cell>
          <table:table-cell table:formula="of:=[.P198]" office:value-type="float" office:value="0" calcext:value-type="float">
            <text:p>0</text:p>
          </table:table-cell>
          <table:table-cell table:formula="of:=AVERAGE([.R195:.R2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8]+1" office:value-type="date" office:date-value="2020-09-08" calcext:value-type="date">
            <text:p>08/09/20</text:p>
          </table:table-cell>
          <table:table-cell table:formula="of:=AVERAGE([.S196:.S202])" office:value-type="string" office:string-value="" calcext:value-type="error">
            <text:p>#DIV/0!</text:p>
          </table:table-cell>
          <table:table-cell table:formula="of:=[.P199]" office:value-type="float" office:value="0" calcext:value-type="float">
            <text:p>0</text:p>
          </table:table-cell>
          <table:table-cell table:formula="of:=AVERAGE([.R196:.R2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199]+1" office:value-type="date" office:date-value="2020-09-09" calcext:value-type="date">
            <text:p>09/09/20</text:p>
          </table:table-cell>
          <table:table-cell table:formula="of:=AVERAGE([.S197:.S203])" office:value-type="string" office:string-value="" calcext:value-type="error">
            <text:p>#DIV/0!</text:p>
          </table:table-cell>
          <table:table-cell table:formula="of:=[.P200]" office:value-type="float" office:value="0" calcext:value-type="float">
            <text:p>0</text:p>
          </table:table-cell>
          <table:table-cell table:formula="of:=AVERAGE([.R197:.R2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0]+1" office:value-type="date" office:date-value="2020-09-10" calcext:value-type="date">
            <text:p>10/09/20</text:p>
          </table:table-cell>
          <table:table-cell table:formula="of:=AVERAGE([.S198:.S204])" office:value-type="string" office:string-value="" calcext:value-type="error">
            <text:p>#DIV/0!</text:p>
          </table:table-cell>
          <table:table-cell table:formula="of:=[.P201]" office:value-type="float" office:value="0" calcext:value-type="float">
            <text:p>0</text:p>
          </table:table-cell>
          <table:table-cell table:formula="of:=AVERAGE([.R198:.R2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1]+1" office:value-type="date" office:date-value="2020-09-11" calcext:value-type="date">
            <text:p>11/09/20</text:p>
          </table:table-cell>
          <table:table-cell table:formula="of:=AVERAGE([.S199:.S205])" office:value-type="string" office:string-value="" calcext:value-type="error">
            <text:p>#DIV/0!</text:p>
          </table:table-cell>
          <table:table-cell table:formula="of:=[.P202]" office:value-type="float" office:value="0" calcext:value-type="float">
            <text:p>0</text:p>
          </table:table-cell>
          <table:table-cell table:formula="of:=AVERAGE([.R199:.R2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2]+1" office:value-type="date" office:date-value="2020-09-12" calcext:value-type="date">
            <text:p>12/09/20</text:p>
          </table:table-cell>
          <table:table-cell table:formula="of:=AVERAGE([.S200:.S206])" office:value-type="string" office:string-value="" calcext:value-type="error">
            <text:p>#DIV/0!</text:p>
          </table:table-cell>
          <table:table-cell table:formula="of:=[.P203]" office:value-type="float" office:value="0" calcext:value-type="float">
            <text:p>0</text:p>
          </table:table-cell>
          <table:table-cell table:formula="of:=AVERAGE([.R200:.R2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3]+1" office:value-type="date" office:date-value="2020-09-13" calcext:value-type="date">
            <text:p>13/09/20</text:p>
          </table:table-cell>
          <table:table-cell table:formula="of:=AVERAGE([.S201:.S207])" office:value-type="string" office:string-value="" calcext:value-type="error">
            <text:p>#DIV/0!</text:p>
          </table:table-cell>
          <table:table-cell table:formula="of:=[.P204]" office:value-type="float" office:value="0" calcext:value-type="float">
            <text:p>0</text:p>
          </table:table-cell>
          <table:table-cell table:formula="of:=AVERAGE([.R201:.R2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4]+1" office:value-type="date" office:date-value="2020-09-14" calcext:value-type="date">
            <text:p>14/09/20</text:p>
          </table:table-cell>
          <table:table-cell table:formula="of:=AVERAGE([.S202:.S208])" office:value-type="string" office:string-value="" calcext:value-type="error">
            <text:p>#DIV/0!</text:p>
          </table:table-cell>
          <table:table-cell table:formula="of:=[.P205]" office:value-type="float" office:value="0" calcext:value-type="float">
            <text:p>0</text:p>
          </table:table-cell>
          <table:table-cell table:formula="of:=AVERAGE([.R202:.R2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5]+1" office:value-type="date" office:date-value="2020-09-15" calcext:value-type="date">
            <text:p>15/09/20</text:p>
          </table:table-cell>
          <table:table-cell table:formula="of:=AVERAGE([.S203:.S209])" office:value-type="string" office:string-value="" calcext:value-type="error">
            <text:p>#DIV/0!</text:p>
          </table:table-cell>
          <table:table-cell table:formula="of:=[.P206]" office:value-type="float" office:value="0" calcext:value-type="float">
            <text:p>0</text:p>
          </table:table-cell>
          <table:table-cell table:formula="of:=AVERAGE([.R203:.R2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6]+1" office:value-type="date" office:date-value="2020-09-16" calcext:value-type="date">
            <text:p>16/09/20</text:p>
          </table:table-cell>
          <table:table-cell table:formula="of:=AVERAGE([.S204:.S210])" office:value-type="string" office:string-value="" calcext:value-type="error">
            <text:p>#DIV/0!</text:p>
          </table:table-cell>
          <table:table-cell table:formula="of:=[.P207]" office:value-type="float" office:value="0" calcext:value-type="float">
            <text:p>0</text:p>
          </table:table-cell>
          <table:table-cell table:formula="of:=AVERAGE([.R204:.R2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7]+1" office:value-type="date" office:date-value="2020-09-17" calcext:value-type="date">
            <text:p>17/09/20</text:p>
          </table:table-cell>
          <table:table-cell table:formula="of:=AVERAGE([.S205:.S211])" office:value-type="string" office:string-value="" calcext:value-type="error">
            <text:p>#DIV/0!</text:p>
          </table:table-cell>
          <table:table-cell table:formula="of:=[.P208]" office:value-type="float" office:value="0" calcext:value-type="float">
            <text:p>0</text:p>
          </table:table-cell>
          <table:table-cell table:formula="of:=AVERAGE([.R205:.R2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8]+1" office:value-type="date" office:date-value="2020-09-18" calcext:value-type="date">
            <text:p>18/09/20</text:p>
          </table:table-cell>
          <table:table-cell table:formula="of:=AVERAGE([.S206:.S212])" office:value-type="string" office:string-value="" calcext:value-type="error">
            <text:p>#DIV/0!</text:p>
          </table:table-cell>
          <table:table-cell table:formula="of:=[.P209]" office:value-type="float" office:value="0" calcext:value-type="float">
            <text:p>0</text:p>
          </table:table-cell>
          <table:table-cell table:formula="of:=AVERAGE([.R206:.R2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9]+1" office:value-type="date" office:date-value="2020-09-19" calcext:value-type="date">
            <text:p>19/09/20</text:p>
          </table:table-cell>
          <table:table-cell table:formula="of:=AVERAGE([.S207:.S213])" office:value-type="string" office:string-value="" calcext:value-type="error">
            <text:p>#DIV/0!</text:p>
          </table:table-cell>
          <table:table-cell table:formula="of:=[.P210]" office:value-type="float" office:value="0" calcext:value-type="float">
            <text:p>0</text:p>
          </table:table-cell>
          <table:table-cell table:formula="of:=AVERAGE([.R207:.R2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0]+1" office:value-type="date" office:date-value="2020-09-20" calcext:value-type="date">
            <text:p>20/09/20</text:p>
          </table:table-cell>
          <table:table-cell table:formula="of:=AVERAGE([.S208:.S214])" office:value-type="string" office:string-value="" calcext:value-type="error">
            <text:p>#DIV/0!</text:p>
          </table:table-cell>
          <table:table-cell table:formula="of:=[.P211]" office:value-type="float" office:value="0" calcext:value-type="float">
            <text:p>0</text:p>
          </table:table-cell>
          <table:table-cell table:formula="of:=AVERAGE([.R208:.R2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1]+1" office:value-type="date" office:date-value="2020-09-21" calcext:value-type="date">
            <text:p>21/09/20</text:p>
          </table:table-cell>
          <table:table-cell table:formula="of:=AVERAGE([.S209:.S215])" office:value-type="string" office:string-value="" calcext:value-type="error">
            <text:p>#DIV/0!</text:p>
          </table:table-cell>
          <table:table-cell table:formula="of:=[.P212]" office:value-type="float" office:value="0" calcext:value-type="float">
            <text:p>0</text:p>
          </table:table-cell>
          <table:table-cell table:formula="of:=AVERAGE([.R209:.R2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2]+1" office:value-type="date" office:date-value="2020-09-22" calcext:value-type="date">
            <text:p>22/09/20</text:p>
          </table:table-cell>
          <table:table-cell table:formula="of:=AVERAGE([.S210:.S216])" office:value-type="string" office:string-value="" calcext:value-type="error">
            <text:p>#DIV/0!</text:p>
          </table:table-cell>
          <table:table-cell table:formula="of:=[.P213]" office:value-type="float" office:value="0" calcext:value-type="float">
            <text:p>0</text:p>
          </table:table-cell>
          <table:table-cell table:formula="of:=AVERAGE([.R210:.R2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3]+1" office:value-type="date" office:date-value="2020-09-23" calcext:value-type="date">
            <text:p>23/09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4]+1" office:value-type="date" office:date-value="2020-09-24" calcext:value-type="date">
            <text:p>24/09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5]+1" office:value-type="date" office:date-value="2020-09-25" calcext:value-type="date">
            <text:p>25/09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6]+1" office:value-type="date" office:date-value="2020-09-26" calcext:value-type="date">
            <text:p>26/09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7]+1" office:value-type="date" office:date-value="2020-09-27" calcext:value-type="date">
            <text:p>27/09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8]+1" office:value-type="date" office:date-value="2020-09-28" calcext:value-type="date">
            <text:p>28/09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9]+1" office:value-type="date" office:date-value="2020-09-29" calcext:value-type="date">
            <text:p>29/09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0]+1" office:value-type="date" office:date-value="2020-09-30" calcext:value-type="date">
            <text:p>30/09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1]+1" office:value-type="date" office:date-value="2020-10-01" calcext:value-type="date">
            <text:p>01/10/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2]+1" office:value-type="date" office:date-value="2020-10-02" calcext:value-type="date">
            <text:p>0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office:value-type="float" office:value="0.0935542" calcext:value-type="float">
            <text:p>0.0935542</text:p>
          </table:table-cell>
          <table:table-cell office:value-type="float" office:value="0.311707" calcext:value-type="float">
            <text:p>0.311707</text:p>
          </table:table-cell>
          <table:table-cell office:value-type="float" office:value="111.854" calcext:value-type="float">
            <text:p>111.854</text:p>
          </table:table-cell>
          <table:table-cell office:value-type="float" office:value="0.0408819" calcext:value-type="float">
            <text:p>0.0408819</text:p>
          </table:table-cell>
          <table:table-cell table:number-columns-repeated="6"/>
          <table:table-cell table:style-name="Default"/>
          <table:table-cell table:number-columns-repeated="27"/>
          <table:table-cell table:formula="of:=[.AT223]+1" office:value-type="date" office:date-value="2020-10-03" calcext:value-type="date">
            <text:p>0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4]+1" office:value-type="date" office:date-value="2020-10-04" calcext:value-type="date">
            <text:p>0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5]+1" office:value-type="date" office:date-value="2020-10-05" calcext:value-type="date">
            <text:p>0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6]+1" office:value-type="date" office:date-value="2020-10-06" calcext:value-type="date">
            <text:p>0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7]+1" office:value-type="date" office:date-value="2020-10-07" calcext:value-type="date">
            <text:p>0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8]+1" office:value-type="date" office:date-value="2020-10-08" calcext:value-type="date">
            <text:p>0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9]+1" office:value-type="date" office:date-value="2020-10-09" calcext:value-type="date">
            <text:p>0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0]+1" office:value-type="date" office:date-value="2020-10-10" calcext:value-type="date">
            <text:p>1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1]+1" office:value-type="date" office:date-value="2020-10-11" calcext:value-type="date">
            <text:p>1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2]+1" office:value-type="date" office:date-value="2020-10-12" calcext:value-type="date">
            <text:p>1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3]+1" office:value-type="date" office:date-value="2020-10-13" calcext:value-type="date">
            <text:p>1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4]+1" office:value-type="date" office:date-value="2020-10-14" calcext:value-type="date">
            <text:p>1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5]+1" office:value-type="date" office:date-value="2020-10-15" calcext:value-type="date">
            <text:p>1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6]+1" office:value-type="date" office:date-value="2020-10-16" calcext:value-type="date">
            <text:p>1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7]+1" office:value-type="date" office:date-value="2020-10-17" calcext:value-type="date">
            <text:p>1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8]+1" office:value-type="date" office:date-value="2020-10-18" calcext:value-type="date">
            <text:p>1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9]+1" office:value-type="date" office:date-value="2020-10-19" calcext:value-type="date">
            <text:p>1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0]+1" office:value-type="date" office:date-value="2020-10-20" calcext:value-type="date">
            <text:p>2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1]+1" office:value-type="date" office:date-value="2020-10-21" calcext:value-type="date">
            <text:p>2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2]+1" office:value-type="date" office:date-value="2020-10-22" calcext:value-type="date">
            <text:p>2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3]+1" office:value-type="date" office:date-value="2020-10-23" calcext:value-type="date">
            <text:p>2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4]+1" office:value-type="date" office:date-value="2020-10-24" calcext:value-type="date">
            <text:p>2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5]+1" office:value-type="date" office:date-value="2020-10-25" calcext:value-type="date">
            <text:p>2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6]+1" office:value-type="date" office:date-value="2020-10-26" calcext:value-type="date">
            <text:p>2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7]+1" office:value-type="date" office:date-value="2020-10-27" calcext:value-type="date">
            <text:p>2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8]+1" office:value-type="date" office:date-value="2020-10-28" calcext:value-type="date">
            <text:p>2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9]+1" office:value-type="date" office:date-value="2020-10-29" calcext:value-type="date">
            <text:p>2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0]+1" office:value-type="date" office:date-value="2020-10-30" calcext:value-type="date">
            <text:p>3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1]+1" office:value-type="date" office:date-value="2020-10-31" calcext:value-type="date">
            <text:p>3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2]+1" office:value-type="date" office:date-value="2020-11-01" calcext:value-type="date">
            <text:p>0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3]+1" office:value-type="date" office:date-value="2020-11-02" calcext:value-type="date">
            <text:p>0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4]+1" office:value-type="date" office:date-value="2020-11-03" calcext:value-type="date">
            <text:p>0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5]+1" office:value-type="date" office:date-value="2020-11-04" calcext:value-type="date">
            <text:p>0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6]+1" office:value-type="date" office:date-value="2020-11-05" calcext:value-type="date">
            <text:p>0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7]+1" office:value-type="date" office:date-value="2020-11-06" calcext:value-type="date">
            <text:p>0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8]+1" office:value-type="date" office:date-value="2020-11-07" calcext:value-type="date">
            <text:p>0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9]+1" office:value-type="date" office:date-value="2020-11-08" calcext:value-type="date">
            <text:p>0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0]+1" office:value-type="date" office:date-value="2020-11-09" calcext:value-type="date">
            <text:p>0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1]+1" office:value-type="date" office:date-value="2020-11-10" calcext:value-type="date">
            <text:p>1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2]+1" office:value-type="date" office:date-value="2020-11-11" calcext:value-type="date">
            <text:p>1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3]+1" office:value-type="date" office:date-value="2020-11-12" calcext:value-type="date">
            <text:p>1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4]+1" office:value-type="date" office:date-value="2020-11-13" calcext:value-type="date">
            <text:p>1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5]+1" office:value-type="date" office:date-value="2020-11-14" calcext:value-type="date">
            <text:p>1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6]+1" office:value-type="date" office:date-value="2020-11-15" calcext:value-type="date">
            <text:p>1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7]+1" office:value-type="date" office:date-value="2020-11-16" calcext:value-type="date">
            <text:p>1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8]+1" office:value-type="date" office:date-value="2020-11-17" calcext:value-type="date">
            <text:p>1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9]+1" office:value-type="date" office:date-value="2020-11-18" calcext:value-type="date">
            <text:p>1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0]+1" office:value-type="date" office:date-value="2020-11-19" calcext:value-type="date">
            <text:p>1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1]+1" office:value-type="date" office:date-value="2020-11-20" calcext:value-type="date">
            <text:p>2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2]+1" office:value-type="date" office:date-value="2020-11-21" calcext:value-type="date">
            <text:p>2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3]+1" office:value-type="date" office:date-value="2020-11-22" calcext:value-type="date">
            <text:p>2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4]+1" office:value-type="date" office:date-value="2020-11-23" calcext:value-type="date">
            <text:p>2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5]+1" office:value-type="date" office:date-value="2020-11-24" calcext:value-type="date">
            <text:p>2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6]+1" office:value-type="date" office:date-value="2020-11-25" calcext:value-type="date">
            <text:p>2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7]+1" office:value-type="date" office:date-value="2020-11-26" calcext:value-type="date">
            <text:p>2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8]+1" office:value-type="date" office:date-value="2020-11-27" calcext:value-type="date">
            <text:p>2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9]+1" office:value-type="date" office:date-value="2020-11-28" calcext:value-type="date">
            <text:p>2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0]+1" office:value-type="date" office:date-value="2020-11-29" calcext:value-type="date">
            <text:p>2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1]+1" office:value-type="date" office:date-value="2020-11-30" calcext:value-type="date">
            <text:p>3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2]+1" office:value-type="date" office:date-value="2020-12-01" calcext:value-type="date">
            <text:p>01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3]+1" office:value-type="date" office:date-value="2020-12-02" calcext:value-type="date">
            <text:p>02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4]+1" office:value-type="date" office:date-value="2020-12-03" calcext:value-type="date">
            <text:p>03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5]+1" office:value-type="date" office:date-value="2020-12-04" calcext:value-type="date">
            <text:p>04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6]+1" office:value-type="date" office:date-value="2020-12-05" calcext:value-type="date">
            <text:p>05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7]+1" office:value-type="date" office:date-value="2020-12-06" calcext:value-type="date">
            <text:p>06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8]+1" office:value-type="date" office:date-value="2020-12-07" calcext:value-type="date">
            <text:p>07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9]+1" office:value-type="date" office:date-value="2020-12-08" calcext:value-type="date">
            <text:p>08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0]+1" office:value-type="date" office:date-value="2020-12-09" calcext:value-type="date">
            <text:p>09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1]+1" office:value-type="date" office:date-value="2020-12-10" calcext:value-type="date">
            <text:p>10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2]+1" office:value-type="date" office:date-value="2020-12-11" calcext:value-type="date">
            <text:p>11/12/20</text:p>
          </table:table-cell>
          <table:table-cell table:number-columns-repeated="2"/>
          <table:table-cell table:style-name="Default"/>
        </table:table-row>
      </table:table>
      <table:table table:name="matrix" table:style-name="ta1">
        <table:shapes>
          <draw:frame draw:z-index="0" draw:style-name="gr1" draw:text-style-name="P1" svg:width="6.2988in" svg:height="3.5429in" svg:x="3.1087in" svg:y="5.0413in">
            <draw:object draw:notify-on-update-of-ranges="matrix.B4:matrix.B21 matrix.C3:matrix.C3 matrix.C4:matrix.C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12.3898in" svg:y="1.2024in">
            <draw:object draw:notify-on-update-of-ranges="matrix.J3:matrix.J23 matrix.K2:matrix.K2 matrix.K3:matrix.K23 matrix.J3:matrix.J23 matrix.L2:matrix.L2 matrix.L3:matrix.L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9.8075in" svg:y="1.1059in">
            <draw:object draw:notify-on-update-of-ranges="matrix.J16:matrix.J23 matrix.M16:matrix.M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.56753" calcext:value-type="float">
            <text:p>1.56753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45" calcext:value-type="float">
            <text:p>0.145</text:p>
          </table:table-cell>
          <table:table-cell table:number-columns-repeated="6"/>
          <table:table-cell table:style-name="Default" office:value-type="string" calcext:value-type="string">
            <text:p>theta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kappa for 0.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i</text:p>
          </table:table-cell>
          <table:table-cell table:number-columns-repeated="6"/>
          <table:table-cell office:value-type="float" office:value="0.0994682" calcext:value-type="float">
            <text:p>0.10</text:p>
          </table:table-cell>
          <table:table-cell office:value-type="float" office:value="1.12073" calcext:value-type="float">
            <text:p>1.12073</text:p>
          </table:table-cell>
          <table:table-cell office:value-type="float" office:value="0.144871" calcext:value-type="float">
            <text:p>0.144871</text:p>
          </table:table-cell>
          <table:table-cell office:value-type="float" office:value="-435.085" calcext:value-type="float">
            <text:p>-435.08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formula="of:=1-[.$C$2]/[.$C$1]/[.B4]" office:value-type="float" office:value="0.513146227034352" calcext:value-type="float">
            <text:p>0.513146227034352</text:p>
          </table:table-cell>
          <table:table-cell/>
          <table:table-cell table:formula="of:=0.145/(1-0.51)/[.C1]/1" office:value-type="float" office:value="0.188780034415251" calcext:value-type="float">
            <text:p>0.188780034415251</text:p>
          </table:table-cell>
          <table:table-cell office:value-type="float" office:value="0.6" calcext:value-type="float">
            <text:p>0.6</text:p>
          </table:table-cell>
          <table:table-cell table:formula="of:=[.F4]*[.E4]" office:value-type="float" office:value="0.113268020649151" calcext:value-type="float">
            <text:p>0.113268020649151</text:p>
          </table:table-cell>
          <table:table-cell table:number-columns-repeated="2"/>
          <table:table-cell office:value-type="float" office:value="0.109468" calcext:value-type="float">
            <text:p>0.11</text:p>
          </table:table-cell>
          <table:table-cell office:value-type="float" office:value="1.11073" calcext:value-type="float">
            <text:p>1.11073</text:p>
          </table:table-cell>
          <table:table-cell office:value-type="float" office:value="0.173871" calcext:value-type="float">
            <text:p>0.173871</text:p>
          </table:table-cell>
          <table:table-cell office:value-type="float" office:value="-467.598" calcext:value-type="float">
            <text:p>-467.598</text:p>
          </table:table-cell>
        </table:table-row>
        <table:table-row table:style-name="ro1">
          <table:table-cell/>
          <table:table-cell table:formula="of:=[.B4]+0.05" office:value-type="float" office:value="0.24" calcext:value-type="float">
            <text:p>0.24</text:p>
          </table:table-cell>
          <table:table-cell table:formula="of:=1-[.$C$2]/[.$C$1]/[.B5]" office:value-type="float" office:value="0.614574096402195" calcext:value-type="float">
            <text:p>0.614574096402195</text:p>
          </table:table-cell>
          <table:table-cell table:number-columns-repeated="2"/>
          <table:table-cell table:formula="of:=[.C2]/0.59" office:value-type="float" office:value="0.245762711864407" calcext:value-type="float">
            <text:p>0.245762711864407</text:p>
          </table:table-cell>
          <table:table-cell table:number-columns-repeated="3"/>
          <table:table-cell office:value-type="float" office:value="0.119468" calcext:value-type="float">
            <text:p>0.12</text:p>
          </table:table-cell>
          <table:table-cell office:value-type="float" office:value="1.10073" calcext:value-type="float">
            <text:p>1.10073</text:p>
          </table:table-cell>
          <table:table-cell office:value-type="float" office:value="0.202871" calcext:value-type="float">
            <text:p>0.202871</text:p>
          </table:table-cell>
          <table:table-cell office:value-type="float" office:value="-507.223" calcext:value-type="float">
            <text:p>-507.223</text:p>
          </table:table-cell>
        </table:table-row>
        <table:table-row table:style-name="ro1">
          <table:table-cell/>
          <table:table-cell table:formula="of:=[.B5]+0.05" office:value-type="float" office:value="0.29" calcext:value-type="float">
            <text:p>0.29</text:p>
          </table:table-cell>
          <table:table-cell table:formula="of:=1-[.$C$2]/[.$C$1]/[.B6]" office:value-type="float" office:value="0.681026838401817" calcext:value-type="float">
            <text:p>0.681026838401817</text:p>
          </table:table-cell>
          <table:table-cell table:number-columns-repeated="6"/>
          <table:table-cell office:value-type="float" office:value="0.129468" calcext:value-type="float">
            <text:p>0.13</text:p>
          </table:table-cell>
          <table:table-cell office:value-type="float" office:value="1.09073" calcext:value-type="float">
            <text:p>1.09073</text:p>
          </table:table-cell>
          <table:table-cell office:value-type="float" office:value="0.232871" calcext:value-type="float">
            <text:p>0.232871</text:p>
          </table:table-cell>
          <table:table-cell office:value-type="float" office:value="-556.211" calcext:value-type="float">
            <text:p>-556.211</text:p>
          </table:table-cell>
        </table:table-row>
        <table:table-row table:style-name="ro1">
          <table:table-cell/>
          <table:table-cell table:formula="of:=[.B6]+0.05" office:value-type="float" office:value="0.34" calcext:value-type="float">
            <text:p>0.34</text:p>
          </table:table-cell>
          <table:table-cell table:formula="of:=1-[.$C$2]/[.$C$1]/[.B7]" office:value-type="float" office:value="0.727934656283903" calcext:value-type="float">
            <text:p>0.727934656283903</text:p>
          </table:table-cell>
          <table:table-cell table:number-columns-repeated="6"/>
          <table:table-cell office:value-type="float" office:value="0.139468" calcext:value-type="float">
            <text:p>0.14</text:p>
          </table:table-cell>
          <table:table-cell office:value-type="float" office:value="1.08073" calcext:value-type="float">
            <text:p>1.08073</text:p>
          </table:table-cell>
          <table:table-cell office:value-type="float" office:value="0.264871" calcext:value-type="float">
            <text:p>0.264871</text:p>
          </table:table-cell>
          <table:table-cell office:value-type="float" office:value="-617.946" calcext:value-type="float">
            <text:p>-617.946</text:p>
          </table:table-cell>
        </table:table-row>
        <table:table-row table:style-name="ro1">
          <table:table-cell/>
          <table:table-cell table:formula="of:=[.B7]+0.05" office:value-type="float" office:value="0.39" calcext:value-type="float">
            <text:p>0.39</text:p>
          </table:table-cell>
          <table:table-cell table:formula="of:=1-[.$C$2]/[.$C$1]/[.B8]" office:value-type="float" office:value="0.762814828555197" calcext:value-type="float">
            <text:p>0.762814828555197</text:p>
          </table:table-cell>
          <table:table-cell table:number-columns-repeated="6"/>
          <table:table-cell office:value-type="float" office:value="0.149468" calcext:value-type="float">
            <text:p>0.15</text:p>
          </table:table-cell>
          <table:table-cell office:value-type="float" office:value="1.07073" calcext:value-type="float">
            <text:p>1.07073</text:p>
          </table:table-cell>
          <table:table-cell office:value-type="float" office:value="0.296871" calcext:value-type="float">
            <text:p>0.296871</text:p>
          </table:table-cell>
          <table:table-cell office:value-type="float" office:value="-697.748" calcext:value-type="float">
            <text:p>-697.748</text:p>
          </table:table-cell>
        </table:table-row>
        <table:table-row table:style-name="ro1">
          <table:table-cell/>
          <table:table-cell table:formula="of:=[.B8]+0.05" office:value-type="float" office:value="0.44" calcext:value-type="float">
            <text:p>0.44</text:p>
          </table:table-cell>
          <table:table-cell table:formula="of:=1-[.$C$2]/[.$C$1]/[.B9]" office:value-type="float" office:value="0.789767688946652" calcext:value-type="float">
            <text:p>0.789767688946652</text:p>
          </table:table-cell>
          <table:table-cell table:number-columns-repeated="6"/>
          <table:table-cell office:value-type="float" office:value="0.159468" calcext:value-type="float">
            <text:p>0.16</text:p>
          </table:table-cell>
          <table:table-cell office:value-type="float" office:value="1.06073" calcext:value-type="float">
            <text:p>1.06073</text:p>
          </table:table-cell>
          <table:table-cell office:value-type="float" office:value="0.330871" calcext:value-type="float">
            <text:p>0.330871</text:p>
          </table:table-cell>
          <table:table-cell office:value-type="float" office:value="-804.453" calcext:value-type="float">
            <text:p>-804.453</text:p>
          </table:table-cell>
        </table:table-row>
        <table:table-row table:style-name="ro1">
          <table:table-cell/>
          <table:table-cell table:formula="of:=[.B9]+0.05" office:value-type="float" office:value="0.49" calcext:value-type="float">
            <text:p>0.49</text:p>
          </table:table-cell>
          <table:table-cell table:formula="of:=1-[.$C$2]/[.$C$1]/[.B10]" office:value-type="float" office:value="0.811219965584749" calcext:value-type="float">
            <text:p>0.811219965584749</text:p>
          </table:table-cell>
          <table:table-cell table:number-columns-repeated="6"/>
          <table:table-cell office:value-type="float" office:value="0.169468" calcext:value-type="float">
            <text:p>0.17</text:p>
          </table:table-cell>
          <table:table-cell office:value-type="float" office:value="1.05073" calcext:value-type="float">
            <text:p>1.05073</text:p>
          </table:table-cell>
          <table:table-cell office:value-type="float" office:value="0.365871" calcext:value-type="float">
            <text:p>0.365871</text:p>
          </table:table-cell>
          <table:table-cell office:value-type="float" office:value="-953.885" calcext:value-type="float">
            <text:p>-953.885</text:p>
          </table:table-cell>
        </table:table-row>
        <table:table-row table:style-name="ro1">
          <table:table-cell/>
          <table:table-cell table:formula="of:=[.B10]+0.05" office:value-type="float" office:value="0.54" calcext:value-type="float">
            <text:p>0.54</text:p>
          </table:table-cell>
          <table:table-cell table:formula="of:=1-[.$C$2]/[.$C$1]/[.B11]" office:value-type="float" office:value="0.828699598400976" calcext:value-type="float">
            <text:p>0.828699598400976</text:p>
          </table:table-cell>
          <table:table-cell table:number-columns-repeated="6"/>
          <table:table-cell office:value-type="float" office:value="0.179468" calcext:value-type="float">
            <text:p>0.18</text:p>
          </table:table-cell>
          <table:table-cell office:value-type="float" office:value="1.04073" calcext:value-type="float">
            <text:p>1.04073</text:p>
          </table:table-cell>
          <table:table-cell office:value-type="float" office:value="0.401871" calcext:value-type="float">
            <text:p>0.401871</text:p>
          </table:table-cell>
          <table:table-cell office:value-type="float" office:value="-1177.42" calcext:value-type="float">
            <text:p>-1177.42</text:p>
          </table:table-cell>
        </table:table-row>
        <table:table-row table:style-name="ro1">
          <table:table-cell/>
          <table:table-cell table:formula="of:=[.B11]+0.05" office:value-type="float" office:value="0.59" calcext:value-type="float">
            <text:p>0.59</text:p>
          </table:table-cell>
          <table:table-cell table:formula="of:=1-[.$C$2]/[.$C$1]/[.B12]" office:value-type="float" office:value="0.843216581587334" calcext:value-type="float">
            <text:p>0.843216581587334</text:p>
          </table:table-cell>
          <table:table-cell table:number-columns-repeated="6"/>
          <table:table-cell office:value-type="float" office:value="0.189468" calcext:value-type="float">
            <text:p>0.19</text:p>
          </table:table-cell>
          <table:table-cell office:value-type="float" office:value="1.03073" calcext:value-type="float">
            <text:p>1.03073</text:p>
          </table:table-cell>
          <table:table-cell office:value-type="float" office:value="0.438871" calcext:value-type="float">
            <text:p>0.438871</text:p>
          </table:table-cell>
          <table:table-cell office:value-type="float" office:value="-1547.29" calcext:value-type="float">
            <text:p>-1547.29</text:p>
          </table:table-cell>
        </table:table-row>
        <table:table-row table:style-name="ro1">
          <table:table-cell/>
          <table:table-cell table:formula="of:=[.B12]+0.05" office:value-type="float" office:value="0.64" calcext:value-type="float">
            <text:p>0.64</text:p>
          </table:table-cell>
          <table:table-cell table:formula="of:=1-[.$C$2]/[.$C$1]/[.B13]" office:value-type="float" office:value="0.855465286150823" calcext:value-type="float">
            <text:p>0.855465286150823</text:p>
          </table:table-cell>
          <table:table-cell table:number-columns-repeated="6"/>
          <table:table-cell office:value-type="float" office:value="0.199468" calcext:value-type="float">
            <text:p>0.20</text:p>
          </table:table-cell>
          <table:table-cell office:value-type="float" office:value="1.02073" calcext:value-type="float">
            <text:p>1.02073</text:p>
          </table:table-cell>
          <table:table-cell office:value-type="float" office:value="0.477871" calcext:value-type="float">
            <text:p>0.477871</text:p>
          </table:table-cell>
          <table:table-cell office:value-type="float" office:value="-2275.09" calcext:value-type="float">
            <text:p>-2275.09</text:p>
          </table:table-cell>
        </table:table-row>
        <table:table-row table:style-name="ro1">
          <table:table-cell/>
          <table:table-cell table:formula="of:=[.B13]+0.05" office:value-type="float" office:value="0.69" calcext:value-type="float">
            <text:p>0.69</text:p>
          </table:table-cell>
          <table:table-cell table:formula="of:=1-[.$C$2]/[.$C$1]/[.B14]" office:value-type="float" office:value="0.865938816139894" calcext:value-type="float">
            <text:p>0.865938816139894</text:p>
          </table:table-cell>
          <table:table-cell table:number-columns-repeated="6"/>
          <table:table-cell office:value-type="float" office:value="0.209468" calcext:value-type="float">
            <text:p>0.21</text:p>
          </table:table-cell>
          <table:table-cell office:value-type="float" office:value="1.01073" calcext:value-type="float">
            <text:p>1.01073</text:p>
          </table:table-cell>
          <table:table-cell office:value-type="float" office:value="0.516871" calcext:value-type="float">
            <text:p>0.516871</text:p>
          </table:table-cell>
          <table:table-cell office:value-type="float" office:value="-4361.03" calcext:value-type="float">
            <text:p>-4361.03</text:p>
          </table:table-cell>
        </table:table-row>
        <table:table-row table:style-name="ro1">
          <table:table-cell/>
          <table:table-cell table:formula="of:=[.B14]+0.05" office:value-type="float" office:value="0.74" calcext:value-type="float">
            <text:p>0.74</text:p>
          </table:table-cell>
          <table:table-cell table:formula="of:=1-[.$C$2]/[.$C$1]/[.B15]" office:value-type="float" office:value="0.87499700423855" calcext:value-type="float">
            <text:p>0.87499700423855</text:p>
          </table:table-cell>
          <table:table-cell table:number-columns-repeated="6"/>
          <table:table-cell office:value-type="float" office:value="0.219468" calcext:value-type="float">
            <text:p>0.22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557871" calcext:value-type="float">
            <text:p>0.557871</text:p>
          </table:table-cell>
          <table:table-cell office:value-type="float" office:value="-63347.7" calcext:value-type="float">
            <text:p>-63347.7</text:p>
          </table:table-cell>
        </table:table-row>
        <table:table-row table:style-name="ro1">
          <table:table-cell/>
          <table:table-cell table:formula="of:=[.B15]+0.05" office:value-type="float" office:value="0.79" calcext:value-type="float">
            <text:p>0.79</text:p>
          </table:table-cell>
          <table:table-cell table:formula="of:=1-[.$C$2]/[.$C$1]/[.B16]" office:value-type="float" office:value="0.882908586248768" calcext:value-type="float">
            <text:p>0.882908586248768</text:p>
          </table:table-cell>
          <table:table-cell table:number-columns-repeated="6"/>
          <table:table-cell office:value-type="float" office:value="0.229468" calcext:value-type="float">
            <text:p>0.23</text:p>
          </table:table-cell>
          <table:table-cell office:value-type="float" office:value="0.990734" calcext:value-type="float">
            <text:p>0.990734</text:p>
          </table:table-cell>
          <table:table-cell office:value-type="float" office:value="0.600871" calcext:value-type="float">
            <text:p>0.600871</text:p>
          </table:table-cell>
          <table:table-cell office:value-type="float" office:value="4979.59" calcext:value-type="float">
            <text:p>4979.59</text:p>
          </table:table-cell>
        </table:table-row>
        <table:table-row table:style-name="ro1">
          <table:table-cell/>
          <table:table-cell table:formula="of:=[.B16]+0.05" office:value-type="float" office:value="0.84" calcext:value-type="float">
            <text:p>0.84</text:p>
          </table:table-cell>
          <table:table-cell table:formula="of:=1-[.$C$2]/[.$C$1]/[.B17]" office:value-type="float" office:value="0.88987831325777" calcext:value-type="float">
            <text:p>0.88987831325777</text:p>
          </table:table-cell>
          <table:table-cell table:number-columns-repeated="6"/>
          <table:table-cell office:value-type="float" office:value="0.239468" calcext:value-type="float">
            <text:p>0.24</text:p>
          </table:table-cell>
          <table:table-cell office:value-type="float" office:value="0.980734" calcext:value-type="float">
            <text:p>0.980734</text:p>
          </table:table-cell>
          <table:table-cell office:value-type="float" office:value="0.643871" calcext:value-type="float">
            <text:p>0.643871</text:p>
          </table:table-cell>
          <table:table-cell office:value-type="float" office:value="2379.02" calcext:value-type="float">
            <text:p>2379.02</text:p>
          </table:table-cell>
        </table:table-row>
        <table:table-row table:style-name="ro1">
          <table:table-cell/>
          <table:table-cell table:formula="of:=[.B17]+0.05" office:value-type="float" office:value="0.89" calcext:value-type="float">
            <text:p>0.89</text:p>
          </table:table-cell>
          <table:table-cell table:formula="of:=1-[.$C$2]/[.$C$1]/[.B18]" office:value-type="float" office:value="0.896064924872502" calcext:value-type="float">
            <text:p>0.896064924872502</text:p>
          </table:table-cell>
          <table:table-cell table:number-columns-repeated="6"/>
          <table:table-cell office:value-type="float" office:value="0.249468" calcext:value-type="float">
            <text:p>0.25</text:p>
          </table:table-cell>
          <table:table-cell office:value-type="float" office:value="0.970734" calcext:value-type="float">
            <text:p>0.970734</text:p>
          </table:table-cell>
          <table:table-cell/>
          <table:table-cell office:value-type="float" office:value="1556.12" calcext:value-type="float">
            <text:p>1556.12</text:p>
          </table:table-cell>
        </table:table-row>
        <table:table-row table:style-name="ro1">
          <table:table-cell/>
          <table:table-cell table:formula="of:=[.B18]+0.05" office:value-type="float" office:value="0.94" calcext:value-type="float">
            <text:p>0.94</text:p>
          </table:table-cell>
          <table:table-cell table:formula="of:=1-[.$C$2]/[.$C$1]/[.B19]" office:value-type="float" office:value="0.901593386315454" calcext:value-type="float">
            <text:p>0.901593386315454</text:p>
          </table:table-cell>
          <table:table-cell table:number-columns-repeated="6"/>
          <table:table-cell office:value-type="float" office:value="0.259468" calcext:value-type="float">
            <text:p>0.26</text:p>
          </table:table-cell>
          <table:table-cell office:value-type="float" office:value="0.960734" calcext:value-type="float">
            <text:p>0.960734</text:p>
          </table:table-cell>
          <table:table-cell/>
          <table:table-cell office:value-type="float" office:value="1152.7" calcext:value-type="float">
            <text:p>1152.7</text:p>
          </table:table-cell>
        </table:table-row>
        <table:table-row table:style-name="ro1">
          <table:table-cell/>
          <table:table-cell table:formula="of:=[.B19]+0.05" office:value-type="float" office:value="0.99" calcext:value-type="float">
            <text:p>0.99</text:p>
          </table:table-cell>
          <table:table-cell table:formula="of:=1-[.$C$2]/[.$C$1]/[.B20]" office:value-type="float" office:value="0.906563417309623" calcext:value-type="float">
            <text:p>0.906563417309623</text:p>
          </table:table-cell>
          <table:table-cell table:number-columns-repeated="6"/>
          <table:table-cell office:value-type="float" office:value="0.269468" calcext:value-type="float">
            <text:p>0.27</text:p>
          </table:table-cell>
          <table:table-cell office:value-type="float" office:value="0.950734" calcext:value-type="float">
            <text:p>0.950734</text:p>
          </table:table-cell>
          <table:table-cell/>
          <table:table-cell office:value-type="float" office:value="913.307" calcext:value-type="float">
            <text:p>913.3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-[.$C$2]/[.$C$1]/[.B21]" office:value-type="float" office:value="0.907497783136527" calcext:value-type="float">
            <text:p>0.907497783136527</text:p>
          </table:table-cell>
          <table:table-cell table:number-columns-repeated="6"/>
          <table:table-cell office:value-type="float" office:value="0.279468" calcext:value-type="float">
            <text:p>0.28</text:p>
          </table:table-cell>
          <table:table-cell office:value-type="float" office:value="0.940734" calcext:value-type="float">
            <text:p>0.940734</text:p>
          </table:table-cell>
          <table:table-cell/>
          <table:table-cell office:value-type="float" office:value="754.893" calcext:value-type="float">
            <text:p>754.893</text:p>
          </table:table-cell>
        </table:table-row>
        <table:table-row table:style-name="ro1">
          <table:table-cell table:number-columns-repeated="9"/>
          <table:table-cell office:value-type="float" office:value="0.289468" calcext:value-type="float">
            <text:p>0.29</text:p>
          </table:table-cell>
          <table:table-cell office:value-type="float" office:value="0.930734" calcext:value-type="float">
            <text:p>0.930734</text:p>
          </table:table-cell>
          <table:table-cell/>
          <table:table-cell office:value-type="float" office:value="642.375" calcext:value-type="float">
            <text:p>642.375</text:p>
          </table:table-cell>
        </table:table-row>
        <table:table-row table:style-name="ro1">
          <table:table-cell table:number-columns-repeated="9"/>
          <table:table-cell office:value-type="float" office:value="0.299468" calcext:value-type="float">
            <text:p>0.30</text:p>
          </table:table-cell>
          <table:table-cell office:value-type="float" office:value="0.920734" calcext:value-type="float">
            <text:p>0.920734</text:p>
          </table:table-cell>
          <table:table-cell/>
          <table:table-cell office:value-type="float" office:value="558.371" calcext:value-type="float">
            <text:p>558.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number-style style:name="N119">
      <number:number number:decimal-places="7" loext:min-decimal-places="7" number:min-integer-digits="1"/>
    </number:number-style>
    <number:number-style style:name="N12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21:19:37.572027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0:29:32.455045333</meta:creation-date>
    <dc:date>2020-09-29T21:38:56.068245194</dc:date>
    <meta:editing-duration>P2DT44M44S</meta:editing-duration>
    <meta:editing-cycles>64</meta:editing-cycles>
    <meta:generator>LibreOffice/6.4.6.2$Linux_X86_64 LibreOffice_project/40$Build-2</meta:generator>
    <meta:document-statistic meta:table-count="2" meta:cell-count="3374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Q1:'single 9.9'.Q210" chart:data-source-has-labels="row" svg:x="0.32cm" svg:y="0.18cm" svg:width="15.36cm" svg:height="8.64cm">
          <chartooo:coordinate-region svg:x="1.232cm" svg:y="0.301cm" svg:width="14.377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Q2:'single 9.9'.Q210" chart:label-cell-address="'single 9.9'.Q1:'single 9.9'.Q1" chart:class="chart:line">
            <chart:data-point chart:repeated="20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ta</text:p>
                <draw:g>
                  <svg:desc>'single 9.9'.Q1:'single 9.9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2051">
                <text:p>0.402051</text:p>
                <draw:g>
                  <svg:desc>'single 9.9'.Q2:'single 9.9'.Q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42393">
                <text:p>0.4423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34641">
                <text:p>0.3346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95871">
                <text:p>0.2958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01352">
                <text:p>0.3013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02051">
                <text:p>0.4020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5027">
                <text:p>0.450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single 9.9'.R2:'single 9.9'.R200" svg:x="0.32cm" svg:y="0.176cm" svg:width="15.359cm" svg:height="8.64cm">
          <chartooo:coordinate-region svg:x="2.053cm" svg:y="0.376cm" svg:width="13.346cm" svg:height="7.7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single 9.9'.R2:'single 9.9'.R200" chart:class="chart:scatter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6489">
                <text:p>0.216489</text:p>
                <draw:g>
                  <svg:desc>'single 9.9'.R2:'single 9.9'.R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38211">
                <text:p>0.2382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52377">
                <text:p>0.2523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80191">
                <text:p>0.1801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9315">
                <text:p>0.159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2266">
                <text:p>0.1622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6489">
                <text:p>0.2164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N1:'single 9.9'.N212" chart:data-source-has-labels="row" svg:x="0.32cm" svg:y="0.18cm" svg:width="15.36cm" svg:height="8.64cm">
          <chartooo:coordinate-region svg:x="1.047cm" svg:y="0.379cm" svg:width="14.633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N2:'single 9.9'.N212" chart:label-cell-address="'single 9.9'.N1:'single 9.9'.N1" chart:class="chart:line">
            <chart:data-point chart:repeated="2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es</text:p>
                <draw:g>
                  <svg:desc>'single 9.9'.N1:'single 9.9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9.9'.N2:'single 9.9'.N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18282">
                <text:p>0.0000118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771896">
                <text:p>0.00007718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91762">
                <text:p>0.000291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05378">
                <text:p>0.000805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64009">
                <text:p>0.00164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55306">
                <text:p>0.00255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47585">
                <text:p>0.003475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1575">
                <text:p>0.0041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55753">
                <text:p>0.00555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80799">
                <text:p>0.007807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3873">
                <text:p>0.01138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9942">
                <text:p>0.01699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38225">
                <text:p>0.0238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6932">
                <text:p>0.0326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67051">
                <text:p>0.04670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60093">
                <text:p>0.06600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3033">
                <text:p>0.0930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8949">
                <text:p>0.128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2242">
                <text:p>0.172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175">
                <text:p>0.22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78711">
                <text:p>0.278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5334">
                <text:p>0.3453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84656">
                <text:p>-0.584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9335">
                <text:p>0.179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51121">
                <text:p>-1.51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95454">
                <text:p>-2.954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31548">
                <text:p>-3.315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24369">
                <text:p>-0.324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28962">
                <text:p>-1.28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47811">
                <text:p>-4.478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.35225">
                <text:p>-7.35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.10816">
                <text:p>-9.108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.5158">
                <text:p>-9.5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51059">
                <text:p>-6.51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.46144">
                <text:p>-9.46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.23964">
                <text:p>-7.23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.4488">
                <text:p>-8.4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1.7132">
                <text:p>-11.71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.5956">
                <text:p>-11.59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2.4623">
                <text:p>-12.4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4.6323">
                <text:p>-14.63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.20392">
                <text:p>-9.20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0.4954">
                <text:p>-10.49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.83028">
                <text:p>-9.830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58378">
                <text:p>-5.58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7.2715">
                <text:p>-17.27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.75599">
                <text:p>-7.755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86949">
                <text:p>-2.869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3894">
                <text:p>-2.38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23641">
                <text:p>-6.236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39634">
                <text:p>-4.396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.85405">
                <text:p>-6.854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.59463">
                <text:p>-6.594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.52884">
                <text:p>-6.528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5278">
                <text:p>-1.5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05337">
                <text:p>-2.053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23651">
                <text:p>-2.236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1905">
                <text:p>-0.31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7828">
                <text:p>-0.778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95197">
                <text:p>-1.951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5942">
                <text:p>1.659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.2998">
                <text:p>-6.2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71299">
                <text:p>-3.71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98373">
                <text:p>-3.983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.11286">
                <text:p>-2.112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60233">
                <text:p>-2.602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796">
                <text:p>-3.7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.19611">
                <text:p>-4.196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35976">
                <text:p>-7.359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.35037">
                <text:p>-3.35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20328">
                <text:p>-2.203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91202">
                <text:p>-2.91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1719">
                <text:p>-1.17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01208">
                <text:p>0.3012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.30587">
                <text:p>-5.305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.02181">
                <text:p>-3.021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38204">
                <text:p>-1.382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42486">
                <text:p>0.06424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544675">
                <text:p>-0.5446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333">
                <text:p>2.2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96883">
                <text:p>-2.968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55152">
                <text:p>-1.55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15801">
                <text:p>-1.158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5.07149">
                <text:p>-5.07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.26618">
                <text:p>-2.266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451768">
                <text:p>-0.4517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30984">
                <text:p>-0.9309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0579">
                <text:p>0.90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3535">
                <text:p>1.435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426038">
                <text:p>-0.4260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051">
                <text:p>1.000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1042">
                <text:p>1.410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5651">
                <text:p>0.5156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31989">
                <text:p>0.231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869391">
                <text:p>-0.8693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21252">
                <text:p>-1.212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27357">
                <text:p>-0.3273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761004">
                <text:p>-0.0761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3752">
                <text:p>0.9837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8653">
                <text:p>1.286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625">
                <text:p>0.36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8196">
                <text:p>1.081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714107">
                <text:p>-0.714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405">
                <text:p>2.74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63041">
                <text:p>0.7630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649">
                <text:p>2.16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77433">
                <text:p>0.5774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945512">
                <text:p>0.0945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570095">
                <text:p>-0.05700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10964">
                <text:p>-1.109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432835">
                <text:p>-0.4328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231599">
                <text:p>-0.2315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69903">
                <text:p>-0.1699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5917">
                <text:p>0.8459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5023">
                <text:p>1.150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75981">
                <text:p>-1.759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62687">
                <text:p>-3.626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1804">
                <text:p>-2.18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74058">
                <text:p>-3.740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952">
                <text:p>-0.19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9806">
                <text:p>1.898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6837">
                <text:p>1.568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11385">
                <text:p>0.5113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67cm" svg:height="8.194cm" xlink:href="." xlink:type="simple" chart:class="chart:line" chart:style-name="ch1">
        <chart:plot-area chart:style-name="ch2" chart:data-source-has-labels="both" svg:x="0.291cm" svg:y="0.163cm" svg:width="13.985cm" svg:height="7.868cm">
          <chartooo:coordinate-region svg:x="1.468cm" svg:y="0.284cm" svg:width="12.808cm" svg:height="6.744cm"/>
          <chart:axis chart:dimension="x" chart:name="primary-x" chart:style-name="ch3" chartooo:axis-type="text">
            <chart:categories table:cell-range-address="local-table.$A$2:.$A$15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159" chart:label-cell-address="local-table.$B$1" chart:class="chart:line">
            <chart:data-point chart:repeated="158"/>
          </chart:series>
          <chart:series chart:style-name="ch6" chart:values-cell-range-address="local-table.$C$2:.$C$159" chart:label-cell-address="local-table.$C$1" chart:class="chart:line">
            <chart:data-point chart:repeated="1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pred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29835">
                <text:p>0.0229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376392">
                <text:p>0.0376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147999">
                <text:p>0.147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58523">
                <text:p>0.458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937292">
                <text:p>0.937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.68155">
                <text:p>1.68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.8769">
                <text:p>2.8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4.87713">
                <text:p>4.87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8.22086">
                <text:p>8.22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12.4821">
                <text:p>12.4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18.0876">
                <text:p>18.0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25.858">
                <text:p>25.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38.8319">
                <text:p>38.8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59.921">
                <text:p>59.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91.2764">
                <text:p>91.2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138.779">
                <text:p>138.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199.086">
                <text:p>199.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">
                <text:p>446</text:p>
              </table:table-cell>
              <table:table-cell office:value-type="float" office:value="276.27">
                <text:p>276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">
                <text:p>589</text:p>
              </table:table-cell>
              <table:table-cell office:value-type="float" office:value="379.585">
                <text:p>379.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">
                <text:p>726</text:p>
              </table:table-cell>
              <table:table-cell office:value-type="float" office:value="533.518">
                <text:p>533.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5">
                <text:p>855</text:p>
              </table:table-cell>
              <table:table-cell office:value-type="float" office:value="736.056">
                <text:p>736.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8">
                <text:p>1008</text:p>
              </table:table-cell>
              <table:table-cell office:value-type="float" office:value="958.155">
                <text:p>958.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6">
                <text:p>1206</text:p>
              </table:table-cell>
              <table:table-cell office:value-type="float" office:value="1197.21">
                <text:p>1197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6">
                <text:p>1306</text:p>
              </table:table-cell>
              <table:table-cell office:value-type="float" office:value="1390.11">
                <text:p>1390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1">
                <text:p>1411</text:p>
              </table:table-cell>
              <table:table-cell office:value-type="float" office:value="1552.37">
                <text:p>1552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  <table:table-cell office:value-type="float" office:value="1716.04">
                <text:p>1716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1909.76">
                <text:p>1909.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9">
                <text:p>2289</text:p>
              </table:table-cell>
              <table:table-cell office:value-type="float" office:value="2161.37">
                <text:p>2161.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9">
                <text:p>2649</text:p>
              </table:table-cell>
              <table:table-cell office:value-type="float" office:value="2425.96">
                <text:p>2425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9">
                <text:p>2969</text:p>
              </table:table-cell>
              <table:table-cell office:value-type="float" office:value="2709.7">
                <text:p>2709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98">
                <text:p>3198</text:p>
              </table:table-cell>
              <table:table-cell office:value-type="float" office:value="2902.22">
                <text:p>2902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6">
                <text:p>3346</text:p>
              </table:table-cell>
              <table:table-cell office:value-type="float" office:value="3097.86">
                <text:p>3097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45">
                <text:p>3645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78">
                <text:p>3978</text:p>
              </table:table-cell>
              <table:table-cell office:value-type="float" office:value="3588.56">
                <text:p>3588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45">
                <text:p>4245</text:p>
              </table:table-cell>
              <table:table-cell office:value-type="float" office:value="3892.4">
                <text:p>3892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7">
                <text:p>4467</text:p>
              </table:table-cell>
              <table:table-cell office:value-type="float" office:value="4179.94">
                <text:p>4179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85">
                <text:p>4685</text:p>
              </table:table-cell>
              <table:table-cell office:value-type="float" office:value="4440.6">
                <text:p>444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0">
                <text:p>4810</text:p>
              </table:table-cell>
              <table:table-cell office:value-type="float" office:value="4659.09">
                <text:p>4659.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11">
                <text:p>4911</text:p>
              </table:table-cell>
              <table:table-cell office:value-type="float" office:value="4828.45">
                <text:p>4828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8">
                <text:p>5128</text:p>
              </table:table-cell>
              <table:table-cell office:value-type="float" office:value="4994.6">
                <text:p>4994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9">
                <text:p>5329</text:p>
              </table:table-cell>
              <table:table-cell office:value-type="float" office:value="5211.76">
                <text:p>5211.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9">
                <text:p>5549</text:p>
              </table:table-cell>
              <table:table-cell office:value-type="float" office:value="5431.28">
                <text:p>5431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63">
                <text:p>5763</text:p>
              </table:table-cell>
              <table:table-cell office:value-type="float" office:value="5641.05">
                <text:p>5641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83">
                <text:p>5883</text:p>
              </table:table-cell>
              <table:table-cell office:value-type="float" office:value="5857.38">
                <text:p>5857.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7">
                <text:p>5967</text:p>
              </table:table-cell>
              <table:table-cell office:value-type="float" office:value="5990.06">
                <text:p>5990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36">
                <text:p>6036</text:p>
              </table:table-cell>
              <table:table-cell office:value-type="float" office:value="6108.18">
                <text:p>6108.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78">
                <text:p>6078</text:p>
              </table:table-cell>
              <table:table-cell office:value-type="float" office:value="6214.34">
                <text:p>6214.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36">
                <text:p>6236</text:p>
              </table:table-cell>
              <table:table-cell office:value-type="float" office:value="6324.08">
                <text:p>6324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80">
                <text:p>6380</text:p>
              </table:table-cell>
              <table:table-cell office:value-type="float" office:value="6477.67">
                <text:p>6477.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75">
                <text:p>6475</text:p>
              </table:table-cell>
              <table:table-cell office:value-type="float" office:value="6589.24">
                <text:p>6589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03">
                <text:p>6603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59">
                <text:p>6659</text:p>
              </table:table-cell>
              <table:table-cell office:value-type="float" office:value="6762.73">
                <text:p>6762.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16">
                <text:p>6716</text:p>
              </table:table-cell>
              <table:table-cell office:value-type="float" office:value="6830.04">
                <text:p>6830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37">
                <text:p>6837</text:p>
              </table:table-cell>
              <table:table-cell office:value-type="float" office:value="6889.42">
                <text:p>6889.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7">
                <text:p>6957</text:p>
              </table:table-cell>
              <table:table-cell office:value-type="float" office:value="6975.91">
                <text:p>6975.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72">
                <text:p>7072</text:p>
              </table:table-cell>
              <table:table-cell office:value-type="float" office:value="7068.89">
                <text:p>7068.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3">
                <text:p>7153</text:p>
              </table:table-cell>
              <table:table-cell office:value-type="float" office:value="7158.18">
                <text:p>7158.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38">
                <text:p>7238</text:p>
              </table:table-cell>
              <table:table-cell office:value-type="float" office:value="7239.39">
                <text:p>7239.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96">
                <text:p>7296</text:p>
              </table:table-cell>
              <table:table-cell office:value-type="float" office:value="7299.86">
                <text:p>7299.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6">
                <text:p>7326</text:p>
              </table:table-cell>
              <table:table-cell office:value-type="float" office:value="7352.83">
                <text:p>7352.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91">
                <text:p>7391</text:p>
              </table:table-cell>
              <table:table-cell office:value-type="float" office:value="7400.21">
                <text:p>7400.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34">
                <text:p>7434</text:p>
              </table:table-cell>
              <table:table-cell office:value-type="float" office:value="7462.28">
                <text:p>7462.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5">
                <text:p>7495</text:p>
              </table:table-cell>
              <table:table-cell office:value-type="float" office:value="7527.92">
                <text:p>7527.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48">
                <text:p>7548</text:p>
              </table:table-cell>
              <table:table-cell office:value-type="float" office:value="7584.94">
                <text:p>7584.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2">
                <text:p>7572</text:p>
              </table:table-cell>
              <table:table-cell office:value-type="float" office:value="7651.95">
                <text:p>7651.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95">
                <text:p>7595</text:p>
              </table:table-cell>
              <table:table-cell office:value-type="float" office:value="7693.21">
                <text:p>7693.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19">
                <text:p>7619</text:p>
              </table:table-cell>
              <table:table-cell office:value-type="float" office:value="7728.07">
                <text:p>7728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08">
                <text:p>7708</text:p>
              </table:table-cell>
              <table:table-cell office:value-type="float" office:value="7759.65">
                <text:p>7759.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85">
                <text:p>7785</text:p>
              </table:table-cell>
              <table:table-cell office:value-type="float" office:value="7806.15">
                <text:p>7806.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63">
                <text:p>7863</text:p>
              </table:table-cell>
              <table:table-cell office:value-type="float" office:value="7864.19">
                <text:p>7864.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20">
                <text:p>7920</text:p>
              </table:table-cell>
              <table:table-cell office:value-type="float" office:value="7925.15">
                <text:p>7925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66">
                <text:p>7966</text:p>
              </table:table-cell>
              <table:table-cell office:value-type="float" office:value="7993.24">
                <text:p>7993.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84">
                <text:p>7984</text:p>
              </table:table-cell>
              <table:table-cell office:value-type="float" office:value="8040.3">
                <text:p>8040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12">
                <text:p>8012</text:p>
              </table:table-cell>
              <table:table-cell office:value-type="float" office:value="8080.88">
                <text:p>8080.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5">
                <text:p>8065</text:p>
              </table:table-cell>
              <table:table-cell office:value-type="float" office:value="8122.77">
                <text:p>8122.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10">
                <text:p>8110</text:p>
              </table:table-cell>
              <table:table-cell office:value-type="float" office:value="8177.44">
                <text:p>8177.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8">
                <text:p>8158</text:p>
              </table:table-cell>
              <table:table-cell office:value-type="float" office:value="8235.88">
                <text:p>8235.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40">
                <text:p>8240</text:p>
              </table:table-cell>
              <table:table-cell office:value-type="float" office:value="8295.69">
                <text:p>8295.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95">
                <text:p>8295</text:p>
              </table:table-cell>
              <table:table-cell office:value-type="float" office:value="8356.04">
                <text:p>8356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44">
                <text:p>8344</text:p>
              </table:table-cell>
              <table:table-cell office:value-type="float" office:value="8397.63">
                <text:p>8397.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4">
                <text:p>8364</text:p>
              </table:table-cell>
              <table:table-cell office:value-type="float" office:value="8434.47">
                <text:p>8434.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75">
                <text:p>8475</text:p>
              </table:table-cell>
              <table:table-cell office:value-type="float" office:value="8470.92">
                <text:p>8470.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36">
                <text:p>8536</text:p>
              </table:table-cell>
              <table:table-cell office:value-type="float" office:value="8524.35">
                <text:p>8524.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8586.73">
                <text:p>8586.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43">
                <text:p>8643</text:p>
              </table:table-cell>
              <table:table-cell office:value-type="float" office:value="8645.32">
                <text:p>8645.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02">
                <text:p>8702</text:p>
              </table:table-cell>
              <table:table-cell office:value-type="float" office:value="8701.31">
                <text:p>8701.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79">
                <text:p>8779</text:p>
              </table:table-cell>
              <table:table-cell office:value-type="float" office:value="8745.81">
                <text:p>8745.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44">
                <text:p>8844</text:p>
              </table:table-cell>
              <table:table-cell office:value-type="float" office:value="8788.13">
                <text:p>8788.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1">
                <text:p>8891</text:p>
              </table:table-cell>
              <table:table-cell office:value-type="float" office:value="8832.59">
                <text:p>8832.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39">
                <text:p>8939</text:p>
              </table:table-cell>
              <table:table-cell office:value-type="float" office:value="8886.66">
                <text:p>8886.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75">
                <text:p>8975</text:p>
              </table:table-cell>
              <table:table-cell office:value-type="float" office:value="8941.29">
                <text:p>8941.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29">
                <text:p>9029</text:p>
              </table:table-cell>
              <table:table-cell office:value-type="float" office:value="8991.24">
                <text:p>8991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85">
                <text:p>9085</text:p>
              </table:table-cell>
              <table:table-cell office:value-type="float" office:value="9044.44">
                <text:p>9044.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19">
                <text:p>9119</text:p>
              </table:table-cell>
              <table:table-cell office:value-type="float" office:value="9086.46">
                <text:p>9086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57">
                <text:p>9157</text:p>
              </table:table-cell>
              <table:table-cell office:value-type="float" office:value="9125.39">
                <text:p>9125.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91">
                <text:p>9191</text:p>
              </table:table-cell>
              <table:table-cell office:value-type="float" office:value="9165.94">
                <text:p>9165.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53">
                <text:p>9253</text:p>
              </table:table-cell>
              <table:table-cell office:value-type="float" office:value="9215.1">
                <text:p>9215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27">
                <text:p>9327</text:p>
              </table:table-cell>
              <table:table-cell office:value-type="float" office:value="9270.59">
                <text:p>9270.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83">
                <text:p>9383</text:p>
              </table:table-cell>
              <table:table-cell office:value-type="float" office:value="9328.12">
                <text:p>9328.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18">
                <text:p>9418</text:p>
              </table:table-cell>
              <table:table-cell office:value-type="float" office:value="9388.17">
                <text:p>9388.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56">
                <text:p>9456</text:p>
              </table:table-cell>
              <table:table-cell office:value-type="float" office:value="9434.29">
                <text:p>9434.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17">
                <text:p>9517</text:p>
              </table:table-cell>
              <table:table-cell office:value-type="float" office:value="9476.95">
                <text:p>9476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86">
                <text:p>9586</text:p>
              </table:table-cell>
              <table:table-cell office:value-type="float" office:value="9523.79">
                <text:p>9523.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40">
                <text:p>9640</text:p>
              </table:table-cell>
              <table:table-cell office:value-type="float" office:value="9584.88">
                <text:p>9584.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13">
                <text:p>9713</text:p>
              </table:table-cell>
              <table:table-cell office:value-type="float" office:value="9650.78">
                <text:p>9650.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44">
                <text:p>9744</text:p>
              </table:table-cell>
              <table:table-cell office:value-type="float" office:value="9722.14">
                <text:p>9722.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7">
                <text:p>9827</text:p>
              </table:table-cell>
              <table:table-cell office:value-type="float" office:value="9793.38">
                <text:p>9793.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80">
                <text:p>9880</text:p>
              </table:table-cell>
              <table:table-cell office:value-type="float" office:value="9860.24">
                <text:p>9860.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13">
                <text:p>9913</text:p>
              </table:table-cell>
              <table:table-cell office:value-type="float" office:value="9925.62">
                <text:p>9925.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53">
                <text:p>9953</text:p>
              </table:table-cell>
              <table:table-cell office:value-type="float" office:value="9992.99">
                <text:p>9992.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0">
                <text:p>10000</text:p>
              </table:table-cell>
              <table:table-cell office:value-type="float" office:value="10077.1">
                <text:p>10077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51">
                <text:p>10051</text:p>
              </table:table-cell>
              <table:table-cell office:value-type="float" office:value="10168.7">
                <text:p>10168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69">
                <text:p>10169</text:p>
              </table:table-cell>
              <table:table-cell office:value-type="float" office:value="10255.1">
                <text:p>10255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95">
                <text:p>10295</text:p>
              </table:table-cell>
              <table:table-cell office:value-type="float" office:value="10353.3">
                <text:p>10353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37">
                <text:p>10337</text:p>
              </table:table-cell>
              <table:table-cell office:value-type="float" office:value="10441.5">
                <text:p>10441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87">
                <text:p>10387</text:p>
              </table:table-cell>
              <table:table-cell office:value-type="float" office:value="10512.9">
                <text:p>10512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12">
                <text:p>10412</text:p>
              </table:table-cell>
              <table:table-cell office:value-type="float" office:value="10580.3">
                <text:p>10580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39">
                <text:p>10539</text:p>
              </table:table-cell>
              <table:table-cell office:value-type="float" office:value="10652.6">
                <text:p>10652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66">
                <text:p>10666</text:p>
              </table:table-cell>
              <table:table-cell office:value-type="float" office:value="10745.8">
                <text:p>10745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59">
                <text:p>10759</text:p>
              </table:table-cell>
              <table:table-cell office:value-type="float" office:value="10845.4">
                <text:p>10845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27">
                <text:p>10927</text:p>
              </table:table-cell>
              <table:table-cell office:value-type="float" office:value="10942">
                <text:p>109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87">
                <text:p>11187</text:p>
              </table:table-cell>
              <table:table-cell office:value-type="float" office:value="11043.9">
                <text:p>11043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92">
                <text:p>11492</text:p>
              </table:table-cell>
              <table:table-cell office:value-type="float" office:value="11188.6">
                <text:p>11188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94">
                <text:p>11694</text:p>
              </table:table-cell>
              <table:table-cell office:value-type="float" office:value="11378.2">
                <text:p>11378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43">
                <text:p>11843</text:p>
              </table:table-cell>
              <table:table-cell office:value-type="float" office:value="11583.3">
                <text:p>11583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35">
                <text:p>11935</text:p>
              </table:table-cell>
              <table:table-cell office:value-type="float" office:value="11785.8">
                <text:p>11785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67">
                <text:p>12067</text:p>
              </table:table-cell>
              <table:table-cell office:value-type="float" office:value="11964.8">
                <text:p>11964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08">
                <text:p>12208</text:p>
              </table:table-cell>
              <table:table-cell office:value-type="float" office:value="12137.2">
                <text:p>12137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29">
                <text:p>12329</text:p>
              </table:table-cell>
              <table:table-cell office:value-type="float" office:value="12283.4">
                <text:p>12283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4">
                <text:p>12404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55">
                <text:p>12455</text:p>
              </table:table-cell>
              <table:table-cell office:value-type="float" office:value="12523.4">
                <text:p>12523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74">
                <text:p>12574</text:p>
              </table:table-cell>
              <table:table-cell office:value-type="float" office:value="12628">
                <text:p>126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03">
                <text:p>12703</text:p>
              </table:table-cell>
              <table:table-cell office:value-type="float" office:value="12742">
                <text:p>12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08">
                <text:p>12808</text:p>
              </table:table-cell>
              <table:table-cell office:value-type="float" office:value="12861.9">
                <text:p>12861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890">
                <text:p>12890</text:p>
              </table:table-cell>
              <table:table-cell office:value-type="float" office:value="12983.1">
                <text:p>12983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04">
                <text:p>13004</text:p>
              </table:table-cell>
              <table:table-cell office:value-type="float" office:value="13082">
                <text:p>130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063">
                <text:p>13063</text:p>
              </table:table-cell>
              <table:table-cell office:value-type="float" office:value="13181.4">
                <text:p>1318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127">
                <text:p>13127</text:p>
              </table:table-cell>
              <table:table-cell office:value-type="float" office:value="13267.4">
                <text:p>13267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30">
                <text:p>13230</text:p>
              </table:table-cell>
              <table:table-cell office:value-type="float" office:value="13356.3">
                <text:p>13356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64">
                <text:p>13364</text:p>
              </table:table-cell>
              <table:table-cell office:value-type="float" office:value="13457.1">
                <text:p>13457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01">
                <text:p>13501</text:p>
              </table:table-cell>
              <table:table-cell office:value-type="float" office:value="13567.1">
                <text:p>13567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31">
                <text:p>13631</text:p>
              </table:table-cell>
              <table:table-cell office:value-type="float" office:value="13686.8">
                <text:p>13686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44">
                <text:p>13744</text:p>
              </table:table-cell>
              <table:table-cell office:value-type="float" office:value="13798.3">
                <text:p>13798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834">
                <text:p>13834</text:p>
              </table:table-cell>
              <table:table-cell office:value-type="float" office:value="13901.7">
                <text:p>13901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987">
                <text:p>13987</text:p>
              </table:table-cell>
              <table:table-cell office:value-type="float" office:value="13996.5">
                <text:p>13996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13">
                <text:p>14213</text:p>
              </table:table-cell>
              <table:table-cell office:value-type="float" office:value="14125.7">
                <text:p>14125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59">
                <text:p>14459</text:p>
              </table:table-cell>
              <table:table-cell office:value-type="float" office:value="14311">
                <text:p>143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89">
                <text:p>14689</text:p>
              </table:table-cell>
              <table:table-cell office:value-type="float" office:value="14536.8">
                <text:p>14536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70">
                <text:p>14970</text:p>
              </table:table-cell>
              <table:table-cell office:value-type="float" office:value="14782.4">
                <text:p>14782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01">
                <text:p>15101</text:p>
              </table:table-cell>
              <table:table-cell office:value-type="float" office:value="15040.9">
                <text:p>15040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13">
                <text:p>15213</text:p>
              </table:table-cell>
              <table:table-cell office:value-type="float" office:value="15249.2">
                <text:p>15249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5">
                <text:p>15405</text:p>
              </table:table-cell>
              <table:table-cell office:value-type="float" office:value="15420.7">
                <text:p>15420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88">
                <text:p>15688</text:p>
              </table:table-cell>
              <table:table-cell office:value-type="float" office:value="15616.2">
                <text:p>15616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82">
                <text:p>15982</text:p>
              </table:table-cell>
              <table:table-cell office:value-type="float" office:value="15860.7">
                <text:p>15860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60">
                <text:p>16260</text:p>
              </table:table-cell>
              <table:table-cell office:value-type="float" office:value="16139">
                <text:p>1613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cm" svg:height="8.489cm" xlink:href="." xlink:type="simple" chart:class="chart:line" chart:style-name="ch1">
        <chart:title svg:x="6.944cm" svg:y="0.305cm" chart:style-name="ch2">
          <text:p>Reziduum 7</text:p>
        </chart:title>
        <chart:plot-area chart:style-name="ch3" chart:data-source-has-labels="both" svg:x="0.407cm" svg:y="1.252cm" svg:width="15.446cm" svg:height="7.065cm">
          <chartooo:coordinate-region svg:x="1.319cm" svg:y="1.451cm" svg:width="14.534cm" svg:height="6.667cm"/>
          <chart:axis chart:dimension="x" chart:name="primary-x" chart:style-name="ch4" chartooo:axis-type="text">
            <chart:categories table:cell-range-address="local-table.$A$2:.$A$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0" chart:label-cell-address="local-table.$B$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6.079">
                <text:p>-66.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4.4378">
                <text:p>-74.4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9.122">
                <text:p>-109.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8.25">
                <text:p>-138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1.473">
                <text:p>-191.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48.111">
                <text:p>-248.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8.686">
                <text:p>-258.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12.108">
                <text:p>-212.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2.971">
                <text:p>-162.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3.155">
                <text:p>-123.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58664">
                <text:p>-7.58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.546">
                <text:p>104.5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1086">
                <text:p>64.1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9349">
                <text:p>7.39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.2438">
                <text:p>-15.2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6.789">
                <text:p>-136.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8.843">
                <text:p>-228.8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19.274">
                <text:p>-319.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42.432">
                <text:p>-342.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27.037">
                <text:p>-527.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5.894">
                <text:p>-645.8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60.372">
                <text:p>-660.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4.624">
                <text:p>-624.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0.803">
                <text:p>-630.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67.323">
                <text:p>-567.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70.705">
                <text:p>-470.7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60.158">
                <text:p>-460.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91.158">
                <text:p>-391.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44.12">
                <text:p>-344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43.306">
                <text:p>-343.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29.463">
                <text:p>-229.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64.888">
                <text:p>-164.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2.733">
                <text:p>-102.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9703">
                <text:p>4.397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95573">
                <text:p>7.95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0976">
                <text:p>33.0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.119">
                <text:p>105.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.958">
                <text:p>105.9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.911">
                <text:p>146.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6.099">
                <text:p>166.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.9262">
                <text:p>98.92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.8834">
                <text:p>90.88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1436">
                <text:p>57.1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297">
                <text:p>42.2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.9138">
                <text:p>25.9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0447">
                <text:p>37.0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.3861">
                <text:p>24.38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.6506">
                <text:p>47.6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.8551">
                <text:p>58.8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4036">
                <text:p>65.40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7.713">
                <text:p>127.7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.418">
                <text:p>139.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5678">
                <text:p>88.56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7492">
                <text:p>58.74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9182">
                <text:p>30.9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3641">
                <text:p>35.36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.605">
                <text:p>46.6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.9824">
                <text:p>69.98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9612">
                <text:p>76.9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6206">
                <text:p>66.6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.6217">
                <text:p>81.6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.212">
                <text:p>101.2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.3119">
                <text:p>87.3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.6029">
                <text:p>95.6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.8414">
                <text:p>89.84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.538">
                <text:p>108.5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.1508">
                <text:p>36.15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1518">
                <text:p>23.1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353">
                <text:p>5.0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0494">
                <text:p>23.04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233">
                <text:p>13.2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9.9666">
                <text:p>-29.9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6.307">
                <text:p>-66.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8.2241">
                <text:p>-78.22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6.4565">
                <text:p>-76.45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0.8444">
                <text:p>-60.84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9.2847">
                <text:p>-69.28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5.0714">
                <text:p>-75.07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7.5343">
                <text:p>-67.5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7765">
                <text:p>-63.7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3.6928">
                <text:p>-53.6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4.3758">
                <text:p>-64.37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5.3362">
                <text:p>-85.33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6.6234">
                <text:p>-86.6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4.946">
                <text:p>-64.9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7.7446">
                <text:p>-57.7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5.1155">
                <text:p>-75.11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0.127">
                <text:p>-100.1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6.9788">
                <text:p>-96.9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3.145">
                <text:p>-103.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5.0351">
                <text:p>-65.03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5.9279">
                <text:p>-75.92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6.7548">
                <text:p>-66.75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2.4094">
                <text:p>-32.40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60936">
                <text:p>6.60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.4559">
                <text:p>58.45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7.257">
                <text:p>127.2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.785">
                <text:p>124.7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3.248">
                <text:p>133.2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7.354">
                <text:p>207.3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2.573">
                <text:p>262.5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8.577">
                <text:p>338.5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0.654">
                <text:p>320.6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5.814">
                <text:p>295.8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9.601">
                <text:p>309.6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0.229">
                <text:p>260.2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.9285">
                <text:p>75.9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71.394">
                <text:p>-171.3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37.071">
                <text:p>-337.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16.886">
                <text:p>-416.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24.254">
                <text:p>-424.2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84.299">
                <text:p>-484.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20.431">
                <text:p>-520.4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71.708">
                <text:p>-471.7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14.807">
                <text:p>-314.8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41.908">
                <text:p>-141.9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2.0513">
                <text:p>-52.05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80417">
                <text:p>-1.804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.8063">
                <text:p>65.80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.76">
                <text:p>153.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4.663">
                <text:p>194.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8.442">
                <text:p>268.4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8.842">
                <text:p>318.8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4.076">
                <text:p>354.0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2.98">
                <text:p>382.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6.706">
                <text:p>406.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3.739">
                <text:p>413.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7.004">
                <text:p>427.0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8.564">
                <text:p>418.5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8.921">
                <text:p>318.9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.435">
                <text:p>157.4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2774">
                <text:p>4.27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2.997">
                <text:p>-112.9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72.747">
                <text:p>-272.7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98.904">
                <text:p>-298.9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27.167">
                <text:p>-327.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84.98">
                <text:p>-384.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31.741">
                <text:p>-431.7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14.88">
                <text:p>-414.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62.548">
                <text:p>-362.5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87.403">
                <text:p>-187.4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0.9075">
                <text:p>-50.90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5783">
                <text:p>26.57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3655">
                <text:p>10.36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56328">
                <text:p>8.563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.82">
                <text:p>105.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6.425">
                <text:p>266.4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9.547">
                <text:p>239.5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1.225">
                <text:p>241.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8.642">
                <text:p>218.6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7.558">
                <text:p>217.5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1.655">
                <text:p>161.6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0.36">
                <text:p>130.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.2001">
                <text:p>29.2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.832">
                <text:p>64.8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0093">
                <text:p>94.00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.849">
                <text:p>109.8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.2642">
                <text:p>30.2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9.4081">
                <text:p>-29.40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7.1107">
                <text:p>-47.11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.2409">
                <text:p>87.24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1.0249">
                <text:p>-31.02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8551">
                <text:p>11.85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.6364">
                <text:p>46.63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3.6278">
                <text:p>-43.62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59.947">
                <text:p>-159.9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25.598">
                <text:p>-225.5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9.653">
                <text:p>-119.6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35.058">
                <text:p>-135.0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23248">
                <text:p>5.232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2594">
                <text:p>38.25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9.471">
                <text:p>119.4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.5045">
                <text:p>86.50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2895">
                <text:p>27.2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54.663">
                <text:p>-154.6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P1:'single 9.9'.P201" chart:data-source-has-labels="row" svg:x="0.32cm" svg:y="0.18cm" svg:width="15.36cm" svg:height="8.64cm">
          <chartooo:coordinate-region svg:x="0.941cm" svg:y="0.301cm" svg:width="14.739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P2:'single 9.9'.P201" chart:label-cell-address="'single 9.9'.P1:'single 9.9'.P1" chart:class="chart:line">
            <chart:data-point chart:repeated="2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ta</text:p>
                <draw:g>
                  <svg:desc>'single 9.9'.P1:'single 9.9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3741">
                <text:p>10.3741</text:p>
                <draw:g>
                  <svg:desc>'single 9.9'.P2:'single 9.9'.P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2676">
                <text:p>9.52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67938">
                <text:p>8.67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83199">
                <text:p>7.83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8461">
                <text:p>6.98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3723">
                <text:p>6.13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8985">
                <text:p>5.28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4247">
                <text:p>4.44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9509">
                <text:p>3.59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4771">
                <text:p>2.74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0033">
                <text:p>1.90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5294">
                <text:p>1.05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5719">
                <text:p>1.05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143">
                <text:p>1.06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6567">
                <text:p>1.06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6991">
                <text:p>1.06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7415">
                <text:p>1.07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784">
                <text:p>1.0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264">
                <text:p>1.08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688">
                <text:p>1.08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9112">
                <text:p>1.09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9537">
                <text:p>1.09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961">
                <text:p>1.09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2705">
                <text:p>1.02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4483">
                <text:p>0.9544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8192">
                <text:p>0.88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9357">
                <text:p>0.8093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36795">
                <text:p>0.7367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64232">
                <text:p>0.6642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167">
                <text:p>0.59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9107">
                <text:p>0.519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6544">
                <text:p>0.446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3982">
                <text:p>0.373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1419">
                <text:p>0.3014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1272">
                <text:p>0.3212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1125">
                <text:p>0.341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0978">
                <text:p>0.3609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083">
                <text:p>0.38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0683">
                <text:p>0.4006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0536">
                <text:p>0.420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40389">
                <text:p>0.4403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60241">
                <text:p>0.460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0094">
                <text:p>0.4800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99947">
                <text:p>0.499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98">
                <text:p>0.51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16674">
                <text:p>0.5166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13549">
                <text:p>0.5135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10424">
                <text:p>0.510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7298">
                <text:p>0.5072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4173">
                <text:p>0.5041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1047">
                <text:p>0.501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97922">
                <text:p>0.4979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94797">
                <text:p>0.4947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1671">
                <text:p>0.4916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88546">
                <text:p>0.4885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8542">
                <text:p>0.485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80972">
                <text:p>0.4809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6524">
                <text:p>0.4765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2076">
                <text:p>0.4720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67628">
                <text:p>0.4676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6318">
                <text:p>0.46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8732">
                <text:p>0.4587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4284">
                <text:p>0.4542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49836">
                <text:p>0.4498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5388">
                <text:p>0.4453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094">
                <text:p>0.440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6492">
                <text:p>0.4364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9868">
                <text:p>0.469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03243">
                <text:p>0.5032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36618">
                <text:p>0.5366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69993">
                <text:p>0.569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03368">
                <text:p>0.6033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36743">
                <text:p>0.6367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70118">
                <text:p>0.6701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03493">
                <text:p>0.7034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36868">
                <text:p>0.7368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0243">
                <text:p>0.7702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3618">
                <text:p>0.8036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72979">
                <text:p>0.7729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4234">
                <text:p>0.742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11701">
                <text:p>0.7117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1062">
                <text:p>0.6810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50423">
                <text:p>0.6504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19784">
                <text:p>0.619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89145">
                <text:p>0.5891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58506">
                <text:p>0.5585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27867">
                <text:p>0.5278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7228">
                <text:p>0.4972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66589">
                <text:p>0.466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0637">
                <text:p>0.4806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94685">
                <text:p>0.4946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08732">
                <text:p>0.5087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278">
                <text:p>0.52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36827">
                <text:p>0.5368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50875">
                <text:p>0.550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64923">
                <text:p>0.5649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897">
                <text:p>0.578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3018">
                <text:p>0.5930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07066">
                <text:p>0.6070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21113">
                <text:p>0.6211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70068">
                <text:p>0.6700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19023">
                <text:p>0.7190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67977">
                <text:p>0.7679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16932">
                <text:p>0.8169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65886">
                <text:p>0.8658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14841">
                <text:p>0.9148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63795">
                <text:p>0.9637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1275">
                <text:p>1.012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617">
                <text:p>1.06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1066">
                <text:p>1.110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989cm" svg:y="3.952cm" style:legend-expansion="high" chart:style-name="ch2"/>
        <chart:plot-area chart:style-name="ch3" chart:data-source-has-labels="both" svg:x="0.32cm" svg:y="0.18cm" svg:width="12.349cm" svg:height="8.64cm">
          <chartooo:coordinate-region svg:x="1.497cm" svg:y="0.301cm" svg:width="11.172cm" svg:height="7.517cm"/>
          <chart:axis chart:dimension="x" chart:name="primary-x" chart:style-name="ch4" chartooo:axis-type="text">
            <chart:categories table:cell-range-address="local-table.$A$2:.$A$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0" chart:label-cell-address="local-table.$B$1" chart:class="chart:line">
            <chart:data-point chart:repeated="159"/>
          </chart:series>
          <chart:series chart:style-name="ch7" chart:values-cell-range-address="local-table.$C$2:.$C$160" chart:label-cell-address="local-table.$C$1" chart:class="chart:line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predPtre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59.921">
                <text:p>59.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89.5622">
                <text:p>89.56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133.878">
                <text:p>133.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187.75">
                <text:p>187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">
                <text:p>446</text:p>
              </table:table-cell>
              <table:table-cell office:value-type="float" office:value="254.527">
                <text:p>254.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">
                <text:p>589</text:p>
              </table:table-cell>
              <table:table-cell office:value-type="float" office:value="340.889">
                <text:p>340.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">
                <text:p>726</text:p>
              </table:table-cell>
              <table:table-cell office:value-type="float" office:value="467.314">
                <text:p>467.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5">
                <text:p>855</text:p>
              </table:table-cell>
              <table:table-cell office:value-type="float" office:value="642.892">
                <text:p>642.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8">
                <text:p>1008</text:p>
              </table:table-cell>
              <table:table-cell office:value-type="float" office:value="845.029">
                <text:p>845.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6">
                <text:p>1206</text:p>
              </table:table-cell>
              <table:table-cell office:value-type="float" office:value="1082.85">
                <text:p>1082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6">
                <text:p>1306</text:p>
              </table:table-cell>
              <table:table-cell office:value-type="float" office:value="1298.41">
                <text:p>1298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1">
                <text:p>1411</text:p>
              </table:table-cell>
              <table:table-cell office:value-type="float" office:value="1515.55">
                <text:p>1515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  <table:table-cell office:value-type="float" office:value="1744.11">
                <text:p>1744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2008.39">
                <text:p>2008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9">
                <text:p>2289</text:p>
              </table:table-cell>
              <table:table-cell office:value-type="float" office:value="2273.76">
                <text:p>2273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9">
                <text:p>2649</text:p>
              </table:table-cell>
              <table:table-cell office:value-type="float" office:value="2512.21">
                <text:p>2512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9">
                <text:p>2969</text:p>
              </table:table-cell>
              <table:table-cell office:value-type="float" office:value="2740.16">
                <text:p>2740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98">
                <text:p>3198</text:p>
              </table:table-cell>
              <table:table-cell office:value-type="float" office:value="2878.73">
                <text:p>2878.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6">
                <text:p>3346</text:p>
              </table:table-cell>
              <table:table-cell office:value-type="float" office:value="3003.57">
                <text:p>3003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45">
                <text:p>3645</text:p>
              </table:table-cell>
              <table:table-cell office:value-type="float" office:value="3117.96">
                <text:p>3117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78">
                <text:p>3978</text:p>
              </table:table-cell>
              <table:table-cell office:value-type="float" office:value="3332.11">
                <text:p>3332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45">
                <text:p>4245</text:p>
              </table:table-cell>
              <table:table-cell office:value-type="float" office:value="3584.63">
                <text:p>3584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7">
                <text:p>4467</text:p>
              </table:table-cell>
              <table:table-cell office:value-type="float" office:value="3842.38">
                <text:p>3842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85">
                <text:p>4685</text:p>
              </table:table-cell>
              <table:table-cell office:value-type="float" office:value="4054.2">
                <text:p>4054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0">
                <text:p>4810</text:p>
              </table:table-cell>
              <table:table-cell office:value-type="float" office:value="4242.68">
                <text:p>4242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11">
                <text:p>4911</text:p>
              </table:table-cell>
              <table:table-cell office:value-type="float" office:value="4440.3">
                <text:p>4440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8">
                <text:p>5128</text:p>
              </table:table-cell>
              <table:table-cell office:value-type="float" office:value="4667.84">
                <text:p>4667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9">
                <text:p>5329</text:p>
              </table:table-cell>
              <table:table-cell office:value-type="float" office:value="4937.84">
                <text:p>4937.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9">
                <text:p>5549</text:p>
              </table:table-cell>
              <table:table-cell office:value-type="float" office:value="5204.88">
                <text:p>5204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63">
                <text:p>5763</text:p>
              </table:table-cell>
              <table:table-cell office:value-type="float" office:value="5419.69">
                <text:p>5419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83">
                <text:p>5883</text:p>
              </table:table-cell>
              <table:table-cell office:value-type="float" office:value="5653.54">
                <text:p>5653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7">
                <text:p>5967</text:p>
              </table:table-cell>
              <table:table-cell office:value-type="float" office:value="5802.11">
                <text:p>5802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36">
                <text:p>6036</text:p>
              </table:table-cell>
              <table:table-cell office:value-type="float" office:value="5933.27">
                <text:p>5933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78">
                <text:p>6078</text:p>
              </table:table-cell>
              <table:table-cell office:value-type="float" office:value="6082.4">
                <text:p>6082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36">
                <text:p>6236</text:p>
              </table:table-cell>
              <table:table-cell office:value-type="float" office:value="6243.96">
                <text:p>6243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80">
                <text:p>6380</text:p>
              </table:table-cell>
              <table:table-cell office:value-type="float" office:value="6413.1">
                <text:p>641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75">
                <text:p>6475</text:p>
              </table:table-cell>
              <table:table-cell office:value-type="float" office:value="6580.12">
                <text:p>6580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03">
                <text:p>6603</text:p>
              </table:table-cell>
              <table:table-cell office:value-type="float" office:value="6708.96">
                <text:p>6708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59">
                <text:p>6659</text:p>
              </table:table-cell>
              <table:table-cell office:value-type="float" office:value="6805.91">
                <text:p>6805.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16">
                <text:p>6716</text:p>
              </table:table-cell>
              <table:table-cell office:value-type="float" office:value="6882.1">
                <text:p>6882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37">
                <text:p>6837</text:p>
              </table:table-cell>
              <table:table-cell office:value-type="float" office:value="6935.93">
                <text:p>6935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7">
                <text:p>6957</text:p>
              </table:table-cell>
              <table:table-cell office:value-type="float" office:value="7047.88">
                <text:p>7047.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72">
                <text:p>7072</text:p>
              </table:table-cell>
              <table:table-cell office:value-type="float" office:value="7129.14">
                <text:p>7129.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3">
                <text:p>7153</text:p>
              </table:table-cell>
              <table:table-cell office:value-type="float" office:value="7195.3">
                <text:p>7195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38">
                <text:p>7238</text:p>
              </table:table-cell>
              <table:table-cell office:value-type="float" office:value="7266.77">
                <text:p>7266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96">
                <text:p>7296</text:p>
              </table:table-cell>
              <table:table-cell office:value-type="float" office:value="7321.91">
                <text:p>7321.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6">
                <text:p>7326</text:p>
              </table:table-cell>
              <table:table-cell office:value-type="float" office:value="7363.04">
                <text:p>7363.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91">
                <text:p>7391</text:p>
              </table:table-cell>
              <table:table-cell office:value-type="float" office:value="7415.39">
                <text:p>7415.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34">
                <text:p>7434</text:p>
              </table:table-cell>
              <table:table-cell office:value-type="float" office:value="7481.65">
                <text:p>7481.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5">
                <text:p>7495</text:p>
              </table:table-cell>
              <table:table-cell office:value-type="float" office:value="7553.86">
                <text:p>7553.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48">
                <text:p>7548</text:p>
              </table:table-cell>
              <table:table-cell office:value-type="float" office:value="7613.4">
                <text:p>7613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2">
                <text:p>7572</text:p>
              </table:table-cell>
              <table:table-cell office:value-type="float" office:value="7676.7">
                <text:p>7676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95">
                <text:p>7595</text:p>
              </table:table-cell>
              <table:table-cell office:value-type="float" office:value="7722.71">
                <text:p>7722.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19">
                <text:p>7619</text:p>
              </table:table-cell>
              <table:table-cell office:value-type="float" office:value="7758.42">
                <text:p>7758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08">
                <text:p>7708</text:p>
              </table:table-cell>
              <table:table-cell office:value-type="float" office:value="7796.57">
                <text:p>7796.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85">
                <text:p>7785</text:p>
              </table:table-cell>
              <table:table-cell office:value-type="float" office:value="7843.75">
                <text:p>7843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63">
                <text:p>7863</text:p>
              </table:table-cell>
              <table:table-cell office:value-type="float" office:value="7893.92">
                <text:p>7893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20">
                <text:p>7920</text:p>
              </table:table-cell>
              <table:table-cell office:value-type="float" office:value="7955.36">
                <text:p>7955.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66">
                <text:p>7966</text:p>
              </table:table-cell>
              <table:table-cell office:value-type="float" office:value="8012.61">
                <text:p>8012.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84">
                <text:p>7984</text:p>
              </table:table-cell>
              <table:table-cell office:value-type="float" office:value="8053.98">
                <text:p>8053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12">
                <text:p>8012</text:p>
              </table:table-cell>
              <table:table-cell office:value-type="float" office:value="8088.96">
                <text:p>8088.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5">
                <text:p>8065</text:p>
              </table:table-cell>
              <table:table-cell office:value-type="float" office:value="8131.62">
                <text:p>8131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10">
                <text:p>8110</text:p>
              </table:table-cell>
              <table:table-cell office:value-type="float" office:value="8191.62">
                <text:p>8191.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8">
                <text:p>8158</text:p>
              </table:table-cell>
              <table:table-cell office:value-type="float" office:value="8259.21">
                <text:p>8259.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40">
                <text:p>8240</text:p>
              </table:table-cell>
              <table:table-cell office:value-type="float" office:value="8327.31">
                <text:p>8327.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95">
                <text:p>8295</text:p>
              </table:table-cell>
              <table:table-cell office:value-type="float" office:value="8390.6">
                <text:p>8390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44">
                <text:p>8344</text:p>
              </table:table-cell>
              <table:table-cell office:value-type="float" office:value="8433.84">
                <text:p>8433.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4">
                <text:p>8364</text:p>
              </table:table-cell>
              <table:table-cell office:value-type="float" office:value="8472.54">
                <text:p>8472.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75">
                <text:p>8475</text:p>
              </table:table-cell>
              <table:table-cell office:value-type="float" office:value="8511.15">
                <text:p>8511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36">
                <text:p>8536</text:p>
              </table:table-cell>
              <table:table-cell office:value-type="float" office:value="8559.15">
                <text:p>8559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8615.04">
                <text:p>8615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43">
                <text:p>8643</text:p>
              </table:table-cell>
              <table:table-cell office:value-type="float" office:value="8666.05">
                <text:p>8666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02">
                <text:p>8702</text:p>
              </table:table-cell>
              <table:table-cell office:value-type="float" office:value="8715.23">
                <text:p>8715.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79">
                <text:p>8779</text:p>
              </table:table-cell>
              <table:table-cell office:value-type="float" office:value="8749.03">
                <text:p>8749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44">
                <text:p>8844</text:p>
              </table:table-cell>
              <table:table-cell office:value-type="float" office:value="8777.69">
                <text:p>8777.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1">
                <text:p>8891</text:p>
              </table:table-cell>
              <table:table-cell office:value-type="float" office:value="8812.78">
                <text:p>8812.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39">
                <text:p>8939</text:p>
              </table:table-cell>
              <table:table-cell office:value-type="float" office:value="8862.54">
                <text:p>8862.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75">
                <text:p>8975</text:p>
              </table:table-cell>
              <table:table-cell office:value-type="float" office:value="8914.16">
                <text:p>8914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29">
                <text:p>9029</text:p>
              </table:table-cell>
              <table:table-cell office:value-type="float" office:value="8959.72">
                <text:p>8959.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85">
                <text:p>9085</text:p>
              </table:table-cell>
              <table:table-cell office:value-type="float" office:value="9009.93">
                <text:p>9009.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19">
                <text:p>9119</text:p>
              </table:table-cell>
              <table:table-cell office:value-type="float" office:value="9051.47">
                <text:p>9051.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57">
                <text:p>9157</text:p>
              </table:table-cell>
              <table:table-cell office:value-type="float" office:value="9093.22">
                <text:p>9093.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91">
                <text:p>9191</text:p>
              </table:table-cell>
              <table:table-cell office:value-type="float" office:value="9137.31">
                <text:p>9137.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53">
                <text:p>9253</text:p>
              </table:table-cell>
              <table:table-cell office:value-type="float" office:value="9188.62">
                <text:p>9188.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27">
                <text:p>9327</text:p>
              </table:table-cell>
              <table:table-cell office:value-type="float" office:value="9241.66">
                <text:p>9241.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83">
                <text:p>9383</text:p>
              </table:table-cell>
              <table:table-cell office:value-type="float" office:value="9296.38">
                <text:p>9296.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18">
                <text:p>9418</text:p>
              </table:table-cell>
              <table:table-cell office:value-type="float" office:value="9353.05">
                <text:p>9353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56">
                <text:p>9456</text:p>
              </table:table-cell>
              <table:table-cell office:value-type="float" office:value="9398.26">
                <text:p>9398.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17">
                <text:p>9517</text:p>
              </table:table-cell>
              <table:table-cell office:value-type="float" office:value="9441.88">
                <text:p>9441.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86">
                <text:p>9586</text:p>
              </table:table-cell>
              <table:table-cell office:value-type="float" office:value="9485.87">
                <text:p>9485.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40">
                <text:p>9640</text:p>
              </table:table-cell>
              <table:table-cell office:value-type="float" office:value="9543.02">
                <text:p>9543.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13">
                <text:p>9713</text:p>
              </table:table-cell>
              <table:table-cell office:value-type="float" office:value="9609.85">
                <text:p>9609.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44">
                <text:p>9744</text:p>
              </table:table-cell>
              <table:table-cell office:value-type="float" office:value="9678.96">
                <text:p>9678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7">
                <text:p>9827</text:p>
              </table:table-cell>
              <table:table-cell office:value-type="float" office:value="9751.07">
                <text:p>9751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80">
                <text:p>9880</text:p>
              </table:table-cell>
              <table:table-cell office:value-type="float" office:value="9813.25">
                <text:p>9813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13">
                <text:p>9913</text:p>
              </table:table-cell>
              <table:table-cell office:value-type="float" office:value="9880.59">
                <text:p>9880.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53">
                <text:p>9953</text:p>
              </table:table-cell>
              <table:table-cell office:value-type="float" office:value="9959.61">
                <text:p>9959.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0">
                <text:p>10000</text:p>
              </table:table-cell>
              <table:table-cell office:value-type="float" office:value="10058.5">
                <text:p>10058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51">
                <text:p>10051</text:p>
              </table:table-cell>
              <table:table-cell office:value-type="float" office:value="10178.3">
                <text:p>10178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69">
                <text:p>10169</text:p>
              </table:table-cell>
              <table:table-cell office:value-type="float" office:value="10293.8">
                <text:p>10293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95">
                <text:p>10295</text:p>
              </table:table-cell>
              <table:table-cell office:value-type="float" office:value="10428.2">
                <text:p>10428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37">
                <text:p>10337</text:p>
              </table:table-cell>
              <table:table-cell office:value-type="float" office:value="10544.4">
                <text:p>10544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87">
                <text:p>10387</text:p>
              </table:table-cell>
              <table:table-cell office:value-type="float" office:value="10649.6">
                <text:p>10649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12">
                <text:p>10412</text:p>
              </table:table-cell>
              <table:table-cell office:value-type="float" office:value="10750.6">
                <text:p>1075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39">
                <text:p>10539</text:p>
              </table:table-cell>
              <table:table-cell office:value-type="float" office:value="10859.7">
                <text:p>10859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66">
                <text:p>10666</text:p>
              </table:table-cell>
              <table:table-cell office:value-type="float" office:value="10961.8">
                <text:p>10961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59">
                <text:p>10759</text:p>
              </table:table-cell>
              <table:table-cell office:value-type="float" office:value="11068.6">
                <text:p>11068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27">
                <text:p>10927</text:p>
              </table:table-cell>
              <table:table-cell office:value-type="float" office:value="11187.2">
                <text:p>11187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87">
                <text:p>11187</text:p>
              </table:table-cell>
              <table:table-cell office:value-type="float" office:value="11262.9">
                <text:p>11262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92">
                <text:p>11492</text:p>
              </table:table-cell>
              <table:table-cell office:value-type="float" office:value="11320.6">
                <text:p>11320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94">
                <text:p>11694</text:p>
              </table:table-cell>
              <table:table-cell office:value-type="float" office:value="11356.9">
                <text:p>11356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43">
                <text:p>11843</text:p>
              </table:table-cell>
              <table:table-cell office:value-type="float" office:value="11426.1">
                <text:p>11426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35">
                <text:p>11935</text:p>
              </table:table-cell>
              <table:table-cell office:value-type="float" office:value="11510.7">
                <text:p>11510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67">
                <text:p>12067</text:p>
              </table:table-cell>
              <table:table-cell office:value-type="float" office:value="11582.7">
                <text:p>11582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08">
                <text:p>12208</text:p>
              </table:table-cell>
              <table:table-cell office:value-type="float" office:value="11687.6">
                <text:p>11687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29">
                <text:p>12329</text:p>
              </table:table-cell>
              <table:table-cell office:value-type="float" office:value="11857.3">
                <text:p>11857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4">
                <text:p>12404</text:p>
              </table:table-cell>
              <table:table-cell office:value-type="float" office:value="12089.2">
                <text:p>12089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55">
                <text:p>12455</text:p>
              </table:table-cell>
              <table:table-cell office:value-type="float" office:value="12313.1">
                <text:p>12313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74">
                <text:p>12574</text:p>
              </table:table-cell>
              <table:table-cell office:value-type="float" office:value="12521.9">
                <text:p>12521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03">
                <text:p>12703</text:p>
              </table:table-cell>
              <table:table-cell office:value-type="float" office:value="12701.2">
                <text:p>12701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08">
                <text:p>12808</text:p>
              </table:table-cell>
              <table:table-cell office:value-type="float" office:value="12873.8">
                <text:p>12873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890">
                <text:p>12890</text:p>
              </table:table-cell>
              <table:table-cell office:value-type="float" office:value="13043.8">
                <text:p>13043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04">
                <text:p>13004</text:p>
              </table:table-cell>
              <table:table-cell office:value-type="float" office:value="13198.7">
                <text:p>13198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063">
                <text:p>13063</text:p>
              </table:table-cell>
              <table:table-cell office:value-type="float" office:value="13331.4">
                <text:p>1333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127">
                <text:p>13127</text:p>
              </table:table-cell>
              <table:table-cell office:value-type="float" office:value="13445.8">
                <text:p>13445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30">
                <text:p>13230</text:p>
              </table:table-cell>
              <table:table-cell office:value-type="float" office:value="13584.1">
                <text:p>13584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64">
                <text:p>13364</text:p>
              </table:table-cell>
              <table:table-cell office:value-type="float" office:value="13747">
                <text:p>13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01">
                <text:p>13501</text:p>
              </table:table-cell>
              <table:table-cell office:value-type="float" office:value="13907.7">
                <text:p>13907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31">
                <text:p>13631</text:p>
              </table:table-cell>
              <table:table-cell office:value-type="float" office:value="14044.7">
                <text:p>14044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44">
                <text:p>13744</text:p>
              </table:table-cell>
              <table:table-cell office:value-type="float" office:value="14171">
                <text:p>141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834">
                <text:p>13834</text:p>
              </table:table-cell>
              <table:table-cell office:value-type="float" office:value="14252.6">
                <text:p>14252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987">
                <text:p>13987</text:p>
              </table:table-cell>
              <table:table-cell office:value-type="float" office:value="14305.9">
                <text:p>14305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13">
                <text:p>14213</text:p>
              </table:table-cell>
              <table:table-cell office:value-type="float" office:value="14370.4">
                <text:p>14370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59">
                <text:p>14459</text:p>
              </table:table-cell>
              <table:table-cell office:value-type="float" office:value="14463.3">
                <text:p>14463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89">
                <text:p>14689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70">
                <text:p>14970</text:p>
              </table:table-cell>
              <table:table-cell office:value-type="float" office:value="14697.3">
                <text:p>14697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01">
                <text:p>15101</text:p>
              </table:table-cell>
              <table:table-cell office:value-type="float" office:value="14802.1">
                <text:p>14802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13">
                <text:p>15213</text:p>
              </table:table-cell>
              <table:table-cell office:value-type="float" office:value="14885.8">
                <text:p>14885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5">
                <text:p>15405</text:p>
              </table:table-cell>
              <table:table-cell office:value-type="float" office:value="15020">
                <text:p>150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88">
                <text:p>15688</text:p>
              </table:table-cell>
              <table:table-cell office:value-type="float" office:value="15256.3">
                <text:p>15256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82">
                <text:p>15982</text:p>
              </table:table-cell>
              <table:table-cell office:value-type="float" office:value="15567.1">
                <text:p>15567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60">
                <text:p>16260</text:p>
              </table:table-cell>
              <table:table-cell office:value-type="float" office:value="15897.5">
                <text:p>15897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463">
                <text:p>16463</text:p>
              </table:table-cell>
              <table:table-cell office:value-type="float" office:value="16275.6">
                <text:p>16275.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1cm" svg:height="8.487cm" xlink:href="." xlink:type="simple" chart:class="chart:line" chart:style-name="ch1">
        <chart:title svg:x="6.536cm" svg:y="0.305cm" chart:style-name="ch2">
          <text:p>Rezid smrtí 7</text:p>
        </chart:title>
        <chart:plot-area chart:style-name="ch3" chart:data-source-has-labels="both" svg:x="0.318cm" svg:y="1.253cm" svg:width="15.274cm" svg:height="7.065cm">
          <chartooo:coordinate-region svg:x="1.045cm" svg:y="1.253cm" svg:width="14.547cm" svg:height="6.667cm"/>
          <chart:axis chart:dimension="x" chart:name="primary-x" chart:style-name="ch4" chartooo:axis-type="text">
            <chart:categories table:cell-range-address="local-table.$A$2:.$A$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0" chart:label-cell-address="local-table.$B$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estre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1665">
                <text:p>0.0211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19442">
                <text:p>0.051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86968">
                <text:p>0.0986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8933">
                <text:p>0.1689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3526">
                <text:p>0.273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8213">
                <text:p>0.428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4867">
                <text:p>0.654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8051">
                <text:p>0.978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183">
                <text:p>1.44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9982">
                <text:p>2.09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9245">
                <text:p>2.99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6478">
                <text:p>3.16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3901">
                <text:p>4.63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37683">
                <text:p>4.37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8962">
                <text:p>3.289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027">
                <text:p>2.30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6227">
                <text:p>4.36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247">
                <text:p>4.3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3178">
                <text:p>2.231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78181">
                <text:p>-2.78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66756">
                <text:p>-6.667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.37192">
                <text:p>-9.37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.95542">
                <text:p>-8.955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7064">
                <text:p>-15.7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7.7461">
                <text:p>-17.7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.8266">
                <text:p>-18.8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.7197">
                <text:p>-20.7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0.5697">
                <text:p>-20.5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.5752">
                <text:p>-21.57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7.7879">
                <text:p>-27.7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4.5936">
                <text:p>-24.5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7.3097">
                <text:p>-27.30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7.5813">
                <text:p>-27.58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0.992">
                <text:p>-20.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8.327">
                <text:p>-28.3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1.9583">
                <text:p>-21.9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.8029">
                <text:p>-11.8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.40105">
                <text:p>-8.40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81026">
                <text:p>-6.81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13749">
                <text:p>-3.137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.43307">
                <text:p>-6.433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4556">
                <text:p>3.04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5297">
                <text:p>1.252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0698">
                <text:p>1.60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7879">
                <text:p>0.627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644">
                <text:p>3.3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8129">
                <text:p>5.58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38612">
                <text:p>9.386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4902">
                <text:p>17.49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684">
                <text:p>9.86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7176">
                <text:p>8.7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68689">
                <text:p>6.6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1531">
                <text:p>4.815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3503">
                <text:p>2.735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44962">
                <text:p>0.64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.03982">
                <text:p>-5.039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70464">
                <text:p>-5.70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3243">
                <text:p>-5.3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.3295">
                <text:p>-4.3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.10874">
                <text:p>-6.108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06882">
                <text:p>-5.068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01109">
                <text:p>-2.01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84339">
                <text:p>-4.843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83227">
                <text:p>-0.8832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8574">
                <text:p>-0.28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0539">
                <text:p>0.970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3992">
                <text:p>2.13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6865">
                <text:p>4.568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60995">
                <text:p>-0.046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79782">
                <text:p>3.79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3102">
                <text:p>4.431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00033">
                <text:p>-0.1000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62338">
                <text:p>-1.623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29284">
                <text:p>-1.292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60498">
                <text:p>-4.604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88343">
                <text:p>-0.588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2291">
                <text:p>1.12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2734">
                <text:p>0.6527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86887">
                <text:p>5.86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73539">
                <text:p>7.735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3389">
                <text:p>7.43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97246">
                <text:p>7.972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7513">
                <text:p>5.75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9497">
                <text:p>3.39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8767">
                <text:p>3.887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0889">
                <text:p>2.708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40572">
                <text:p>2.405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02662">
                <text:p>3.026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341">
                <text:p>2.73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39056">
                <text:p>4.39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15049">
                <text:p>4.15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01535">
                <text:p>7.015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089">
                <text:p>6.80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68871">
                <text:p>7.68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51893">
                <text:p>6.518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28988">
                <text:p>6.289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2955">
                <text:p>5.229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96493">
                <text:p>4.964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6462">
                <text:p>2.164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6278">
                <text:p>1.862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630274">
                <text:p>-0.06302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17366">
                <text:p>0.7173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4338">
                <text:p>1.643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19816">
                <text:p>-0.419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57437">
                <text:p>-2.574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54193">
                <text:p>-3.541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.5437">
                <text:p>-6.54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.57115">
                <text:p>-5.57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.51815">
                <text:p>-4.51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.55863">
                <text:p>-4.558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.80463">
                <text:p>-2.804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117">
                <text:p>1.121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98226">
                <text:p>-0.698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3937">
                <text:p>3.239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78316">
                <text:p>5.783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25473">
                <text:p>8.254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56379">
                <text:p>6.563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3909">
                <text:p>6.839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23086">
                <text:p>7.23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208">
                <text:p>10.2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7969">
                <text:p>10.79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2596">
                <text:p>9.25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59122">
                <text:p>6.59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6912">
                <text:p>7.369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59242">
                <text:p>6.592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85011">
                <text:p>6.850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92355">
                <text:p>7.923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10735">
                <text:p>5.107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21835">
                <text:p>5.21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2822">
                <text:p>4.28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23142">
                <text:p>5.231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16483">
                <text:p>6.164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5468">
                <text:p>2.354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1129">
                <text:p>1.41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7897">
                <text:p>0.2078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74635">
                <text:p>0.4746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62274">
                <text:p>-0.5622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41225">
                <text:p>-2.412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3286">
                <text:p>-2.32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4613">
                <text:p>1.646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86128">
                <text:p>-1.86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757935">
                <text:p>-0.7579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16363">
                <text:p>-1.163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623825">
                <text:p>-0.06238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3119">
                <text:p>0.193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61846">
                <text:p>4.618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16622">
                <text:p>0.1166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15197">
                <text:p>3.151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68301">
                <text:p>7.683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18448">
                <text:p>9.184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4614">
                <text:p>9.46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6719">
                <text:p>11.67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3175">
                <text:p>8.431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1635">
                <text:p>13.16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6815">
                <text:p>15.6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3461">
                <text:p>12.34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6308">
                <text:p>11.63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8142">
                <text:p>10.81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227">
                <text:p>9.12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33431">
                <text:p>8.334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73889">
                <text:p>5.738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3617">
                <text:p>4.136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8135">
                <text:p>2.281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76519">
                <text:p>3.765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95035">
                <text:p>4.95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1878">
                <text:p>4.18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46175">
                <text:p>5.461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69577">
                <text:p>6.695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06825">
                <text:p>9.068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3129">
                <text:p>13.3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.142">
                <text:p>12.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441">
                <text:p>11.4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6413">
                <text:p>13.6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2326">
                <text:p>14.23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6829">
                <text:p>16.68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2924">
                <text:p>16.29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7.692cm" svg:y="0.316cm" chart:style-name="ch2">
          <text:p>lls</text:p>
        </chart:title>
        <chart:plot-area chart:style-name="ch3" chart:data-source-has-labels="both" svg:x="0.32cm" svg:y="1.275cm" svg:width="15.36cm" svg:height="7.545cm">
          <chartooo:coordinate-region svg:x="0.941cm" svg:y="1.396cm" svg:width="14.739cm" svg:height="6.421cm"/>
          <chart:axis chart:dimension="x" chart:name="primary-x" chart:style-name="ch4" chartooo:axis-type="text">
            <chart:categories table:cell-range-address="local-table.$A$2:.$A$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0" chart:label-cell-address="local-table.$B$1" chart:class="chart:line">
            <chart:data-point chart:repeated="1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45cm" svg:height="10.325cm" xlink:href=".." xlink:type="simple" chart:class="chart:line" chart:style-name="ch1">
        <chart:title svg:x="7.053cm" svg:y="0.342cm" chart:style-name="ch2">
          <text:p>smidsnumber</text:p>
        </chart:title>
        <chart:plot-area chart:style-name="ch3" table:cell-range-address="'single 9.9'.S1:'single 9.9'.S200" chart:data-source-has-labels="row" svg:x="0.338cm" svg:y="1.327cm" svg:width="16.269cm" svg:height="8.792cm">
          <chartooo:coordinate-region svg:x="1.065cm" svg:y="1.448cm" svg:width="15.542cm" svg:height="7.6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S2:'single 9.9'.S200" chart:label-cell-address="'single 9.9'.S1:'single 9.9'.S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'single 9.9'.S1:'single 9.9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476">
                <text:p>2.03476</text:p>
                <draw:g>
                  <svg:desc>'single 9.9'.S2:'single 9.9'.S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5051">
                <text:p>1.95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9498">
                <text:p>1.89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1724">
                <text:p>1.81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2605">
                <text:p>1.82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724">
                <text:p>1.77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9833">
                <text:p>1.69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5896">
                <text:p>1.55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4067">
                <text:p>1.44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4227">
                <text:p>1.34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0629">
                <text:p>1.206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935">
                <text:p>1.12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5274">
                <text:p>1.152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5046">
                <text:p>1.150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9315">
                <text:p>1.093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6634">
                <text:p>1.06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7176">
                <text:p>1.07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5758">
                <text:p>1.05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3565">
                <text:p>1.13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5902">
                <text:p>1.15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5672">
                <text:p>1.156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9942">
                <text:p>1.09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261">
                <text:p>1.07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6165">
                <text:p>1.06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305">
                <text:p>1.0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911">
                <text:p>1.09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9627">
                <text:p>1.09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7486">
                <text:p>1.07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7179">
                <text:p>0.9971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8985">
                <text:p>0.948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1781">
                <text:p>0.931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93238">
                <text:p>0.893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45467">
                <text:p>0.945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0044">
                <text:p>0.940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44845">
                <text:p>0.944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93859">
                <text:p>0.8938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73545">
                <text:p>0.8735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5424">
                <text:p>0.885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77414">
                <text:p>0.8774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2054">
                <text:p>0.9620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1537">
                <text:p>0.991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4934">
                <text:p>0.9949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42742">
                <text:p>0.9427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124">
                <text:p>0.92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1996">
                <text:p>0.931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5881">
                <text:p>0.9158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2525">
                <text:p>0.992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423">
                <text:p>1.014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004">
                <text:p>1.01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50418">
                <text:p>0.9504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21588">
                <text:p>0.9215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25138">
                <text:p>0.9251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08999">
                <text:p>0.908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5637">
                <text:p>0.9856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732">
                <text:p>1.007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0311">
                <text:p>1.003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43025">
                <text:p>0.943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13737">
                <text:p>0.9137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16831">
                <text:p>0.9168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00229">
                <text:p>0.9002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76422">
                <text:p>0.9764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7652">
                <text:p>0.9976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2965">
                <text:p>0.9929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2804">
                <text:p>0.9328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03459">
                <text:p>0.903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06501">
                <text:p>0.9065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89845">
                <text:p>0.8898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78611">
                <text:p>0.9786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1198">
                <text:p>1.011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1908">
                <text:p>1.019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70472">
                <text:p>0.9704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2357">
                <text:p>0.9523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66328">
                <text:p>0.9663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60379">
                <text:p>0.9603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4679">
                <text:p>1.046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7808">
                <text:p>1.078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8337">
                <text:p>1.08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3327">
                <text:p>1.033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7857">
                <text:p>0.9978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4587">
                <text:p>0.9945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71493">
                <text:p>0.9714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4082">
                <text:p>1.040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5512">
                <text:p>1.055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4339">
                <text:p>1.04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76077">
                <text:p>0.9760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9232">
                <text:p>0.9392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4487">
                <text:p>0.9344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09772">
                <text:p>0.9097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7754">
                <text:p>0.977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479">
                <text:p>1.004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606">
                <text:p>1.006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185">
                <text:p>0.951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838">
                <text:p>0.928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723">
                <text:p>0.937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26341">
                <text:p>0.9263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812">
                <text:p>1.008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349">
                <text:p>1.03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3576">
                <text:p>1.035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1236">
                <text:p>0.9812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57407">
                <text:p>0.9574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75494">
                <text:p>0.9754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73414">
                <text:p>0.9734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6342">
                <text:p>1.063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9812">
                <text:p>1.098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0668">
                <text:p>1.106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977">
                <text:p>1.059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4317">
                <text:p>1.043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5854">
                <text:p>1.058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5403">
                <text:p>1.05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4151">
                <text:p>1.141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7403">
                <text:p>1.174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7085">
                <text:p>1.170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127">
                <text:p>1.11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8502">
                <text:p>1.085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8953">
                <text:p>1.089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7446">
                <text:p>1.074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5157">
                <text:p>1.151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403">
                <text:p>1.174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7085">
                <text:p>1.170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127">
                <text:p>1.11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8502">
                <text:p>1.085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8953">
                <text:p>1.089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7446">
                <text:p>1.074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5157">
                <text:p>1.15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7403">
                <text:p>1.174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7085">
                <text:p>1.170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127">
                <text:p>1.1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8502">
                <text:p>1.08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Spektrální radius</text:p>
        </chart:title>
        <chart:plot-area chart:style-name="ch3" table:cell-range-address="'single 9.9'.AT1:'single 9.9'.AU229" chart:data-source-has-labels="both" svg:x="0.32cm" svg:y="1.275cm" svg:width="15.36cm" svg:height="7.545cm">
          <chartooo:coordinate-region svg:x="1.047cm" svg:y="1.474cm" svg:width="14.633cm" svg:height="6.699cm"/>
          <chart:axis chart:dimension="x" chart:name="primary-x" chart:style-name="ch4" chartooo:axis-type="auto">
            <chartooo:date-scale/>
            <chart:categories table:cell-range-address="'single 9.9'.AT2:'single 9.9'.AT2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U2:'single 9.9'.AU229" chart:label-cell-address="'single 9.9'.AU1:'single 9.9'.AU1" chart:class="chart:line">
            <chart:data-point chart:repeated="2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ktrální radius</text:p>
                <draw:g>
                  <svg:desc>'single 9.9'.AU1:'single 9.9'.AU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'single 9.9'.AT2:'single 9.9'.AT229</svg:desc>
                </draw:g>
              </table:table-cell>
              <table:table-cell office:value-type="float" office:value="NaN">
                <text:p>NaN</text:p>
                <draw:g>
                  <svg:desc>'single 9.9'.AU2:'single 9.9'.AU229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85701571428571">
                <text:p>1.85701571428571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78904428571429">
                <text:p>1.78904428571429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.71621">
                <text:p>1.7162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63725142857143">
                <text:p>1.63725142857143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54997285714286">
                <text:p>1.54997285714286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45044428571429">
                <text:p>1.45044428571429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.36123">
                <text:p>1.36123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.28296285714286">
                <text:p>1.28296285714286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.21641857142857">
                <text:p>1.21641857142857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6294285714286">
                <text:p>1.16294285714286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12429857142857">
                <text:p>1.1242985714285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10305428571429">
                <text:p>1.1030542857142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10395428571429">
                <text:p>1.1039542857142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10485142857143">
                <text:p>1.1048514285714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10574571428571">
                <text:p>1.1057457142857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10664142857143">
                <text:p>1.1066414285714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10753714285714">
                <text:p>1.10753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10609285714286">
                <text:p>1.1060928571428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10222428571429">
                <text:p>1.1022242857142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.09586">
                <text:p>1.0958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.08689571428571">
                <text:p>1.0868957142857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07520142857143">
                <text:p>1.075201428571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06059557142857">
                <text:p>1.0605955714285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.04293485714286">
                <text:p>1.0429348571428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.02438214285714">
                <text:p>1.024382142857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00477328571429">
                <text:p>1.004773285714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983968571428571">
                <text:p>0.98396857142857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961650571428571">
                <text:p>0.96165057142857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943077">
                <text:p>0.94307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928317">
                <text:p>0.9283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917539857142857">
                <text:p>0.91753985714285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910917428571429">
                <text:p>0.91091742857142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908656857142857">
                <text:p>0.90865685714285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911026428571429">
                <text:p>0.91102642857142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918382571428571">
                <text:p>0.91838257142857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925538142857143">
                <text:p>0.92553814285714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932521428571429">
                <text:p>0.93252142857142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939335">
                <text:p>0.9393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945988142857143">
                <text:p>0.94598814285714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951483428571429">
                <text:p>0.95148342857142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955836428571428">
                <text:p>0.9558364285714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959078285714286">
                <text:p>0.95907828571428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961236285714286">
                <text:p>0.96123628571428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962332857142857">
                <text:p>0.96233285714285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962382571428571">
                <text:p>0.96238257142857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961402857142857">
                <text:p>0.96140285714285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960419714285714">
                <text:p>0.9604197142857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959435714285714">
                <text:p>0.95943571428571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958448571428571">
                <text:p>0.95844857142857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957458571428571">
                <text:p>0.95745857142857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956402428571429">
                <text:p>0.95640242857142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955280857142857">
                <text:p>0.95528085714285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954094142857143">
                <text:p>0.9540941428571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952841285714285">
                <text:p>0.95284128571428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951524857142857">
                <text:p>0.95152485714285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950143714285714">
                <text:p>0.95014371428571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948694428571428">
                <text:p>0.94869442857142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947234285714286">
                <text:p>0.94723428571428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945766">
                <text:p>0.94576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944290285714285">
                <text:p>0.9442902857142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942806857142857">
                <text:p>0.94280685714285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943119571428571">
                <text:p>0.94311957142857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945166428571429">
                <text:p>0.94516642857142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948897142857143">
                <text:p>0.94889714285714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954278285714286">
                <text:p>0.954278285714286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961263714285714">
                <text:p>0.96126371428571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969810428571429">
                <text:p>0.969810428571429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979886714285714">
                <text:p>0.97988671428571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989626571428571">
                <text:p>0.98962657142857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999069428571429">
                <text:p>0.999069428571429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.00825371428571">
                <text:p>1.00825371428571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.01722485714286">
                <text:p>1.0172248571428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.02372485714286">
                <text:p>1.0237248571428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.02776185714286">
                <text:p>1.02776185714286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.02934957142857">
                <text:p>1.029349571428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.02849671428571">
                <text:p>1.0284967142857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.02521671428571">
                <text:p>1.0252167142857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.01950528571429">
                <text:p>1.0195052857142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.01133485714286">
                <text:p>1.0113348571428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.00295985714286">
                <text:p>1.0029598571428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994374142857143">
                <text:p>0.994374142857143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985556857142857">
                <text:p>0.9855568571428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976516857142857">
                <text:p>0.976516857142857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969326857142857">
                <text:p>0.969326857142857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963994">
                <text:p>0.963994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960533">
                <text:p>0.960533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958982714285714">
                <text:p>0.958982714285714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959374571428572">
                <text:p>0.95937457142857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961741571428571">
                <text:p>0.96174157142857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966110142857143">
                <text:p>0.96611014285714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970411571428571">
                <text:p>0.97041157142857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974654428571428">
                <text:p>0.9746544285714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978852428571429">
                <text:p>0.97885242857142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982999142857143">
                <text:p>0.98299914285714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988465428571429">
                <text:p>0.98846542857142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995190142857143">
                <text:p>0.995190142857143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.00309014285714">
                <text:p>1.00309014285714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.01212157142857">
                <text:p>1.0121215714285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.022253">
                <text:p>1.022253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.03347214285714">
                <text:p>1.03347214285714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.045724">
                <text:p>1.04572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.05758771428571">
                <text:p>1.0575877142857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.06910428571429">
                <text:p>1.0691042857142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.08026">
                <text:p>1.08026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.09110428571429">
                <text:p>1.09110428571429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.10027142857143">
                <text:p>1.1002714285714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.10783285714286">
                <text:p>1.1078328571428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.11381142857143">
                <text:p>1.11381142857143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.11823857142857">
                <text:p>1.1182385714285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.12115714285714">
                <text:p>1.1211571428571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.12259428571429">
                <text:p>1.1225942857142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.12259428571429">
                <text:p>1.12259428571429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.12259428571429">
                <text:p>1.12259428571429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.12259428571429">
                <text:p>1.1225942857142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.12259428571429">
                <text:p>1.1225942857142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.12259428571429">
                <text:p>1.1225942857142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.12259428571429">
                <text:p>1.1225942857142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.12259428571429">
                <text:p>1.1225942857142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.12259428571429">
                <text:p>1.1225942857142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.12259428571429">
                <text:p>1.12259428571429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.12259428571429">
                <text:p>1.12259428571429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.12259428571429">
                <text:p>1.12259428571429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.128105">
                <text:p>1.1281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.138834">
                <text:p>1.13883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.13565">
                <text:p>1.1356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.12285666666667">
                <text:p>1.1228566666666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.09886">
                <text:p>1.0988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.08502">
                <text:p>1.0850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13cm" svg:y="0.316cm" chart:style-name="ch2">
          <text:p>Reziduum S</text:p>
        </chart:title>
        <chart:plot-area chart:style-name="ch3" table:cell-range-address="'single 9.9'.I1:'single 9.9'.I200" chart:data-source-has-labels="row" svg:x="0.32cm" svg:y="1.275cm" svg:width="15.36cm" svg:height="7.545cm">
          <chartooo:coordinate-region svg:x="0.941cm" svg:y="1.396cm" svg:width="14.739cm" svg:height="6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I5:'single 9.9'.I200" chart:label-cell-address="'single 9.9'.I1:'single 9.9'.I4" chart:class="chart:line">
            <chart:data-point chart:repeated="1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single 9.9'.I1:'single 9.9'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ingle 9.9'.I5:'single 9.9'.I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cm" svg:height="8.489cm" xlink:href=".." xlink:type="simple" chart:class="chart:line" chart:style-name="ch1">
        <chart:title svg:x="6.733cm" svg:y="0.305cm" chart:style-name="ch2">
          <text:p>Reziduum 7 S</text:p>
        </chart:title>
        <chart:plot-area chart:style-name="ch3" table:cell-range-address="'single 9.9'.J2:'single 9.9'.J200" svg:x="0.698cm" svg:y="1.252cm" svg:width="15.155cm" svg:height="7.79cm">
          <chartooo:coordinate-region svg:x="1.319cm" svg:y="1.451cm" svg:width="14.534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J2:'single 9.9'.J200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ingle 9.9'.J2:'single 9.9'.J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8cm" svg:y="0.316cm" chart:style-name="ch2">
          <text:p>Res A</text:p>
        </chart:title>
        <chart:plot-area chart:style-name="ch3" table:cell-range-address="'single 9.9'.D1:'single 9.9'.D208" chart:data-source-has-labels="row" svg:x="0.453cm" svg:y="0.038cm" svg:width="14.859cm" svg:height="9.036cm">
          <chartooo:coordinate-region svg:x="0.995cm" svg:y="0.237cm" svg:width="14.317cm" svg:height="8.6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D5:'single 9.9'.D208" chart:label-cell-address="'single 9.9'.D1:'single 9.9'.D4" chart:class="chart:line">
            <chart:data-point chart:repeated="2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 -nan -nan -nan</text:p>
                <text:list>
                  <text:list-item>
                    <text:p>res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</text:list>
                <draw:g>
                  <svg:desc>'single 9.9'.D1:'single 9.9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5213">
                <text:p>0.495213</text:p>
                <draw:g>
                  <svg:desc>'single 9.9'.D5:'single 9.9'.D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5675">
                <text:p>-1.55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31645">
                <text:p>-2.31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79111">
                <text:p>-0.779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80791">
                <text:p>0.088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172">
                <text:p>1.03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5376">
                <text:p>1.55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7493">
                <text:p>1.47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1272">
                <text:p>1.61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632">
                <text:p>1.00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3408">
                <text:p>0.813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9194">
                <text:p>0.459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3956">
                <text:p>-0.013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05">
                <text:p>0.4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5123">
                <text:p>0.375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89928">
                <text:p>-0.889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45849">
                <text:p>-1.45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69283">
                <text:p>-2.69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44107">
                <text:p>-3.44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3392">
                <text:p>-2.53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65075">
                <text:p>-0.965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5574">
                <text:p>-0.0555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0675">
                <text:p>0.180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1458">
                <text:p>2.114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344">
                <text:p>2.9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6387">
                <text:p>0.426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00011">
                <text:p>-1.000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23861">
                <text:p>-0.623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3003">
                <text:p>-1.3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93199">
                <text:p>-0.693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1266">
                <text:p>0.4212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3778">
                <text:p>2.03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1239">
                <text:p>0.3212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923594">
                <text:p>-0.9235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43094">
                <text:p>-0.7430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76405">
                <text:p>-0.1764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26225">
                <text:p>0.0426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7794">
                <text:p>1.27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9101">
                <text:p>2.091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00091">
                <text:p>-0.2000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10727">
                <text:p>-1.107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07056">
                <text:p>-2.070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67929">
                <text:p>-2.67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88703">
                <text:p>-0.6887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9287">
                <text:p>0.8492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2371">
                <text:p>1.823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4519">
                <text:p>2.945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5345">
                <text:p>0.825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82944">
                <text:p>-0.182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57966">
                <text:p>0.3579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86134">
                <text:p>-0.2861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10685">
                <text:p>0.9106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7546">
                <text:p>1.275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28127">
                <text:p>-2.281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62537">
                <text:p>-1.62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71041">
                <text:p>-0.710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96869">
                <text:p>-0.296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78308">
                <text:p>-0.278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9092">
                <text:p>0.4290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0292">
                <text:p>1.10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5948">
                <text:p>1.059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77778">
                <text:p>0.4777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09195">
                <text:p>-1.091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04012">
                <text:p>-0.3040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1189">
                <text:p>1.211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6847">
                <text:p>1.568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796">
                <text:p>1.17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584981">
                <text:p>-0.5849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6903">
                <text:p>-1.69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42386">
                <text:p>-1.423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50625">
                <text:p>-0.650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9859">
                <text:p>0.7798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3477">
                <text:p>1.034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89596">
                <text:p>0.0889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19211">
                <text:p>0.119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87212">
                <text:p>0.1872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06374">
                <text:p>-1.063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49811">
                <text:p>-0.4498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8922">
                <text:p>-0.089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4915">
                <text:p>1.149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5413">
                <text:p>-1.54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888536">
                <text:p>-0.888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754073">
                <text:p>-0.7540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3825">
                <text:p>0.7638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74394">
                <text:p>0.7743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70696">
                <text:p>-0.2706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582918">
                <text:p>-0.5829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52014">
                <text:p>-0.1520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7811">
                <text:p>0.247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75343">
                <text:p>0.9753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37065">
                <text:p>0.6370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75589">
                <text:p>0.2755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0253">
                <text:p>0.6302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7081">
                <text:p>0.4970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47411">
                <text:p>0.5474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28901">
                <text:p>-0.4289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4059">
                <text:p>-1.40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15226">
                <text:p>-1.15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75333">
                <text:p>0.0175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1765">
                <text:p>0.3117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588363">
                <text:p>-0.5883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33786">
                <text:p>-1.337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789742">
                <text:p>-0.7897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871772">
                <text:p>-0.8717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00364">
                <text:p>0.8003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4641">
                <text:p>0.1146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9232">
                <text:p>0.592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8092">
                <text:p>1.480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9742">
                <text:p>1.797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0439">
                <text:p>2.104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4576">
                <text:p>2.345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01204">
                <text:p>0.5012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75759">
                <text:p>-0.3757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5933">
                <text:p>1.459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04964">
                <text:p>2.049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208">
                <text:p>3.0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2601">
                <text:p>1.326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37708">
                <text:p>0.7377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2189">
                <text:p>1.421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84626">
                <text:p>0.2846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48068">
                <text:p>-2.480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.14208">
                <text:p>-4.142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.16976">
                <text:p>-2.169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90559">
                <text:p>0.7905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akažlivost - kappa</text:p>
        </chart:title>
        <chart:plot-area chart:style-name="ch3" table:cell-range-address="'single 9.9'.AT2:'single 9.9'.AT229 'single 9.9'.AV1:'single 9.9'.AV229" chart:data-source-has-labels="both" svg:x="0.32cm" svg:y="1.275cm" svg:width="15.36cm" svg:height="7.545cm">
          <chartooo:coordinate-region svg:x="0.951cm" svg:y="1.475cm" svg:width="14.729cm" svg:height="6.698cm"/>
          <chart:axis chart:dimension="x" chart:name="primary-x" chart:style-name="ch4" chartooo:axis-type="auto">
            <chartooo:date-scale/>
            <chart:categories table:cell-range-address="'single 9.9'.AT2:'single 9.9'.AT2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V2:'single 9.9'.AV229" chart:label-cell-address="'single 9.9'.AV1:'single 9.9'.AV1" chart:class="chart:line">
            <chart:data-point chart:repeated="2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ppa</text:p>
                <draw:g>
                  <svg:desc>'single 9.9'.AV1:'single 9.9'.AV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'single 9.9'.AT2:'single 9.9'.AT229</svg:desc>
                </draw:g>
              </table:table-cell>
              <table:table-cell office:value-type="float" office:value="NaN">
                <text:p>NaN</text:p>
                <draw:g>
                  <svg:desc>'single 9.9'.AV2:'single 9.9'.AV229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7.83199">
                <text:p>7.83199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6.98461">
                <text:p>6.9846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6.13723">
                <text:p>6.1372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5.28985">
                <text:p>5.2898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.44247">
                <text:p>4.44247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59509">
                <text:p>3.59509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.74771">
                <text:p>2.74771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.90033">
                <text:p>1.9003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.05294">
                <text:p>1.0529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05719">
                <text:p>1.05719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06143">
                <text:p>1.0614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06567">
                <text:p>1.06567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06991">
                <text:p>1.069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07415">
                <text:p>1.0741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0784">
                <text:p>1.078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08264">
                <text:p>1.082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08688">
                <text:p>1.0868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09112">
                <text:p>1.091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09537">
                <text:p>1.0953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.09961">
                <text:p>1.0996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.02705">
                <text:p>1.0270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954483">
                <text:p>0.95448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88192">
                <text:p>0.8819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09357">
                <text:p>0.80935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736795">
                <text:p>0.7367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664232">
                <text:p>0.6642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59167">
                <text:p>0.5916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519107">
                <text:p>0.51910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446544">
                <text:p>0.44654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373982">
                <text:p>0.37398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301419">
                <text:p>0.30141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321272">
                <text:p>0.32127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341125">
                <text:p>0.34112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360978">
                <text:p>0.36097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38083">
                <text:p>0.3808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400683">
                <text:p>0.40068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420536">
                <text:p>0.42053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440389">
                <text:p>0.4403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460241">
                <text:p>0.4602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480094">
                <text:p>0.48009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499947">
                <text:p>0.49994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5198">
                <text:p>0.519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516674">
                <text:p>0.51667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513549">
                <text:p>0.51354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510424">
                <text:p>0.5104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507298">
                <text:p>0.50729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504173">
                <text:p>0.50417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501047">
                <text:p>0.50104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497922">
                <text:p>0.49792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494797">
                <text:p>0.49479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491671">
                <text:p>0.49167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488546">
                <text:p>0.48854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48542">
                <text:p>0.4854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480972">
                <text:p>0.48097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476524">
                <text:p>0.47652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472076">
                <text:p>0.47207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467628">
                <text:p>0.46762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46318">
                <text:p>0.4631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458732">
                <text:p>0.45873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454284">
                <text:p>0.45428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449836">
                <text:p>0.44983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445388">
                <text:p>0.445388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44094">
                <text:p>0.4409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436492">
                <text:p>0.436492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469868">
                <text:p>0.469868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503243">
                <text:p>0.503243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536618">
                <text:p>0.536618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569993">
                <text:p>0.56999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603368">
                <text:p>0.603368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636743">
                <text:p>0.63674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670118">
                <text:p>0.670118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703493">
                <text:p>0.703493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6868">
                <text:p>0.736868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770243">
                <text:p>0.7702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803618">
                <text:p>0.80361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772979">
                <text:p>0.772979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74234">
                <text:p>0.7423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711701">
                <text:p>0.711701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681062">
                <text:p>0.68106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650423">
                <text:p>0.65042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619784">
                <text:p>0.61978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589145">
                <text:p>0.58914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558506">
                <text:p>0.558506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527867">
                <text:p>0.527867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497228">
                <text:p>0.497228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466589">
                <text:p>0.466589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480637">
                <text:p>0.48063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494685">
                <text:p>0.4946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508732">
                <text:p>0.50873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52278">
                <text:p>0.5227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536827">
                <text:p>0.536827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550875">
                <text:p>0.55087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64923">
                <text:p>0.564923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57897">
                <text:p>0.57897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593018">
                <text:p>0.59301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607066">
                <text:p>0.607066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621113">
                <text:p>0.62111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670068">
                <text:p>0.67006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719023">
                <text:p>0.719023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767977">
                <text:p>0.76797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816932">
                <text:p>0.816932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865886">
                <text:p>0.8658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914841">
                <text:p>0.914841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963795">
                <text:p>0.96379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.01275">
                <text:p>1.0127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.0617">
                <text:p>1.061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.11066">
                <text:p>1.1106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.15961">
                <text:p>1.1596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75cm" svg:y="0.316cm" chart:style-name="ch2">
          <text:p>Rachlost izolace - theta</text:p>
        </chart:title>
        <chart:plot-area chart:style-name="ch3" table:cell-range-address="'single 9.9'.AT5:'single 9.9'.AT229 'single 9.9'.AW5:'single 9.9'.AW229" chart:data-source-has-labels="column" svg:x="0.32cm" svg:y="1.275cm" svg:width="15.36cm" svg:height="7.545cm">
          <chartooo:coordinate-region svg:x="1.232cm" svg:y="1.475cm" svg:width="14.448cm" svg:height="6.698cm"/>
          <chart:axis chart:dimension="x" chart:name="primary-x" chart:style-name="ch4" chartooo:axis-type="auto">
            <chartooo:date-scale/>
            <chart:categories table:cell-range-address="'single 9.9'.AT5:'single 9.9'.AT2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W5:'single 9.9'.AW229" chart:class="chart:line">
            <chart:data-point chart:repeated="2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W</text:p>
              </table:table-cell>
            </table:table-row>
          </table:table-header-rows>
          <table:table-rows>
            <table:table-row>
              <table:table-cell office:value-type="float" office:value="43888">
                <text:p>43888</text:p>
                <draw:g>
                  <svg:desc>'single 9.9'.AT5:'single 9.9'.AT229</svg:desc>
                </draw:g>
              </table:table-cell>
              <table:table-cell office:value-type="float" office:value="0.207328857142857">
                <text:p>0.207328857142857</text:p>
                <draw:g>
                  <svg:desc>'single 9.9'.AW5:'single 9.9'.AW229</svg:desc>
                </draw:g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207328857142857">
                <text:p>0.20732885714285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202181833333333">
                <text:p>0.202181833333333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1921428">
                <text:p>0.1921428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9513075">
                <text:p>0.1951307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207069333333333">
                <text:p>0.20706933333333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229471">
                <text:p>0.22947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242453">
                <text:p>0.24245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27cm" svg:y="0.316cm" chart:style-name="ch2">
          <text:p>Kombinace c a pi dávající kappa=0.145</text:p>
        </chart:title>
        <chart:legend chart:legend-position="end" svg:x="14.391cm" svg:y="4.201cm" style:legend-expansion="high" chart:style-name="ch3"/>
        <chart:plot-area chart:style-name="ch4" table:cell-range-address="matrix.B4:matrix.C21 matrix.C3:matrix.C3" chart:data-source-has-labels="row" svg:x="0.32cm" svg:y="1.275cm" svg:width="13.751cm" svg:height="7.545cm">
          <chartooo:coordinate-region svg:x="1.047cm" svg:y="1.474cm" svg:width="12.78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atrix.C4:matrix.C21" chart:label-cell-address="matrix.C3:matrix.C3" chart:class="chart:scatter">
            <chart:domain table:cell-range-address="matrix.B4:matrix.B21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i</text:p>
                <draw:g>
                  <svg:desc>matrix.C3:matrix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">
                <text:p>0.19</text:p>
                <draw:g>
                  <svg:desc>matrix.B4:matrix.B21</svg:desc>
                </draw:g>
              </table:table-cell>
              <table:table-cell office:value-type="float" office:value="0.513146227034352">
                <text:p>0.513146227034352</text:p>
                <draw:g>
                  <svg:desc>matrix.C4:matrix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0.614574096402195">
                <text:p>0.614574096402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.681026838401817">
                <text:p>0.681026838401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">
                <text:p>0.34</text:p>
              </table:table-cell>
              <table:table-cell office:value-type="float" office:value="0.727934656283903">
                <text:p>0.727934656283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">
                <text:p>0.39</text:p>
              </table:table-cell>
              <table:table-cell office:value-type="float" office:value="0.762814828555197">
                <text:p>0.762814828555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">
                <text:p>0.44</text:p>
              </table:table-cell>
              <table:table-cell office:value-type="float" office:value="0.789767688946652">
                <text:p>0.789767688946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0.811219965584749">
                <text:p>0.811219965584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">
                <text:p>0.54</text:p>
              </table:table-cell>
              <table:table-cell office:value-type="float" office:value="0.828699598400976">
                <text:p>0.828699598400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0.843216581587334">
                <text:p>0.843216581587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">
                <text:p>0.64</text:p>
              </table:table-cell>
              <table:table-cell office:value-type="float" office:value="0.855465286150823">
                <text:p>0.855465286150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">
                <text:p>0.69</text:p>
              </table:table-cell>
              <table:table-cell office:value-type="float" office:value="0.865938816139894">
                <text:p>0.865938816139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">
                <text:p>0.74</text:p>
              </table:table-cell>
              <table:table-cell office:value-type="float" office:value="0.87499700423855">
                <text:p>0.87499700423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">
                <text:p>0.79</text:p>
              </table:table-cell>
              <table:table-cell office:value-type="float" office:value="0.882908586248768">
                <text:p>0.882908586248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">
                <text:p>0.84</text:p>
              </table:table-cell>
              <table:table-cell office:value-type="float" office:value="0.88987831325777">
                <text:p>0.88987831325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">
                <text:p>0.89</text:p>
              </table:table-cell>
              <table:table-cell office:value-type="float" office:value="0.896064924872502">
                <text:p>0.896064924872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">
                <text:p>0.94</text:p>
              </table:table-cell>
              <table:table-cell office:value-type="float" office:value="0.901593386315454">
                <text:p>0.901593386315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">
                <text:p>0.99</text:p>
              </table:table-cell>
              <table:table-cell office:value-type="float" office:value="0.906563417309623">
                <text:p>0.906563417309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907497783136527">
                <text:p>0.9074977831365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77cm" svg:y="0.316cm" chart:style-name="ch2">
          <text:p>Radius and kappa necessary for  0.98  in dependce on theta</text:p>
        </chart:title>
        <chart:legend chart:legend-position="end" svg:x="12.46cm" svg:y="3.952cm" style:legend-expansion="high" chart:style-name="ch3"/>
        <chart:plot-area chart:style-name="ch4" table:cell-range-address="matrix.J3:matrix.L23 matrix.K2:matrix.L2" chart:data-source-has-labels="row" svg:x="0.32cm" svg:y="1.275cm" svg:width="11.82cm" svg:height="7.545cm">
          <chartooo:coordinate-region svg:x="1.047cm" svg:y="1.475cm" svg:width="10.76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atrix.K3:matrix.K23" chart:label-cell-address="matrix.K2:matrix.K2" chart:class="chart:scatter">
            <chart:domain table:cell-range-address="matrix.J3:matrix.J23"/>
            <chart:data-point chart:repeated="21"/>
          </chart:series>
          <chart:series chart:style-name="ch9" chart:values-cell-range-address="matrix.L3:matrix.L23" chart:label-cell-address="matrix.L2:matrix.L2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adius</text:p>
                <draw:g>
                  <svg:desc>matrix.K2:matrix.K2</svg:desc>
                </draw:g>
              </table:table-cell>
              <table:table-cell office:value-type="string">
                <text:p>kappa for 0.98</text:p>
                <draw:g>
                  <svg:desc>matrix.L2:matrix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94682">
                <text:p>0.0994682</text:p>
                <draw:g>
                  <svg:desc>matrix.J3:matrix.J23</svg:desc>
                </draw:g>
              </table:table-cell>
              <table:table-cell office:value-type="float" office:value="1.12073">
                <text:p>1.12073</text:p>
                <draw:g>
                  <svg:desc>matrix.K3:matrix.K23</svg:desc>
                </draw:g>
              </table:table-cell>
              <table:table-cell office:value-type="float" office:value="0.144871">
                <text:p>0.144871</text:p>
                <draw:g>
                  <svg:desc>matrix.L3:matrix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9468">
                <text:p>0.109468</text:p>
              </table:table-cell>
              <table:table-cell office:value-type="float" office:value="1.11073">
                <text:p>1.11073</text:p>
              </table:table-cell>
              <table:table-cell office:value-type="float" office:value="0.173871">
                <text:p>0.173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468">
                <text:p>0.119468</text:p>
              </table:table-cell>
              <table:table-cell office:value-type="float" office:value="1.10073">
                <text:p>1.10073</text:p>
              </table:table-cell>
              <table:table-cell office:value-type="float" office:value="0.202871">
                <text:p>0.202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9468">
                <text:p>0.129468</text:p>
              </table:table-cell>
              <table:table-cell office:value-type="float" office:value="1.09073">
                <text:p>1.09073</text:p>
              </table:table-cell>
              <table:table-cell office:value-type="float" office:value="0.232871">
                <text:p>0.232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9468">
                <text:p>0.139468</text:p>
              </table:table-cell>
              <table:table-cell office:value-type="float" office:value="1.08073">
                <text:p>1.08073</text:p>
              </table:table-cell>
              <table:table-cell office:value-type="float" office:value="0.264871">
                <text:p>0.264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9468">
                <text:p>0.149468</text:p>
              </table:table-cell>
              <table:table-cell office:value-type="float" office:value="1.07073">
                <text:p>1.07073</text:p>
              </table:table-cell>
              <table:table-cell office:value-type="float" office:value="0.296871">
                <text:p>0.296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9468">
                <text:p>0.159468</text:p>
              </table:table-cell>
              <table:table-cell office:value-type="float" office:value="1.06073">
                <text:p>1.06073</text:p>
              </table:table-cell>
              <table:table-cell office:value-type="float" office:value="0.330871">
                <text:p>0.330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468">
                <text:p>0.169468</text:p>
              </table:table-cell>
              <table:table-cell office:value-type="float" office:value="1.05073">
                <text:p>1.05073</text:p>
              </table:table-cell>
              <table:table-cell office:value-type="float" office:value="0.365871">
                <text:p>0.365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9468">
                <text:p>0.179468</text:p>
              </table:table-cell>
              <table:table-cell office:value-type="float" office:value="1.04073">
                <text:p>1.04073</text:p>
              </table:table-cell>
              <table:table-cell office:value-type="float" office:value="0.401871">
                <text:p>0.401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9468">
                <text:p>0.189468</text:p>
              </table:table-cell>
              <table:table-cell office:value-type="float" office:value="1.03073">
                <text:p>1.03073</text:p>
              </table:table-cell>
              <table:table-cell office:value-type="float" office:value="0.438871">
                <text:p>0.438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9468">
                <text:p>0.199468</text:p>
              </table:table-cell>
              <table:table-cell office:value-type="float" office:value="1.02073">
                <text:p>1.02073</text:p>
              </table:table-cell>
              <table:table-cell office:value-type="float" office:value="0.477871">
                <text:p>0.477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9468">
                <text:p>0.209468</text:p>
              </table:table-cell>
              <table:table-cell office:value-type="float" office:value="1.01073">
                <text:p>1.01073</text:p>
              </table:table-cell>
              <table:table-cell office:value-type="float" office:value="0.516871">
                <text:p>0.516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9468">
                <text:p>0.219468</text:p>
              </table:table-cell>
              <table:table-cell office:value-type="float" office:value="1.00073">
                <text:p>1.00073</text:p>
              </table:table-cell>
              <table:table-cell office:value-type="float" office:value="0.557871">
                <text:p>0.557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468">
                <text:p>0.229468</text:p>
              </table:table-cell>
              <table:table-cell office:value-type="float" office:value="0.990734">
                <text:p>0.990734</text:p>
              </table:table-cell>
              <table:table-cell office:value-type="float" office:value="0.600871">
                <text:p>0.600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9468">
                <text:p>0.239468</text:p>
              </table:table-cell>
              <table:table-cell office:value-type="float" office:value="0.980734">
                <text:p>0.980734</text:p>
              </table:table-cell>
              <table:table-cell office:value-type="float" office:value="0.643871">
                <text:p>0.643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9468">
                <text:p>0.249468</text:p>
              </table:table-cell>
              <table:table-cell office:value-type="float" office:value="0.970734">
                <text:p>0.97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9468">
                <text:p>0.259468</text:p>
              </table:table-cell>
              <table:table-cell office:value-type="float" office:value="0.960734">
                <text:p>0.96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468">
                <text:p>0.269468</text:p>
              </table:table-cell>
              <table:table-cell office:value-type="float" office:value="0.950734">
                <text:p>0.95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9468">
                <text:p>0.279468</text:p>
              </table:table-cell>
              <table:table-cell office:value-type="float" office:value="0.940734">
                <text:p>0.94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9468">
                <text:p>0.289468</text:p>
              </table:table-cell>
              <table:table-cell office:value-type="float" office:value="0.930734">
                <text:p>0.93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9468">
                <text:p>0.299468</text:p>
              </table:table-cell>
              <table:table-cell office:value-type="float" office:value="0.920734">
                <text:p>0.9207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21cm" svg:y="0.316cm" chart:style-name="ch2">
          <text:p>Limitní stav nemocných při importu 30 denně v závislosti na theta</text:p>
        </chart:title>
        <chart:plot-area chart:style-name="ch3" table:cell-range-address="matrix.J16:matrix.J23 matrix.M16:matrix.M23" svg:x="0.32cm" svg:y="1.275cm" svg:width="15.36cm" svg:height="7.545cm">
          <chartooo:coordinate-region svg:x="1.312cm" svg:y="1.475cm" svg:width="14.036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trix.M16:matrix.M23" chart:class="chart:scatter">
            <chart:domain table:cell-range-address="matrix.J16:matrix.J23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9468">
                <text:p>0.229468</text:p>
                <draw:g>
                  <svg:desc>matrix.J16:matrix.J23</svg:desc>
                </draw:g>
              </table:table-cell>
              <table:table-cell office:value-type="float" office:value="4979.59">
                <text:p>4979.59</text:p>
                <draw:g>
                  <svg:desc>matrix.M16:matrix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9468">
                <text:p>0.239468</text:p>
              </table:table-cell>
              <table:table-cell office:value-type="float" office:value="2379.02">
                <text:p>2379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468">
                <text:p>0.249468</text:p>
              </table:table-cell>
              <table:table-cell office:value-type="float" office:value="1556.12">
                <text:p>1556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9468">
                <text:p>0.259468</text:p>
              </table:table-cell>
              <table:table-cell office:value-type="float" office:value="1152.7">
                <text:p>115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9468">
                <text:p>0.269468</text:p>
              </table:table-cell>
              <table:table-cell office:value-type="float" office:value="913.307">
                <text:p>913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9468">
                <text:p>0.279468</text:p>
              </table:table-cell>
              <table:table-cell office:value-type="float" office:value="754.893">
                <text:p>754.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9468">
                <text:p>0.289468</text:p>
              </table:table-cell>
              <table:table-cell office:value-type="float" office:value="642.375">
                <text:p>642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9468">
                <text:p>0.299468</text:p>
              </table:table-cell>
              <table:table-cell office:value-type="float" office:value="558.371">
                <text:p>558.3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single 9.9'.W2:'single 9.9'.W200" svg:x="0.32cm" svg:y="0.18cm" svg:width="12.428cm" svg:height="8.64cm">
          <chartooo:coordinate-region svg:x="1.047cm" svg:y="0.379cm" svg:width="11.70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W2:'single 9.9'.W200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9.9'.W2:'single 9.9'.W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2091">
                <text:p>0.0452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2017">
                <text:p>1.02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9895">
                <text:p>0.129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6829">
                <text:p>-1.36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77245">
                <text:p>-2.77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10615">
                <text:p>-3.10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5715">
                <text:p>-3.5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79582">
                <text:p>-2.79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69159">
                <text:p>-2.69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65254">
                <text:p>-2.652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2945">
                <text:p>-2.82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21366">
                <text:p>-3.21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2485">
                <text:p>-3.42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96657">
                <text:p>-3.96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.85532">
                <text:p>-4.85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.68873">
                <text:p>-7.688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.2887">
                <text:p>-10.2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89544">
                <text:p>-7.895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.41616">
                <text:p>-5.41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17014">
                <text:p>-5.17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38631">
                <text:p>-5.386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759">
                <text:p>-7.7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.1475">
                <text:p>-10.1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7946">
                <text:p>-5.79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67034">
                <text:p>-7.67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.4774">
                <text:p>-10.47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1.5269">
                <text:p>-11.52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43206">
                <text:p>-6.432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80754">
                <text:p>-6.807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3.8595">
                <text:p>-13.85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.5421">
                <text:p>-19.54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4.8621">
                <text:p>-24.8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4.4163">
                <text:p>-24.4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3.9445">
                <text:p>-13.94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.978">
                <text:p>-20.9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0743">
                <text:p>-15.07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.6188">
                <text:p>-18.61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4.6295">
                <text:p>-24.6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3.9477">
                <text:p>-23.94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7.189">
                <text:p>-27.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4.6301">
                <text:p>-34.63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.9902">
                <text:p>-15.99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8.5643">
                <text:p>-18.5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8.161">
                <text:p>-18.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.8796">
                <text:p>-13.87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7.0472">
                <text:p>-37.04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2.3643">
                <text:p>-12.36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.14495">
                <text:p>-7.144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.83088">
                <text:p>-6.830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.4415">
                <text:p>-10.44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8.88216">
                <text:p>-8.882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.9643">
                <text:p>-11.96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3.0853">
                <text:p>-13.08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.7446">
                <text:p>-11.74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.62124">
                <text:p>-6.62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.57766">
                <text:p>-6.57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.599">
                <text:p>-6.5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1318">
                <text:p>-6.1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69787">
                <text:p>-6.697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.99435">
                <text:p>-6.994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.39681">
                <text:p>-6.396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.9084">
                <text:p>-10.90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48316">
                <text:p>-7.483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8.37955">
                <text:p>-8.379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.53185">
                <text:p>-7.531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25788">
                <text:p>-7.257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.66847">
                <text:p>-7.668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33689">
                <text:p>-9.336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3.6653">
                <text:p>-13.66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34931">
                <text:p>-7.349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.58102">
                <text:p>-6.58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33006">
                <text:p>-7.330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81572">
                <text:p>-5.815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6667">
                <text:p>-5.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.94849">
                <text:p>-9.948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.63401">
                <text:p>-7.634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06592">
                <text:p>-6.065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5.64371">
                <text:p>-5.643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36359">
                <text:p>-6.363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.72866">
                <text:p>-7.728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.68442">
                <text:p>-7.684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.45485">
                <text:p>-6.454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.26335">
                <text:p>-6.263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0.9183">
                <text:p>-10.91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.66349">
                <text:p>-6.663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5.81476">
                <text:p>-5.81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.79686">
                <text:p>-5.796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.81972">
                <text:p>-5.81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.49865">
                <text:p>-6.49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.77975">
                <text:p>-5.779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.74157">
                <text:p>-5.741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.0532">
                <text:p>-6.05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.57571">
                <text:p>-5.575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5.55416">
                <text:p>-5.554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.67062">
                <text:p>-5.670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.73">
                <text:p>-6.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.08195">
                <text:p>-6.081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.39357">
                <text:p>-5.393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.63873">
                <text:p>-5.638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.94046">
                <text:p>-5.940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6.32294">
                <text:p>-6.322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.06489">
                <text:p>-6.064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.0027">
                <text:p>-6.00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.7661">
                <text:p>-7.76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5.69724">
                <text:p>-5.697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.93512">
                <text:p>-6.935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.75332">
                <text:p>-6.75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7.23445">
                <text:p>-7.234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.89607">
                <text:p>-7.896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.80578">
                <text:p>-8.805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5.89625">
                <text:p>-5.89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.82595">
                <text:p>-5.825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.82185">
                <text:p>-6.821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.06948">
                <text:p>-8.06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0.7362">
                <text:p>-10.73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7.59823">
                <text:p>-7.598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.76936">
                <text:p>-9.769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8.24027">
                <text:p>-8.240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9.75229">
                <text:p>-9.752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.03729">
                <text:p>-9.037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5.5573">
                <text:p>-15.55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9.13913">
                <text:p>-9.139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.67993">
                <text:p>-6.679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